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11" svg:font-family="Arial1"/>
    <style:font-face style:name="Arial3" svg:font-family="Arial" style:font-family-generic="swiss"/>
    <style:font-face style:name="Arial2" svg:font-family="Arial" style:font-pitch="variable"/>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5cm"/>
    </style:style>
    <style:style style:name="co2" style:family="table-column">
      <style:table-column-properties fo:break-before="auto" style:column-width="3.459cm"/>
    </style:style>
    <style:style style:name="co3" style:family="table-column">
      <style:table-column-properties fo:break-before="auto" style:column-width="2.688cm"/>
    </style:style>
    <style:style style:name="co4" style:family="table-column">
      <style:table-column-properties fo:break-before="auto" style:column-width="2.981cm"/>
    </style:style>
    <style:style style:name="co5" style:family="table-column">
      <style:table-column-properties fo:break-before="auto" style:column-width="14.667cm"/>
    </style:style>
    <style:style style:name="co6" style:family="table-column">
      <style:table-column-properties fo:break-before="auto" style:column-width="7.999cm"/>
    </style:style>
    <style:style style:name="co7" style:family="table-column">
      <style:table-column-properties fo:break-before="auto" style:column-width="8.978cm"/>
    </style:style>
    <style:style style:name="co8" style:family="table-column">
      <style:table-column-properties fo:break-before="auto" style:column-width="2.267cm"/>
    </style:style>
    <style:style style:name="ro1" style:family="table-row">
      <style:table-row-properties style:row-height="5.145cm" fo:break-before="auto" style:use-optimal-row-height="true"/>
    </style:style>
    <style:style style:name="ro2" style:family="table-row">
      <style:table-row-properties style:row-height="18.276cm" fo:break-before="auto" style:use-optimal-row-height="true"/>
    </style:style>
    <style:style style:name="ro3" style:family="table-row">
      <style:table-row-properties style:row-height="1.556cm" fo:break-before="auto" style:use-optimal-row-height="true"/>
    </style:style>
    <style:style style:name="ro4" style:family="table-row">
      <style:table-row-properties style:row-height="1.05cm" fo:break-before="auto" style:use-optimal-row-height="true"/>
    </style:style>
    <style:style style:name="ro5" style:family="table-row">
      <style:table-row-properties style:row-height="5.609cm" fo:break-before="auto" style:use-optimal-row-height="true"/>
    </style:style>
    <style:style style:name="ro6" style:family="table-row">
      <style:table-row-properties style:row-height="3.076cm" fo:break-before="auto" style:use-optimal-row-height="true"/>
    </style:style>
    <style:style style:name="ro7" style:family="table-row">
      <style:table-row-properties style:row-height="2.064cm" fo:break-before="auto" style:use-optimal-row-height="true"/>
    </style:style>
    <style:style style:name="ro8" style:family="table-row">
      <style:table-row-properties style:row-height="3.582cm" fo:break-before="auto" style:use-optimal-row-height="true"/>
    </style:style>
    <style:style style:name="ro9" style:family="table-row">
      <style:table-row-properties style:row-height="4.597cm" fo:break-before="auto" style:use-optimal-row-height="true"/>
    </style:style>
    <style:style style:name="ro10" style:family="table-row">
      <style:table-row-properties style:row-height="2.42cm" fo:break-before="auto" style:use-optimal-row-height="true"/>
    </style:style>
    <style:style style:name="ro11" style:family="table-row">
      <style:table-row-properties style:row-height="1.519cm" fo:break-before="auto" style:use-optimal-row-height="true"/>
    </style:style>
    <style:style style:name="ro12" style:family="table-row">
      <style:table-row-properties style:row-height="7.13cm" fo:break-before="auto" style:use-optimal-row-height="true"/>
    </style:style>
    <style:style style:name="ro13" style:family="table-row">
      <style:table-row-properties style:row-height="37.529cm" fo:break-before="auto" style:use-optimal-row-height="true"/>
    </style:style>
    <style:style style:name="ro14" style:family="table-row">
      <style:table-row-properties style:row-height="38.973cm" fo:break-before="auto" style:use-optimal-row-height="true"/>
    </style:style>
    <style:style style:name="ro15" style:family="table-row">
      <style:table-row-properties style:row-height="45.186cm" fo:break-before="auto" style:use-optimal-row-height="true"/>
    </style:style>
    <style:style style:name="ro16" style:family="table-row">
      <style:table-row-properties style:row-height="5.103cm" fo:break-before="auto" style:use-optimal-row-height="true"/>
    </style:style>
    <style:style style:name="ro17" style:family="table-row">
      <style:table-row-properties style:row-height="10.169cm" fo:break-before="auto" style:use-optimal-row-height="true"/>
    </style:style>
    <style:style style:name="ro18" style:family="table-row">
      <style:table-row-properties style:row-height="9.156cm" fo:break-before="auto" style:use-optimal-row-height="true"/>
    </style:style>
    <style:style style:name="ro19" style:family="table-row">
      <style:table-row-properties style:row-height="6.623cm" fo:break-before="auto" style:use-optimal-row-height="true"/>
    </style:style>
    <style:style style:name="ro20" style:family="table-row">
      <style:table-row-properties style:row-height="2.57cm" fo:break-before="auto" style:use-optimal-row-height="true"/>
    </style:style>
    <style:style style:name="ro21" style:family="table-row">
      <style:table-row-properties style:row-height="4.803cm" fo:break-before="auto" style:use-optimal-row-height="true"/>
    </style:style>
    <style:style style:name="ro22" style:family="table-row">
      <style:table-row-properties style:row-height="6.285cm" fo:break-before="auto" style:use-optimal-row-height="true"/>
    </style:style>
    <style:style style:name="ro23" style:family="table-row">
      <style:table-row-properties style:row-height="8.144cm" fo:break-before="auto" style:use-optimal-row-height="true"/>
    </style:style>
    <style:style style:name="ro24" style:family="table-row">
      <style:table-row-properties style:row-height="36.516cm" fo:break-before="auto" style:use-optimal-row-height="true"/>
    </style:style>
    <style:style style:name="ro25" style:family="table-row">
      <style:table-row-properties style:row-height="4.09cm" fo:break-before="auto" style:use-optimal-row-height="true"/>
    </style:style>
    <style:style style:name="ro26" style:family="table-row">
      <style:table-row-properties style:row-height="0.51cm" fo:break-before="auto" style:use-optimal-row-height="true"/>
    </style:style>
    <style:style style:name="ta1" style:family="table" style:master-page-name="Default">
      <style:table-properties table:display="true" style:writing-mode="lr-tb"/>
    </style:style>
    <number:text-style style:name="N100">
      <number:text-content/>
    </number:text-style>
    <number:percentage-style style:name="N5011" number:language="fr" number:country="FR">
      <number:number number:decimal-places="2" number:min-integer-digits="1"/>
      <number:text>%</number:text>
    </number:percentage-style>
    <style:style style:name="ce1" style:family="table-cell" style:parent-style-name="Default">
      <style:table-cell-properties fo:background-color="#b3b300" style:text-align-source="fix" style:repeat-content="false" fo:wrap-option="wrap"/>
      <style:paragraph-properties fo:text-align="justify" fo:margin-left="0cm"/>
      <style:text-properties style:font-name="Calibri"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style:paragraph-properties fo:text-align="justify" fo:margin-left="0cm"/>
      <style:text-properties style:font-name="Calibri" fo:font-size="12pt" style:font-size-asian="12pt" style:font-size-complex="12pt"/>
    </style:style>
    <style:style style:name="ce3" style:family="table-cell" style:parent-style-name="Excel_20_Built-in_20_Normal">
      <style:table-cell-properties fo:border-bottom="none" style:diagonal-bl-tr="none" style:diagonal-tl-br="none" fo:border-left="0.002cm solid #000000" fo:border-right="none" style:rotation-align="none" fo:border-top="0.002cm solid #000000"/>
    </style:style>
    <style:style style:name="ce4" style:family="table-cell" style:parent-style-name="Excel_20_Built-in_20_Normal">
      <style:table-cell-properties fo:background-color="#ffff00" style:diagonal-bl-tr="none" style:diagonal-tl-br="none" fo:border="0.002cm solid #000000" style:rotation-align="none"/>
    </style:style>
    <style:style style:name="ce5" style:family="table-cell" style:parent-style-name="Excel_20_Built-in_20_Normal">
      <style:table-cell-properties fo:background-color="#ccffcc" style:diagonal-bl-tr="none" style:diagonal-tl-br="none" fo:border="0.002cm solid #000000" style:rotation-align="none"/>
    </style:style>
    <style:style style:name="ce6" style:family="table-cell" style:parent-style-name="Excel_20_Built-in_20_Normal">
      <style:table-cell-properties fo:background-color="#fcd5b5" style:diagonal-bl-tr="none" style:diagonal-tl-br="none" fo:border="0.002cm solid #000000" style:rotation-align="none"/>
    </style:style>
    <style:style style:name="ce7" style:family="table-cell" style:parent-style-name="Excel_20_Built-in_20_Normal">
      <style:table-cell-properties fo:background-color="#b3a2c7" style:diagonal-bl-tr="none" style:diagonal-tl-br="none" fo:border="0.002cm solid #000000" style:rotation-align="none"/>
    </style:style>
    <style:style style:name="ce8" style:family="table-cell" style:parent-style-name="Excel_20_Built-in_20_Normal">
      <style:table-cell-properties fo:background-color="#558ed5" style:diagonal-bl-tr="none" style:diagonal-tl-br="none" fo:border="0.002cm solid #000000" style:rotation-align="none"/>
    </style:style>
    <style:style style:name="ce9" style:family="table-cell" style:parent-style-name="Excel_20_Built-in_20_Normal">
      <style:table-cell-properties fo:background-color="#77933c" style:diagonal-bl-tr="none" style:diagonal-tl-br="none" fo:border="0.002cm solid #000000" style:rotation-align="none"/>
    </style:style>
    <style:style style:name="ce10" style:family="table-cell" style:parent-style-name="Excel_20_Built-in_20_Normal">
      <style:table-cell-properties fo:background-color="#ff0000" style:diagonal-bl-tr="none" style:diagonal-tl-br="none" fo:border="0.002cm solid #000000" style:rotation-align="none"/>
    </style:style>
    <style:style style:name="ce11" style:family="table-cell" style:parent-style-name="Excel_20_Built-in_20_Normal">
      <style:table-cell-properties fo:background-color="#bfbfbf" style:diagonal-bl-tr="none" style:diagonal-tl-br="none" fo:border="0.002cm solid #000000" style:rotation-align="none"/>
    </style:style>
    <style:style style:name="ce12" style:family="table-cell" style:parent-style-name="Excel_20_Built-in_20_Normal">
      <style:table-cell-properties fo:border="0.002cm solid #000000"/>
    </style:style>
    <style:style style:name="ce13" style:family="table-cell" style:parent-style-name="Excel_20_Built-in_20_Normal">
      <style:table-cell-properties style:diagonal-bl-tr="none" style:diagonal-tl-br="none" fo:border="0.002cm solid #000000" style:rotation-align="none"/>
    </style:style>
    <style:style style:name="ce14" style:family="table-cell" style:parent-style-name="Excel_20_Built-in_20_Normal">
      <style:table-cell-properties fo:background-color="#99ccff" style:diagonal-bl-tr="none" style:diagonal-tl-br="none" fo:border="0.002cm solid #000000" style:rotation-align="none"/>
      <style:text-properties fo:font-weight="bold" style:font-weight-asian="bold" style:font-weight-complex="bold"/>
    </style:style>
    <style:style style:name="ce15" style:family="table-cell" style:parent-style-name="Excel_20_Built-in_20_Normal">
      <style:table-cell-properties fo:background-color="#99ccff" fo:border="0.002cm solid #000000"/>
    </style:style>
    <style:style style:name="ce16" style:family="table-cell" style:parent-style-name="Default">
      <style:table-cell-properties fo:background-color="#b3b300" style:text-align-source="fix" style:repeat-content="false" fo:wrap-option="wrap"/>
      <style:paragraph-properties fo:text-align="start" fo:margin-left="0cm"/>
      <style:text-properties style:font-name="Calibri"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justify" fo:margin-left="0cm"/>
      <style:text-properties style:font-name="Calibri" fo:font-size="12pt" style:font-size-asian="12pt" style:font-size-complex="12pt"/>
    </style:style>
    <style:style style:name="ce18" style:family="table-cell" style:parent-style-name="Excel_20_Built-in_20_Normal">
      <style:table-cell-properties fo:border-bottom="none" fo:background-color="#ffffff" style:diagonal-bl-tr="none" style:diagonal-tl-br="none" fo:border-left="none" fo:border-right="none" style:rotation-align="none" fo:border-top="0.002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Excel_20_Built-in_20_Normal">
      <style:table-cell-properties fo:background-color="#ffffff" style:diagonal-bl-tr="none" style:diagonal-tl-br="none" fo:border="0.002cm solid #000000" style:rotation-align="none"/>
    </style:style>
    <style:style style:name="ce20" style:family="table-cell" style:parent-style-name="Excel_20_Built-in_20_Normal">
      <style:table-cell-properties style:diagonal-bl-tr="none" style:diagonal-tl-br="none" fo:border="0.002cm solid #000000"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Excel_20_Built-in_20_Normal">
      <style:table-cell-properties fo:background-color="#99ccff" style:diagonal-bl-tr="none" style:diagonal-tl-br="none" fo:border="0.002cm solid #000000" style:rotation-align="none"/>
      <style:text-properties fo:font-size="12pt" style:font-size-asian="12pt" style:font-size-complex="12pt"/>
    </style:style>
    <style:style style:name="ce22" style:family="table-cell" style:parent-style-name="Default">
      <style:table-cell-properties fo:background-color="#99ccff" fo:border="0.002cm solid #000000"/>
      <style:text-properties fo:font-weight="bold" style:font-weight-asian="bold" style:font-weight-complex="bold"/>
    </style:style>
    <style:style style:name="ce23" style:family="table-cell" style:parent-style-name="Excel_20_Built-in_20_Normal">
      <style:table-cell-properties fo:border-bottom="none" fo:background-color="#ffffff" style:diagonal-bl-tr="none" style:diagonal-tl-br="none" fo:border-left="none" fo:border-right="0.002cm solid #000000" style:rotation-align="none" fo:border-top="0.002cm solid #000000"/>
    </style:style>
    <style:style style:name="ce24" style:family="table-cell" style:parent-style-name="Excel_20_Built-in_20_Percent" style:data-style-name="N184">
      <style:table-cell-properties fo:background-color="#ffffff"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20_Built-in_20_Percent" style:data-style-name="N184">
      <style:table-cell-properties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Excel_20_Built-in_20_Normal" style:data-style-name="N5148">
      <style:table-cell-properties fo:background-color="#99ccff" fo:border="0.002cm solid #000000"/>
    </style:style>
    <style:style style:name="ce27" style:family="table-cell" style:parent-style-name="Excel_20_Built-in_20_Normal">
      <style:table-cell-properties fo:background-color="#99ccff" style:diagonal-bl-tr="none" style:diagonal-tl-br="none" fo:border="0.002cm solid #000000" style:rotation-align="none"/>
    </style:style>
    <style:style style:name="ce28" style:family="table-cell" style:parent-style-name="Default">
      <style:table-cell-properties fo:background-color="#b3b300" style:text-align-source="fix" style:repeat-content="false" fo:wrap-option="wrap" fo:border="0.002cm solid #000000"/>
      <style:paragraph-properties fo:text-align="start" fo:margin-left="0cm"/>
      <style:text-properties style:font-name="Calibri" fo:font-size="12pt" fo:font-weight="bold" style:font-size-asian="12pt" style:font-weight-asian="bold" style:font-size-complex="12pt" style:font-weight-complex="bold"/>
    </style:style>
    <style:style style:name="ce29" style:family="table-cell" style:parent-style-name="Excel_20_Built-in_20_Normal" style:data-style-name="N5011">
      <style:table-cell-properties fo:background-color="#99ccff" fo:border="0.002cm solid #000000"/>
      <style:text-properties fo:font-weight="bold" style:font-weight-asian="bold" style:font-weight-complex="bold"/>
    </style:style>
    <style:style style:name="ce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cm" style:writing-mode="page"/>
      <style:text-properties style:font-name="Calibri" fo:font-size="12pt" style:font-size-asian="12pt" style:font-size-complex="12pt"/>
    </style:style>
    <style:style style:name="ce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style:font-name="Calibri" fo:font-size="12pt" style:font-size-asian="12pt" style:font-size-complex="12pt"/>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justify" fo:margin-left="0cm" style:writing-mode="page"/>
      <style:text-properties style:font-name="Calibri" fo:font-size="12pt" style:font-size-asian="12pt" style:font-size-complex="12pt"/>
    </style:style>
    <style:style style:name="ce35"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justify" fo:margin-left="0cm" style:writing-mode="page"/>
      <style:text-properties style:font-name="Calibri" fo:font-size="12pt" style:font-size-asian="12pt" style:font-size-complex="12pt"/>
    </style:style>
    <style:style style:name="ce3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justify"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8"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justify" fo:margin-left="0cm" style:writing-mode="page"/>
      <style:text-properties fo:color="#ff3333" style:text-outline="false" style:text-line-through-style="none" style:font-name="Calibri"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1"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justify"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Excel_20_Built-in_20_Normal">
      <style:table-cell-properties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justify"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8" style:family="table-cell" style:parent-style-name="Default">
      <style:table-cell-properties style:text-align-source="fix" style:repeat-content="false" fo:wrap-option="wrap"/>
      <style:paragraph-properties fo:text-align="center" fo:margin-left="0cm"/>
      <style:text-properties fo:color="#ff0000" style:font-name="Calibri" fo:font-size="12pt" fo:font-weight="bold" style:font-size-asian="12pt" style:font-weight-asian="bold" style:font-size-complex="12pt" style:font-weight-complex="bold"/>
    </style:style>
    <style:style style:name="ce49"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data-style-name="N0">
      <style:table-cell-properties style:text-align-source="fix" style:repeat-content="false" fo:wrap-option="wrap"/>
      <style:paragraph-properties fo:text-align="justify" fo:margin-left="0cm"/>
      <style:text-properties style:font-name="Calibri" fo:font-size="12pt" style:font-size-asian="12pt" style:font-size-complex="12pt"/>
    </style:style>
    <style:style style:name="ce51" style:family="table-cell" style:parent-style-name="Default" style:data-style-name="N0">
      <style:table-cell-properties style:text-align-source="fix" style:repeat-content="false" fo:wrap-option="wrap" style:vertical-align="automatic"/>
      <style:paragraph-properties fo:text-align="justify" fo:margin-left="0cm"/>
      <style:text-properties style:font-name="Calibri" fo:font-size="12pt" style:font-name-asian="Arial1" style:font-size-asian="12pt" style:font-name-complex="Arial1" style:font-size-complex="12pt"/>
    </style:style>
    <style:style style:name="ce52" style:family="table-cell" style:parent-style-name="Default" style:data-style-name="N0">
      <style:table-cell-properties style:text-align-source="fix" style:repeat-content="false" fo:wrap-option="wrap"/>
      <style:paragraph-properties fo:text-align="justify" fo:margin-left="0cm"/>
      <style:text-properties style:font-name="Calibri" fo:font-size="12pt" style:font-name-asian="Arial1" style:font-size-asian="12pt" style:font-name-complex="Arial1" style:font-size-complex="12pt"/>
    </style:style>
    <style:style style:name="ce53" style:family="table-cell" style:parent-style-name="Default" style:data-style-name="N0">
      <style:table-cell-properties style:text-align-source="fix" style:repeat-content="false" fo:wrap-option="wrap"/>
      <style:paragraph-properties fo:text-align="justify" fo:margin-left="0cm"/>
      <style:text-properties fo:color="#000000" style:font-name="Calibri" fo:font-size="12pt" style:font-name-asian="Arial1" style:font-size-asian="12pt" style:font-name-complex="Arial1" style:font-size-complex="12pt"/>
    </style:style>
    <style:style style:name="ce54" style:family="table-cell" style:parent-style-name="Default" style:data-style-name="N100">
      <style:table-cell-properties style:cell-protect="none" style:print-content="true" style:text-align-source="fix" style:repeat-content="false" fo:background-color="transparent" fo:wrap-option="wrap" style:vertical-align="automatic"/>
      <style:paragraph-properties fo:text-align="justify" fo:margin-left="0cm"/>
      <style:text-properties fo:color="#ff3333" style:font-name="Calibri" fo:font-size="12pt" style:font-name-asian="Arial1" style:font-size-asian="12pt" style:font-name-complex="Arial1" style:font-size-complex="12pt"/>
    </style:style>
    <style:style style:name="ce55" style:family="table-cell" style:parent-style-name="Default">
      <style:table-cell-properties fo:wrap-option="wrap"/>
      <style:text-properties fo:color="#ff3333" style:font-name="Calibri" fo:font-size="12pt" style:font-size-asian="12pt" style:font-size-complex="12pt"/>
    </style:style>
    <style:style style:name="ce56" style:family="table-cell" style:parent-style-name="Default" style:data-style-name="N100">
      <style:table-cell-properties style:cell-protect="none" style:print-content="true" style:text-align-source="fix" style:repeat-content="false" fo:background-color="transparent" fo:wrap-option="wrap" style:vertical-align="automatic"/>
      <style:paragraph-properties fo:text-align="justify" fo:margin-left="0cm"/>
      <style:text-properties fo:color="#ff3333" style:font-name="Calibri" fo:font-size="12pt" fo:font-weight="normal" style:font-name-asian="Arial1" style:font-size-asian="12pt" style:font-weight-asian="normal" style:font-name-complex="Arial1" style:font-size-complex="12pt" style:font-weight-complex="normal"/>
    </style:style>
    <style:style style:name="ce57" style:family="table-cell" style:parent-style-name="Default" style:data-style-name="N0">
      <style:table-cell-properties style:text-align-source="fix" style:repeat-content="false" fo:wrap-option="wrap"/>
      <style:paragraph-properties fo:text-align="justify" fo:margin-left="0cm"/>
      <style:text-properties fo:color="#ff3333" style:font-name="Calibri" fo:font-size="12pt" style:font-name-asian="Arial1" style:font-size-asian="12pt" style:font-name-complex="Arial1" style:font-size-complex="12pt"/>
    </style:style>
    <style:style style:name="ce58"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style:text-properties style:use-window-font-color="true"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text-properties style:font-name="Calibri" fo:font-size="12pt" style:font-size-asian="12pt" style:font-size-complex="12pt"/>
    </style:style>
    <style:style style:name="ce61" style:family="table-cell" style:parent-style-name="Default">
      <style:table-cell-properties fo:wrap-option="wrap"/>
      <style:text-properties style:text-outline="false" style:text-line-through-style="none" style:font-name="Calibri" fo:font-size="12pt" fo:language="en" fo:country="US" fo:font-style="normal" fo:text-shadow="none" style:text-underline-style="none" style:text-underline-mode="continuous" style:text-overline-mode="continuous" style:text-line-through-mode="continuous" style:font-size-asian="12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style:paragraph-properties fo:text-align="justify" fo:margin-left="0cm"/>
      <style:text-properties style:font-name="Calibri" fo:font-size="12pt" style:font-name-asian="Arial1" style:font-size-asian="12pt" style:font-name-complex="Arial1" style:font-size-complex="12pt"/>
    </style:style>
    <style:style style:name="ce63" style:family="table-cell" style:parent-style-name="Default">
      <style:table-cell-properties style:text-align-source="fix" style:repeat-content="false" fo:wrap-option="wrap"/>
      <style:paragraph-properties fo:text-align="justify" fo:margin-left="0cm"/>
      <style:text-properties fo:color="#000000" style:font-name="Calibri" fo:font-size="12pt" style:font-name-asian="Arial1" style:font-size-asian="12pt" style:font-name-complex="Arial1" style:font-size-complex="12pt"/>
    </style:style>
    <style:style style:name="ce64" style:family="table-cell" style:parent-style-name="Default">
      <style:table-cell-properties style:text-align-source="fix" style:repeat-content="false" fo:wrap-option="wrap"/>
      <style:paragraph-properties fo:text-align="justify" fo:margin-left="0cm"/>
      <style:text-properties fo:color="#000000" style:font-name="Calibri" fo:font-size="12pt" style:font-size-asian="12pt" style:font-size-complex="12pt"/>
    </style:style>
    <style:style style:name="ce65" style:family="table-cell" style:parent-style-name="Default">
      <style:table-cell-properties style:text-align-source="fix" style:repeat-content="false" fo:wrap-option="wrap"/>
      <style:paragraph-properties fo:text-align="justify" fo:margin-left="0cm"/>
      <style:text-properties style:font-name="Calibri" fo:font-size="12pt" fo:language="en" fo:country="US" style:font-name-asian="Calibri" style:font-size-asian="12pt" style:language-asian="en" style:country-asian="US" style:font-name-complex="Calibri" style:font-size-complex="12pt" style:language-complex="en" style:country-complex="US"/>
    </style:style>
    <style:style style:name="ce66" style:family="table-cell" style:parent-style-name="Excel_20_Built-in_20_Normal">
      <style:table-cell-properties fo:border-bottom="none" style:diagonal-bl-tr="none" style:diagonal-tl-br="none" fo:border-left="0.088cm solid #000000" fo:border-right="none" style:rotation-align="none" fo:border-top="0.088cm solid #000000"/>
    </style:style>
    <style:style style:name="ce67" style:family="table-cell" style:parent-style-name="Excel_20_Built-in_20_Normal">
      <style:table-cell-properties fo:border-bottom="none" fo:background-color="#ffff00" style:diagonal-bl-tr="none" style:diagonal-tl-br="none" fo:border-left="0.088cm solid #000000" fo:border-right="none" style:rotation-align="none" fo:border-top="none"/>
    </style:style>
    <style:style style:name="ce68" style:family="table-cell" style:parent-style-name="Excel_20_Built-in_20_Normal">
      <style:table-cell-properties fo:border-bottom="none" fo:background-color="#ccffcc" style:diagonal-bl-tr="none" style:diagonal-tl-br="none" fo:border-left="0.088cm solid #000000" fo:border-right="none" style:rotation-align="none" fo:border-top="none"/>
    </style:style>
    <style:style style:name="ce69" style:family="table-cell" style:parent-style-name="Excel_20_Built-in_20_Normal">
      <style:table-cell-properties fo:border-bottom="none" fo:background-color="#fcd5b5" style:diagonal-bl-tr="none" style:diagonal-tl-br="none" fo:border-left="0.088cm solid #000000" fo:border-right="none" style:rotation-align="none" fo:border-top="none"/>
    </style:style>
    <style:style style:name="ce70" style:family="table-cell" style:parent-style-name="Excel_20_Built-in_20_Normal">
      <style:table-cell-properties fo:border-bottom="none" fo:background-color="#ff0000" style:diagonal-bl-tr="none" style:diagonal-tl-br="none" fo:border-left="0.088cm solid #000000" fo:border-right="none" style:rotation-align="none" fo:border-top="none"/>
    </style:style>
    <style:style style:name="ce71" style:family="table-cell" style:parent-style-name="Excel_20_Built-in_20_Normal">
      <style:table-cell-properties fo:border-bottom="none" fo:background-color="#558ed5" style:diagonal-bl-tr="none" style:diagonal-tl-br="none" fo:border-left="0.088cm solid #000000" fo:border-right="none" style:rotation-align="none" fo:border-top="none"/>
    </style:style>
    <style:style style:name="ce72" style:family="table-cell" style:parent-style-name="Excel_20_Built-in_20_Normal">
      <style:table-cell-properties fo:border-bottom="none" fo:background-color="#b3a2c7" style:diagonal-bl-tr="none" style:diagonal-tl-br="none" fo:border-left="0.088cm solid #000000" fo:border-right="none" style:rotation-align="none" fo:border-top="none"/>
    </style:style>
    <style:style style:name="ce73" style:family="table-cell" style:parent-style-name="Excel_20_Built-in_20_Normal">
      <style:table-cell-properties fo:border-bottom="none" fo:background-color="#77933c" style:diagonal-bl-tr="none" style:diagonal-tl-br="none" fo:border-left="0.088cm solid #000000" fo:border-right="none" style:rotation-align="none" fo:border-top="none"/>
    </style:style>
    <style:style style:name="ce74" style:family="table-cell" style:parent-style-name="Excel_20_Built-in_20_Normal">
      <style:table-cell-properties fo:border-bottom="0.088cm solid #000000" fo:background-color="#bfbfbf" style:diagonal-bl-tr="none" style:diagonal-tl-br="none" fo:border-left="0.088cm solid #000000" fo:border-right="none" style:rotation-align="none" fo:border-top="none"/>
    </style:style>
    <style:style style:name="ce75" style:family="table-cell" style:parent-style-name="Excel_20_Built-in_20_Normal">
      <style:table-cell-properties fo:border-bottom="none" style:diagonal-bl-tr="none" style:diagonal-tl-br="none" fo:border-left="none" fo:border-right="none"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Excel_20_Built-in_20_Normal">
      <style:table-cell-properties style:diagonal-bl-tr="none" style:diagonal-tl-br="none" fo:border="none" style:rotation-align="none"/>
    </style:style>
    <style:style style:name="ce77" style:family="table-cell" style:parent-style-name="Excel_20_Built-in_20_Normal">
      <style:table-cell-properties fo:border-bottom="0.088cm solid #000000" style:diagonal-bl-tr="none" style:diagonal-tl-br="none" fo:border-left="none" fo:border-right="none" style:rotation-align="none" fo:border-top="none"/>
    </style:style>
    <style:style style:name="ce78" style:family="table-cell" style:parent-style-name="Excel_20_Built-in_20_Normal">
      <style:table-cell-properties fo:border-bottom="none" style:diagonal-bl-tr="none" style:diagonal-tl-br="none" fo:border-left="none" fo:border-right="0.088cm solid #000000" style:rotation-align="none" fo:border-top="0.088cm solid #000000"/>
    </style:style>
    <style:style style:name="ce79" style:family="table-cell" style:parent-style-name="Excel_20_Built-in_20_Percent" style:data-style-name="N184">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Excel_20_Built-in_20_Percent" style:data-style-name="N184">
      <style:table-cell-properties fo:border-bottom="0.088cm solid #000000" style:cell-protect="protected" style:print-content="true" style:diagonal-bl-tr="none" style:diagonal-tl-br="none" style:text-align-source="value-type" style:repeat-content="false" fo:background-color="transparent" fo:wrap-option="no-wrap" fo:border-left="none" style:direction="ltr" fo:border-right="0.088cm solid #000000"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b3b300"/>
    </style:style>
    <style:style style:name="T1" style:family="text">
      <style:text-properties fo:color="#ff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use-window-font-color="true" style:text-outline="false" style:text-line-through-style="none" style:text-position="0% 100%" style:font-name="Lucida Sans" fo:font-size="12pt" fo:font-style="normal" fo:text-shadow="none" style:text-underline-style="none" fo:font-weight="normal" style:font-size-asian="12pt" style:font-style-asian="normal" style:font-weight-asian="normal" style:font-name-complex="Lucida Sans" style:font-size-complex="12pt" style:font-style-complex="normal" style:font-weight-complex="normal"/>
    </style:style>
    <style:style style:name="T4"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style:use-window-font-color="true" style:text-outline="false" style:text-line-through-style="none" style:text-position="0% 100%"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6" style:family="text">
      <style:text-properties fo:font-size="12pt" style:font-size-asian="12pt" style:font-size-complex="12pt"/>
    </style:style>
    <style:style style:name="T7" style:family="text">
      <style:text-properties style:use-window-font-color="true"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8" style:family="text">
      <style:text-properties style:font-name="Calibri"/>
    </style:style>
    <style:style style:name="T9" style:family="text">
      <style:text-properties style:use-window-font-color="true"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T10" style:family="text">
      <style:text-properties style:use-window-font-color="true"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1" style:family="text">
      <style:text-properties fo:color="#000000" style:text-outline="false" style:text-line-through-style="none" style:font-name="Arial11" fo:font-size="12pt" fo:font-style="normal" fo:text-shadow="none" style:text-underline-style="none" fo:font-weight="normal" style:font-name-asian="Arial11" style:font-size-asian="12pt" style:font-style-asian="normal" style:font-weight-asian="normal" style:font-name-complex="Arial11" style:font-size-complex="12pt" style:font-style-complex="normal" style:font-weight-complex="normal"/>
    </style:style>
    <style:style style:name="T12" style:family="text">
      <style:text-properties style:text-outline="false" style:text-line-through-style="none" style:font-name="Calibri" fo:font-size="12pt" fo:language="en" fo:country="US" fo:font-style="normal" fo:text-shadow="none" style:text-underline-style="none" fo:font-weight="normal" style:font-name-asian="Calibri" style:font-size-asian="12pt" style:font-style-asian="normal" style:font-weight-asian="normal" style:font-name-complex="Calibri" style:font-size-complex="6.80000019073486pt" style:font-style-complex="normal" style:font-weight-complex="normal" style:text-emphasize="none"/>
    </style:style>
    <style:style style:name="T13" style:family="text">
      <style:text-properties style:text-outline="false" style:text-line-through-style="none" style:font-name="Calibri" fo:font-size="12pt" fo:language="en" fo:country="US" fo:font-style="normal" fo:text-shadow="none" style:text-underline-style="none" fo:font-weight="normal" style:font-name-asian="Mangal1" style:font-size-asian="12pt" style:font-style-asian="normal" style:font-weight-asian="normal" style:font-name-complex="Mangal1" style:font-size-complex="6.80000019073486pt" style:font-style-complex="normal" style:font-weight-complex="normal" style:text-emphasize="none"/>
    </style:style>
    <style:style style:name="T14" style:family="text">
      <style:text-properties style:use-window-font-color="true" style:text-outline="false" style:text-line-through-style="none" style:font-name="Calibri" fo:font-size="12pt" fo:language="en" fo:country="US" fo:font-style="normal" fo:text-shadow="none" style:text-underline-style="none" fo:font-weight="normal" style:font-name-asian="Calibri" style:font-size-asian="12pt" style:font-style-asian="normal" style:font-weight-asian="normal" style:font-name-complex="Calibri" style:font-size-complex="6.80000019073486pt" style:font-style-complex="normal" style:font-weight-complex="normal" style:text-emphasize="none"/>
    </style:style>
    <style:style style:name="T15" style:family="text">
      <style:text-properties style:use-window-font-color="true" style:text-outline="false" style:text-line-through-style="none" style:font-name="Calibri" fo:font-size="12pt" fo:language="en" fo:country="US" fo:font-style="normal" fo:text-shadow="none" style:text-underline-style="none" fo:font-weight="normal" style:font-name-asian="Arial3" style:font-size-asian="12pt" style:font-style-asian="normal" style:font-weight-asian="normal" style:font-name-complex="Arial3" style:font-size-complex="6.80000019073486pt" style:font-style-complex="normal" style:font-weight-complex="normal" style:text-emphasize="none"/>
    </style:style>
    <style:style style:name="T16" style:family="text">
      <style:text-properties style:text-outline="false" style:text-line-through-style="none" style:font-name="Calibri" fo:font-size="12pt" fo:language="en" fo:country="US" fo:font-style="normal" fo:text-shadow="none" style:text-underline-style="none" fo:font-weight="normal" style:font-name-asian="Arial" style:font-size-asian="12pt" style:font-style-asian="normal" style:font-weight-asian="normal" style:font-name-complex="Arial" style:font-size-complex="6.80000019073486pt" style:font-style-complex="normal" style:font-weight-complex="normal" style:text-emphasize="none"/>
    </style:style>
    <style:style style:name="T17" style:family="text">
      <style:text-properties style:use-window-font-color="true" style:text-outline="false" style:text-line-through-style="none" style:font-name="Calibri" fo:font-size="12pt" fo:language="en" fo:country="US" fo:font-style="normal" fo:text-shadow="none" style:text-underline-style="none" fo:font-weight="bold" style:font-name-asian="Arial" style:font-size-asian="12pt" style:font-style-asian="normal" style:font-weight-asian="bold" style:font-name-complex="Arial" style:font-size-complex="6.80000019073486pt" style:font-style-complex="normal" style:font-weight-complex="bold" style:text-emphasize="none"/>
    </style:style>
    <style:style style:name="T18" style:family="text">
      <style:text-properties style:use-window-font-color="true" style:text-outline="false" style:text-line-through-style="none" style:font-name="Calibri" fo:font-size="12pt" fo:language="en" fo:country="US" fo:font-style="normal" fo:text-shadow="none" style:text-underline-style="none" fo:font-weight="normal" style:font-name-asian="Arial" style:font-size-asian="12pt" style:font-style-asian="normal" style:font-weight-asian="normal" style:font-name-complex="Arial" style:font-size-complex="6.80000019073486pt" style:font-style-complex="normal" style:font-weight-complex="normal" style:text-emphasize="none"/>
    </style:style>
    <style:style style:name="T19" style:family="text">
      <style:text-properties style:font-name="Calibri" style:font-name-asian="Arial1" style:font-name-complex="Arial1"/>
    </style:style>
  </office:automatic-styles>
  <office:body>
    <office:spreadsheet>
      <table:table table:name="Feuille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4" table:default-cell-style-name="ce2"/>
        <table:table-column table:style-name="co7" table:default-cell-style-name="ce2"/>
        <table:table-column table:style-name="co6" table:default-cell-style-name="ce2"/>
        <table:table-column table:style-name="co8" table:number-columns-repeated="1011" table:default-cell-style-name="ce2"/>
        <table:table-column table:style-name="co8" table:number-columns-repeated="2" table:default-cell-style-name="Default"/>
        <table:table-row table:style-name="ro1">
          <table:table-cell table:style-name="ce1" office:value-type="string">
            <text:p>Nombre de SMS (100 au total)</text:p>
          </table:table-cell>
          <table:table-cell table:style-name="ce16" office:value-type="string">
            <text:p>Numéro du SMS dans le corpus « 88milSMS »</text:p>
          </table:table-cell>
          <table:table-cell table:style-name="ce16" office:value-type="string">
            <text:p>Date et heure de la réception des SMS envoyés par nos donateurs</text:p>
          </table:table-cell>
          <table:table-cell table:style-name="ce28" office:value-type="string">
            <text:p>Numéro correspondant à l'identifiant du numéro de téléphone (à croiser avec les informations du fichier « reponses_questionnaire »</text:p>
          </table:table-cell>
          <table:table-cell table:style-name="ce1" office:value-type="string">
            <text:p>SMS anonymisés </text:p>
          </table:table-cell>
          <table:table-cell table:style-name="ce1" office:value-type="string">
            <text:p>G1-étudiants</text:p>
          </table:table-cell>
          <table:table-cell table:style-name="ce1" office:value-type="string">
            <text:p>G5-étudiants</text:p>
          </table:table-cell>
          <table:table-cell table:style-name="ce1" office:value-type="string">
            <text:p>G7-étudiants-EÀD</text:p>
          </table:table-cell>
          <table:table-cell table:style-name="ce1" office:value-type="string">
            <text:p>G2-étudiants</text:p>
          </table:table-cell>
          <table:table-cell table:style-name="ce1" office:value-type="string">
            <text:p>Synthèse étudiante (en essayant d'harmoniser l'annotation entre les 4 groupes. Celle-ci est effectué par une étudiante du G2)</text:p>
          </table:table-cell>
          <table:table-cell table:style-name="ce1" office:value-type="string">
            <text:p>Commentaires portant sur l'annotation des SMS</text:p>
          </table:table-cell>
          <table:table-cell table:style-name="ce1" table:number-columns-repeated="1011"/>
          <table:table-cell table:style-name="ce81" table:number-columns-repeated="2"/>
        </table:table-row>
        <table:table-row table:style-name="ro2">
          <table:table-cell office:value-type="float" office:value="1">
            <text:p>1</text:p>
          </table:table-cell>
          <table:table-cell office:value-type="float" office:value="4360">
            <text:p>4360</text:p>
          </table:table-cell>
          <table:table-cell office:value-type="string">
            <text:p>21 sept. 2011 08:26:54</text:p>
          </table:table-cell>
          <table:table-cell office:value-type="float" office:value="432">
            <text:p>432</text:p>
          </table:table-cell>
          <table:table-cell table:style-name="ce30" office:value-type="string">
            <text:p>Cc &lt;PRE_1&gt; ! Ça boum ? &lt;PRE_5&gt; na k bien se tenir ! Oui, j sui zalé ! Pensé pa ke c t oçi fisik, v avoir lé zépol en Bton ! Ambiance tré 5pa. Si Papi ne cri pa o scandal, je continu. Pense pa mé fo ke lui dde 1 certif é me dira si c bon, en tt k pa mové, pr ce ke g ! 12 h à lépad bien o cho é nouri ki + zé é ceriz sur le gato : av 2-2 : 2 koi je me plin ?!! Ta fé koi ièr soir ? 1 tètàtèt av le PC ? Bone journé. Biz</text:p>
          </table:table-cell>
          <table:table-cell table:style-name="ce30" office:value-type="string">
            <text:p>&lt;MOD_Cc&gt; Coucou &lt;PRE_1&gt; ! Ça &lt;LAN_boum&gt; ? &lt;PRE_5&gt; &lt;MOD_na&gt; n’a &lt;MOD_k&gt; qu’à bien se tenir ! Oui, &lt;ABS_ j’y&gt; &lt;ORT_sui&gt; suis &lt;MOD_zalé&gt; allé ! &lt;ABS_Je&gt; &lt;ABS_ne&gt; &lt;GRA_Pensé&gt; pensais &lt;ORT_pa&gt; pas &lt;MOD_ke&gt; que &lt;MOD_c t&gt; c’était &lt;MOD_oçi&gt; aussi &lt;MOD_fisik&gt;physique, &lt;ABS_je&gt; &lt;MOD_v&gt; vais avoir &lt;MOD_lé&gt; les &lt;MOD_zépol&gt; épaules en &lt;MOD_Bton&gt; béton ! Ambiance &lt;MOD_tré&gt; très &lt;MOD_5pa&gt; sympa. Si Papi ne &lt;GRA_cri&gt; crie &lt;ORT_pa&gt; pas &lt;MOD_o&gt; au &lt;MOD_scandal&gt; scandale, je &lt;GRA_continu&gt; continue. &lt;ABS_Je&gt; &lt;ABS_ne&gt; Pense &lt;ORT_pa&gt; pas &lt;MOD_mé&gt; mais &lt;ABS_il&gt; &lt;MOD_fo&gt; faut &lt;MOD_ke&gt; que &lt;ABS_je&gt; lui &lt;MOD_dde&gt; demande 1 &lt;MOD_certif&gt; certificat &lt;MOD_é&gt; et &lt;ABS_il&gt; me dira si &lt;MOD_c&gt; c’est bon, en &lt;MOD_tt&gt; tout &lt;ABS_les&gt; &lt;MOD_k&gt; cas &lt;ABS_ce&gt; &lt;ABS_n’est&gt; &lt;ORT_pa&gt; pas &lt;MOD_mové&gt; mauvais, &lt;MOD_pr&gt; pour ce &lt;MOD_ke&gt; que &lt;MOD_g&gt; j’ai ! &lt;TYP_12 h&gt; à &lt;DIV_lépad&gt; bien &lt;MOD_o&gt; au &lt;MOD_cho&gt; chaud &lt;MOD_é&gt; et &lt;GRA_nouri&gt; nourrit &lt;MOD_ki&gt;qui &lt;TYPE_+&gt; plus &lt;MOD_zé&gt; ai &lt;MOD_é&gt; et &lt;MOD_ceriz&gt; cerise sur le &lt;MOD_gato&gt; gâteau : &lt;MOD_av&gt; avec 2-2 : &lt;MOD_2&gt; de &lt;MOD_koi&gt; quoi je me &lt;MOD_plin&gt; plains ?!! &lt;MOD_Ta&gt; Tu as &lt;MOD_fé&gt; fais &lt;MOD_koi&gt; &lt;MOD_ièr&gt; hier soir ? 1 &lt;MOD_tètàtèt&gt; tête à tête &lt;MOD_av&gt; avec le &lt;TYP_PC&gt; ? &lt;MOD_Bone&gt; Bonne &lt;ORT_journé&gt; journée. &lt;MOD_Biz&gt; Bises</text:p>
          </table:table-cell>
          <table:table-cell table:style-name="ce37" office:value-type="string">
            <text:p>&lt;Mod_Cc&gt; Coucou &lt;PRE_1&gt; ! Ça boum ? &lt;Mod_na k&gt; n'a qu'a bien se tenir ! Oui, &lt;Mod_j sui zalé&gt; Oui j'y suis allé ! &lt;ORT_Pensé pa&gt; <text:s/>Je pensais pas &lt;Mod_ c t oci fisik v avoir lé zépol en Bton&gt; que c'était aussi physique, je vais avoir les épaules en béton ! Ambiance &lt;Mod tré 5pa&gt; très sympa.&lt;Mod_Ort <text:s/>Si Papi ne cri pa o scandal&gt; Si papy ne crie pas pas au scandale, je &lt;Gra continu&gt; continue. &lt;Mod_Ort <text:s/>Pense pa mé fo ke lui dde 1 certif é me dira si c bon, en tt k pa mové, pr ce ke g !&gt; Je pense pas mais faut que lui donne un certificat et me dira si c'est bon en tout cas pas mauvais, pour ce que j'ai ! &lt;Mod_Ort 12 h à lépad bien o cho é nouri ki + zé é ceriz sur le gato : av 2-2 : 2 koi je me plin ?!! Ta fé koi ièr soir ? 1 tètàtèt av le PC ? Bone journé. Biz&gt; 2H à l'EPAD bien au chaud et nourris qui plus est et cerise sur le gâteau avant deux de quoi je me plains ?!! t'a fais quoi hier soir ? Un tu étais avec le PC ? Bonne Journée Bises.</text:p>
          </table:table-cell>
          <table:table-cell table:style-name="ce44" office:value-type="string">
            <text:p>&lt;MOD_cc&gt;Coucou &lt;PRE_1&gt;! ça &lt;MOD_boom&gt;boome ? &lt;PRE_5&gt;&lt;MOD&gt;n’a &lt;MOD_ka&gt;qu’à bien se tenir ! Oui &lt;MOD_j&gt;je &lt;MOD_sui&gt;suis &lt;MOD_GRA_zalé&gt;allée ! &lt;ABS_je_ne&gt; &lt;MOD_pensé&gt;pensais &lt;MOD_pa&gt;pas &lt;MOD_ke&gt;que &lt;MOD_c t&gt;c’était &lt;MOD_oci&gt;aussi &lt;MOD_fisik&gt;physique, &lt;ABS_je&gt; &lt;MOD_v&gt;vais avoir &lt;MOD_lé&gt;les &lt;MOD_zépol&gt;épaules en &lt;MOD_Bton&gt;béton ! Ambiance &lt;MOD_tré&gt;très &lt;MOD_5pa&gt;sympa. Si Papi ne &lt;MOD_cri&gt;crie &lt;MOD_pa&gt;pas &lt;MOD_o&gt;au &lt;MOD_sacndal&gt;scandale, je &lt;MOD_continu&gt;continue. &lt;ABS_je_ne&gt; pense &lt;MOD_pa&gt;pas &lt;MO_mé&gt;mais &lt;ABS_il&gt; &lt;MOD&gt;faut &lt;MOD_ke&gt;que &lt;ABS_je&gt; lui demande 1 &lt;MOD_certif&gt;certificat et &lt;ABS_il&gt; me dira si &lt;MOD_c&gt;c’est bon, en &lt;MOD_tt&gt;tout &lt;MOD_k&gt;cas &lt;ABS_ce_n’_est &gt; &lt;MOD_pa&gt;pas &lt;MOD_mové&gt;mauvais &lt;MOD_pr&gt;pour ce &lt;MOD_ke&gt;que &lt;MOD_g&gt;j’ai ! 12h à LEPAD bien&lt;MOD_o&gt; au &lt;MOD_cho&gt;chaud et &lt;MOD_ORT_nouri&gt;nourri &lt;MOD_ki&gt;qui &lt;MOD_+&gt;plus &lt;MOD_zé&gt;est &lt;MOD_ceriz&gt;cerise sur le &lt;MOD_gato&gt;gâteau : &lt;MOD_av&gt;avec 2-2 : &lt;MOD_2&gt;de &lt;MOD_koi&gt;quoi je me &lt;MOD_plin&gt;plainds ?!!! &lt;MOD_ta&gt;T’as &lt;MOD_fé&gt;fait &lt;MOD_koi&gt;quoi &lt;MOD_ier&gt;hier soir ? Un &lt;MOD_tètatèt&gt;tête-à-tête&gt; &lt;MOD_av&gt;avec le PC ? &lt;MOD_bone&gt;Bonne &lt;MOD_ORT_journé&gt;journée &lt;MOD_biz&gt;bises.</text:p>
          </table:table-cell>
          <table:table-cell table:style-name="ce50" office:value-type="string">
            <text:p>&lt;MOD_Cc&gt; Coucou &lt;PRE_1&gt; ! Ça boum ? &lt;PRE_5&gt; &lt;TYP_na&gt; n'a &lt;MOD_k&gt; qu'à bien se tenir ! Oui, &lt;MOD_j&gt; j'y &lt;MOD_sui&gt; suis allé ! &lt;ABS_Je&gt; &lt;MOD_Pensé&gt; Pensais &lt;MOD_pa&gt; pas &lt;MOD_ke&gt; que &lt;MOD_c t&gt; c'était &lt;MOD_oci&gt; aussi &lt;MOD_fisik&gt; physique, &lt;ABS_je&gt; &lt;MOD_v&gt; vais avoir &lt;MOD_lé&gt; les &lt;MOD_zépol&gt; épaules en &lt;MOD_Bton&gt; béton ! Ambiance &lt;MOD_tré&gt; très &lt;TYP_5pa&gt; sympa. Si Papi ne &lt;MOD_cri&gt; &lt;GRA_cri&gt; crie &lt;MOD_pa&gt; pas &lt;MOD_o&gt; au &lt;MOD_scandal&gt; scandale, je &lt;MOD_continu&gt; continue. &lt;ABS_Je&gt; Pense &lt;MOD_pa&gt; pas &lt;MOD_mé&gt; mais &lt;MOD_fo&gt; &lt;MOD_ke&gt; faut &lt;MOD_ke&gt; que &lt;ABS_je&gt; lui &lt;MOD_dde&gt; demande &lt;TYP_1&gt; un &lt;MOD_certif&gt; certificat &lt;MOD_é&gt; et &lt;ABS_il&gt; me dira si &lt;MOD_c&gt; c'est bon, en &lt;MOD_tt&gt; tout &lt;MOD_k&gt; cas &lt;MOD_pa&gt; pas &lt;MOD_mové&gt; mauvais, &lt;MOD_pr&gt; pour ce &lt;MOD_ke&gt; que &lt;MOD_g&gt; j'ai ! 12 h à &lt;MOD_lépad&gt; l'EHPAD bien &lt;MOD_o&gt; au &lt;MOD_cho&gt; chaud &lt;MOD_é&gt; et &lt;MOD_ORT_nouri&gt; nourri &lt;MOD_ki&gt; qui &lt;MOD_+&gt; plus &lt;MOD_zé&gt; est &lt;MOD_é&gt; et &lt;MOD_ceriz&gt; cerise sur le &lt;MOD_gato&gt; gâteau : av 2-2 : &lt;MOD_2&gt; de &lt;MOD_koi&gt; quoi je me &lt;MOD_ORT_plin&gt; plains ?!! &lt;MOD_Ta&gt; T'as &lt;MOD_fé&gt; fait &lt;MOD_koi&gt; quoi &lt;MOD_ièr&gt; hier soir ? &lt;TYP_1&gt; Un &lt;MOD_tètàtèt&gt; tête-à-tête &lt;MOD_av&gt; avec le PC ? &lt;MOD_ORT_Bone&gt; Bonne &lt;MOD_ORT_journé&gt; journée. &lt;MOD_Biz&gt; Bisou</text:p>
          </table:table-cell>
          <table:table-cell table:style-name="ce58" office:value-type="string">
            <text:p><text:span text:style-name="T12">&lt;MOD_Cc&gt; Coucou </text:span><text:span text:style-name="T13">&lt;PRE_1&gt; ! Ça boum ? &lt;PRE_5&gt; &lt;MOD_na&gt; n'a &lt;MOD_k&gt; qu'à bien se tenir ! Oui, &lt;MOD_j&gt; j'y &lt;MOD_sui&gt; suis allé ! &lt;ABS_Je&gt; &lt;MOD_Pensé&gt; Pensais &lt;MOD_pa&gt; pas &lt;MOD_ke&gt; que &lt;MOD_c t&gt; c'était &lt;MOD_oci&gt; aussi &lt;MOD_fisik&gt; physique, &lt;ABS_je&gt; &lt;MOD_v&gt; vais avoir &lt;MOD_lé&gt; les &lt;MOD_zépol&gt; épaules en &lt;MOD_Bton&gt; béton ! Ambiance &lt;MOD_tré&gt; très &lt;TYP_5pa&gt; sympa. Si Papi ne &lt;MOD_cri&gt; crie &lt;MOD_pa&gt; pas &lt;MOD_o&gt; au &lt;MOD_scandal&gt; scandale, je &lt;MOD_continu&gt; continue. &lt;ABS_Je&gt; Pense &lt;MOD_pa&gt; pas &lt;MOD_mé&gt; mais &lt;MOD_fo&gt; &lt;MOD_ke&gt; faut &lt;MOD_ke&gt; que &lt;ABS_je&gt; lui &lt;MOD_dde&gt; demande &lt;TYP_1&gt; un &lt;MOD_certif&gt; certificat &lt;MOD_é&gt; et &lt;ABS_il&gt; me dira si &lt;MOD_c&gt; c'est bon, en &lt;MOD_tt&gt; tout &lt;MOD_k&gt; cas &lt;MOD_pa&gt; pas &lt;MOD_mové&gt; mauvais, &lt;MOD_pr&gt; pour ce &lt;MOD_ke&gt; que &lt;MOD_g&gt; j'ai ! 12 h à &lt;MOD_lépad&gt; l'EHPAD bien &lt;MOD_o&gt; au &lt;MOD_cho&gt; chaud &lt;MOD_é&gt; et &lt;MOD_ORT_nouri&gt; nourri &lt;MOD_ki&gt; qui &lt;MOD_+&gt; plus &lt;MOD_zé&gt; est &lt;MOD_é&gt; et &lt;MOD_ceriz&gt; cerise sur le &lt;MOD_gato&gt; gâteau : av 2-2 : &lt;MOD_2&gt; de &lt;MOD_koi&gt; quoi je me &lt;MOD_ORT_plin&gt; plains ?!! &lt;MOD_Ta&gt; T'as &lt;MOD_fé&gt; fait &lt;MOD_koi&gt; quoi &lt;MOD_ièr&gt; hier soir ? &lt;TYP_1&gt; Un &lt;MOD_tètàtèt&gt; tête-à-tête &lt;MOD_av&gt; avec le PC ? &lt;MOD_ORT_Bone&gt; Bonne &lt;MOD_ORT_journé&gt; journée. &lt;MOD_Biz&gt; Bisou</text:span></text:p>
          </table:table-cell>
          <table:table-cell office:value-type="string">
            <text:p>« Boum » est une entrée du dictionnaire. C'est une interjection. </text:p>
            <text:p>Point final manquant.</text:p>
          </table:table-cell>
          <table:table-cell table:number-columns-repeated="1013"/>
        </table:table-row>
        <table:table-row table:style-name="ro3">
          <table:table-cell table:formula="of:=[.A2]+1" office:value-type="float" office:value="2">
            <text:p>2</text:p>
          </table:table-cell>
          <table:table-cell office:value-type="float" office:value="4511">
            <text:p>4511</text:p>
          </table:table-cell>
          <table:table-cell office:value-type="string">
            <text:p>21 sept. 2011 09:43:53</text:p>
          </table:table-cell>
          <table:table-cell office:value-type="float" office:value="446">
            <text:p>446</text:p>
          </table:table-cell>
          <table:table-cell table:style-name="ce30" office:value-type="string">
            <text:p>C livré</text:p>
          </table:table-cell>
          <table:table-cell table:style-name="ce30" office:value-type="string">
            <text:p>&lt;MOD_C&gt; C’est livré</text:p>
          </table:table-cell>
          <table:table-cell table:style-name="ce38" office:value-type="string">
            <text:p>&lt;Mod&gt; = C'est</text:p>
          </table:table-cell>
          <table:table-cell table:style-name="ce44" office:value-type="string">
            <text:p/>
            <text:p/>
            <text:p>&lt;MOD&gt;C’est livré</text:p>
          </table:table-cell>
          <table:table-cell table:style-name="ce50" office:value-type="string">
            <text:p>&lt;MOD_C&gt; C'est livré</text:p>
          </table:table-cell>
          <table:table-cell office:value-type="string">
            <text:p>&lt;MOD_C&gt; C'est livré</text:p>
          </table:table-cell>
          <table:table-cell office:value-type="string">
            <text:p>Point final manquant.</text:p>
          </table:table-cell>
          <table:table-cell table:number-columns-repeated="1013"/>
        </table:table-row>
        <table:table-row table:style-name="ro3">
          <table:table-cell table:formula="of:=[.A3]+1" office:value-type="float" office:value="3">
            <text:p>3</text:p>
          </table:table-cell>
          <table:table-cell office:value-type="float" office:value="4523">
            <text:p>4523</text:p>
          </table:table-cell>
          <table:table-cell office:value-type="string">
            <text:p>21 sept. 2011 09:47:26</text:p>
          </table:table-cell>
          <table:table-cell office:value-type="float" office:value="284">
            <text:p>284</text:p>
          </table:table-cell>
          <table:table-cell table:style-name="ce30" office:value-type="string">
            <text:p>Coucou! On est en route, on arrive!</text:p>
          </table:table-cell>
          <table:table-cell table:style-name="ce30" office:value-type="string">
            <text:p>Coucou &lt;TYP_espace_manquant_&gt; ! On est en route, on arrive &lt;TYP_espace_manquant_&gt;!</text:p>
          </table:table-cell>
          <table:table-cell table:style-name="ce39"/>
          <table:table-cell table:style-name="ce44" office:value-type="string">
            <text:p/>
            <text:p/>
            <text:p>Coucou ! On est en route, on arrive !</text:p>
          </table:table-cell>
          <table:table-cell table:style-name="ce50" office:value-type="string">
            <text:p>Coucou &lt;TYP_espace_avant_!_manquante&gt; ! On est en route, on arrive &lt;TYP_espace_avant_!_manquante&gt; <text:s/>!</text:p>
          </table:table-cell>
          <table:table-cell office:value-type="string">
            <text:p>Coucou &lt;TYP_espace_avant_!_manquante&gt; ! On est en route, on arrive &lt;TYP_espace_avant_!_manquante&gt; <text:s/>!</text:p>
          </table:table-cell>
          <table:table-cell table:number-columns-repeated="1014"/>
        </table:table-row>
        <table:table-row table:style-name="ro4">
          <table:table-cell table:formula="of:=[.A4]+1" office:value-type="float" office:value="4">
            <text:p>4</text:p>
          </table:table-cell>
          <table:table-cell office:value-type="float" office:value="4547">
            <text:p>4547</text:p>
          </table:table-cell>
          <table:table-cell office:value-type="string">
            <text:p>21 sept. 2011 09:59:57</text:p>
          </table:table-cell>
          <table:table-cell office:value-type="float" office:value="284">
            <text:p>284</text:p>
          </table:table-cell>
          <table:table-cell table:style-name="ce30" office:value-type="string">
            <text:p>Argh!... :-)</text:p>
          </table:table-cell>
          <table:table-cell table:style-name="ce30" office:value-type="string">
            <text:p>Argh &lt;TYP_espace_manquant_&gt;!... &lt;BIN_&gt; :-)</text:p>
          </table:table-cell>
          <table:table-cell table:style-name="ce38" office:value-type="string">
            <text:p>&lt;BIN&gt; = :-)</text:p>
          </table:table-cell>
          <table:table-cell table:style-name="ce44" office:value-type="string">
            <text:p>Argh…. &lt;BIN&gt;</text:p>
          </table:table-cell>
          <table:table-cell table:style-name="ce50" office:value-type="string">
            <text:p>Argh &lt;TYP_espace_avant_!_manquante&gt; ! &lt;BIN_:-)&gt;</text:p>
          </table:table-cell>
          <table:table-cell office:value-type="string">
            <text:p>Argh &lt;TYP_espace_avant_ !_manquante&gt;!... &lt;BIN_ :-)&gt;</text:p>
          </table:table-cell>
          <table:table-cell office:value-type="string">
            <text:p>Point final manquant.</text:p>
          </table:table-cell>
          <table:table-cell table:number-columns-repeated="1013"/>
        </table:table-row>
        <table:table-row table:style-name="ro4">
          <table:table-cell table:formula="of:=[.A5]+1" office:value-type="float" office:value="5">
            <text:p>5</text:p>
          </table:table-cell>
          <table:table-cell office:value-type="float" office:value="4564">
            <text:p>4564</text:p>
          </table:table-cell>
          <table:table-cell office:value-type="string">
            <text:p>21 sept. 2011 10:08:06</text:p>
          </table:table-cell>
          <table:table-cell office:value-type="float" office:value="284">
            <text:p>284</text:p>
          </table:table-cell>
          <table:table-cell table:style-name="ce30" office:value-type="string">
            <text:p>Ayé?</text:p>
          </table:table-cell>
          <table:table-cell table:style-name="ce30" office:value-type="string">
            <text:p>&lt;MOD_Ayé&gt; Ça y est &lt;TYP_espace_manquant_&gt;?</text:p>
          </table:table-cell>
          <table:table-cell table:style-name="ce38" office:value-type="string">
            <text:p>&lt;LAN&gt; Ayé</text:p>
          </table:table-cell>
          <table:table-cell table:style-name="ce44" office:value-type="string">
            <text:p/>
            <text:p>&lt;MOD_ORT_ayé&gt;</text:p>
          </table:table-cell>
          <table:table-cell table:style-name="ce50" office:value-type="string">
            <text:p>&lt;MOD_Ayé&gt; Ça y est &lt;TYP_espace_avant_?_manquante&gt; ?</text:p>
          </table:table-cell>
          <table:table-cell office:value-type="string">
            <text:p>&lt;MOD_Ayé&gt; Ça y est &lt;TYP_espace_avant_?_manquante&gt; ?</text:p>
          </table:table-cell>
          <table:table-cell table:number-columns-repeated="1014"/>
        </table:table-row>
        <table:table-row table:style-name="ro4">
          <table:table-cell table:formula="of:=[.A6]+1" office:value-type="float" office:value="6">
            <text:p>6</text:p>
          </table:table-cell>
          <table:table-cell office:value-type="float" office:value="4565">
            <text:p>4565</text:p>
          </table:table-cell>
          <table:table-cell office:value-type="string">
            <text:p>21 sept. 2011 10:08:23</text:p>
          </table:table-cell>
          <table:table-cell office:value-type="float" office:value="284">
            <text:p>284</text:p>
          </table:table-cell>
          <table:table-cell table:style-name="ce30" office:value-type="string">
            <text:p>Lol</text:p>
          </table:table-cell>
          <table:table-cell table:style-name="ce30" office:value-type="string">
            <text:p>&lt;MOD_Lol&gt; Lot of laugh</text:p>
          </table:table-cell>
          <table:table-cell table:style-name="ce38" office:value-type="string">
            <text:p>&lt;BIN&gt; = Lol</text:p>
          </table:table-cell>
          <table:table-cell table:style-name="ce44" office:value-type="string">
            <text:p>Lol</text:p>
          </table:table-cell>
          <table:table-cell table:style-name="ce50" office:value-type="string">
            <text:p>Lol</text:p>
          </table:table-cell>
          <table:table-cell office:value-type="string">
            <text:p>Lol</text:p>
          </table:table-cell>
          <table:table-cell office:value-type="string">
            <text:p>Point final manquant.</text:p>
          </table:table-cell>
          <table:table-cell table:number-columns-repeated="1013"/>
        </table:table-row>
        <table:table-row table:style-name="ro4">
          <table:table-cell table:formula="of:=[.A7]+1" office:value-type="float" office:value="7">
            <text:p>7</text:p>
          </table:table-cell>
          <table:table-cell office:value-type="float" office:value="4671">
            <text:p>4671</text:p>
          </table:table-cell>
          <table:table-cell office:value-type="string">
            <text:p>21 sept. 2011 11:18:13</text:p>
          </table:table-cell>
          <table:table-cell office:value-type="float" office:value="493">
            <text:p>493</text:p>
          </table:table-cell>
          <table:table-cell table:style-name="ce30" office:value-type="string">
            <text:p>Ffghoeksjclfpzozkdkfoeeogrjzjglelsjloe</text:p>
          </table:table-cell>
          <table:table-cell table:style-name="ce30" office:value-type="string">
            <text:p>&lt;DIV_Ffghoeksjclfpzozkdkfoeeogrjzjglelsjloe&gt;</text:p>
          </table:table-cell>
          <table:table-cell table:style-name="ce39"/>
          <table:table-cell table:style-name="ce44" office:value-type="string">
            <text:p>Ffghoeksjclfpzozkdkfoeeogrjzjglelsjloe</text:p>
          </table:table-cell>
          <table:table-cell table:style-name="ce50" office:value-type="string">
            <text:p>Ffghoeksjclfpzozkdkfoeeogrjzjglelsjloe</text:p>
          </table:table-cell>
          <table:table-cell office:value-type="string">
            <text:p>Ffghoeksjclfpzozkdkfoeeogrjzjglelsjloe</text:p>
          </table:table-cell>
          <table:table-cell office:value-type="string">
            <text:p>SMS inutilisable </text:p>
          </table:table-cell>
          <table:table-cell table:number-columns-repeated="1013"/>
        </table:table-row>
        <table:table-row table:style-name="ro5">
          <table:table-cell table:formula="of:=[.A8]+1" office:value-type="float" office:value="8">
            <text:p>8</text:p>
          </table:table-cell>
          <table:table-cell office:value-type="float" office:value="4789">
            <text:p>4789</text:p>
          </table:table-cell>
          <table:table-cell office:value-type="string">
            <text:p>21 sept. 2011 12:32:49</text:p>
          </table:table-cell>
          <table:table-cell office:value-type="float" office:value="374">
            <text:p>374</text:p>
          </table:table-cell>
          <table:table-cell table:style-name="ce30" office:value-type="string">
            <text:p>&lt;PRE_4&gt; eske t es forte en synthese?!! Notre prof d anglais vien de nous donner une synthese de FOU a faire en FRaNcAIs!!! Allo koi</text:p>
          </table:table-cell>
          <table:table-cell table:style-name="ce30" office:value-type="string">
            <text:p><text:s/>&lt;PRE_4&gt; &lt;MOD_eske&gt; est-ce que &lt;MOD_ t es&gt; tu es forte en &lt;TYP_synthese&gt; synthèse &lt;TYP_espace_manquant&gt;?!! Notre &lt;MOD_prof&gt; professeur &lt;TYP_d anglais&gt; d’anglais &lt;GRA_vien&gt; vient de nous donner une &lt;TYP_synthese&gt; synthèse de &lt;TYP_FOU&gt; fou &lt;TYP_a&gt; à faire en &lt;TYP_FRaNcAIs&gt; français &lt;TYP_espace_manquant&gt;!!! &lt;TYP_Allo&gt; Allô &lt;MOD_koi&gt; quoi</text:p>
          </table:table-cell>
          <table:table-cell table:style-name="ce38" office:value-type="string">
            <text:p>&lt;MOD_eske&gt; est ce que &lt;TYP_t&gt; t'es forte en &lt;TYP_synthese&gt; synthèse ? Notre prof &lt;TYP_d&gt; d'anglais &lt;GRA_vien&gt; vient de nous donner une &lt;TYP_synthese&gt; synthèse de fou &lt;TYP_a&gt; à faire en &lt;ORT_FranNcAIs&gt; français !!! Allo &lt;ORT_koi&gt; quoi.</text:p>
            <text:p><text:span text:style-name="T3"/></text:p>
          </table:table-cell>
          <table:table-cell table:style-name="ce44" office:value-type="string">
            <text:p>&lt;PRE_4&gt;&lt;MOD_eske&gt;Est ce que t&lt;TYP_’&gt;es forte en synth&lt;TYP_è&gt;ese ? Notre prof d&lt;TYP_’&gt;anglais vient de nous donner une synth&lt;TYP_è&gt;ese de fou &lt;TYP_à&gt;a faire en français !!! allo &lt;MOD_koi&gt;quoi</text:p>
          </table:table-cell>
          <table:table-cell table:style-name="ce50" office:value-type="string">
            <text:p>&lt;PRE_4&gt; &lt;MOD_eske&gt; est-ce que &lt;MOD_t&gt; tu es forte en &lt;ORT_synthese&gt; synthèse &lt;TYP_espace_avant_?_manquante&gt; ?!! Notre &lt;MOD_prof&gt; professeur d &lt;TYP_apostrophe_avant_anglais_manquante&gt; 'anglais &lt;MOD_ORT_vien&gt; vient de nous donner une &lt;ORT_synthese&gt; synthèse de &lt;TYP_majuscules_FOU&gt; fou &lt;ORT_a&gt; à faire en &lt;TYP_majuscules_FRaNcAIs&gt; français &lt;TYP_espace_avant_!_manquante&gt; !!! Allo &lt;MOD_koi&gt; quoi</text:p>
          </table:table-cell>
          <table:table-cell office:value-type="string">
            <text:p>&lt;PRE_4&gt; &lt;MOD_eske&gt; est-ce que &lt;MOD_t&gt; t'es forte en &lt;ORT_synthese&gt; synthèse &lt;TYP_espace_avant_?_manquante&gt; ?!! Notre &lt;MOD_prof&gt; professeur d &lt;TYP_apostrophe_avant_anglais_manquante&gt; 'anglais &lt;MOD_ORT_vien&gt; vient de nous donner une &lt;ORT_synthese&gt; synthèse de &lt;TYP_majuscules_FOU&gt; fou &lt;ORT_a&gt; à faire en &lt;TYP_majuscules_FRaNcAIs&gt; français &lt;TYP_espace_avant_!_manquante&gt; !!! Allo &lt;MOD_koi&gt; quoi</text:p>
          </table:table-cell>
          <table:table-cell office:value-type="string">
            <text:p>Point final manquant.</text:p>
          </table:table-cell>
          <table:table-cell table:number-columns-repeated="1013"/>
        </table:table-row>
        <table:table-row table:style-name="ro6">
          <table:table-cell table:formula="of:=[.A9]+1" office:value-type="float" office:value="9">
            <text:p>9</text:p>
          </table:table-cell>
          <table:table-cell office:value-type="float" office:value="4825">
            <text:p>4825</text:p>
          </table:table-cell>
          <table:table-cell office:value-type="string">
            <text:p>21 sept. 2011 13:08:00</text:p>
          </table:table-cell>
          <table:table-cell office:value-type="float" office:value="262">
            <text:p>262</text:p>
          </table:table-cell>
          <table:table-cell table:style-name="ce31" office:value-type="string">
            <text:p>Coucou ! J'ai bien reçu ton courrier ! Merci pour le petit mot . Et contente d'avoir participé à ce petit cadeau symbolique ...</text:p>
            <text:p>Te fais des bisous ...</text:p>
          </table:table-cell>
          <table:table-cell table:style-name="ce30" office:value-type="string">
            <text:p>Coucou ! J'ai bien reçu ton courrier ! Merci pour le petit mot &lt;TYP_effacement_espace&gt;. Et &lt;ABS_je&gt; &lt;ABS_suis&gt; contente d'avoir participé à ce petit cadeau symbolique &lt;TYP_effacement_espace&gt; ... &lt;ABS_Je&gt;Te fais des bisous &lt;TYP_effacement_espace&gt;…</text:p>
          </table:table-cell>
          <table:table-cell table:style-name="ce40" office:value-type="string">
            <text:p>Analyse manquante.</text:p>
          </table:table-cell>
          <table:table-cell table:style-name="ce44" office:value-type="string">
            <text:p>&lt;TYP_!&gt; Coucou ! Jai bien reçu ton courrier ! Merci pour le petit mot. Je suis contente d’avoir participé à ce petit cadeau symbolique… &lt;ABS_je&gt; te fais des bisous…</text:p>
          </table:table-cell>
          <table:table-cell table:style-name="ce50" office:value-type="string">
            <text:p>Coucou ! J'ai bien reçu ton courrier ! Merci pour le petit mot . Et contente d'avoir participé à ce petit cadeau symbolique ... &lt;ABS_Je&gt; Te fais des bisous ...</text:p>
          </table:table-cell>
          <table:table-cell office:value-type="string">
            <text:p>Coucou ! J'ai bien reçu ton courrier ! Merci pour le petit mot . Et contente d'avoir participé à ce petit cadeau symbolique &lt;TYP_effacement_espace&gt; ... &lt;ABS_Je&gt; Te fais des bisous &lt;TYP_effacement_espace&gt; ...</text:p>
          </table:table-cell>
          <table:table-cell office:value-type="string">
            <text:p>Je pense qu'il n'y a pas d'oubli du pronom « je » dans la quatrième phrase. Il ne faut pas oublier que le sms est de « l'oralité écrite ». Hors à l'oral, il est possible de dire « conte d'avoir.. » sans besoin de « je ».</text:p>
          </table:table-cell>
          <table:table-cell table:number-columns-repeated="1013"/>
        </table:table-row>
        <table:table-row table:style-name="ro4">
          <table:table-cell table:formula="of:=[.A10]+1" office:value-type="float" office:value="10">
            <text:p>10</text:p>
          </table:table-cell>
          <table:table-cell office:value-type="float" office:value="4836">
            <text:p>4836</text:p>
          </table:table-cell>
          <table:table-cell office:value-type="string">
            <text:p>21 sept. 2011 13:15:29</text:p>
          </table:table-cell>
          <table:table-cell office:value-type="float" office:value="136">
            <text:p>136</text:p>
          </table:table-cell>
          <table:table-cell table:style-name="ce30" office:value-type="string">
            <text:p>Trop merci ! T'es trop au top ! &lt;3</text:p>
          </table:table-cell>
          <table:table-cell table:style-name="ce30" office:value-type="string">
            <text:p>Trop merci ! &lt;MOD_T'es&gt; Tu es trop au &lt;LAN_top&gt; ! &lt;BIN&gt; &lt;3</text:p>
          </table:table-cell>
          <table:table-cell table:style-name="ce38" office:value-type="string">
            <text:p>&lt;GRA&gt; = <text:s/>Trop merci/T'es trop</text:p>
            <text:p>&lt;BIN&gt; = &lt;2&lt;GRA&gt; = <text:s/>Trop merci/T'es trop</text:p>
          </table:table-cell>
          <table:table-cell table:style-name="ce44" office:value-type="string">
            <text:p>Trop merci ! T’es trop au top ! &lt;BIN&gt;&lt;3</text:p>
          </table:table-cell>
          <table:table-cell table:style-name="ce50" office:value-type="string">
            <text:p>Trop merci ! T'es trop au top ! &lt;BIN_&lt;3&gt;</text:p>
          </table:table-cell>
          <table:table-cell office:value-type="string">
            <text:p>Trop merci ! T'es trop au top ! &lt;BIN_&lt;3&gt;</text:p>
          </table:table-cell>
          <table:table-cell table:number-columns-repeated="1014"/>
        </table:table-row>
        <table:table-row table:style-name="ro4">
          <table:table-cell table:formula="of:=[.A11]+1" office:value-type="float" office:value="11">
            <text:p>11</text:p>
          </table:table-cell>
          <table:table-cell office:value-type="float" office:value="5093">
            <text:p>5093</text:p>
          </table:table-cell>
          <table:table-cell office:value-type="string">
            <text:p>21 sept. 2011 14:18:04</text:p>
          </table:table-cell>
          <table:table-cell office:value-type="float" office:value="359">
            <text:p>359</text:p>
          </table:table-cell>
          <table:table-cell table:style-name="ce30" office:value-type="string">
            <text:p>Vous etes où les amis?</text:p>
          </table:table-cell>
          <table:table-cell table:style-name="ce30" office:value-type="string">
            <text:p>Vous &lt;TYP_etes&gt; êtes où les amis &lt;TYP_espace_manquant&gt;?</text:p>
          </table:table-cell>
          <table:table-cell table:style-name="ce38" office:value-type="string">
            <text:p>&lt;TYP&gt; = etre</text:p>
          </table:table-cell>
          <table:table-cell table:style-name="ce44" office:value-type="string">
            <text:p>Vous &lt;TYP_e&gt;êtes où les amis?</text:p>
          </table:table-cell>
          <table:table-cell table:style-name="ce50" office:value-type="string">
            <text:p>Vous &lt;ORT_etes&gt; êtes où les amis &lt;TYP_espace_avant_?_manquante&gt; ?</text:p>
          </table:table-cell>
          <table:table-cell office:value-type="string">
            <text:p>Vous &lt;ORT_etes&gt; êtes où les amis &lt;TYP_espace_avant_?_manquante&gt; ?</text:p>
          </table:table-cell>
          <table:table-cell table:number-columns-repeated="1014"/>
        </table:table-row>
        <table:table-row table:style-name="ro7">
          <table:table-cell table:formula="of:=[.A12]+1" office:value-type="float" office:value="12">
            <text:p>12</text:p>
          </table:table-cell>
          <table:table-cell office:value-type="float" office:value="5409">
            <text:p>5409</text:p>
          </table:table-cell>
          <table:table-cell office:value-type="string">
            <text:p>21 sept. 2011 18:48:14</text:p>
          </table:table-cell>
          <table:table-cell office:value-type="float" office:value="359">
            <text:p>359</text:p>
          </table:table-cell>
          <table:table-cell table:style-name="ce30" office:value-type="string">
            <text:p>T'y vas à quelle heure? Nous on y est dans 10 minutes^^</text:p>
          </table:table-cell>
          <table:table-cell table:style-name="ce30" office:value-type="string">
            <text:p>&lt;MOD_T'y&gt; Tu y vas à quelle heure &lt;TYP_espace_manquant&gt;? Nous on y est dans 10 minutes &lt;BIN&gt; ^^</text:p>
          </table:table-cell>
          <table:table-cell table:style-name="ce38" office:value-type="string">
            <text:p>&lt;MOD&gt; = t'y &lt;BIN&gt; = ^^</text:p>
          </table:table-cell>
          <table:table-cell table:style-name="ce44" office:value-type="string">
            <text:p>T’y vas à quelle heure ? Nous&lt;TYP_,&gt; on y est dans 10 minutes &lt;BIN&gt;^^</text:p>
          </table:table-cell>
          <table:table-cell table:style-name="ce50" office:value-type="string">
            <text:p>T'y vas à quelle heure &lt;TYP_espace_avant_?_manquante&gt; ? Nous on y est dans 10 minutes &lt;TYP_espace_avant_^^_manquante&gt; &lt;BIN_^^&gt;</text:p>
          </table:table-cell>
          <table:table-cell office:value-type="string">
            <text:p>T'y vas à quelle heure &lt;TYP_espace_avant_?_manquante&gt; ? Nous on y est dans 10 minutes &lt;TYP_espace_avant_^^_manquante&gt; &lt;BIN_^^&gt;</text:p>
          </table:table-cell>
          <table:table-cell table:number-columns-repeated="1014"/>
        </table:table-row>
        <table:table-row table:style-name="ro4">
          <table:table-cell table:formula="of:=[.A13]+1" office:value-type="float" office:value="13">
            <text:p>13</text:p>
          </table:table-cell>
          <table:table-cell office:value-type="float" office:value="5527">
            <text:p>5527</text:p>
          </table:table-cell>
          <table:table-cell office:value-type="string">
            <text:p>21 sept. 2011 20:53:00</text:p>
          </table:table-cell>
          <table:table-cell office:value-type="float" office:value="397">
            <text:p>397</text:p>
          </table:table-cell>
          <table:table-cell table:style-name="ce30" office:value-type="string">
            <text:p>Tu es dispo pour que l'on mange ensemble ce soir ou demain ?</text:p>
          </table:table-cell>
          <table:table-cell table:style-name="ce30" office:value-type="string">
            <text:p>Tu es &lt;MOD_dispo&gt; disponible pour que l'on mange ensemble ce soir ou demain ?</text:p>
          </table:table-cell>
          <table:table-cell table:style-name="ce38" office:value-type="string">
            <text:p>&lt;MOD&gt; = dispo</text:p>
          </table:table-cell>
          <table:table-cell table:style-name="ce44" office:value-type="string">
            <text:p>Tu es &lt;MOD_dispo&gt;disponible pour que l’on mange ensemble ce soir ou demain ?</text:p>
          </table:table-cell>
          <table:table-cell table:style-name="ce50" office:value-type="string">
            <text:p>Tu es &lt;MOD_dispo&gt; disponible pour que l'on mange ensemble ce soir ou demain ?</text:p>
          </table:table-cell>
          <table:table-cell office:value-type="string">
            <text:p>Tu es &lt;MOD_dispo&gt; disponible pour que l'on mange ensemble ce soir ou demain ?</text:p>
          </table:table-cell>
          <table:table-cell table:number-columns-repeated="1014"/>
        </table:table-row>
        <table:table-row table:style-name="ro8">
          <table:table-cell table:formula="of:=[.A14]+1" office:value-type="float" office:value="14">
            <text:p>14</text:p>
          </table:table-cell>
          <table:table-cell office:value-type="float" office:value="5536">
            <text:p>5536</text:p>
          </table:table-cell>
          <table:table-cell office:value-type="string">
            <text:p>21 sept. 2011 21:04:51</text:p>
          </table:table-cell>
          <table:table-cell office:value-type="float" office:value="120">
            <text:p>120</text:p>
          </table:table-cell>
          <table:table-cell table:style-name="ce30" office:value-type="string">
            <text:p>Cc tu va mieux. Mam ma dis ke tèté retmbè malade. Et bb? Bisx</text:p>
          </table:table-cell>
          <table:table-cell table:style-name="ce30" office:value-type="string">
            <text:p><text:s/>&lt;MOD_Cc&gt; Coucou tu va mieux. &lt;MOD_Mam&gt; Maman &lt;TYP_ma&gt; m’a dis &lt;MOD_ke&gt; que &lt;MOD_tèté&gt; tu étais &lt;MOD_retmbè&gt; retombé malade. Et &lt;MOD_bb&gt; bébé &lt;TYP-espace_manquant&gt;?&lt;MOD_Bisx&gt; Bisous</text:p>
          </table:table-cell>
          <table:table-cell table:style-name="ce38" office:value-type="string">
            <text:p>&lt;MOD_Cc&gt; Coucou tu &lt;GRA_va&gt; vas mieux. &lt;MOD_Mam&gt; Maman &lt;GRA_ma dis&gt; m'a dit &lt;MOD_ke tèté retmbè malade. Et bb? Bisx&gt; que t’étais retomber malade. Et bébé? Bisous</text:p>
            <text:p><text:span text:style-name="T4"/></text:p>
          </table:table-cell>
          <table:table-cell table:style-name="ce44" office:value-type="string">
            <text:p>&lt;MOD_cc&gt;coucou ! Tu &lt;MOD_va&gt;vas mieux &lt;TYP&gt;? &lt;MOD_mam&gt;Maman &lt;MOD_ma&gt;m’a &lt;ORT_dis&gt;dit que &lt;MOD_tèté&gt;t’étais &lt;MOD_retmbè&gt;retombé malade. Et &lt;MOD_bb&gt;bébé ? &lt;MOD_bisx&gt;bisous</text:p>
          </table:table-cell>
          <table:table-cell table:style-name="ce50" office:value-type="string">
            <text:p>&lt;MOD_Cc&gt; Coucou tu &lt;MOD_ORT_va&gt; vas mieux. &lt;MOD_Mam&gt; Maman m&lt;TYP_apostrophe_avant_a_manquante&gt;'a &lt;ORT_dis&gt; dit &lt;MOD_ke&gt; que &lt;MOD_tèté&gt; t'étais &lt;MOD_ORT_retmbè&gt; retombé malade. Et &lt;MOD_bb&gt; bébé &lt;TYP_espace_avant_?_manquante&gt; ? &lt;MOD_Bisx&gt; Bisoux</text:p>
          </table:table-cell>
          <table:table-cell office:value-type="string">
            <text:p>&lt;MOD_Cc&gt; Coucou tu &lt;MOD_ORT_va&gt; vas mieux. &lt;MOD_Mam&gt; Maman m&lt;TYP_apostrophe_avant_a_manquante&gt;'a &lt;ORT_dis&gt; dit &lt;MOD_ke&gt; que &lt;MOD_tèté&gt; t'étais &lt;MOD_retmbè&gt; retombé malade. Et &lt;MOD_bb&gt; bébé &lt;TYP_espace_avant_?_manquante&gt; ? &lt;MOD_Bisx&gt; Bisoux</text:p>
          </table:table-cell>
          <table:table-cell office:value-type="string">
            <text:p>Point final manquant.</text:p>
          </table:table-cell>
          <table:table-cell table:number-columns-repeated="1013"/>
        </table:table-row>
        <table:table-row table:style-name="ro4">
          <table:table-cell table:formula="of:=[.A15]+1" office:value-type="float" office:value="15">
            <text:p>15</text:p>
          </table:table-cell>
          <table:table-cell office:value-type="float" office:value="5846">
            <text:p>5846</text:p>
          </table:table-cell>
          <table:table-cell office:value-type="string">
            <text:p>22 sept. 2011 08:03:24</text:p>
          </table:table-cell>
          <table:table-cell office:value-type="float" office:value="224">
            <text:p>224</text:p>
          </table:table-cell>
          <table:table-cell table:style-name="ce30" office:value-type="string">
            <text:p>J'ai plus de crédit</text:p>
          </table:table-cell>
          <table:table-cell table:style-name="ce30" office:value-type="string">
            <text:p><text:s/>&lt;ABS_J'ai&gt; Je n’ai plus de crédit </text:p>
          </table:table-cell>
          <table:table-cell table:style-name="ce39"/>
          <table:table-cell table:style-name="ce44" office:value-type="string">
            <text:p>J’ai plus de crédit &lt;TYP_ !&gt;</text:p>
          </table:table-cell>
          <table:table-cell table:style-name="ce50" office:value-type="string">
            <text:p>&lt;ABS_J'ai&gt; Je n'ai plus de crédit</text:p>
          </table:table-cell>
          <table:table-cell office:value-type="string">
            <text:p>&lt;ABS_J'ai&gt; Je n'ai plus de crédit</text:p>
          </table:table-cell>
          <table:table-cell office:value-type="string">
            <text:p>Point final manquant.</text:p>
          </table:table-cell>
          <table:table-cell table:number-columns-repeated="1013"/>
        </table:table-row>
        <table:table-row table:style-name="ro4">
          <table:table-cell table:formula="of:=[.A16]+1" office:value-type="float" office:value="16">
            <text:p>16</text:p>
          </table:table-cell>
          <table:table-cell office:value-type="float" office:value="5938">
            <text:p>5938</text:p>
          </table:table-cell>
          <table:table-cell office:value-type="string">
            <text:p>22 sept. 2011 10:22:29</text:p>
          </table:table-cell>
          <table:table-cell office:value-type="float" office:value="309">
            <text:p>309</text:p>
          </table:table-cell>
          <table:table-cell table:style-name="ce30" office:value-type="string">
            <text:p>T dcd?</text:p>
          </table:table-cell>
          <table:table-cell table:style-name="ce30" office:value-type="string">
            <text:p>&lt;MOD_T&gt; Tu &lt;ABS_es&gt; &lt;MOD_dcd&gt; décédé&lt;TYP_espace_manquant&gt; ?</text:p>
          </table:table-cell>
          <table:table-cell table:style-name="ce38" office:value-type="string">
            <text:p>&lt;MOD&gt; = T dcd ?</text:p>
          </table:table-cell>
          <table:table-cell table:style-name="ce44" office:value-type="string">
            <text:p>&lt;MOD_t&gt;T’es &lt;MOD_dcd&gt;décédé ?</text:p>
          </table:table-cell>
          <table:table-cell table:style-name="ce50" office:value-type="string">
            <text:p>&lt;MOD_T&gt; T'es &lt;MOD_dcd&gt; décédé &lt;TYP_espace_avant_?_manquante&gt; ?</text:p>
          </table:table-cell>
          <table:table-cell office:value-type="string">
            <text:p>&lt;MOD_T&gt; T'es &lt;MOD_dcd&gt; décédé &lt;TYP_espace_avant_?_manquante&gt; ?</text:p>
          </table:table-cell>
          <table:table-cell table:number-columns-repeated="1014"/>
        </table:table-row>
        <table:table-row table:style-name="ro6">
          <table:table-cell table:formula="of:=[.A17]+1" office:value-type="float" office:value="17">
            <text:p>17</text:p>
          </table:table-cell>
          <table:table-cell office:value-type="float" office:value="6532">
            <text:p>6532</text:p>
          </table:table-cell>
          <table:table-cell office:value-type="string">
            <text:p>22 sept. 2011 18:17:52</text:p>
          </table:table-cell>
          <table:table-cell office:value-type="float" office:value="395">
            <text:p>395</text:p>
          </table:table-cell>
          <table:table-cell table:style-name="ce30" office:value-type="string">
            <text:p>Bref il est temps que je dorme.. Je te fais plein de bisous mon bébé &lt;3 tu es le meilleur je t'aime très fort ! Et tu es beau aussi &lt;3 et on est trop jolis ensemble ! Bonne nuit a demain &lt;3 loveeeeee uuu</text:p>
          </table:table-cell>
          <table:table-cell table:style-name="ce30" office:value-type="string">
            <text:p>Bref il est temps que je dorme.. Je te fais plein de bisous mon bébé &lt;BIN_&lt;3&gt; tu es le meilleur je t'aime très fort ! Et tu es beau aussi &lt;BIN&gt; &lt;3 et on est trop jolis ensemble ! Bonne nuit &lt;TYP_a&gt; à demain &lt;BIN_&lt;3&gt; &lt;LAN_loveeeeee uuu&gt; I love you</text:p>
          </table:table-cell>
          <table:table-cell table:style-name="ce38" office:value-type="string">
            <text:p>&lt;BIN&gt; = <text:s/>&lt;3 <text:s/>&lt;TYP&gt; = a <text:s/>&lt;LAN&gt; = loveeee uuu</text:p>
          </table:table-cell>
          <table:table-cell table:style-name="ce44" office:value-type="string">
            <text:p>Bref il est temps que je dorme… je te fais pleins de bisous mon bébé &lt;BIN&gt;&lt;3 tu es le meilleur je t’aime très fort ! Et tu es beau aussi &lt;3 et on est trop jolis ensemble ! Bonne nuit à demain &lt;BIN&gt;&lt;3 &lt;LAN&gt;&lt;ABS_I&gt;&lt;MOD_loooove&gt; love you</text:p>
          </table:table-cell>
          <table:table-cell table:style-name="ce50" office:value-type="string">
            <text:p>Bref il est temps que je dorme.. Je te fais plein de bisous mon bébé &lt;BIN_&lt;3&gt; tu es le meilleur je t'aime très fort ! Et tu es beau aussi &lt;BIN_&lt;3&gt; et on est trop jolis ensemble ! Bonne nuit &lt;ORTà&gt; à demain &lt;BIN_&lt;3&gt; &lt;LAN_love you&gt; love you</text:p>
          </table:table-cell>
          <table:table-cell office:value-type="string">
            <text:p>Bref il est temps que je dorme.. Je te fais plein de bisous mon bébé &lt;BIN_&lt;3&gt; tu es le meilleur je t'aime très fort ! Et tu es beau aussi &lt;BIN_&lt;3&gt; et on est trop jolis ensemble ! Bonne nuit &lt;ORT_à&gt; à demain &lt;BIN_&lt;3&gt; &lt;LAN_love you&gt; love you</text:p>
          </table:table-cell>
          <table:table-cell office:value-type="string">
            <text:p>Point final manquant.</text:p>
          </table:table-cell>
          <table:table-cell table:number-columns-repeated="1013"/>
        </table:table-row>
        <table:table-row table:style-name="ro7">
          <table:table-cell table:formula="of:=[.A18]+1" office:value-type="float" office:value="18">
            <text:p>18</text:p>
          </table:table-cell>
          <table:table-cell office:value-type="float" office:value="6885">
            <text:p>6885</text:p>
          </table:table-cell>
          <table:table-cell office:value-type="string">
            <text:p>22 sept. 2011 20:49:42</text:p>
          </table:table-cell>
          <table:table-cell office:value-type="float" office:value="293">
            <text:p>293</text:p>
          </table:table-cell>
          <table:table-cell table:style-name="ce30" office:value-type="string">
            <text:p>Zorro est arrive, sans s'presse :-) c'est qui ta prof?</text:p>
          </table:table-cell>
          <table:table-cell table:style-name="ce30" office:value-type="string">
            <text:p>Zorro est &lt;GRA_arrive&gt; arrivé, sans &lt;MOD_s'presse&gt; se presser &lt;BIN&gt; :-) c'est qui ta &lt;MOD_prof&gt; professeur &lt;TYP_espace_manquant&gt;?</text:p>
          </table:table-cell>
          <table:table-cell table:style-name="ce38" office:value-type="string">
            <text:p>&lt;TYP&gt; = arrive/presse</text:p>
          </table:table-cell>
          <table:table-cell table:style-name="ce44" office:value-type="string">
            <text:p>Zorro est arriv&lt;TYP_e&gt;é sans &lt;MOD_s’&gt;se &lt;MOD_presse&gt;presser &lt;BIN&gt; c’est qui ta prof?</text:p>
          </table:table-cell>
          <table:table-cell table:style-name="ce50" office:value-type="string">
            <text:p>Zorro est &lt;GRA_arrive&gt; arrivé, sans &lt;MOD_GRAs'presse&gt; se presser &lt;BIN_:-)&gt; c'est qui ta &lt;MOD_prof&gt; professeure &lt;TYP_espace_avant_?_manquante&gt; <text:s/>?</text:p>
          </table:table-cell>
          <table:table-cell office:value-type="string">
            <text:p>Zorro est &lt;GRA_arrive&gt; arrivé, sans &lt;MOD_GRA_s'presse&gt; se presser &lt;BIN_:-)&gt; c'est qui ta &lt;MOD_prof&gt; professeure &lt;TYP_espace_avant_?_manquante&gt; <text:s/>?</text:p>
          </table:table-cell>
          <table:table-cell table:number-columns-repeated="1014"/>
        </table:table-row>
        <table:table-row table:style-name="ro7">
          <table:table-cell table:formula="of:=[.A19]+1" office:value-type="float" office:value="19">
            <text:p>19</text:p>
          </table:table-cell>
          <table:table-cell office:value-type="float" office:value="6887">
            <text:p>6887</text:p>
          </table:table-cell>
          <table:table-cell office:value-type="string">
            <text:p>22 sept. 2011 20:50:27</text:p>
          </table:table-cell>
          <table:table-cell office:value-type="float" office:value="293">
            <text:p>293</text:p>
          </table:table-cell>
          <table:table-cell table:style-name="ce30" office:value-type="string">
            <text:p>Au dos d'son beau tornado :) elle est trop bien cette prof, chui amoureux d'elle <text:s/>^^</text:p>
          </table:table-cell>
          <table:table-cell table:style-name="ce30" office:value-type="string">
            <text:p>Au dos &lt;MOD_d'son&gt; de son beau &lt;LAN_tornado&gt; &lt;BIN&gt; :) elle est trop bien cette &lt;MOD_prof&gt; professeur, &lt;MOD_chui&gt; je suis amoureux d'elle &lt;BIN&gt; ^^ </text:p>
          </table:table-cell>
          <table:table-cell table:style-name="ce38" office:value-type="string">
            <text:p>&lt;MOD&gt; = d'son/chui &lt;BIN&gt;:)/^^</text:p>
          </table:table-cell>
          <table:table-cell table:style-name="ce44" office:value-type="string">
            <text:p>Au dos &lt;MOD_d’&gt;de son beau tornado &lt;BIN&gt; Elle est trop bien cette prof, &lt;MOD_chui&gt;je suis amoureux d’elle &lt;BIN&gt;^^</text:p>
          </table:table-cell>
          <table:table-cell table:style-name="ce50" office:value-type="string">
            <text:p>Au dos &lt;MOD_d'son&gt; de son beau tornado &lt;BIN_:)&gt; elle est trop bien cette &lt;MOD_prof&gt; <text:s/>professeure, &lt;MOD_chuis&gt; je suis amoureux d'elle &lt;BIN_^^&gt;</text:p>
          </table:table-cell>
          <table:table-cell office:value-type="string">
            <text:p>Au dos &lt;MOD_d'son&gt; de son beau tornado &lt;BIN_:)&gt; elle est trop bien cette &lt;MOD_prof&gt; <text:s/>professeure, &lt;MOD_chuis&gt; je suis amoureux d'elle &lt;BIN_^^&gt;</text:p>
          </table:table-cell>
          <table:table-cell office:value-type="string">
            <text:p>Tornado est le nom du cheval de Zorro.</text:p>
          </table:table-cell>
          <table:table-cell table:number-columns-repeated="1013"/>
        </table:table-row>
        <table:table-row table:style-name="ro9">
          <table:table-cell table:formula="of:=[.A20]+1" office:value-type="float" office:value="20">
            <text:p>20</text:p>
          </table:table-cell>
          <table:table-cell office:value-type="float" office:value="7063">
            <text:p>7063</text:p>
          </table:table-cell>
          <table:table-cell office:value-type="string">
            <text:p>22 sept. 2011 21:17:16</text:p>
          </table:table-cell>
          <table:table-cell office:value-type="float" office:value="324">
            <text:p>324</text:p>
          </table:table-cell>
          <table:table-cell table:style-name="ce30" office:value-type="string">
            <text:p>Ahah t'es drôle! Samedi matin? Ca risque d'etre cool. Ma mere a entendu hier a la radio "les jeune d'aujourd'hui donnent un autre nom aux bizutages. Ils appellent cela week-end d'intégration" xD</text:p>
          </table:table-cell>
          <table:table-cell table:style-name="ce30" office:value-type="string">
            <text:p>Ahah &lt;MOD_t'es&gt; tu es drôle &lt;TYP_espace _manquan&gt;! Samedi matin &lt;TYP_espace_manquant&gt; ? &lt;TYPE_Ca&gt; Ça risque d'&lt;TYP_etre&gt; être cool. Ma &lt;TYP_mere&gt; mère a entendu hier &lt;TYP_a&gt; à la radio &lt;ABS_que&gt; "les &lt;ORT_jeune&gt; jeunes d'aujourd'hui donnent un autre nom aux bizutages. Ils appellent cela &lt;LAN_week-end&gt; d'intégration" &lt;BIN&gt; xD </text:p>
          </table:table-cell>
          <table:table-cell table:style-name="ce38" office:value-type="string">
            <text:p>&lt;TYP&gt; = <text:s/>Ca, etre, mere</text:p>
          </table:table-cell>
          <table:table-cell table:style-name="ce44" office:value-type="string">
            <text:p>Ah&lt;TYP_espace_avant&gt;ah <text:s/>tu es drôle ! Samedi matin ? ca risque d’&lt;TYP_e&gt;être cool ! Ma m&lt;TYP_e&gt;ère &lt;TYP&gt;a entendu hier &lt;TYP_a&gt;à la radio « les &lt;MOD_jeune&gt;jeunes d’aujourd’hui donnent un autre nom aux bizutages. Ils appellent cela week-end d’intégration » &lt;BIN&gt;xD</text:p>
          </table:table-cell>
          <table:table-cell table:style-name="ce50" office:value-type="string">
            <text:p>Ahah t'es drôle &lt;TYP_espace_avant_!_manquante&gt; ! Samedi matin &lt;TYP_espace_avant_?_manquante&gt; ? &lt;ORT_Ca&gt; Ça risque d' &lt;ORT_etre&gt; être cool. Ma &lt;ORT_mere&gt; mère a entendu hier &lt;ORT_a&gt; à la radio "les jeunes d'aujourd'hui donnent un autre nom aux bizutages. Ils appellent cela week-end d'intégration" &lt;BIN_xD&gt;</text:p>
          </table:table-cell>
          <table:table-cell office:value-type="string">
            <text:p>Ahah t'es drôle &lt;TYP_espace_avant_!_manquante&gt; ! Samedi matin &lt;TYP_espace_avant_?_manquante&gt; ? &lt;ORT_Ca&gt; Ça risque d' &lt;ORT_etre&gt; être cool. Ma &lt;ORT_mere&gt; mère a entendu hier &lt;ORT_a&gt; à la radio "les jeunes d'aujourd'hui donnent un autre nom aux bizutages. Ils appellent cela week-end d'intégration" &lt;BIN_xD&gt;</text:p>
          </table:table-cell>
          <table:table-cell office:value-type="string">
            <text:p>Week-end est un mot intégré dans la langue française : il ne nécessite pas la balise &lt;LAN&gt;</text:p>
          </table:table-cell>
          <table:table-cell table:number-columns-repeated="2"/>
          <table:table-cell/>
          <table:table-cell table:number-columns-repeated="1010"/>
        </table:table-row>
        <table:table-row table:style-name="ro10">
          <table:table-cell table:formula="of:=[.A21]+1" office:value-type="float" office:value="21">
            <text:p>21</text:p>
          </table:table-cell>
          <table:table-cell office:value-type="float" office:value="7351">
            <text:p>7351</text:p>
          </table:table-cell>
          <table:table-cell office:value-type="string">
            <text:p>22 sept. 2011 22:41:34</text:p>
          </table:table-cell>
          <table:table-cell office:value-type="float" office:value="395">
            <text:p>395</text:p>
          </table:table-cell>
          <table:table-cell table:style-name="ce30" office:value-type="string">
            <text:p>Ben rien de spécial xD je lui ai dit "bah ouais grave!!!!" et je t'ai envoyé un texto</text:p>
          </table:table-cell>
          <table:table-cell table:style-name="ce30" office:value-type="string">
            <text:p>Ben rien de spécial &lt;BIN&gt; xD je lui ai &lt;GRA_dit&gt; dis " &lt;LAN_bah&gt; ouais grave &lt;TYP_ espace_manquant&gt;!!!! et je t'ai envoyé un texto</text:p>
          </table:table-cell>
          <table:table-cell table:style-name="ce40" office:value-type="string">
            <text:p>Analyse manquante.</text:p>
          </table:table-cell>
          <table:table-cell table:style-name="ce44" office:value-type="string">
            <text:p><text:span text:style-name="T6">Ben rien de spécial &lt;BIN_extra MDR</text:span><text:span text:style-name="T7">&gt;</text:span><text:span text:style-name="T5"> je lui ai dit &lt;TYP_ « &gt; bah ouais grave &lt;TYP_espace_manquant&gt;</text:span><text:span text:style-name="T7"> !!! &lt;TYP_»&gt;</text:span><text:span text:style-name="T5"> &lt;MOD _e_&gt;Et je t'ai envoyé un texto&lt;TYP_.&gt;</text:span></text:p>
          </table:table-cell>
          <table:table-cell table:style-name="ce50" office:value-type="string">
            <text:p>Ben rien de spécial &lt;BIN_xD&gt; je lui ai dit "bah ouais grave &lt;TYP_espace_avant_!_manquante&gt; !!!!" et je t'ai envoyé un texto</text:p>
          </table:table-cell>
          <table:table-cell office:value-type="string">
            <text:p>&lt;DIV_Ben&gt; rien de spécial &lt;BIN_xD&gt; je lui ai dit "bah ouais grave &lt;TYP_espace_avant_!_manquante&gt; !!!!" et je t'ai envoyé un texto</text:p>
          </table:table-cell>
          <table:table-cell office:value-type="string">
            <text:p>« Bah » est une interjection reconnue par le dictionnaire. Par contre, « ben » n'y figure pas. </text:p>
          </table:table-cell>
          <table:table-cell table:number-columns-repeated="1013"/>
        </table:table-row>
        <table:table-row table:style-name="ro4">
          <table:table-cell table:formula="of:=[.A22]+1" office:value-type="float" office:value="22">
            <text:p>22</text:p>
          </table:table-cell>
          <table:table-cell office:value-type="float" office:value="7419">
            <text:p>7419</text:p>
          </table:table-cell>
          <table:table-cell office:value-type="string">
            <text:p>22 sept. 2011 23:19:08</text:p>
          </table:table-cell>
          <table:table-cell office:value-type="float" office:value="163">
            <text:p>163</text:p>
          </table:table-cell>
          <table:table-cell table:style-name="ce30" office:value-type="string">
            <text:p>Yep, bouuuh tatatata lalala</text:p>
          </table:table-cell>
          <table:table-cell table:style-name="ce30" office:value-type="string">
            <text:p>&lt;LAN_Yep&gt; , &lt;DIV_bouuuh tatatata lalala&gt;</text:p>
          </table:table-cell>
          <table:table-cell table:style-name="ce38" office:value-type="string">
            <text:p>&lt;BIN&gt;</text:p>
          </table:table-cell>
          <table:table-cell table:style-name="ce45" office:value-type="string">
            <text:p>&lt;MOD_Yep, bouuuh tatatata lalala&gt;&lt;TYP_.&gt;</text:p>
          </table:table-cell>
          <table:table-cell table:style-name="ce50" office:value-type="string">
            <text:p>Yep, bouuuh tatatata lalala</text:p>
          </table:table-cell>
          <table:table-cell office:value-type="string">
            <text:p>Yep, bouuuh tatatata lalala</text:p>
          </table:table-cell>
          <table:table-cell office:value-type="string">
            <text:p>Sms inutilisable </text:p>
          </table:table-cell>
          <table:table-cell table:number-columns-repeated="1013"/>
        </table:table-row>
        <table:table-row table:style-name="ro3">
          <table:table-cell table:formula="of:=[.A23]+1" office:value-type="float" office:value="23">
            <text:p>23</text:p>
          </table:table-cell>
          <table:table-cell office:value-type="float" office:value="8481">
            <text:p>8481</text:p>
          </table:table-cell>
          <table:table-cell office:value-type="string">
            <text:p>23 sept. 2011 18:17:22</text:p>
          </table:table-cell>
          <table:table-cell office:value-type="float" office:value="324">
            <text:p>324</text:p>
          </table:table-cell>
          <table:table-cell table:style-name="ce30" office:value-type="string">
            <text:p>Oki &lt;3 meurchi :) vivement!</text:p>
          </table:table-cell>
          <table:table-cell table:style-name="ce30" office:value-type="string">
            <text:p>&lt;LAN_Oki&gt; &lt;BIN_&lt;3&gt; &lt;MOD_meurchi&gt; merci &lt;BIN&gt; :) vivement &lt;TYP_espace_manquant&gt;!</text:p>
          </table:table-cell>
          <table:table-cell table:style-name="ce38" office:value-type="string">
            <text:p>&lt;LAN&gt; oki/meurchi &lt;BIN&gt; &lt;3/:)</text:p>
          </table:table-cell>
          <table:table-cell table:style-name="ce45" office:value-type="string">
            <text:p>&lt;LAN_Okey&gt; &lt;BIN_&lt;3&gt; &lt;LAN_merci&gt; &lt;BIN_:)&gt; vivement&lt;TYP_espace_manquant&gt;!</text:p>
          </table:table-cell>
          <table:table-cell table:style-name="ce50" office:value-type="string">
            <text:p>&lt;MOD_Oki&gt; Ok &lt;BIN_&lt;3&gt; &lt;MOD_meurchi&gt; merci &lt;BIN_:)&gt; vivement &lt;TYP_espace_avant_!_manquante&gt; !</text:p>
          </table:table-cell>
          <table:table-cell office:value-type="string">
            <text:p>&lt;MOD_Oki&gt; Ok &lt;BIN_&lt;3&gt; &lt;MOD_meurchi&gt; merci &lt;BIN_:)&gt; vivement &lt;TYP_espace_avant_!_manquante&gt; !</text:p>
          </table:table-cell>
          <table:table-cell office:value-type="string">
            <text:p>« Oki » hérite de la balise &lt;MOD&gt; et non &lt;LAN&gt;, car ok est une entrée de la langue française.</text:p>
          </table:table-cell>
          <table:table-cell table:number-columns-repeated="1013"/>
        </table:table-row>
        <table:table-row table:style-name="ro3">
          <table:table-cell table:formula="of:=[.A24]+1" office:value-type="float" office:value="24">
            <text:p>24</text:p>
          </table:table-cell>
          <table:table-cell office:value-type="float" office:value="8492">
            <text:p>8492</text:p>
          </table:table-cell>
          <table:table-cell office:value-type="string">
            <text:p>23 sept. 2011 18:19:35</text:p>
          </table:table-cell>
          <table:table-cell office:value-type="float" office:value="42">
            <text:p>42</text:p>
          </table:table-cell>
          <table:table-cell table:style-name="ce30" office:value-type="string">
            <text:p>A ué kestu f</text:p>
          </table:table-cell>
          <table:table-cell table:style-name="ce30" office:value-type="string">
            <text:p>&lt;MOD_A&gt; Ah &lt;LAN_ué&gt; ouai &lt;MOD_kestu&gt; qu’est ce que tu &lt;MOD_f&gt; fais &lt;TYP_ ? _ manquant&gt;</text:p>
          </table:table-cell>
          <table:table-cell table:style-name="ce38" office:value-type="string">
            <text:p>&lt;MOD&gt; = A ué kestu f</text:p>
            <text:p><text:span text:style-name="T5"/></text:p>
            <text:p><text:span text:style-name="T5"/></text:p>
          </table:table-cell>
          <table:table-cell table:style-name="ce45" office:value-type="string">
            <text:p>&lt;MOD_Ohé&gt;&lt;MOD_ qu'est-ce que_TYP_espace_manquant&gt; tu &lt;MOD_fais&gt;&lt;TYP_ ?&gt; </text:p>
          </table:table-cell>
          <table:table-cell table:style-name="ce50" office:value-type="string">
            <text:p>&lt;MOD_A&gt; Ah &lt;MOD_ué&gt; oui &lt;MOD_kestu&gt; qu'est-ce tu &lt;MOD_f&gt; fais &lt;ABS_?&gt;</text:p>
          </table:table-cell>
          <table:table-cell office:value-type="string">
            <text:p>&lt;MOD_A&gt; Ah &lt;MOD_ué&gt; ouais &lt;MOD_kestu&gt; qu'est-ce tu &lt;MOD_f&gt; fais &lt;TYP_?&gt;</text:p>
          </table:table-cell>
          <table:table-cell table:number-columns-repeated="1014"/>
        </table:table-row>
        <table:table-row table:style-name="ro11">
          <table:table-cell table:formula="of:=[.A25]+1" office:value-type="float" office:value="25">
            <text:p>25</text:p>
          </table:table-cell>
          <table:table-cell office:value-type="float" office:value="8673">
            <text:p>8673</text:p>
          </table:table-cell>
          <table:table-cell office:value-type="string">
            <text:p>23 sept. 2011 20:03:16</text:p>
          </table:table-cell>
          <table:table-cell office:value-type="float" office:value="8">
            <text:p>8</text:p>
          </table:table-cell>
          <table:table-cell table:style-name="ce30" office:value-type="string">
            <text:p>-*ha ha*-_-_-_- ¤~¤^+^¤-¤"-"_-_:3 <text:s text:c="2"/>=-) :-) &lt;&lt;-&gt;&gt;</text:p>
          </table:table-cell>
          <table:table-cell table:style-name="ce30" office:value-type="string">
            <text:p>&lt;BIN &gt; -*ha ha*-_-_-_- ¤~¤^+^¤-¤"-"_-_:3 <text:s text:c="2"/>=-) :-) &lt;&lt;-&gt;&gt;</text:p>
          </table:table-cell>
          <table:table-cell table:style-name="ce38" office:value-type="string">
            <text:p>&lt;BIN&gt;</text:p>
          </table:table-cell>
          <table:table-cell table:style-name="ce46" office:value-type="string">
            <text:p><text:s text:c="2"/>- &lt;TYP_espace_manquant&gt;&lt;TYP_ « &gt;&lt;MOD_ha ha&gt;&lt;TYP_absence_!&gt;&lt;<text:span text:style-name="T5">BIN_14-_-_-_- ¤~¤^+^¤-¤"-"_-_:3 <text:s text:c="2"/>=-) :-) &lt;&lt;-&gt;&gt;</text:span><text:span text:style-name="T7"> &gt;</text:span></text:p>
          </table:table-cell>
          <table:table-cell table:style-name="ce50" office:value-type="string">
            <text:p>&lt;BIN&gt; -*ha*-_-_-_- ¤~¤^+^¤-¤"-"_-_:3 <text:s/>=-) :-) &lt;&lt;-&gt;&gt;</text:p>
          </table:table-cell>
          <table:table-cell office:value-type="string">
            <text:p>&lt;BIN &gt; -*ha ha*-_-_-_- ¤~¤^+^¤-¤"-"_-_:3 <text:s text:c="2"/>=-) :-) &lt;&lt;-&gt;&gt;</text:p>
          </table:table-cell>
          <table:table-cell table:number-columns-repeated="1014"/>
        </table:table-row>
        <table:table-row table:style-name="ro6">
          <table:table-cell table:formula="of:=[.A26]+1" office:value-type="float" office:value="26">
            <text:p>26</text:p>
          </table:table-cell>
          <table:table-cell office:value-type="float" office:value="8674">
            <text:p>8674</text:p>
          </table:table-cell>
          <table:table-cell office:value-type="string">
            <text:p>23 sept. 2011 20:03:27</text:p>
          </table:table-cell>
          <table:table-cell office:value-type="float" office:value="191">
            <text:p>191</text:p>
          </table:table-cell>
          <table:table-cell table:style-name="ce30" office:value-type="string">
            <text:p>Tu fais quoi la ?</text:p>
          </table:table-cell>
          <table:table-cell table:style-name="ce33" office:value-type="string">
            <text:p>Tu fais quoi &lt;TYP_la&gt; là <text:s/>?</text:p>
          </table:table-cell>
          <table:table-cell table:style-name="ce41" office:value-type="string">
            <text:p>&lt;GRA&gt; la=là</text:p>
          </table:table-cell>
          <table:table-cell table:style-name="ce45" office:value-type="string">
            <text:p>Tu fais quoi &lt;TYP_à&gt;là ?</text:p>
          </table:table-cell>
          <table:table-cell table:style-name="ce51" office:value-type="string">
            <text:p>Tu fais quoi &lt;TYP_la&gt; là ?</text:p>
          </table:table-cell>
          <table:table-cell office:value-type="string">
            <text:p>Tu fais quoi &lt;ORT_la&gt; là ?</text:p>
          </table:table-cell>
          <table:table-cell office:value-type="string">
            <text:p>Il est dur de déterminer s'il s'agit d'une modification ou d'une faute d'orthographe. Cependant, puis que le reste du message est correctement écrit (conjugaison...), on peut supposer qu'il s'agit d'une erreur non volontaire.</text:p>
          </table:table-cell>
          <table:table-cell table:number-columns-repeated="1013"/>
        </table:table-row>
        <table:table-row table:style-name="ro4">
          <table:table-cell table:formula="of:=[.A27]+1" office:value-type="float" office:value="27">
            <text:p>27</text:p>
          </table:table-cell>
          <table:table-cell office:value-type="float" office:value="8957">
            <text:p>8957</text:p>
          </table:table-cell>
          <table:table-cell office:value-type="string">
            <text:p>23 sept. 2011 21:56:41</text:p>
          </table:table-cell>
          <table:table-cell office:value-type="float" office:value="33">
            <text:p>33</text:p>
          </table:table-cell>
          <table:table-cell table:style-name="ce30" office:value-type="string">
            <text:p>Aie scuze :( faut que je commence aussi</text:p>
          </table:table-cell>
          <table:table-cell table:style-name="ce33" office:value-type="string">
            <text:p>&lt;TYP_ORT_Aie&gt; Aïe &lt;MOD_scuze&gt; excuse &lt;BIN&gt; :( Il faut que je commence aussi</text:p>
          </table:table-cell>
          <table:table-cell table:style-name="ce41" office:value-type="string">
            <text:p>&lt;ORT&gt; Aie=Aïe &lt;TYP&gt; scuze=excuse</text:p>
          </table:table-cell>
          <table:table-cell table:style-name="ce45" office:value-type="string">
            <text:p>&lt;ORT_Aïe&gt;&lt;ORT_GRA&gt;excuses &lt;BIN_:(&gt; faut que je commence aussi&lt;TYP_.&gt;</text:p>
          </table:table-cell>
          <table:table-cell table:style-name="ce51" office:value-type="string">
            <text:p>&lt;TYP_Aie&gt; Aïe &lt;MOD_scuze&gt; excuse &lt;BIN_:(&gt; &lt;ABS_il&gt; faut que je commence aussi</text:p>
          </table:table-cell>
          <table:table-cell office:value-type="string">
            <text:p>&lt;ORT_Aie&gt; Aïe &lt;MOD_scuze&gt; excuse &lt;BIN_:(&gt; &lt;ABS_il&gt; faut que je commence aussi</text:p>
          </table:table-cell>
          <table:table-cell office:value-type="string">
            <text:p>Point final manquant.</text:p>
          </table:table-cell>
          <table:table-cell table:number-columns-repeated="1013"/>
        </table:table-row>
        <table:table-row table:style-name="ro12">
          <table:table-cell table:formula="of:=[.A28]+1" office:value-type="float" office:value="28">
            <text:p>28</text:p>
          </table:table-cell>
          <table:table-cell office:value-type="float" office:value="11326">
            <text:p>11326</text:p>
          </table:table-cell>
          <table:table-cell office:value-type="string">
            <text:p>24 sept. 2011 19:31:55</text:p>
          </table:table-cell>
          <table:table-cell office:value-type="float" office:value="432">
            <text:p>432</text:p>
          </table:table-cell>
          <table:table-cell table:style-name="ce30" office:value-type="string">
            <text:p>B, kèl intense réflexion ! Je c, t en week ! &lt;SUR_5&gt; a A C 2 matièr pr fèr son suG. Concer tré 5pa ièr. Bone soiré a toi é tte, bon week ? 2vé fèr gd bo ici : ke dal. Bisous.</text:p>
          </table:table-cell>
          <table:table-cell table:style-name="ce33" office:value-type="string">
            <text:p>Ben, &lt;MOD_kèl&gt; quelle intense réflexion ! Je &lt;MOD_c&gt; sais, &lt;MOD_t&gt; tu &lt;ABS_es&gt; en &lt;MOD_week&gt; week-end ! &lt;SUR_5&gt; a &lt;MOD_A_C&gt; assez <text:s/>&lt;MOD_2&gt; de &lt;MOD_matièr&gt; matières &lt;MOD_pr&gt; pour &lt;MOD_fèr&gt; faire son &lt;MOD_suG&gt; sujet. &lt;MOD_Concer&gt; Concert &lt;MOD_trè&gt; très &lt;MOD_5pa&gt; sympa &lt;MOD_ièrr&gt; hier. &lt;MOD_Bone&gt; Bonne &lt;MOD_soiré&gt; soirée &lt;TYP_a&gt; à toi &lt;MOD_é&gt; et &lt;MOD_tte&gt; toute, bon &lt;MOD_week&gt; week-end ? &lt;MOD_2vé&gt; Devait &lt;MOD_fèr&gt; faire &lt;MOD_bo&gt; beau ici : &lt;MOD_ke&gt; que &lt;MOD_dal&gt; dalle. Bisous</text:p>
          </table:table-cell>
          <table:table-cell table:style-name="ce41" office:value-type="string">
            <text:p>&lt;TYP&gt;B= Beh/bah; &lt;TYP&gt;kèl=Quelle; &lt;TYP&gt;c=sais; t= t'es; &lt;TYP&gt; A C 2= Assez de; &lt;ORT&gt;matièr=Matière; &lt;TYP&gt;pr=pour; &lt;TYP&gt;fèr=faire; &lt;TYP&gt;suG=sujet; &lt;TYP&gt;Concer=Concert; &lt;ORT&gt;tré=très; &lt;TYP&gt;5pa=sympa; &lt;TYP&gt;ièr=hier; &lt;ORT&gt;Bone=Bonne; &lt;ORT&gt;soiré=soirée; &lt;GRA&gt;a=à; &lt;TYP&gt;é=et; &lt;TYP&gt;tte=toute; &lt;TYP&gt; 2vé=devait; &lt;ORT&gt;fèr=faire;&lt;TYP&gt;gd=grand; &lt;ORT&gt;bo=beau; &lt;TYP&gt;ke=que; &lt;TYP&gt;dal=dalle.</text:p>
          </table:table-cell>
          <table:table-cell table:style-name="ce45" office:value-type="string">
            <text:p>B, &lt;MOD_quelle&gt; intense réflexion ! Je &lt;MOD_sais&gt;, &lt;MOD_t'es&gt; en week ! &lt;SUR_5&gt; a &lt;MOD_assez&gt; &lt;MOD_de&gt; &lt;MOD_ORT_matière&gt;&lt;MOD_pour&gt; &lt;MOD_faire&gt; son &lt;MOD_sujet&gt;. &lt;ORT_Concert&gt; &lt;ORT_très&gt; &lt;MOD_sympa&gt; &lt;ORT_hier&gt;. &lt;ORT_Bonne&gt; &lt;ORT_soirée&gt; &lt;GRA_à&gt; toi &lt;MOD_et&gt;&lt;MOD_<text:span text:style-name="T7"> toute&gt;,</text:span><text:span text:style-name="T5"> bon week ? &lt;MOD_TYP_majuscule&gt;Devait &lt;MOD_faire&gt; &lt;MOD_grand&gt; &lt;MOD_beau&gt; ici : &lt;MOD_que dalle&gt;. Bisous.</text:span></text:p>
          </table:table-cell>
          <table:table-cell table:style-name="ce51" office:value-type="string">
            <text:p>&lt;MOD_B&gt; Beh, &lt;MOD_kèl&gt; quelle intense réflexion ! Je &lt;MOD_c&gt; sais, &lt;MOD_t&gt; tu es en week-end ! &lt;SUR_5&gt; a &lt;MOD_A C&gt; assez &lt;MOD_2&gt; de &lt;MOD_ORT_matièr&gt; matières &gt;MOD_pr&gt; pour &lt;MOD_fèr&gt; faire son &lt;MOD_suG&gt; sujet. &lt;MOD_ORT_concer&gt; Concert &lt;MOD_tré&gt; très &lt;MOD_5pa&gt; sympa &lt;MOD_ièr&gt; hier. &lt;MOD_ORT_Bone&gt; Bonne &lt;MOD_ORT_soiré&gt; soirée &lt;ORT_a&gt; à toi et &lt;MOD_tte&gt; toute, bon &lt;MOD_week&gt; week-end ? &lt;ABS_il&gt; &lt;MOD_2vé&gt; Devait &lt;MOD_fèr&gt; faire &lt;MOD_gd&gt; grand &lt;MOD_bo&gt; beau ici : &lt;MOD_ke&gt; que &lt;MOD_dal&gt; dalle. Bisous.</text:p>
          </table:table-cell>
          <table:table-cell office:value-type="string">
            <text:p>&lt;MOD_B&gt; Beh, &lt;MOD_kèl&gt; quelle intense réflexion ! Je &lt;MOD_c&gt; sais, &lt;MOD_t&gt; t'es en week-end ! &lt;SUR_5&gt; a &lt;MOD_A_C&gt; assez &lt;MOD_2&gt; de &lt;MOD_ORT_matièr&gt; matières &gt;MOD_pr&gt; pour &lt;MOD_fèr&gt; faire son &lt;MOD_suG&gt; sujet. &lt;MOD_ORT_concer&gt; Concert &lt;MOD_tré&gt; très &lt;MOD_5pa&gt; sympa &lt;MOD_ièr&gt; hier. &lt;MOD_ORT_Bone&gt; Bonne &lt;MOD_ORT_soiré&gt; soirée &lt;ORT_a&gt; à toi et &lt;MOD_tte&gt; toute, bon &lt;MOD_week&gt; week-end ? &lt;ABS_il&gt; &lt;MOD_2vé&gt; Devait &lt;MOD_fèr&gt; faire &lt;MOD_gd&gt; grand &lt;MOD_bo&gt; beau ici : &lt;MOD_ke&gt; que &lt;MOD_dal&gt; dalle. Bisous.</text:p>
          </table:table-cell>
          <table:table-cell table:number-columns-repeated="1014"/>
        </table:table-row>
        <table:table-row table:style-name="ro13">
          <table:table-cell table:formula="of:=[.A29]+1" office:value-type="float" office:value="29">
            <text:p>29</text:p>
          </table:table-cell>
          <table:table-cell office:value-type="float" office:value="11670">
            <text:p>11670</text:p>
          </table:table-cell>
          <table:table-cell office:value-type="string">
            <text:p>24 sept. 2011 22:16:40</text:p>
          </table:table-cell>
          <table:table-cell office:value-type="float" office:value="296">
            <text:p>296</text:p>
          </table:table-cell>
          <table:table-cell table:style-name="ce31" office:value-type="string">
            <text:p>Pour me détendre. Ou t attendre je regarde la télé. Chaque fois des sujets à la con qui me rabaisse 10fois plus le moral que je ne l'ai déjà.</text:p>
            <text:p>alors des fois jme demande si je dois prendre le risque d aller regarder la télé. Ou si je dois rester seule dans ma chambre à me faire monter la colère et me vider de larmes. Psk quoi que je fasse je ne vais pas bien. Est-ce ma faute? Ou ce sont des coincidence? Je me pose toujours plus de question.</text:p>
            <text:p>c'est comme quand je vais en cours , chaque thème de leçon me rappel une étape de ma vie difficile à oublier ou accepter. Ou alors les personne qui te parlent et rigole, sans savoir que le sujet me rend mal à l aise. Alors je dois en conclure quoi?! Que je suis trop susceptible et que je vis dans le passé? Que je suis incapable de tirer des trait? Ou bien que je n ai aucune volonté. Il faudrai m aider à répondre à ces questions. Puisqu'après chaque nouveau pas en avant, surgit un bon en arrière. Involontaire oui, fais il est là et yen a des conséquences.</text:p>
            <text:p>ALORS JE DOIS FAIRE QUOI? PENSER QUOI? </text:p>
            <text:p>plus le temps passe , plus je suis perdu. Qu'on m aide svp qu'on m aide. </text:p>
            <text:p>Là tu vois j écris mais ne pleur pas. C'est pourtant pas l envie qui me manque. Mais j'ai l impression d avoir une roche à la place de mon coeur.</text:p>
            <text:p>et ça me fait encore plus mal.</text:p>
            <text:p>aide moi à répondre à mes question s il te plait. Viens moi en aide. Prends moi par la main. Dis moi de ne pas te lacher. Dis moi que je peux m accrocher à toi et que tu peux m aider <text:s/>à répondre à toute ces question de jour en jours . </text:p>
            <text:p>dis moi ces belle parole de la chanson '' accroche toi , me lache pas et si je tombe retient moi ''</text:p>
            <text:p>:(</text:p>
            <text:p>j'ai besoin de réponse psk je ne sais plus quoi penser de moi. Je ne sais plus...</text:p>
            <text:p>je t'aime</text:p>
          </table:table-cell>
          <table:table-cell table:style-name="ce34" office:value-type="string">
            <text:p>Pour me détendre. Ou &lt;TYP_t&gt;t’attendre je regarde la télé. Chaque fois des sujets à la con qui me rabaisse 10 &lt;TYP_espace_avant_fois_manquante&gt; fois plus le moral que je ne l'ai déjà. &lt;TYP_alors&gt; Alors des fois &lt;MOD_j&gt;je me demande si je dois prendre le risque d'aller regarder la télé. Ou si je dois rester seule dans ma chambre à me faire monter la colère et me vider de larmes. &lt;MOD_Psk&gt; Parce que quoi que je fasse je ne vais pas bien. Est-ce ma faute? Ou ce sont des &lt;GRA_coincidence&gt; coïncidences &lt;TYP_espace_avant_ ?_manquante&gt; ? Je me pose toujours plus de question.</text:p>
            <text:p>C'est comme quand je vais en cours &lt;TYP_espace &gt;, chaque thème de leçon me rappelle une étape de ma vie difficile à oublier ou accepter. Ou alors les personne qui te parlent et rigolent, sans savoir que le sujet me rend mal à l aise. Alors je dois en conclure quoi &lt;TYP_espace_avant_ ?!_manquante&gt; ?! Que je suis trop susceptible et que je vis dans le passé? Que je suis incapable de tirer des &lt;GRA_trait&gt; traits &lt;TYP_espace_avant_ ?_manquante&gt; ? Ou bien que je n ai aucune volonté. Il &lt;GRA_faudrai&gt; faudrait &lt;TYP_m&gt; m'aider à répondre à ces questions. Puisqu'après chaque nouveau pas en avant, surgit un bon en arrière. Involontaire oui, fais il est là et &lt;MOD_yen&gt; il y en a des conséquences.</text:p>
            <text:p>ALORS JE DOIS FAIRE QUOI &lt;TYP_espace_avant_ ?_manquante&gt; ? PENSER QUOI &lt;TYP_espace_avant_ ?_manquante&gt; ? </text:p>
            <text:p>Plus le temps passe &lt;TYP_ espace &gt;, plus je suis perdu. Qu'on &lt;TYP_m&gt; m'aide &lt;MOD_svp&gt; sil vous plaît, qu'on &lt;TYP_m&gt; m’aide. </text:p>
            <text:p>Là tu vois &lt;TYP_j&gt; j’écris mais je ne &lt;MOD_ORT_pleur&gt; pleure pas. &lt;ABS_ne&gt; Ce n’est pourtant pas &lt;TYP_l&gt; l'envie qui me manque. Mais j'ai &lt;TYP_l&gt; l'impression &lt;TYP_d&gt; d'avoir une roche à la place de mon coeur.</text:p>
            <text:p>et ça me fait encore plus mal.</text:p>
            <text:p>Aide &lt;TYP_-_avant_moi_manquant&gt;-moi à répondre à mes &lt;GRA_question&gt; questions &lt;TYP_s&gt; s'il te &lt;TYP_plait&gt; plaît. Viens &lt;TYP_-_avant_moi_manquant&gt; -moi en aide. Prends &lt;TYP_-_avant_moi_manquant&gt; -moi par la main. Dis &lt;TYP_-_avant_moi_manquant&gt;-moi de ne pas te &lt;TYP_lacher&gt; lâcher. Dis &lt;TYP_-_avant_moi_manquant&gt;-moi que je peux &lt;TYP_m&gt; m'accrocher à toi et que tu peux &lt;TYP_m&gt;m'aider à répondre à toutes ces &lt;GRA_question&gt; questions de jour en &lt;GRA_ORT_jours&gt; jour &lt;TYP_espace&gt;. </text:p>
            <text:p>dis&lt;TYP_-_avant_moi_manquant&gt; -moi ces &lt;GRA_MOD_belle&gt; belles &lt;GRA_MOD_parole&gt; paroles de la chanson '' &lt;TYP_accroche&gt; Accroche &lt;TYP_-_avant_toi_manquant&gt; -toi &lt;TYP_espace&gt;, me &lt;TYP_lache&gt; lâche pas et si je tombe &lt;GRA_retient&gt; retiens &lt;TYP_-_avant_moi_manquant&gt;-moi ''</text:p>
            <text:p>&lt;BIN&gt;:(</text:p>
            <text:p>j'ai besoin de réponse &lt;MOD_psk&gt; parce que je ne sais plus quoi penser de moi. Je ne sais plus...</text:p>
            <text:p>Je t'aime</text:p>
            <text:p/>
            <text:p/>
            <text:p/>
          </table:table-cell>
          <table:table-cell table:style-name="ce41" office:value-type="string">
            <text:p>&lt;TYP&gt;t attendre=t'attendre; &lt;GRA&gt;rabaisse=rabaissent; &lt;TYP&gt;alors=Alors; &lt;TYP&gt;jme=je me; &lt;TYP&gt;jme=je me; &lt;TYP&gt;d aller=d'aller; &lt;TYP&gt;Psk=Parce que; &lt;ORT&gt;coincidence=coïncidences; &lt;ORT&gt;question=questions; &lt;ORT&gt;rappel=rappelle; &lt;GRA&gt;rigole=rigolent; &lt;TYP&gt;l aise=l'aise; &lt;TYP&gt;.Alors= . Alors; &lt;TYP&gt;n ai=n'ai; &lt;TYP&gt;m aider=m'aider; &lt;TYP&gt; yen=il-y-en; &lt;GRA&gt;plus=Plus; &lt;TYP&gt;m aide=m'aide; &lt;MOD&gt;svp=s'il vous plait; &lt;TYP&gt;m aide=m'aide; &lt;TYP&gt;j écris=j'écris; &lt;ORT&gt;pleur=pleure; &lt;TYP&gt;l envie=l'envie; &lt;TYP&gt;l impression=l'impression; &lt;TYP&gt;d avoir=d'avoir; &lt;TYP&gt;.et=. Et; &lt;TYP&gt;.aide=. Aide; &lt;TYP&gt;s il=s'il; &lt;TYP&gt;m accrocher=m'accrocher; &lt;TYP&gt;m aider=m'aider;&lt;ORT&gt;question=questions; &lt;ORT&gt;jour en jours=jour en jour; &lt;TYP&gt; . dis=. Dis; &lt;GRA&gt;ces belle parole=ces belles paroles; &lt;ORT&gt;retient=retiens; &lt;BIN&gt;:(; &lt;ORT&gt;réponse=réponses; &lt;TYP&gt;psk=parce que; &lt;TYP&gt;...je=... Je.</text:p>
          </table:table-cell>
          <table:table-cell table:style-name="ce45" office:value-type="string">
            <text:p>Pour me détendre. Ou t&lt;TYP_'&gt;attendre je regarde la télé. Chaque fois des sujets à la con qui me &lt;GRA_rabaissent&gt; &lt;MOD_dix&gt;&lt;TYP_espace_manquant&gt; fois plus le moral que je ne l'ai déjà.</text:p>
            <text:p>&lt;TYP_majuscule_A&gt;lors des fois <text:span text:style-name="T7">j&lt;TY¨P_'&gt;me</text:span><text:span text:style-name="T5"> demande si je dois prendre le risque d&lt;TYP_'&gt;aller regarder la télé. Ou si je dois rester seule dans ma chambre à me faire monter la colère et me vider de larmes. &lt;MOD_psk&gt;Parce que quoi que je fasse je ne vais pas bien. Est-ce ma faute&lt;TYP_espace_manquant&gt; ? Ou ce sont des &lt;ORT_¨&gt;&lt;GRA_s&gt; coïncidences&lt;TYP_espace_manquant&gt; ? Je me pose toujours plus de question&lt;GRA_s&gt;.</text:span></text:p>
            <text:p><text:span text:style-name="T5">&lt;TYP_majuscule_C&gt;'est comme quand je vais en cours&lt;TYP_retrait_espace&gt;, chaque thème de leçon me &lt;GRA_rappel&gt; rappelle une étape de ma vie difficile à oublier ou accepter. Ou alors les personne&lt;GRA_s&gt; qui te parlent et rigole&lt;GRA_nt&gt;, sans savoir que le sujet me rend mal à l&lt;TYP_'&gt;aise. Alors je dois en conclure quoi&lt;TYP_espace__manquant&gt;?! Que je suis trop susceptible et que je vis dans le passé&lt;TYP_espace_manquant&gt; ? Que je suis incapable de tirer des trait&lt;GRA_s&gt;&lt;TYP_espace_manquant&gt; ? Ou bien que je n&lt;TYP_'&gt;ai aucune volonté. Il faudrai&lt;GRA_t&gt; m&lt;TYP_'&gt;aider à répondre à ces questions. Puisqu'après chaque nouveau pas en avant, surgit un bon en arrière. Involontaire oui, &lt;GRA_fais&gt;fait il est là et y&lt;TYP_espace_manquant&gt; en a des conséquences.</text:span></text:p>
            <text:p><text:span text:style-name="T5">ALORS JE DOIS FAIRE QUOI&lt;TYP_espace_manquant&gt;? PENSER QUOI&lt;TYP_espace_manquant&gt;? </text:span></text:p>
            <text:p><text:span text:style-name="T5">&lt;TYP_plus&gt;Plus le temps passe&lt;TYP_espace&gt;, plus je suis </text:span><text:span text:style-name="T7">perdu&lt;GRA_e&gt;</text:span><text:span text:style-name="T5">. Qu'on m&lt;TYP_'&gt;aide SVP, qu'on m&lt;TYP_'&gt;aide. </text:span></text:p>
            <text:p><text:span text:style-name="T5">Là tu vois j'écris mais ne pleur&lt;GRA_e&gt; pas. C'est pourtant pas l&lt;TYP_'&gt;envie qui me manque. Mais j'ai l&lt;TYP_'&gt;impression d&lt;TYP_'&gt;avoir une roche à la place de mon &lt;ORT_coeur&gt;cœur.</text:span></text:p>
            <text:p><text:span text:style-name="T5">&lt;TYP_et&gt;Et ça me fait encore plus mal.</text:span></text:p>
            <text:p><text:span text:style-name="T5">&lt;TYP_aide&gt;Aide-moi à répondre à mes question&lt;GRA_s&gt; s&lt;TYP_'&gt;il te &lt;TYP_plait&gt;plaît. Viens&lt;TYP_-_&gt;moi en aide. Prends&lt;TYP_-_&gt;moi par la main. Dis&lt;TYP_-_&gt;moi de ne pas te &lt;TYP_lacher&gt;lâcher. Dis&lt;TYP_-_&gt;moi que je peux m&lt;TYP_'_&gt;accrocher à toi et que tu peux m&lt;TYP_'_&gt;aider à répondre à toutes ces question&lt;GRA_s_&gt; de jour&lt;GRA_s_&gt; en jours&lt;TYP_espace_&gt;. </text:span></text:p>
            <text:p><text:span text:style-name="T5">&lt;TYP_dis_&gt;Dis&lt;TYP_-_&gt; moi ces belle&lt;GRA_s_&gt; parole&lt;GRA_s_&gt; de la chanson '' Accroche&lt;TYP_-_&gt;toi , me &lt;TYP_^_&gt;lâche pas et si je tombe retien&lt;GRA_s_&gt;&lt;TYP_-_&gt;-moi ''&lt;BIN_:(&gt;</text:span></text:p>
            <text:p><text:span text:style-name="T5">&lt;TYP_j&gt;J'ai besoin de réponse &lt;MOD_psk&gt;parce que je ne sais plus quoi penser de moi. Je ne sais plus...&lt;TYP_j&gt;Je t'aime&lt;TYP_._&gt;</text:span></text:p>
          </table:table-cell>
          <table:table-cell table:style-name="ce51" office:value-type="string">
            <text:p>Pour me détendre. Ou t'attendre je regarde la télé. Chaque fois des sujets à la con qui me &lt;GRA_rabaisse&gt; rabaissent &lt;TYP_10&gt; fois plus le moral que je ne l'ai déjà. Alors des fois &lt;MOD_jme&gt; je me demande si je dois prendre le risque &lt;TYP_d_aller&gt; d'aller regarder la télé. Ou si je dois rester seule dans ma chambre &lt;TYP_a&gt; à me faire monter la colère et me vider de larmes. &lt;MOD_Psk&gt; Parce que quoi que je fasse je ne vais pas bien. Est-ce ma faute? Ou ce sont des &lt;ORT_TYP_coincidence&gt; coïncidences? Je me pose toujours plus de &lt;ORT_question&gt; questions. C'est comme quand je vais en cours , chaque thème de leçon me &lt;MOD_ORT_rappel&gt; rappelle une étape de ma vie difficile à oublier ou accepter. Ou alors les &lt;ORT_personne&gt; personnes qui te &gt;GRA_parle&gt; parlent et &lt;GRA_rigole&gt; rigolent, sans savoir que le sujet me rend mal à &lt;TYP_l_aise&gt; l'aise. Alors je dois en conclure quoi?! Que je suis trop susceptible et que je vis dans le passé? Que je suis incapable de tirer des &lt;ORT_trait&gt; traits? Ou bien que je n'ai aucune volonté. Il &lt;GRA_faudrai&gt; faudrait &lt;TYP_m_aider&gt; m'aider à répondre à ces questions. &lt;ORT_Puisqu'après&gt; Puisque après chaque nouveau pas en avant, surgit un &lt;MOD_ORT_bon&gt; bond en arrière. Involontaire oui, &lt;ORT_fais&gt; mais il est là et &lt;ABS_il&gt; &lt;TYP_yen&gt; y en a des conséquences. ALORS JE DOIS FAIRE QUOI? PENSER QUOI? Plus le temps passe , plus je suis perdu. Qu'on &lt;TYP_m_aide&gt; m'aide &lt;MOD_svp&gt; s'il-vous-plaît qu'on &lt;TYP_m_aide&gt; m'aide. Là tu vois &lt;TYP_j_écris&gt; j'écris mais ne &lt;MODE_ORT_pleur&gt; pleure pas. C'est pourtant pas &lt;TYP_l_envie&gt; l'envie qui me manque. Mais j'ai &lt;TYP_l_impression&gt; l'impression &lt;TYP_d_avoir&gt; d'avoir une roche à la place de mon &lt;ORT_coeur&gt; cœur. Et ça me fait encore plus mal. &lt;TYP_aide_moi&gt; Aide-moi à répondre à mes &lt;ORT_question&gt; questions &lt;TYP_s_il_te_plait&gt; s'il-te-plaît. &lt;TYPp_Vien_moi&gt; Viens-moi en aide. &lt;TYP_Prends_moi&gt; Prends-moi par la main. &lt;TYP_Dis_moi&gt; Dis-moi de ne pas te &lt;TYP_lacher&gt; lâcher. &lt;TYP_Dis_moi&gt; Dis-moi que je peux &lt;TYP_m_accrocher&gt; m'accrocher à toi et que tu peux &lt;TYP_m_aider&gt; m'aider à répondre à &lt;ORT_toute&gt; toutes ces questions de jour en &lt;ORT_jours&gt; jour . &lt;TYP_dis_moi&gt; Dis-moi ces &lt;ORT_belle&gt; belles &lt;ORT_parole&gt; paroles de la chanson '' &lt;TYP_accroche_toi&gt; accroche-toi , me &lt;TYP_lache&gt; lâche pas et si je tombe, &lt;GRA_TYP_retient_moi&gt; retiens-moi '' &lt;BIN_:(&gt; J'ai besoin de &lt;ORT_réponse&gt; réponses &lt;MOD_psk&gt; parce que je ne sais plus quoi penser de moi. Je ne sais plus... Je t'aime</text:p>
          </table:table-cell>
          <table:table-cell office:value-type="string">
            <text:p>Pour me détendre. Ou t &lt;TYP_apostrophe_avant_attendre_manquante&gt; 'attendre je regarde la télé. Chaque fois des sujets à la con qui me &lt;GRA_rabaisse&gt; rabaissent 10 &lt;TYP_espace_avant_fois_manquante&gt; fois plus le moral que je ne l'ai déjà. &lt;TYP_alors&gt;Alors des fois &lt;MOD_jme&gt; je me demande si je dois prendre le risque d &lt;TYP_apostrophe_avant_aller_manquante&gt; 'aller regarder la télé. Ou si je dois rester seule dans ma chambre à me faire monter la colère et me vider de larmes. &lt;MOD_Psk&gt; Parce que quoi que je fasse je ne vais pas bien. Est-ce ma faute? Ou ce sont des &lt;MOD_ORT_coincidence&gt; coïncidences? Je me pose toujours plus de &lt;ORT_question&gt; questions. C'est comme quand je vais en cours , chaque thème de leçon me &lt;MOD_ORT_rappel&gt; rappelle une étape de ma vie difficile à oublier ou accepter. Ou alors les &lt;ORT_personne&gt; personnes qui te &lt;GRA_parle&gt; parlent et &lt;GRA_rigole&gt; rigolent, sans savoir que le sujet me rend mal à l &lt;TYP_apostrophe_avant_aise_manquante&gt; 'aise. Alors je dois en conclure quoi?! Que je suis trop susceptible et que je vis dans le passé? Que je suis incapable de tirer des &lt;ORT_trait&gt; traits? Ou bien que je n'ai aucune volonté. Il &lt;GRA_faudrai&gt; faudrait m &lt;TYP_apostrophe_avant_aider_manquante&gt; 'aider à répondre à ces questions. &lt;ORT_Puisqu'après&gt; Puisque après chaque nouveau pas en avant, surgit un &lt;MOD_ORT_bon&gt; bond en arrière. Involontaire oui, &lt;ORT_fais&gt; mais il est là et &lt;ABS_il&gt; &lt;TYP_yen&gt; y en a des conséquences. ALORS JE DOIS FAIRE QUOI? PENSER QUOI? Plus le temps passe , plus je suis perdu. Qu'on &lt;TYP_m_aide&gt; m'aide &lt;MOD_svp&gt; s'il-vous-plaît qu'on &lt;TYP_m_aide&gt; m'aide. Là tu vois &lt;TYP_j_écris&gt; j'écris mais ne &lt;MODE_ORT_pleur&gt; pleure pas. C'est pourtant pas &lt;TYP_l_envie&gt; l'envie qui me manque. Mais j'ai &lt;TYP_l_impression&gt; l'impression &lt;TYP_d_avoir&gt; d'avoir une roche à la place de mon &lt;ORT_coeur&gt; cœur. Et ça me fait encore plus mal. &lt;TYP_aide_moi&gt; Aide-moi à répondre à mes &lt;ORT_question&gt; questions &lt;TYP_s_il_te_plait&gt; s'il-te-plaît. &lt;TYPp_Vien_moi&gt; Viens-moi en aide. &lt;TYP_Prends_moi&gt; Prends-moi par la main. &lt;TYP_Dis_moi&gt; Dis-moi de ne pas te &lt;TYP_lacher&gt; lâcher. &lt;TYP_Dis_moi&gt; Dis-moi que je peux &lt;TYP_m_accrocher&gt; m'accrocher à toi et que tu peux &lt;TYP_m_aider&gt; m'aider à répondre à &lt;ORT_toute&gt; toutes ces questions de jour en &lt;ORT_jours&gt; jour . &lt;TYP_dis_moi&gt; Dis-moi ces &lt;ORT_belle&gt; belles &lt;ORT_parole&gt; paroles de la chanson '' &lt;TYP_accroche_toi&gt; accroche-toi , me &lt;TYP_lache&gt; lâche pas et si je tombe, &lt;GRA_TYP_retient_moi&gt; retiens-moi '' &lt;BIN_:(&gt; J'ai besoin de &lt;ORT_réponse&gt; réponses &lt;MOD_psk&gt; parce que je ne sais plus quoi penser de moi. Je ne sais plus... Je t'aime</text:p>
          </table:table-cell>
          <table:table-cell office:value-type="string">
            <text:p>Le passage « Involontaire oui, fais mais il est là et yen a des conséquences » n'est pas très clair. Personnellement, je le reformulerais comme suit :</text:p>
            <text:p>« Involontaire oui, le fait est qu'il est là, et qu'il entraîne des conséquences ».</text:p>
            <text:p/>
          </table:table-cell>
          <table:table-cell table:number-columns-repeated="1013"/>
        </table:table-row>
        <table:table-row table:style-name="ro14">
          <table:table-cell table:formula="of:=[.A30]+1" office:value-type="float" office:value="30">
            <text:p>30</text:p>
          </table:table-cell>
          <table:table-cell office:value-type="float" office:value="11682">
            <text:p>11682</text:p>
          </table:table-cell>
          <table:table-cell office:value-type="string">
            <text:p>24 sept. 2011 22:18:29</text:p>
          </table:table-cell>
          <table:table-cell office:value-type="float" office:value="67">
            <text:p>67</text:p>
          </table:table-cell>
          <table:table-cell table:style-name="ce31" office:value-type="string">
            <text:p>mdrr ta bien le tps de profiter de lui.. <text:s/></text:p>
            <text:p><text:s/>Moi pas skype, et pa de ticket de train.. Il es rentrer <text:s/>a 22h30 et jai eu ldroii au : jsui fatiguer, jai mal a la tete jvai me coucher. <text:s/>Alor jlai ignorer.. Et a la fiin jai peter 1 bouloon, jlui es balancer tt cke je ressentai.. <text:s text:c="2"/>Et jlui es envoyer 1 message en disan ke jvoulai kil reflechisse aux principes de notre couple, a la base.. <text:s/>Ke jvoulai kil change ses prioriter, <text:s/>kil me porte plus dattention, kil ressente 1 besoin de discuter avc moi tu vois.; <text:s/>ect.. <text:s/>jlui es di ke jvoulai kil revienne kaprés avoir bien reflechi.. Et ke sil s en sentai pa capable, jlui en voucdrai pa mai se serai finni. <text:s/>Ke jattendai 1 vrai changmen de sa part <text:s/>, pck comme ca jsui pa heureuse et jresterai pa. <text:s/>Kil prenne le tps de reflecchir . <text:s text:c="2"/>Voila <text:s/>et dpuis jai pas de nouvelle .. <text:s text:c="2"/>Jsui completmen stresser a ce kil a decider de faire.</text:p>
          </table:table-cell>
          <table:table-cell table:style-name="ce34" office:value-type="string">
            <text:p>&lt;MOD_mdrr&gt; Mort de rire &lt;MOD_ta&gt; tu as bien le &lt;MOT_tps&gt; temps de profiter de lui. &lt;TYP_.&gt; <text:s/></text:p>
            <text:p><text:s/>Moi &lt;ABS_je n’ai&gt; pas skype, et &lt;ABS_je n’ai&gt; <text:s/>&lt;MOD_pa&gt; pas de ticket de train.. &lt;TYP_._manquant&gt; Il &lt;GRA_es&gt; est &lt;GRA_rentrer&gt; rentré &lt;TYP_a&gt; à 22h30 et &lt;TYP_j&gt; j’ai eu &lt;MOD_l&gt; le &lt;ORT_droii&gt; droit au : &lt;MOD_jsui&gt; je suis &lt;GRA_ fatiguer&gt; fatigué, &lt;TYP_j&gt; j’ai mal &lt;TYP_a&gt; à la &lt;TYP_tete&gt; tête &lt;MOD_jvai&gt; je vais me coucher. <text:s/>&lt;MOD_Alor&gt; Alors &lt;MOD_jlai&gt; je l’ai &lt;GRA_ignorer&gt; ignoré. &lt;TYP_.&gt; Et &lt;TYP_a&gt; à la &lt;ORT_fiin&gt; fin &lt;TYP_j&gt;j’ai &lt;GRA_TYP_peter&gt; pété &lt;MOD_1&gt; un &lt;ORT_bouloon&gt; boulon, &lt;MOD_jlui&gt; je lui &lt;GRA_es&gt; ai &lt;GRA_balancer&gt; balancé &lt;MOD_tt&gt; tout &lt;MOD_cke&gt; ce que je &lt;GRA_ressentai&gt; ressentais.. &lt;TYP_._manquant&gt; Et &lt;MOD_jlui&gt; je lui &lt;GRA_es&gt; ai &lt;GRA_envoyer&gt; envoyé &lt;MOD_1&gt; un message en &lt;MOD_disan&gt; disant &lt;MOD_ ke&gt; que &lt;MOD_jvoulai&gt; je voulais &lt;MOD_kil&gt; qu’il &lt;TYP_reflechisse&gt; réfléchisse <text:s/>aux principes de notre couple, &lt;TYP_a&gt; à la base.. &lt;TYP_._manquant&gt; &lt;MOD_Ke&gt; Que &lt;MOD_jvoulai&gt; je voulais &lt;MOD_kil&gt; qu’il change ses &lt;GRA_prioriter&gt; priorités, &lt;TYP_espace&gt; &lt;MOD_kil&gt; qu’il me porte plus &lt;TYP_d&gt; d’attention, &lt;MOD_kil&gt; qu’il ressente &lt;MOD_1&gt; un besoin de discuter &lt;MOD_avc&gt; avec moi tu vois. &lt;TYP_;&gt; &lt;TYP_espace&gt; ect.. &lt;TYP_._manquant&gt;. &lt;MOD_jlui&gt; je lui &lt;GRA_es&gt; ai &lt;GRA_MOD_di&gt; dit &lt;MOD_ke&gt; que &lt;MOD_jvoulai&gt; je voulais &lt;MOD_kil&gt; qu’il &lt;ABS_ne&gt; revienne &lt;MOD_kaprès&gt; qu’aprés avoir bien &lt;TYP_reflechi&gt; réfléchi..&lt;TYP_._manquant&gt;. Et &lt;MOD_ke&gt; que &lt;TYP_s&gt;s’il &lt;TYP_s&gt;s’en &lt;MOD_GRA_sentai&gt; sentait &lt;MOD_pa&gt; pas capable, &lt;MOD_jlui&gt; je lui en &lt;GRA_ORT_voucdrai&gt; voudrais MOD_pa&gt; pa &lt;MOD_mai&gt; mais &lt;MOD_se&gt; ce &lt;GRA_MOD_serai&gt; serait &lt;ORT_finni&gt; fini. <text:s/>&lt;MOD_Ke&gt; Que &lt;MOD_jattendai&gt; j’attendais <text:s/>&lt;MOD_1&gt; un vrai &lt;MOD_changmen&gt; changement de sa part &lt;TYP_3_espace&gt;, &lt;MOD_pck&gt; parce que comme &lt;TYP_ca&gt; ça &lt;MOD_jsui&gt; je suis &lt;MOD_pa&gt; pas heureuse et &lt;MOD_jresterai&gt; je resterai &lt;MOD_pa&gt; pas. &lt;TYP_espace&gt; &lt;MOD_Kil&gt; Qu’il prenne le &lt;MOD_tps&gt; temps de &lt;TYP_reflecchir&gt; réfléchir . &lt;TYP_2_espace&gt; &lt;TYP_Voila&gt; Voilà &lt;TYP_espace&gt; et &lt;MOD_dpuis&gt; depuis &lt;TYP_j&gt; j’ai pas de &lt;GRA_nouvelle&gt; nouvelles &lt;TYP_._manquant&gt;.. &lt;TYP_2_espaces&gt; &lt;MOD_Jsui&gt; Je suis &lt;MOD_TYP_completmen&gt; complètement &lt;GRA_stresser&gt; stressée &lt;TYP_a&gt; à ce &lt;MOD_kil&gt; qu’il a &lt;GRA_TYP_decider&gt; décidé de faire.</text:p>
            <text:p/>
            <text:p/>
          </table:table-cell>
          <table:table-cell table:style-name="ce41" office:value-type="string">
            <text:p>&lt;TYP&gt;mdrr=Mdrr; &lt;GRA&gt;ta=t'a; &lt;MOD&gt;tps=temps; &lt;ORT&gt;pa=pas; &lt;ORT&gt;es=est; &lt;GRA&gt;rentrer=rentré; &lt;GRA&gt;a=à; &lt;ORT&gt;jai=j'ai; &lt;ORT&gt;ldroii=le droit; &lt;ORT&gt;jsui=je suis; &lt;ORT&gt;fatiguer=fatigué; &lt;ORT&gt;jai=j'ai; &lt;ORT&gt;tete=tête; &lt;ORT&gt;jvai=je vais; &lt;ORT&gt;Alor=Alors; &lt;ORT&gt;jlai=je l'ai; &lt;GRA&gt;ignorer=ignoré; &lt;ORT&gt;fiin=fin; &lt;ORT&gt;jai=j'ai; &lt;GRA&gt;peter=pété; &lt;TYP&gt;1=un; &lt;ORT&gt;bouloon=boulon; &lt;ORT_GRA&gt;jlui es=je lui ai; &lt;TYP&gt;tt=tout; &lt;ORT&gt;cke=ce que; &lt;GRA&gt;ressentai=ressentais; &lt;ORT_GRA&gt;jlui es=je lui ai; &lt;GRA&gt;envoyer=envoyé; &lt;TYP&gt;1=un; &lt;ORT&gt;disan=disant; &lt;ORT&gt;ke=que; &lt;ORT&gt;jvoulai=je voulais; &lt;ORT&gt;kil=qu'il; &lt;ORT&gt;reflechisse=réfléchisse, &lt;GRA&gt;a=à; &lt;ORT&gt;ke= que; &lt;ORT&gt;jvoulai=je voulais; &lt;ORT&gt;kil=qu'il; &lt;ORT&gt;prioriter=priorités; &lt;ORT&gt;kil=qu'il; &lt;TYP&gt;dattention=d'attention; &lt;ORT&gt;kil=qu'il; &lt;TYP&gt;1=un; &lt;ORT&gt;avc=avec; &lt;ORT&gt;ect=etc; &lt;ORT_GRA&gt;jlui es=je lui ai; &lt;ORT&gt;di=dit; &lt;ORT&gt;ke=que; &lt;ORT&gt;jvoulai=je voulais; &lt;ORT&gt;kil=qu'il; &lt;ORT&gt;kaprès=qu'après; &lt;ORT&gt;reflechi=réfléchi; &lt;ORT&gt;ke=que; &lt;ORT&gt;sil=si il; &lt;ORT&gt;sentai=sentais; &lt;ORT&gt;pa=pas; &lt;ORT&gt;jlui=je lui; &lt;ORT_TYP&gt;voucdrai=voudrais; &lt;ORT&gt;pa=pas; &lt;ORT&gt;mai=mais; &lt;ORT&gt;finni=fini; &lt;ORT&gt;Ke=Que; &lt;TYP&gt;1=un; &lt;ORT&gt;changmen=changement; &lt;ORT&gt;pck=parce que; &lt;ORT&gt;ca=ça; &lt;ORT&gt;jsui=je suis; &lt;ORT&gt;pa=pas; &lt;ORT&gt;jresterai=je resterais; &lt;ORT&gt;pa=pas; &lt;ORT&gt;Kil=Qu'il; &lt;MOD&gt;tps=temps; &lt;ORT_TYP&gt;reflecchir . =refléchir. ; &lt;TYP&gt;Voila=Voilà; &lt;ORT&gt;dpuis=depuis; &lt;ORT&gt;jai=j'ai; &lt;ORT&gt;nouvelle=nouvelles; &lt;ORT&gt;Jsui=Je suis; &lt;ORT&gt;completemen=complètement; &lt;GRA&gt;stresser=stressé(e); &lt;ORT&gt;kil=qu'il; &lt;GRA&gt;decider=décidé.</text:p>
            <text:p>&lt;TYP&gt;mdrr=Mdrr; &lt;GRA&gt;ta=t'a; &lt;MOD&gt;tps=temps; &lt;ORT&gt;pa=pas; &lt;ORT&gt;es=est; &lt;GRA&gt;rentrer=rentré; &lt;GRA&gt;a=à; &lt;ORT&gt;jai=j'ai; &lt;ORT&gt;ldroii=le droit; &lt;ORT&gt;jsui=je suis; &lt;ORT&gt;fatiguer=fatigué; &lt;ORT&gt;jai=j'ai; &lt;ORT&gt;tete=tête; &lt;ORT&gt;jvai=je vais; &lt;ORT&gt;Alor=Alors; &lt;ORT&gt;jlai=je l'ai; &lt;GRA&gt;ignorer=ignoré; &lt;ORT&gt;fiin=fin; &lt;ORT&gt;jai=j'ai; &lt;GRA&gt;peter=pété; &lt;TYP&gt;1=un; &lt;ORT&gt;bouloon=boulon; &lt;ORT_GRA&gt;jlui es=je lui ai; &lt;TYP&gt;tt=tout; &lt;ORT&gt;cke=ce que; &lt;GRA&gt;ressentai=ressentais; &lt;ORT_GRA&gt;jlui es=je lui ai; &lt;GRA&gt;envoyer=envoyé; &lt;TYP&gt;1=un; &lt;ORT&gt;disan=disant; &lt;ORT&gt;ke=que; &lt;ORT&gt;jvoulai=je voulais; &lt;ORT&gt;kil=qu'il; &lt;ORT&gt;reflechisse=réfléchisse, &lt;GRA&gt;a=à; &lt;ORT&gt;ke= que; &lt;ORT&gt;jvoulai=je voulais; &lt;ORT&gt;kil=qu'il; &lt;ORT&gt;prioriter=priorités; &lt;ORT&gt;kil=qu'il; &lt;TYP&gt;dattention=d'attention; &lt;ORT&gt;kil=qu'il; &lt;TYP&gt;1=un; &lt;ORT&gt;avc=avec; &lt;ORT&gt;ect=etc; &lt;ORT_GRA&gt;jlui es=je lui ai; &lt;ORT&gt;di=dit; &lt;ORT&gt;ke=que; &lt;ORT&gt;jvoulai=je voulais; &lt;ORT&gt;kil=qu'il; &lt;ORT&gt;kaprès=qu'après; &lt;ORT&gt;reflechi=réfléchi; &lt;ORT&gt;ke=que; &lt;ORT&gt;sil=si il; &lt;ORT&gt;sentai=sentais; &lt;ORT&gt;pa=pas; &lt;ORT&gt;jlui=je lui; &lt;ORT_TYP&gt;voucdrai=voudrais; &lt;ORT&gt;pa=pas; &lt;ORT&gt;mai=mais; &lt;ORT&gt;finni=fini; &lt;ORT&gt;Ke=Que; &lt;TYP&gt;1=un; &lt;ORT&gt;changmen=changement; &lt;ORT&gt;pck=parce que; &lt;ORT&gt;ca=ça; &lt;ORT&gt;jsui=je suis; &lt;ORT&gt;pa=pas; &lt;ORT&gt;jresterai=je resterais; &lt;ORT&gt;pa=pas; &lt;ORT&gt;Kil=Qu'il; &lt;MOD&gt;tps=temps; &lt;ORT_TYP&gt;reflecchir . =refléchir. ; &lt;TYP&gt;Voila=Voilà; &lt;ORT&gt;dpuis=depuis; &lt;ORT&gt;jai=j'ai; &lt;ORT&gt;nouvelle=nouvelles; &lt;ORT&gt;Jsui=Je suis; &lt;ORT&gt;completemen=complètement; &lt;GRA&gt;stresser=stressé(e); &lt;ORT&gt;kil=qu'il; &lt;GRA&gt;decider=décidé.</text:p>
            <text:p>&lt;TYP&gt;mdrr=Mdrr; &lt;GRA&gt;ta=t'a; &lt;MOD&gt;tps=temps; &lt;ORT&gt;pa=pas; &lt;ORT&gt;es=est; &lt;GRA&gt;rentrer=rentré; &lt;GRA&gt;a=à; &lt;ORT&gt;jai=j'ai; &lt;ORT&gt;ldroii=le droit; &lt;ORT&gt;jsui=je suis; &lt;ORT&gt;fatiguer=fatigué; &lt;ORT&gt;jai=j'ai; &lt;ORT&gt;tete=tête; &lt;ORT&gt;jvai=je vais; &lt;ORT&gt;Alor=Alors; &lt;ORT&gt;jlai=je l'ai; &lt;GRA&gt;ignorer=ignoré; &lt;ORT&gt;fiin=fin; &lt;ORT&gt;jai=j'ai; &lt;GRA&gt;peter=pété; &lt;TYP&gt;1=un; &lt;ORT&gt;bouloon=boulon; &lt;ORT_GRA&gt;jlui es=je lui ai; &lt;TYP&gt;tt=tout; &lt;ORT&gt;cke=ce que; &lt;GRA&gt;ressentai=ressentais; &lt;ORT_GRA&gt;jlui es=je lui ai; &lt;GRA&gt;envoyer=envoyé; &lt;TYP&gt;1=un; &lt;ORT&gt;disan=disant; &lt;ORT&gt;ke=que; &lt;ORT&gt;jvoulai=je voulais; &lt;ORT&gt;kil=qu'il; &lt;ORT&gt;reflechisse=réfléchisse, &lt;GRA&gt;a=à; &lt;ORT&gt;ke= que; &lt;ORT&gt;jvoulai=je voulais; &lt;ORT&gt;kil=qu'il; &lt;ORT&gt;prioriter=priorités; &lt;ORT&gt;kil=qu'il; &lt;TYP&gt;dattention=d'attention; &lt;ORT&gt;kil=qu'il; &lt;TYP&gt;1=un; &lt;ORT&gt;avc=avec; &lt;ORT&gt;ect=etc; &lt;ORT_GRA&gt;jlui es=je lui ai; &lt;ORT&gt;di=dit; &lt;ORT&gt;ke=que; &lt;ORT&gt;jvoulai=je voulais; &lt;ORT&gt;kil=qu'il; &lt;ORT&gt;kaprès=qu'après; &lt;ORT&gt;reflechi=réfléchi; &lt;ORT&gt;ke=que; &lt;ORT&gt;sil=si il; &lt;ORT&gt;sentai=sentais; &lt;ORT&gt;pa=pas; &lt;ORT&gt;jlui=je lui; &lt;ORT_TYP&gt;voucdrai=voudrais; &lt;ORT&gt;pa=pas; &lt;ORT&gt;mai=mais; &lt;ORT&gt;finni=fini; &lt;ORT&gt;Ke=Que; &lt;TYP&gt;1=un; &lt;ORT&gt;changmen=changement; &lt;ORT&gt;pck=parce que; &lt;ORT&gt;ca=ça; &lt;ORT&gt;jsui=je suis; &lt;ORT&gt;pa=pas; &lt;ORT&gt;jresterai=je resterais; &lt;ORT&gt;pa=pas; &lt;ORT&gt;Kil=Qu'il; &lt;MOD&gt;tps=temps; &lt;ORT_TYP&gt;reflecchir . =refléchir. ; &lt;TYP&gt;Voila=Voilà; &lt;ORT&gt;dpuis=depuis; &lt;ORT&gt;jai=j'ai; &lt;ORT&gt;nouvelle=nouvelles; &lt;ORT&gt;Jsui=Je suis; &lt;ORT&gt;completemen=complètement; &lt;GRA&gt;stresser=stressé(e); &lt;ORT&gt;kil=qu'il; &lt;GRA&gt;decider=décidé.</text:p>
            <text:p>&lt;TYP&gt;mdrr=Mdrr; &lt;GRA&gt;ta=t'a; &lt;MOD&gt;tps=temps; &lt;ORT&gt;pa=pas; &lt;ORT&gt;es=est; &lt;GRA&gt;rentrer=rentré; &lt;GRA&gt;a=à; &lt;ORT&gt;jai=j'ai; &lt;ORT&gt;ldroii=le droit; &lt;ORT&gt;jsui=je suis; &lt;ORT&gt;fatiguer=fatigué; &lt;ORT&gt;jai=j'ai; &lt;ORT&gt;tete=tête; &lt;ORT&gt;jvai=je vais; &lt;ORT&gt;Alor=Alors; &lt;ORT&gt;jlai=je l'ai; &lt;GRA&gt;ignorer=ignoré; &lt;ORT&gt;fiin=fin; &lt;ORT&gt;jai=j'ai; &lt;GRA&gt;peter=pété; &lt;TYP&gt;1=un; &lt;ORT&gt;bouloon=boulon; &lt;ORT_GRA&gt;jlui es=je lui ai; &lt;TYP&gt;tt=tout; &lt;ORT&gt;cke=ce que; &lt;GRA&gt;ressentai=ressentais; &lt;ORT_GRA&gt;jlui es=je lui ai; &lt;GRA&gt;envoyer=envoyé; &lt;TYP&gt;1=un; &lt;ORT&gt;disan=disant; &lt;ORT&gt;ke=que; &lt;ORT&gt;jvoulai=je voulais; &lt;ORT&gt;kil=qu'il; &lt;ORT&gt;reflechisse=réfléchisse, &lt;GRA&gt;a=à; &lt;ORT&gt;ke= que; &lt;ORT&gt;jvoulai=je voulais; &lt;ORT&gt;kil=qu'il; &lt;ORT&gt;prioriter=priorités; &lt;ORT&gt;kil=qu'il; &lt;TYP&gt;dattention=d'attention; &lt;ORT&gt;kil=qu'il; &lt;TYP&gt;1=un; &lt;ORT&gt;avc=avec; &lt;ORT&gt;ect=etc; &lt;ORT_GRA&gt;jlui es=je lui ai; &lt;ORT&gt;di=dit; &lt;ORT&gt;ke=que; &lt;ORT&gt;jvoulai=je voulais; &lt;ORT&gt;kil=qu'il; &lt;ORT&gt;kaprès=qu'après; &lt;ORT&gt;reflechi=réfléchi; &lt;ORT&gt;ke=que; &lt;ORT&gt;sil=si il; &lt;ORT&gt;sentai=sentais; &lt;ORT&gt;pa=pas; &lt;ORT&gt;jlui=je lui; &lt;ORT_TYP&gt;voucdrai=voudrais; &lt;ORT&gt;pa=pas; &lt;ORT&gt;mai=mais; &lt;ORT&gt;finni=fini; &lt;ORT&gt;Ke=Que; &lt;TYP&gt;1=un; &lt;ORT&gt;changmen=changement; &lt;ORT&gt;pck=parce que; &lt;ORT&gt;ca=ça; &lt;ORT&gt;jsui=je suis; &lt;ORT&gt;pa=pas; &lt;ORT&gt;jresterai=je resterais; &lt;ORT&gt;pa=pas; &lt;ORT&gt;Kil=Qu'il; &lt;MOD&gt;tps=temps; &lt;ORT_TYP&gt;reflecchir . =refléchir. ; &lt;TYP&gt;Voila=Voilà; &lt;ORT&gt;dpuis=depuis; &lt;ORT&gt;jai=j'ai; &lt;ORT&gt;nouvelle=nouvelles; &lt;ORT&gt;Jsui=Je suis; &lt;ORT&gt;completemen=complètement; &lt;GRA&gt;stresser=stressé(e); &lt;ORT&gt;kil=qu'il; &lt;GRA&gt;decider=décidé.</text:p>
            <text:p>&lt;TYP&gt;mdrr=Mdrr; &lt;GRA&gt;ta=t'a; &lt;MOD&gt;tps=temps; &lt;ORT&gt;pa=pas; &lt;ORT&gt;es=est; &lt;GRA&gt;rentrer=rentré; &lt;GRA&gt;a=à; &lt;ORT&gt;jai=j'ai; &lt;ORT&gt;ldroii=le droit; &lt;ORT&gt;jsui=je suis; &lt;ORT&gt;fatiguer=fatigué; &lt;ORT&gt;jai=j'ai; &lt;ORT&gt;tete=tête; &lt;ORT&gt;jvai=je vais; &lt;ORT&gt;Alor=Alors; &lt;ORT&gt;jlai=je l'ai; &lt;GRA&gt;ignorer=ignoré; &lt;ORT&gt;fiin=fin; &lt;ORT&gt;jai=j'ai; &lt;GRA&gt;peter=pété; &lt;TYP&gt;1=un; &lt;ORT&gt;bouloon=boulon; &lt;ORT_GRA&gt;jlui es=je lui ai; &lt;TYP&gt;tt=tout; &lt;ORT&gt;cke=ce que; &lt;GRA&gt;ressentai=ressentais; &lt;ORT_GRA&gt;jlui es=je lui ai; &lt;GRA&gt;envoyer=envoyé; &lt;TYP&gt;1=un; &lt;ORT&gt;disan=disant; &lt;ORT&gt;ke=que; &lt;ORT&gt;jvoulai=je voulais; &lt;ORT&gt;kil=qu'il; &lt;ORT&gt;reflechisse=réfléchisse, &lt;GRA&gt;a=à; &lt;ORT&gt;ke= que; &lt;ORT&gt;jvoulai=je voulais; &lt;ORT&gt;kil=qu'il; &lt;ORT&gt;prioriter=priorités; &lt;ORT&gt;kil=qu'il; &lt;TYP&gt;dattention=d'attention; &lt;ORT&gt;kil=qu'il; &lt;TYP&gt;1=un; &lt;ORT&gt;avc=avec; &lt;ORT&gt;ect=etc; &lt;ORT_GRA&gt;jlui es=je lui ai; &lt;ORT&gt;di=dit; &lt;ORT&gt;ke=que; &lt;ORT&gt;jvoulai=je voulais; &lt;ORT&gt;kil=qu'il; &lt;ORT&gt;kaprès=qu'après; &lt;ORT&gt;reflechi=réfléchi; &lt;ORT&gt;ke=que; &lt;ORT&gt;sil=si il; &lt;ORT&gt;sentai=sentais; &lt;ORT&gt;pa=pas; &lt;ORT&gt;jlui=je lui; &lt;ORT_TYP&gt;voucdrai=voudrais; &lt;ORT&gt;pa=pas; &lt;ORT&gt;mai=mais; &lt;ORT&gt;finni=fini; &lt;ORT&gt;Ke=Que; &lt;TYP&gt;1=un; &lt;ORT&gt;changmen=changement; &lt;ORT&gt;pck=parce que; &lt;ORT&gt;ca=ça; &lt;ORT&gt;jsui=je suis; &lt;ORT&gt;pa=pas; &lt;ORT&gt;jresterai=je resterais; &lt;ORT&gt;pa=pas; &lt;ORT&gt;Kil=Qu'il; &lt;MOD&gt;tps=temps; &lt;ORT_TYP&gt;reflecchir . =refléchir. ; &lt;TYP&gt;Voila=Voilà; &lt;ORT&gt;dpuis=depuis; &lt;ORT&gt;jai=j'ai; &lt;ORT&gt;nouvelle=nouvelles; &lt;ORT&gt;Jsui=Je suis; &lt;ORT&gt;completemen=complètement; &lt;GRA&gt;stresser=stressé(e); &lt;ORT&gt;kil=qu'il; &lt;GRA&gt;decider=décidé.</text:p>
            <text:p>&lt;TYP&gt;mdrr=Mdrr; &lt;GRA&gt;ta=t'a; &lt;MOD&gt;tps=temps; &lt;ORT&gt;pa=pas; &lt;ORT&gt;es=est; &lt;GRA&gt;rentrer=rentré; &lt;GRA&gt;a=à; &lt;ORT&gt;jai=j'ai; &lt;ORT&gt;ldroii=le droit; &lt;ORT&gt;jsui=je suis; &lt;ORT&gt;fatiguer=fatigué; &lt;ORT&gt;jai=j'ai; &lt;ORT&gt;tete=tête; &lt;ORT&gt;jvai=je vais; &lt;ORT&gt;Alor=Alors; &lt;ORT&gt;jlai=je l'ai; &lt;GRA&gt;ignorer=ignoré; &lt;ORT&gt;fiin=fin; &lt;ORT&gt;jai=j'ai; &lt;GRA&gt;peter=pété; &lt;TYP&gt;1=un; &lt;ORT&gt;bouloon=boulon; &lt;ORT_GRA&gt;jlui es=je lui ai; &lt;TYP&gt;tt=tout; &lt;ORT&gt;cke=ce que; &lt;GRA&gt;ressentai=ressentais; &lt;ORT_GRA&gt;jlui es=je lui ai; &lt;GRA&gt;envoyer=envoyé; &lt;TYP&gt;1=un; &lt;ORT&gt;disan=disant; &lt;ORT&gt;ke=que; &lt;ORT&gt;jvoulai=je voulais; &lt;ORT&gt;kil=qu'il; &lt;ORT&gt;reflechisse=réfléchisse, &lt;GRA&gt;a=à; &lt;ORT&gt;ke= que; &lt;ORT&gt;jvoulai=je voulais; &lt;ORT&gt;kil=qu'il; &lt;ORT&gt;prioriter=priorités; &lt;ORT&gt;kil=qu'il; &lt;TYP&gt;dattention=d'attention; &lt;ORT&gt;kil=qu'il; &lt;TYP&gt;1=un; &lt;ORT&gt;avc=avec; &lt;ORT&gt;ect=etc; &lt;ORT_GRA&gt;jlui es=je lui ai; &lt;ORT&gt;di=dit; &lt;ORT&gt;ke=que; &lt;ORT&gt;jvoulai=je voulais; &lt;ORT&gt;kil=qu'il; &lt;ORT&gt;kaprès=qu'après; &lt;ORT&gt;reflechi=réfléchi; &lt;ORT&gt;ke=que; &lt;ORT&gt;sil=si il; &lt;ORT&gt;sentai=sentais; &lt;ORT&gt;pa=pas; &lt;ORT&gt;jlui=je lui; &lt;ORT_TYP&gt;voucdrai=voudrais; &lt;ORT&gt;pa=pas; &lt;ORT&gt;mai=mais; &lt;ORT&gt;finni=fini; &lt;ORT&gt;Ke=Que; &lt;TYP&gt;1=un; &lt;ORT&gt;changmen=changement; &lt;ORT&gt;pck=parce que; &lt;ORT&gt;ca=ça; &lt;ORT&gt;jsui=je suis; &lt;ORT&gt;pa=pas; &lt;ORT&gt;jresterai=je resterais; &lt;ORT&gt;pa=pas; &lt;ORT&gt;Kil=Qu'il; &lt;MOD&gt;tps=temps; &lt;ORT_TYP&gt;reflecchir . =refléchir. ; &lt;TYP&gt;Voila=Voilà; &lt;ORT&gt;dpuis=depuis; &lt;ORT&gt;jai=j'ai; &lt;ORT&gt;nouvelle=nouvelles; &lt;ORT&gt;Jsui=Je suis; &lt;ORT&gt;completemen=complètement; &lt;GRA&gt;stresser=stressé(e); &lt;ORT&gt;kil=qu'il; &lt;GRA&gt;decider=décidé.</text:p>
            <text:p/>
          </table:table-cell>
          <table:table-cell table:style-name="ce47" office:value-type="string">
            <text:p>&lt;MOD_mdrr&gt;mdr<text:span text:style-name="T5"> t&lt;TYP_'_&gt;&lt;GRA_a&gt;as bien le &lt;MOD_tps_&gt;temps de profiter de lui.&lt;TYP_._&gt;</text:span></text:p>
            <text:p><text:span text:style-name="T5">&lt;TYP_espace_&gt;Moi pas &lt;TYP_skype_&gt;Skype, et &lt;ORT_MOD_pa_&gt;pas de ticket de train. Il &lt;GRA_es&gt;est &lt;GRA_rentrer&gt;rentré &lt;GRA_ORT_a&gt;à 22h30 et &lt;TYP_jai&gt;j'ai eu &lt;TYP_MOD_ldroii&gt;le droit au : &lt;TYP_guillemet_manquant&gt;«&lt;TYP_MOD_jsui&gt;&lt;GRA_s&gt; j'suis &lt;GRA_fatiguer&gt;fatigué,&lt;TYP_MOD_'_&gt; j'ai mal a la &lt;ORT_^_&gt;tête &lt;MOD_TYP_jvai&gt;&lt;GRA_s_&gt;j'vais me coucher&lt;TYP_guillemet&gt;». &lt;TYP_espace&gt;&lt;ORT_Alor&gt;Alors&lt;MOD_TYP_'_jlai&gt; j'l'ai&lt;GRA_ignorer&gt; ignoré.&lt;TYP_._&gt; Et &lt;GRA_a&gt;à la &lt;ORT_fiin&gt;fin &lt;MOD_TYP_'__jai&gt;&gt;j'ai &lt;GRA_ORT_peter&gt;pété 1 &lt;ORT_LAN_bouloon&gt;boulon,&lt;MOD_TYP_'__jlui&gt; je lui &lt;GRA_es&gt;ai &lt;GRA_balancer&gt;balancé &gt;MOD_tt&gt;tout &lt;MOD_cke&gt;ce que je &lt;GRA_ressentai&gt;ressentais.&lt;TYP_._&gt; &lt;TYP_2_espaces&gt;Et&lt;MOD_TYP_jlui&gt; je lui &lt;GRA_es&gt;ai &lt;GRA_envoyer&gt;envoyé 1 message en &lt;MOD_ORT_disan&gt;disant &lt;MOD_ke&gt;que &lt;MOD_TYP_jvoulai&gt;&lt;GRA_voulai&gt;je voulais &lt;MOD_kil&gt;qu'il &lt;GRA_ORT_reflechisse&gt;réfléchisse aux principes de notre couple, &lt;GRA_a&gt;à la base.&lt;TYP_._&gt; &lt;TYP_espace&gt;&lt;MOD_ke&gt;Que &lt;MOD_TYP_jvoulai&gt;je &lt;GRA_voulai&gt;voulais &lt;MOD_kil&gt;qu'il change ses &lt;GRA_ORT_prioriter&gt;priorités, <text:s/>&lt;MOD_kil&gt;qu'il me porte plus &lt;TYP_'&gt;d'attention,&lt;MOD_kil&gt; qu'il ressente 1 besoin de discuter &lt;MOD_avc&gt;avec moi tu vois&lt;BIN_TYP_.;&gt;, &lt;ORT_ect&gt;etc.&lt;TYP_.&gt;&lt;MOD_TYP_'_jlui&gt;&lt;TYP_j&gt; Je lui &lt;GRA_es&gt;ai &lt;MOD_GRA_di&gt;dit &lt;MOD_ke&gt;que &lt;MOD_TYP_'_jvoulai&gt;je &lt;GRA_voulai&gt;voulais &lt;MOD_kil&gt;qu'il revienne &lt;MOD_ORT_kaprés&gt;qu'après avoir bien &lt;TYP_reflechi&gt;réfléchi.&lt;TYP_._&gt; Et &lt;MOD_ke&gt;que &lt;TYP_'_sil&gt;&gt;s'il &lt;TYP_'_s en&gt;s'en &lt;GRA_sentai&gt;sentait &lt;MOD_ORT_pa&gt;pas capable, &lt;MOD_TYP_'_jlui&gt;je&lt;ABS_ne&gt; lui en &lt;GRA_ORT_voucdrai&gt;voudrais &lt;ORT_MOD_pa&gt;pas &lt;ORT_MOD_mai&gt;mais ce &lt;GRA_serai&gt;serait &lt;ORT_finni&gt;fini. <text:s/>&lt;TYP_espace&gt;&lt;MOD_Ke&gt;Que &lt;MOD_TYP_'_jattendai&gt;&lt;GRA_attendai&gt;j'attendais un vrai &lt;MOD_ORT_changmen&gt;changement de sa part&lt;TYP_espace&gt;, &lt;MOD_pck&gt;parce que comme &lt;ORT_ca&gt;ça &lt;MOD_TYP_'_jsui&gt;&lt;GRA_sui&gt;j'suis pas heureuse et &lt;MOD_TYP_'_jresterai&gt;j'resterai &lt;MOD_ORT_pa&gt;pas. &lt;TYP_espace&gt;&lt;MOD_Kil&gt;Qu'il prenne le &lt;MOD_tps&gt;temps de &lt;ORT_TYP_reflecchir&gt;réfléchir&lt;TYP_espace&gt;. &lt;TYP_Voila&gt;Voilà &lt;TYP_espace&gt;et &lt;MOD_dpuis&gt;depuis &lt;MOD_TYP_'_jai&gt;j'ai pas de &lt;GRA_nouvelle&gt;nouvelles&lt;TYP_espace&gt;.&lt;TYP_._&gt; &lt;MOD_TYP_'_Jsui&gt;J'suis &lt;MOD_ORT_completmen&gt;&lt;TYP_è_&gt;complètement &lt;GRA_stresser&gt;stressée &lt;GRA_a&gt;à ce &lt;MOD_kil&gt;qu'il a &lt;GRA_decider&gt;d&lt;ORT_TYP_é_&gt;cidé de faire.</text:span></text:p>
          </table:table-cell>
          <table:table-cell table:style-name="ce51" office:value-type="string">
            <text:p>&lt;MOD_mdrr&gt; &lt;GRA_MOD_TYP_ta&gt; t'as bien le &lt;MOD_tps&gt; temps de profiter de lui.. Moi &lt;ABS_je_n'ai&gt; pas Skype, et &lt;MOD_ORT_pa&gt; pas de ticket de train.. Il &lt;GRA_es&gt; est &lt;GRA_rentrer&gt; rentré &lt;TYP_a&gt; à &lt;TYP_22h30&gt; et &lt;TYP_jai&gt; j'ai eu &lt;ORT_TYP_ldroii&gt; le droit au : &lt;GRA_MOD_jsui&gt; je suis &lt;GRA_fatiguer&gt; fatigué, &lt;TYP_jai&gt; j'ai mal &lt;TYP_a&gt; à la &lt;TYP_tete&gt; tête &lt;GRA_TYP_jvai&gt; je vais me coucher. Alors &lt;TYP_jlai&gt; je l'ai &lt;GRA_ignorer&gt; ignoré.. Et &lt;TYP_a&gt; à la fin &lt;TYP_jai&gt; j'ai &lt;GRA_TYP_peter&gt; pété TYP_1&gt; &lt;ORT_bouloon&gt; boulon, &lt;TYP_jlui&gt; je lui &lt;GRA_es&gt; ai &lt;GRA_balancer&gt; balancé &lt;MOD_tt&gt; tout &lt;MOD_cke&gt; ce que je &lt;GRA_ressentai&gt; ressentais.. Et &lt;TYP_jlui&gt; je lui &lt;GRA_es&gt; ai &lt;GRA_envoyer&gt; envoyé &lt;TYP_1&gt; message en &lt;ORT_disan&gt; disant &lt;MOD_ke&gt; que &lt;GRA_TYP_jvoulai&gt; je voulais &lt;MOD_TYP_kil&gt; qu'il &lt;TYP_reflechisse&gt; réfléchisse aux principes de notre couple, &lt;TYP_a&gt; à la base.. &lt;MOD_Ke&gt; Que &lt;GRA_TYP_jvoulai&gt; je voulais &lt;MOD_TYP_kil&gt; qu'il change ses &lt;ORT_prioriter&gt; priorités, &lt;MOD_kil&gt; qu'il me porte plus &lt;TYP_dattention&gt; d'attention, &lt;MOD_TYP_kil&gt; qu'il ressente &lt;TYP_1&gt; besoin de discuter &lt;MOD_ORT_avc&gt; avec moi tu vois.; etc.. &lt;MOD_TYP_jlui&gt; Je lui &lt;GRA_es&gt; ai &lt;ORT_di&gt; dit &lt;MOD_ke&gt; que &lt;GRA_MOD_TYP_jvoulai&gt; je voulais &lt;MOD_TYP_kil&gt; qu'il revienne &lt;MOD_ORT_TYP_kaprès&gt; qu'après avoir bien &lt;TYP_réfléchi&gt; réfléchi.. Et &lt;MOD_ke&gt; que &lt;MOD_TYP_sil&gt; s'il &lt;TYP_s_en&gt; s'en &lt;GRA_sentai&gt; sentait pas capable, &lt;TYP_jlui&gt; je lui en &lt;GRA_ORT_voucdrai&gt; voudrais &lt;MOD_ORT_pa&gt; pas &lt;ORT_mai&gt; mais &lt;ORT_se&gt; ce &lt;GRA_serai&gt; serait &lt;MOD_ORT_finni&gt; fini. &lt;MOD_Ke&gt; Que &lt;GRA_TYP_jattendai&gt; j'attendais &lt;TYP_1&gt; vrai &lt;MOD_ORT_changmen&gt; changement de sa part , &lt;MOD_psk&gt; parce que comme &lt;TYP_ca&gt; ça &lt;GRA_MOD_TYP_jsui&gt; je suis &lt;MOD_ORT_pa&gt; pas heureuse et &lt;TYP_jresterai&gt; je resterai &lt;MOD_ORT_pa&gt; pas. &lt;MOD_TYP_Kil&gt; Qu'il prenne le &lt;MOD_tps&gt; temps de &lt;ORT_TYP_reflecchir&gt; réfléchir . &lt;TYP_Voila&gt; Voilà et &lt;MOD_ORT_dpuis&gt; depuis &lt;TYP_jai&gt; j'ai pas de &lt;ORT_nouvelle&gt; nouvelles .. &lt;GRA_MOD_TYP_Jsui&gt; Je suis &lt;MOD_ORT_completmen&gt; complètement &lt;GRA_stresser&gt; stressée &lt;TYP_a&gt; à ce &lt;MOD_TYP_kil&gt; qu'il a &lt;GRA_TYP_decider&gt; décidé de faire.</text:p>
          </table:table-cell>
          <table:table-cell table:style-name="ce59" office:value-type="string">
            <text:p><text:span text:style-name="T14">&lt;MOD_mdrr&gt; &lt;GRA_MOD_TYP_ta&gt; t'as </text:span><text:span text:style-name="T15">bien le &lt;MOD_tps&gt; temps de profiter de lui.. Moi &lt;ABS_je_n'ai&gt; pas Skype, et &lt;MOD_ORT_pa&gt; pas de ticket de train.. Il &lt;GRA_es&gt; est &lt;GRA_rentrer&gt; rentré &lt;TYP_a&gt; à &lt;TYP_22h30&gt; et &lt;TYP_jai&gt; j'ai eu &lt;ORT_TYP_ldroii&gt; le droit au : &lt;GRA_MOD_jsui&gt; je suis &lt;GRA_fatiguer&gt; fatigué, &lt;TYP_jai&gt; j'ai mal &lt;TYP_a&gt; à la &lt;TYP_tete&gt; tête &lt;GRA_TYP_jvai&gt; je vais me coucher. Alors &lt;TYP_jlai&gt; je l'ai &lt;GRA_ignorer&gt; ignoré.. Et &lt;TYP_a&gt; à la fin &lt;TYP_jai&gt; j'ai &lt;GRA_TYP_peter&gt; pété TYP_1&gt; &lt;ORT_bouloon&gt; boulon, &lt;TYP_jlui&gt; je lui &lt;GRA_es&gt; ai &lt;GRA_balancer&gt; balancé &lt;MOD_tt&gt; tout &lt;MOD_cke&gt; ce que je &lt;GRA_ressentai&gt; ressentais.. Et &lt;TYP_jlui&gt; je lui &lt;GRA_es&gt; ai &lt;GRA_envoyer&gt; envoyé &lt;TYP_1&gt; message en &lt;ORT_disan&gt; disant &lt;MOD_ke&gt; que &lt;GRA_TYP_jvoulai&gt; je voulais &lt;MOD_TYP_kil&gt; qu'il &lt;TYP_reflechisse&gt; réfléchisse aux principes de notre couple, &lt;TYP_a&gt; à la base.. &lt;MOD_Ke&gt; Que &lt;GRA_TYP_jvoulai&gt; je voulais &lt;MOD_TYP_kil&gt; qu'il change ses &lt;ORT_prioriter&gt; priorités, &lt;MOD_kil&gt; qu'il me porte plus &lt;TYP_dattention&gt; d'attention, &lt;MOD_TYP_kil&gt; qu'il ressente &lt;TYP_1&gt; besoin de discuter &lt;MOD_ORT_avc&gt; avec moi tu vois.; etc.. &lt;MOD_TYP_jlui&gt; Je lui &lt;GRA_es&gt; ai &lt;ORT_di&gt; dit &lt;MOD_ke&gt; que &lt;GRA_MOD_TYP_jvoulai&gt; je voulais &lt;MOD_TYP_kil&gt; qu'il revienne &lt;MOD_ORT_TYP_kaprès&gt; qu'après avoir bien &lt;TYP_réfléchi&gt; réfléchi.. Et &lt;MOD_ke&gt; que &lt;MOD_TYP_sil&gt; s'il &lt;TYP_s_en&gt; s'en &lt;GRA_sentai&gt; sentait pas capable, &lt;TYP_jlui&gt; je lui en &lt;GRA_ORT_voucdrai&gt; voudrais &lt;MOD_ORT_pa&gt; pas &lt;ORT_mai&gt; mais &lt;ORT_se&gt; ce &lt;GRA_serai&gt; serait &lt;MOD_ORT_finni&gt; fini. &lt;MOD_Ke&gt; Que &lt;GRA_TYP_jattendai&gt; j'attendais &lt;TYP_1&gt; vrai &lt;MOD_ORT_changmen&gt; changement de sa part , &lt;MOD_psk&gt; parce que comme &lt;TYP_ca&gt; ça &lt;GRA_MOD_TYP_jsui&gt; je suis &lt;MOD_ORT_pa&gt; pas heureuse et &lt;TYP_jresterai&gt; je resterai &lt;MOD_ORT_pa&gt; pas. &lt;MOD_TYP_Kil&gt; Qu'il prenne le &lt;MOD_tps&gt; temps de &lt;ORT_TYP_reflecchir&gt; réfléchir . &lt;TYP_Voila&gt; Voilà et &lt;MOD_ORT_dpuis&gt; depuis &lt;TYP_jai&gt; j'ai pas de &lt;ORT_nouvelle&gt; nouvelles .. &lt;GRA_MOD_TYP_Jsui&gt; Je suis &lt;MOD_ORT_completmen&gt; complètement &lt;GRA_stresser&gt; stressée &lt;TYP_a&gt; à ce &lt;MOD_TYP_kil&gt; qu'il a &lt;GRA_TYP_decider&gt; décidé de faire.</text:span></text:p>
          </table:table-cell>
          <table:table-cell table:number-columns-repeated="1014"/>
        </table:table-row>
        <table:table-row table:style-name="ro8">
          <table:table-cell table:formula="of:=[.A31]+1" office:value-type="float" office:value="31">
            <text:p>31</text:p>
          </table:table-cell>
          <table:table-cell office:value-type="float" office:value="11924">
            <text:p>11924</text:p>
          </table:table-cell>
          <table:table-cell office:value-type="string">
            <text:p>24 sept. 2011 23:39:23</text:p>
          </table:table-cell>
          <table:table-cell office:value-type="float" office:value="11">
            <text:p>11</text:p>
          </table:table-cell>
          <table:table-cell table:style-name="ce30" office:value-type="string">
            <text:p>{ prend une voix de tyran russe } nous avfons les moyens dé fous faire parler, arf !</text:p>
          </table:table-cell>
          <table:table-cell table:style-name="ce34" office:value-type="string">
            <text:p>{&lt;ABS_Il&gt; prend une voix de tyran russe } nous &lt;MOD_avfons&gt; avons les moyens &lt;MOD_dé&gt; de &lt;MOD_fous&gt; vous faire parler, arf !</text:p>
          </table:table-cell>
          <table:table-cell table:style-name="ce41" office:value-type="string">
            <text:p>&lt;TYP&gt;{ prend une voix de tyran russe }={prend une voix de tyran russe}; &lt;TYP_LAN&gt;avfons=avons; &lt;TYP_LAN&gt;dé=de; &lt;TYP_LAN&gt;fous=vous; &lt;TYP&gt;arf !=arf!.</text:p>
          </table:table-cell>
          <table:table-cell table:style-name="ce45" office:value-type="string">
            <text:p>{&lt;TYP_espace&gt;prends une voix de tyran russe&lt;TYP_espace&gt;} &lt;TYP_guillemet_manquant&gt;« &lt;TYP_nous&gt;Nous &lt;LAN_avfons&gt;avons les moyens &lt;LAN_dé&gt;de &lt;LAN_fous&gt;vous faire parler, &lt;MOD_arf&gt; ! &lt;TYP_guillemet_manquant&gt;»&lt;TYP_._&gt;</text:p>
          </table:table-cell>
          <table:table-cell table:style-name="ce51" office:value-type="string">
            <text:p>{ prend une voix de tyran russe } nous &lt;MOD_avfons&gt; avons les moyens &lt;MOD_dé&gt; de &lt;MOD_fous&gt; vous faire parler, &lt;LAN_arf&gt; !</text:p>
          </table:table-cell>
          <table:table-cell table:style-name="ce60" office:value-type="string">
            <text:p>{ prend une voix de tyran russe } nous &lt;MOD_avfons&gt; avons les moyens &lt;MOD_dé&gt; de &lt;MOD_fous&gt; vous faire parler, &lt;LAN_arf&gt; !</text:p>
          </table:table-cell>
          <table:table-cell office:value-type="string">
            <text:p>Référence à une réplique du film « Les Trois Lanciers du Bengale ». Cependant, cette phrase est ce que l'on appelle une « phrase culte », et a été reprise dans bon nombre de sketchs et parodies.</text:p>
          </table:table-cell>
          <table:table-cell table:number-columns-repeated="1013"/>
        </table:table-row>
        <table:table-row table:style-name="ro9">
          <table:table-cell table:formula="of:=[.A32]+1" office:value-type="float" office:value="32">
            <text:p>32</text:p>
          </table:table-cell>
          <table:table-cell office:value-type="float" office:value="15928">
            <text:p>15928</text:p>
          </table:table-cell>
          <table:table-cell office:value-type="string">
            <text:p>27 sept. 2011 09:41:43</text:p>
          </table:table-cell>
          <table:table-cell office:value-type="float" office:value="213">
            <text:p>213</text:p>
          </table:table-cell>
          <table:table-cell table:style-name="ce30" office:value-type="string">
            <text:p>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lève toi !</text:p>
          </table:table-cell>
          <table:table-cell table:style-name="ce30" office:value-type="string">
            <text:p>Lève &lt;TYP_42_-_avant_toi_manquante&gt;-toi, lève-toi, lève-toi, lève-toi, lève-toi, lève-toi, lève-toi, lève-toi, lève-toi, lève-toi, lève-toi, lève-toi, lève-toi, lève-toi, lève-toi, lève-toi, lève-toi, lève toi, lève-toi, lève-toi, lève-toi, lève-toi, lève-toi, lève-toi, lève-toi, lève-toi, lève-toi, lève-toi, lève-toi, lève-toi, lève-toi, lève-toi, lève-toi, lève-toi, lève-toi, lève-toi, lève-toi, lève-toi, lève-toi, lève-toi, lève-toi !</text:p>
          </table:table-cell>
          <table:table-cell table:style-name="ce41"/>
          <table:table-cell table:style-name="ce45" office:value-type="string">
            <text:p>&lt;TYP_42_-_&gt;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text:p>
          </table:table-cell>
          <table:table-cell table:style-name="ce51" office:value-type="string">
            <text:p>&lt;TYP_42_lève_toi&gt;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text:p>
          </table:table-cell>
          <table:table-cell office:value-type="string">
            <text:p>&lt;TYP_42_lève_toi&gt;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lève-toi !</text:p>
          </table:table-cell>
          <table:table-cell table:number-columns-repeated="1014"/>
        </table:table-row>
        <table:table-row table:style-name="ro3">
          <table:table-cell table:formula="of:=[.A33]+1" office:value-type="float" office:value="33">
            <text:p>33</text:p>
          </table:table-cell>
          <table:table-cell table:style-name="ce17" office:value-type="float" office:value="18842">
            <text:p>18842</text:p>
          </table:table-cell>
          <table:table-cell table:style-name="ce17" office:value-type="string">
            <text:p>28 sept. 2011 19:20:59</text:p>
          </table:table-cell>
          <table:table-cell table:style-name="ce17" office:value-type="float" office:value="390">
            <text:p>390</text:p>
          </table:table-cell>
          <table:table-cell table:style-name="ce32" office:value-type="string">
            <text:p>Mais elle est bete &lt;MAR_SUR_6&gt;</text:p>
          </table:table-cell>
          <table:table-cell table:style-name="ce35" office:value-type="string">
            <text:p>Mais elle est &lt;TYP_bete&gt; bête &lt;MAR_SUR_6&gt; </text:p>
          </table:table-cell>
          <table:table-cell table:style-name="ce41" office:value-type="string">
            <text:p>&lt;ORT&gt;bete=bête</text:p>
            <text:p/>
            <text:p/>
          </table:table-cell>
          <table:table-cell table:style-name="ce44" office:value-type="string">
            <text:p>Mais elle est &lt;TYP_bete&gt;bête &lt;MAR_SUR_6&gt;&lt;TYP_._&gt;</text:p>
          </table:table-cell>
          <table:table-cell table:style-name="ce51" office:value-type="string">
            <text:p>Mais elle est &lt;ORT_bete&gt; bête &lt;MAR_SUR_6&gt;</text:p>
          </table:table-cell>
          <table:table-cell office:value-type="string">
            <text:p>Mais elle est &lt;ORT_bete&gt; bête &lt;MAR_SUR_6&gt;</text:p>
          </table:table-cell>
          <table:table-cell table:number-columns-repeated="1014"/>
        </table:table-row>
        <table:table-row table:style-name="ro15">
          <table:table-cell table:formula="of:=[.A34]+1" office:value-type="float" office:value="34">
            <text:p>34</text:p>
          </table:table-cell>
          <table:table-cell office:value-type="float" office:value="19621">
            <text:p>19621</text:p>
          </table:table-cell>
          <table:table-cell office:value-type="string">
            <text:p>29 sept. 2011 07:49:25</text:p>
          </table:table-cell>
          <table:table-cell office:value-type="float" office:value="296">
            <text:p>296</text:p>
          </table:table-cell>
          <table:table-cell table:style-name="ce31" office:value-type="string">
            <text:p>Mon amour . Ces derniers temps je fais beaucoup d erreurs et je m'en veux . Meme si ça te fait moins de mal que moi , et que je sais pas comment tu fais , jte félicite pour ton calme . Et c'est vrai que aussi j'ai pas été non plus agréable ces derniers temps , et je vais me rattraper ça c'est sur . La seule chose que j'ai envi , c'est on te voir . Et il me tarde vraiment . Pour te regarder dans les yeux et que tu y voit à l intérieur de l'amour . Jspr vraiment que tu réalisera ton reve contrairement à moi. Je ne veux que ton bonheur . Et si jamais tu es recalè je serai derrière toi . Si tu as besoin de qlq je serai là . psk il est vrai que je n'ai pas beaucoup de force pour moi, mais quand tu as besoin de moi, je met tout ça de coté et peux tout encaisser juste pour toi . C'est comme si j oubliai tous mes problèmes , je me consacre entièrement à toi et ce fait de me sentir utile me fait du bien . Puisque tu le sais j'ai l impression d etre inutile et effacé , mais avec toi je ressens l inverse . Merci mon coeur . Je croise les doigts pour toi . Et jspr etre une des 1ère au courant :) . Dors , repose toi , et arrive tranquil . Je t'aime plus que tout mon amour . Et je ne me rendrai jamais compte de la chance que j'ai de t'avoir, qu'il y est vent, pluie, soleil ou tempete .</text:p>
            <text:p>ton épaule pour moi tout comme la mienne l est pour toi. Tes bras pour me consoler et ton sourire pour m'accueillir . Tes yeux pour m'évader. Tes paroles pour me remonter. Ton sourire pour ma force. Tes baisers, calins, ta tendresse . Ton amour envers moi. Fort, pure, sincère. </text:p>
            <text:p>Peut etre qu'un jour je me rendrai bien compte de la chance que j'ai de t avoir, de savoir combien ton amour est sincère.</text:p>
            <text:p>je t'aime pour toujours et à jamais mon amour .</text:p>
            <text:p>le père mes enfants, mon mari ,</text:p>
            <text:p>&lt;SUR_8&gt; toi et moi c'est pour toujours.</text:p>
            <text:p>quelque soit l épreuve à traverser notre couple sera tel un rosau à jamais se casser .</text:p>
            <text:p>et résistera à tte tempete.</text:p>
            <text:p>JE T'AIME MON TRÉSOR SI PRÉCIEUX , MON BONHEUR ,MA FORCE MAIS SURTOUT MON REPERE.</text:p>
          </table:table-cell>
          <table:table-cell table:style-name="ce34" office:value-type="string">
            <text:p>Mon amour&lt;TYP_espace&gt;. Ces derniers temps je fais beaucoup &lt;TYP_d&gt;d’erreurs et je m'en veux . &lt;TYP_Meme&gt; Même si ça te fait moins de mal que moi &lt;TYP_espace&gt;, et que je sais pas comment tu fais &lt;TYP_espace&gt;, &lt;MOD_jte&gt; je te félicite pour ton calme . Et c'est vrai que aussi j'ai pas été non plus agréable ces derniers temps &lt;TYP_espace&gt;, et je vais me rattraper ça c'est sur . La seule chose que j'ai envi , c'est on te voir&lt;TYP_espace&gt;. Et il me tarde vraiment&lt;TYP_espace&gt;. Pour te regarder dans les yeux et que tu y voit à l intérieur de l'amour&lt;TYP_espace&gt;. &lt;MOD_Jspr&gt; J’espère vraiment que tu réalisera ton &lt;TYP_reve&gt; rêve contrairement à moi. Je ne veux que ton bonheur&lt;TYP_espace&gt;. Et si jamais tu es &lt;TYP_recalè&gt; recalé je serai derrière toi&lt;TYP_espace&gt;. Si tu as besoin de &lt;MOD_qlq&gt; quelqu’un je serai là&lt;TYP_espace&gt;. &lt;MOD_TYP_psk&gt; Parce qu’il est vrai que je n'ai pas beaucoup de force pour moi, mais quand tu as besoin de moi, je met tout ça de coté et peux tout encaisser juste pour toi&lt;TYP_espace&gt;. C'est comme si &lt;MOD_joubliai&gt; j’oubliais tous mes problèmes&lt;TYP_espace&gt;, je me consacre entièrement à toi et ce fait de me sentir utile me fait du bien&lt;TYP_espace&gt;. Puisque tu le sais j'ai &lt;TYP_l&gt; l’impression &lt;TYP_d_etre&gt; d’être inutile et effacé&lt;TYP_espace&gt;, mais avec toi je ressens &lt;TYP_l&gt; l’inverse&lt;TYP_espace&gt;. Merci mon &lt;TYP_coeur&gt; cœur &lt;TYP_espace&gt;. Je croise les doigts pour toi&lt;TYP_espace&gt;. Et &lt;MOD_jspr&gt; j’espère &lt;TYP_etre&gt; être une des &lt;MOD_1ère&gt; première au courant &lt;BIN&gt;:)&lt;TYP_espace&gt;. Dors&lt;TYP_espace&gt;, repose&lt;TYP_-_manquant&gt; toi&lt;TYP_espace&gt;, et arrive &lt;MOD_tranquil&gt; tranquille&lt;TYP_espace&gt;. Je t'aime plus que tout mon amour&lt;TYP_espace&gt;. Et je ne me rendrai jamais compte de la chance que j'ai de t'avoir, qu'il y est vent, pluie, soleil ou &lt;TYP_tempete&gt; tempête&lt;TYP_espace&gt;.</text:p>
            <text:p>ton épaule pour moi tout comme la mienne l est pour toi. Tes bras pour me consoler et ton sourire pour m'accueillir&lt;TYP_espace&gt;. Tes yeux pour m'évader. Tes paroles pour me remonter. ton sourire pour ma force. Tes baisers, &lt;TYP_calins&gt; câlins, ta tendresse&lt;TYP_espace&gt;. Ton amour envers moi. Fort, pure, sincère. </text:p>
            <text:p>Peut &lt;TYP_Peut etre&gt; Peut-être qu'un jour je me rendrai bien compte de la chance que j'ai de t avoir, de savoir combien ton amour est sincère.</text:p>
            <text:p>je t'aime pour toujours et à jamais mon amour&lt;TYP_espace&gt;.</text:p>
            <text:p>le père mes enfants, mon mari&lt;TYP_espace&gt;,</text:p>
            <text:p>&lt;SUR_8&gt; toi et moi c'est pour toujours.</text:p>
            <text:p>quelque soit l épreuve à traverser notre couple sera tel un &lt;TYP_ORT_rosau&gt; roseau à jamais se casser&lt;TYP_espace&gt;.</text:p>
            <text:p>et résistera à &lt;TYP_tte&gt; toute &lt;TYP_tempete&gt; tempête.</text:p>
            <text:p>JE T'AIME MON TRÉSOR SI PRÉCIEUX&lt;TYP_espace&gt;, MON BONHEUR&lt;TYP_espace&gt;,&lt;TYP_espace_avant MA_manquante&gt;MA FORCE MAIS SURTOUT MON REPERE.</text:p>
            <text:p/>
            <text:p/>
          </table:table-cell>
          <table:table-cell table:style-name="ce41" office:value-type="string">
            <text:p>&lt;TYP&gt;amour . Ces=amour. Ces; &lt;TYP&gt;d erreurs=d'erreurs; &lt;TYP&gt;veux .=veux.; &lt;TYP&gt;Meme=Même; &lt;TYP&gt;moi ,=moi,; &lt;TYP&gt;fais ,=fais, &lt;TYP&gt;jte=je te; &lt;TYP&gt;calme .=calme.; &lt;ORT&gt;envi=envie; &lt;TYP&gt;l intérieur=l'intérieur; &lt;MOD&gt;Jspr=J'espère; &lt;TYP&gt;reve=rêve; &lt;TYP&gt;recalè=recalé; &lt;GRA&gt;serai=serais; &lt;MOD&gt;qlq=quelqu'un; &lt;GRA&gt;serai=serais; &lt;MOD&gt;psk=parce que; &lt;GRA_TYP&gt;j oubliai=j'oubliais; &lt;TYP&gt;l impression=l'impression; &lt;GRA&gt;effacé=effacée; &lt;MOD&gt;jspr=j'espère; &lt;MOD&gt;1ère=première; &lt;BIN&gt;:); &lt;ORT&gt;tranquil=tranquille; &lt;GRA&gt;rendrai=rendrais; &lt;GRA&gt;qu'il y est=qu'il y ait; &lt;ORT&gt;soleil=Soleil; &lt;TYP&gt;tempete=tempête.</text:p>
            <text:p>Ton épaule pour moi tout comme la mienne &lt;TYP_l&gt; l'est pour toi. Tes bras pour me consoler et ton sourire pour m’accueillir. Tes yeux pour m'évader. Tes paroles pour me remonter. Ton sourire pour ma force . Tes baisers , &lt;TYP_calins&gt; câlins ta tendresse. Ton amour envers moi. Fort, pure, sincère.&lt;TYP_Peut etre&gt; Peut être qu'un jour je me rendrais bien compte de la chance que j'ai de &lt;TYP_t avoir&gt; t'avoir, de savoir combien ton amour est sincère. Je t'aime pour toujours et à jamais mon amour. Le père mesenfants, mon mari, &lt; SUR_8&gt; toi et moi c'est pour toujours. Quelque soit &lt;TYP_l epreuve&gt; l'épreuve à traverser notre couple sera tel un &lt;ORT_rosau&gt; roseau à jamais se casser et résistera à &lt;ORT_ tte&gt; toute &lt;TYP_tempete&gt; tempête. JE T'AIME MON TRÉSOR SI PRÉCIEUX , MON BONHEUR ,MA FORCE MAIS SURTOUT MON REPERE.</text:p>
            <text:p/>
          </table:table-cell>
          <table:table-cell table:style-name="ce45" office:value-type="string">
            <text:p>Mon amour&lt;TYP_espace_superflu&gt;. Ces derniers temps je fais beaucoup d&lt;TYP_'_&gt;'erreurs et je m'en veux&lt;TYP_espace_superflu&gt;. &lt;TYP_Meme&gt;Même si ça te fait moins de mal que moi&lt;TYP_espace_superflu&gt;, et que je&lt;ABS_ne&gt; sais pas comment tu fais, &lt;MOD_TYP_'_jte_&gt;j'te félicite pour ton calme&lt;TYP_espace_superflu&gt;. Et c'est vrai que aussi j'ai pas été non plus agréable ces derniers temps&lt;TYP_espace_superflu&gt;, et je vais me rattraper ça c'est &lt;TYP_sur&gt;sûr&lt;TYP_espace_superflu&gt;. La seule chose &lt;DIV_que&gt;que j'ai &lt;ORT_envi&gt;envie&lt;TYP_espace_superflu&gt;, c'est &lt;ABS_qu'&gt;on se &lt;ORT_voir&gt;voit&lt;TYP_espace_superflu&gt;. Et il me tarde vraiment&lt;TYP_espace_superflu&gt;. Pour te regarder dans les yeux et que tu y &lt;GRA_voit&gt;vois à &lt;TYP_'_&gt;l'intérieur de l'amour&lt;TYP_espace_superflu&gt;.&lt;MOD_Jspr&gt;J'espère vraiment que tu &lt;GRA_réalisera&gt;réaliseras ton &lt;TYP_reve&gt;rêve contrairement à moi. Je ne veux que ton bonheur&lt;TYP_espace_superflu&gt;. Et si jamais tu es &lt;GRA_recalè&gt;recalé je serai derrière toi&lt;TYP_espace_superflu&gt;. Si tu as besoin de &lt;MOD_qlq&gt; quelqu'un je serai là&lt;TYP_espace_superflu&gt;. &lt;MOD_psk&gt;&lt;TYP_p&gt;Parce que il est vrai que je n'ai pas beaucoup de force pour moi, mais quand tu as besoin de moi, je &lt;GRA_met&gt;mets tout ça de coté et peux tout encaisser juste pour toi&lt;TYP_espace_superflu&gt;. C'est comme si &lt;TYP_'_j oubliai_&gt;j'&lt;GRA_oubliai&gt;oubliais tous mes problèmes&lt;TYP_espace_superflu&gt;, je me consacre entièrement à toi et ce fait de me sentir utile me fait du bien&lt;TYP_espace_superflu&gt;. Puisque tu le sais j'ai l&lt;TYP_'_&gt;'impression d’être inutile et <text:span text:style-name="T7">effacée&lt;TYP_espace_superflu&gt;</text:span><text:span text:style-name="T5">, mais avec toi je ressens l&lt;TYP_'_&gt;'inverse&lt;TYP_espace_superflu&gt;. Merci mon &lt;TYP_coeur&gt;cœur&lt;TYP_espace_superflu&gt;. Je croise les doigts pour toi&lt;TYP_espace_superflu&gt;. Et &lt;MOD_TYP_'_&gt;jspr&gt;j'espère être une des &lt;GRA_1ère&gt;1ères au courant &lt;BIN_:)_&gt;&lt;TYP_espace_superflu&gt;. Dors, repose-toi&lt;TYP_espace_superflu&gt;, et arrive &lt;MOD_ORT_tranquil&gt;tranquille&lt;TYP_espace_superflu&gt;. Je t'aime plus que tout mon amour&lt;TYP_espace_superflu&gt;. Et je ne me rendrai jamais compte de la chance que j'ai de t'avoir, qu'il y &lt;GRA_est&gt;ait vent, pluie, soleil ou &lt;TYP_tempete&gt;tempête&lt;TYP_espace_superflu&gt;.</text:span></text:p>
            <text:p><text:span text:style-name="T5">&lt;TYP_t_&gt;Ton épaule pour moi tout comme la mienne l&lt;TYP_'_&gt;'est pour toi. Tes bras pour me consoler et ton sourire pour m'accueillir&lt;TYP_espace_superflu&gt;. Tes yeux pour m'évader. Tes paroles pour me remonter. &lt;TYP_t_&gt;Ton sourire pour ma force. Tes baisers, &lt;TYP_^_&gt;câlins, ta tendresse&lt;TYP_espace_superflu&gt;. Ton amour envers moi. Fort, &lt;GRA_pure&gt;, sincère.</text:span></text:p>
            <text:p><text:span text:style-name="T5">&lt;TYP_-_&gt;Peut-&lt;TYP_^_&gt;être qu'un jour je me rendrai bien compte de la chance que j'ai de&lt;TYP_'_&gt; t'avoir, de savoir combien ton amour est sincère.</text:span></text:p>
            <text:p><text:span text:style-name="T5">&lt;TYP_je_&gt;Je t'aime pour toujours et à jamais mon amour&lt;TYP_espace_superflu&gt;. &lt;TYP_le_&gt;Le père &lt;ABS_de&gt; mes enfants, mon mari&lt;TYP_espace_superflu&gt;,</text:span></text:p>
            <text:p><text:span text:style-name="T5">&lt;SUR_8&gt; toi et moi c'est pour toujours.</text:span></text:p>
            <text:p><text:span text:style-name="T5">&lt;TYP_q_&gt;Quelque soit &lt;TYP_'_&gt;l'épreuve à traverser notre couple sera tel un &lt;ORT_rosau&gt;roseau à jamais se casser&lt;TYP_espace_superflu&gt;.</text:span></text:p>
            <text:p><text:span text:style-name="T5">&lt;TYP_e_&gt;Et résistera à &lt;MOD_tte_&gt;toute &lt;TYP_tempete&gt;tempête.</text:span></text:p>
            <text:p><text:span text:style-name="T5">JE T'AIME MON TRÉSOR SI PRÉCIEUX&lt;TYP_espace_superflu&gt;, MON BONHEUR&lt;TYP_espace_superflu&gt;, MA FORCE MAIS SURTOUT MON REPERE.</text:span></text:p>
          </table:table-cell>
          <table:table-cell table:style-name="ce51" office:value-type="string">
            <text:p/>
            <text:p>Mon amour . Ces derniers temps je fais beaucoup &lt;TYP_d_erreurs&gt; d'erreurs et je m'en veux . &lt;TYP_Meme&gt; Même si ça te fait moins de mal que moi , et que je sais pas comment tu fais , &lt;MOD_TYP_jte&gt; je te félicite pour ton calme . Et c'est vrai que aussi j'ai pas été non plus agréable ces derniers temps , et je vais me rattraper ça c'est &lt;TYP_sur&gt; sûr . La seule chose dont j'ai &lt;ORT_envi&gt; envie , c'est &lt;ORT_on&gt; de te voir . Et il me tarde vraiment . Pour te regarder dans les yeux et que tu y &lt;GRA_voit&gt; voies à &lt;TYP_l_intérieur&gt; l'intérieur de l'amour . &lt;MOD_Jspr&gt; J'espère vraiment que tu &lt;GRA_réalisera&gt; réaliseras ton &lt;TYP_reve&gt; rêve contrairement à moi. Je ne veux que ton bonheur . Et si jamais tu es &lt;TYP_recalé&gt; recalé je serai derrière toi . Si tu as besoin de &lt;MOD_qlq&gt; quelqu'un je serai là . &lt;MOD_TYP_psk&gt; Parce qu'il est vrai que je n'ai pas beaucoup de force pour moi, mais quand tu as besoin de moi, je &lt;GRA_met&gt; mets tout ça de &lt;TYP_coté&gt; côté et peux tout encaisser juste pour toi . C'est comme si j' &lt;GRA_oubliai&gt; oubliais tous mes problèmes , je me consacre entièrement à toi et ce fait de me sentir utile me fait du bien . Puisque tu le sais j'ai &lt;TYP_l_impression&gt; l'impression &lt;TYP_d_etre&gt; d'être inutile et &lt;ORT_effacé&gt; effacée , mais avec toi je ressens &lt;TYP_l_inverse&gt; l'inverse . Merci mon &lt;ORT_coeur&gt; cœur . Je croise les doigts pour toi . Et &lt;MOD_jspr&gt; j'espère &lt;TYP_etre&gt; être une des &lt;ORT_1ère&gt; &lt;TYP_1&gt;ères au courant &lt;BIN_:)&gt; . Dors , &lt;TYP_repose_toi&gt; repose-toi , et arrive &lt;MOD_ORT_tranquil&gt; tranquille . Je t'aime plus que tout mon amour . Et je ne me rendrai jamais compte de la chance que j'ai de t'avoir, qu'il y &lt;GRA_est&gt; ait vent, pluie, soleil ou &lt;TYP_tempete&gt; tempête . Ton épaule pour moi tout comme la mienne &lt;TYP_l_est&gt; l'est pour toi. Tes bras pour me consoler et ton sourire pour m'accueillir . Tes yeux pour m'évader. Tes paroles pour me remonter. ton sourire pour ma force. Tes baisers, &lt;TYP_calins&gt; câlins, ta tendresse . Ton amour envers moi. Fort, pur, sincère. &lt;TYP_Peut etre&gt; Peut-être qu'un jour je me rendrai bien compte de la chance que j'ai de &lt;TYP_t_avoir&gt; t'avoir, de savoir combien ton amour est sincère. Je t'aime pour toujours et à jamais mon amour . Le père de mes enfants, mon mari , &lt;SUR_8&gt; toi et moi c'est pour toujours. &lt;ORT_quelque&gt; Quelle que soit &lt;TYP_l_épreuve&gt; l'épreuve à traverser notre couple sera tel un roseau à jamais se casser . Et résistera à &lt;MOD_tte&gt; toute &lt;TYP_tempete&gt; tempête. JE T'AIME MON TRÉSOR SI PRÉCIEUX , MON BONHEUR ,MA FORCE MAIS SURTOUT MON &lt;TYP_REPERE&gt; REPÈRE.</text:p>
          </table:table-cell>
          <table:table-cell table:style-name="ce61" office:value-type="string">
            <text:p><text:span text:style-name="T12">Mon amour&lt;TYP_espace_superflu&gt;. Ces </text:span><text:span text:style-name="T16">derniers temps je fais beaucoup d&lt;TYP_'_&gt;'erreurs et je m'en veux&lt;TYP_espace_superflu&gt;. &lt;TYP_Meme&gt;Même si ça te fait moins de mal que moi&lt;TYP_espace_superflu&gt;, et que je&lt;ABS_ne&gt; sais pas comment tu fais, &lt;MOD_TYP_'_jte_&gt;j'te félicite pour ton calme&lt;TYP_espace_superflu&gt;. Et c'est vrai que aussi j'ai pas été non plus agréable ces derniers temps&lt;TYP_espace_superflu&gt;, et je vais me rattraper ça c'est &lt;TYP_sur&gt;sûr&lt;TYP_espace_superflu&gt;. La seule chose &lt;DIV_que&gt;que j'ai &lt;ORT_envi&gt;envie&lt;TYP_espace_superflu&gt;, c'est &lt;ABS_qu'&gt;on se &lt;ORT_voir&gt;voit&lt;TYP_espace_superflu&gt;. Et il me tarde vraiment&lt;TYP_espace_superflu&gt;. Pour te regarder dans les yeux et que tu y &lt;GRA_voit&gt;vois à &lt;TYP_'_&gt;l'intérieur de l'amour&lt;TYP_espace_superflu&gt;.&lt;MOD_Jspr&gt;J'espère vraiment que tu &lt;GRA_réalisera&gt;réaliseras ton &lt;TYP_reve&gt;rêve contrairement à moi. Je ne veux que ton bonheur&lt;TYP_espace_superflu&gt;. Et si jamais tu es &lt;GRA_recalè&gt;recalé je serai derrière toi&lt;TYP_espace_superflu&gt;. Si tu as besoin de &lt;MOD_qlq&gt; quelqu'un je serai là&lt;TYP_espace_superflu&gt;. &lt;MOD_psk&gt;&lt;TYP_p&gt;Parce que il est vrai que je n'ai pas beaucoup de force pour moi, mais quand tu as besoin de moi, je &lt;GRA_met&gt;mets tout ça de coté et peux tout encaisser juste pour toi&lt;TYP_espace_superflu&gt;. C'est comme si &lt;TYP_'_j oubliai_&gt;j'&lt;GRA_oubliai&gt;oubliais tous mes problèmes&lt;TYP_espace_superflu&gt;, je me consacre entièrement à toi et ce fait de me sentir utile me fait du bien&lt;TYP_espace_superflu&gt;. Puisque tu le sais j'ai l&lt;TYP_'_&gt;'impression d’être inutile et </text:span><text:span text:style-name="T17">effacée&lt;TYP_espace_superflu&gt;</text:span><text:span text:style-name="T18">, mais avec toi je ressens l&lt;TYP_'_&gt;'inverse&lt;TYP_espace_superflu&gt;. Merci mon &lt;TYP_coeur&gt;cœur&lt;TYP_espace_superflu&gt;. Je croise les doigts pour toi&lt;TYP_espace_superflu&gt;. Et &lt;MOD_TYP_'_&gt;jspr&gt;j'espère être une des &lt;GRA_1ère&gt;1ères au courant &lt;BIN_:)_&gt;&lt;TYP_espace_superflu&gt;. Dors, repose-toi&lt;TYP_espace_superflu&gt;, et arrive &lt;MOD_ORT_tranquil&gt;tranquille&lt;TYP_espace_superflu&gt;. Je t'aime plus que tout mon amour&lt;TYP_espace_superflu&gt;. Et je ne me rendrai jamais compte de la chance que j'ai de t'avoir, qu'il y &lt;GRA_est&gt;ait vent, pluie, soleil ou &lt;TYP_tempete&gt;tempête&lt;TYP_espace_superflu&gt;.</text:span></text:p>
          </table:table-cell>
          <table:table-cell table:number-columns-repeated="1014"/>
        </table:table-row>
        <table:table-row table:style-name="ro3">
          <table:table-cell table:formula="of:=[.A35]+1" office:value-type="float" office:value="35">
            <text:p>35</text:p>
          </table:table-cell>
          <table:table-cell office:value-type="float" office:value="20051">
            <text:p>20051</text:p>
          </table:table-cell>
          <table:table-cell office:value-type="string">
            <text:p>29 sept. 2011 12:45:55</text:p>
          </table:table-cell>
          <table:table-cell office:value-type="float" office:value="206">
            <text:p>206</text:p>
          </table:table-cell>
          <table:table-cell table:style-name="ce30" office:value-type="string">
            <text:p>&lt;PRE_4&gt; rible</text:p>
          </table:table-cell>
          <table:table-cell table:style-name="ce34" office:value-type="string">
            <text:p>&lt;PRE_4&gt; &lt;DIV&gt;rible</text:p>
          </table:table-cell>
          <table:table-cell table:style-name="ce41"/>
          <table:table-cell table:style-name="ce45" office:value-type="string">
            <text:p>&lt;PRE_4&gt; &lt;LAN_MOD_<text:span text:style-name="T7">rible&gt;terrible</text:span></text:p>
          </table:table-cell>
          <table:table-cell table:number-columns-repeated="2" table:style-name="ce51" office:value-type="string">
            <text:p>&lt;PRE_4&gt; rible</text:p>
          </table:table-cell>
          <table:table-cell office:value-type="string">
            <text:p>Ce sms n'est pas utilisable dans la mesure où l'anonymisation enlève la compréhension (jeu de mots avec le prénom « Théo »)</text:p>
          </table:table-cell>
          <table:table-cell table:number-columns-repeated="1013"/>
        </table:table-row>
        <table:table-row table:style-name="ro3">
          <table:table-cell table:formula="of:=[.A36]+1" office:value-type="float" office:value="36">
            <text:p>36</text:p>
          </table:table-cell>
          <table:table-cell office:value-type="float" office:value="22442">
            <text:p>22442</text:p>
          </table:table-cell>
          <table:table-cell office:value-type="string">
            <text:p>30 sept. 2011 20:08:58</text:p>
          </table:table-cell>
          <table:table-cell office:value-type="float" office:value="99">
            <text:p>99</text:p>
          </table:table-cell>
          <table:table-cell table:style-name="ce30" office:value-type="string">
            <text:p>Ahah je viens de penser à toi en tassant ma cigarette avec énergie!</text:p>
          </table:table-cell>
          <table:table-cell table:style-name="ce34" office:value-type="string">
            <text:p>Ahah je viens de penser à toi en tassant ma cigarette avec énergie</text:p>
          </table:table-cell>
          <table:table-cell table:style-name="ce41" office:value-type="string">
            <text:p>&lt;BIN&gt;Ahah</text:p>
            <text:p/>
            <text:p/>
          </table:table-cell>
          <table:table-cell table:style-name="ce45" office:value-type="string">
            <text:p>Ah&lt;TYP_espace_manquant&gt; ah je viens de penser à toi en tassant ma cigarette avec énergie&lt;TYP_espace_manquant&gt;!</text:p>
          </table:table-cell>
          <table:table-cell table:style-name="ce51" office:value-type="string">
            <text:p>&lt;TYP_Ahah&gt; Ah ah je viens de penser à toi en tassant ma cigarette avec énergie!</text:p>
          </table:table-cell>
          <table:table-cell table:style-name="ce51" office:value-type="string">
            <text:p>&lt;TYP_Ahah&gt; Ah ah je viens de penser à toi en tassant ma cigarette avec énergie!</text:p>
          </table:table-cell>
          <table:table-cell office:value-type="string">
            <text:p>Normalement, pour marquer le rire, c'est l'interjection « ha ha » qu'il faut utiliser.</text:p>
          </table:table-cell>
          <table:table-cell table:number-columns-repeated="1013"/>
        </table:table-row>
        <table:table-row table:style-name="ro16">
          <table:table-cell table:formula="of:=[.A37]+1" office:value-type="float" office:value="37">
            <text:p>37</text:p>
          </table:table-cell>
          <table:table-cell office:value-type="float" office:value="22446">
            <text:p>22446</text:p>
          </table:table-cell>
          <table:table-cell office:value-type="string">
            <text:p>30 sept. 2011 20:13:29</text:p>
          </table:table-cell>
          <table:table-cell office:value-type="float" office:value="171">
            <text:p>171</text:p>
          </table:table-cell>
          <table:table-cell table:style-name="ce30" office:value-type="string">
            <text:p>En fait c rien de spécial, jprends juste un peu de recul et jcomprends pas ce que jfous là, fac, psycho, montpellier, pourquoi simplement je vis, enfin bref rien de grave. Qu'est ce qui cloche chez toi?</text:p>
          </table:table-cell>
          <table:table-cell table:style-name="ce34" office:value-type="string">
            <text:p>En fait &lt;MOD_c&gt; ce &lt;ABS_n’&gt; n’est rien de spécial, &lt;MOD_jprends&gt; je prends juste un peu de recul et &lt;MOD_jcomprends&gt; &lt; ABS_ne&gt; je ne comprends pas ce que &lt;MOD_jfous&gt; je fous là, fac, &lt;LAN_psycho&gt; psychologie, &lt;TYP_montpellier &gt; Montpellier, pourquoi simplement je vis, enfin bred rien de grave. Qu’est &lt;TYP_-_avant_qui_manquante&gt;-qui cloche chez toi ?</text:p>
          </table:table-cell>
          <table:table-cell table:style-name="ce41" office:value-type="string">
            <text:p>&lt;MOD&gt;c=c'est; &lt;TYP&gt;jprends=je prend; &lt;TYP&gt;jcomprends=je comprend; &lt;TYP_ORT&gt;jfous=je fout; &lt;ORT&gt;montpellier=Montpellier.</text:p>
          </table:table-cell>
          <table:table-cell table:style-name="ce45" office:value-type="string">
            <text:p>En fait &lt;MOD_c&gt;c'est rien de spécial, &lt;MOD_TYP_'_jprends&gt;j'prends juste un peu de recul et &lt;MOD_TYP_'_jcomprends&gt;j'comprends pas ce que &lt;MOD_TYP_'_jfous&gt;j'fous là&lt;TYP_:_manquant_retrait_,_&gt; : fac, psycho, &lt;MOD_TYP_m_&gt;Montpellier. Pourquoi simplement je vis ? Enfin bref rien de grave. Qu'est-ce qui cloche chez toi&lt;TYP_espace_manquant&gt; ?</text:p>
          </table:table-cell>
          <table:table-cell table:style-name="ce51" office:value-type="string">
            <text:p>En fait &lt;MOD_c&gt; c'est rien de spécial, &lt;MOD_jprends&gt; je prends juste un peu de recul et &lt;MOD_jcomprends&gt; je comprends pas ce que &lt;MOD_jfous&gt; je fous là, fac, &lt;MOD_psycho&gt; psychologie, &lt;TYP_montpellier&gt; Montpellier, pourquoi simplement je vis, enfin bref rien de grave. Qu'est ce qui cloche chez toi?</text:p>
          </table:table-cell>
          <table:table-cell table:style-name="ce51" office:value-type="string">
            <text:p>En fait &lt;MOD_c&gt; c'est rien de spécial, &lt;MOD_jprends&gt; je prends juste un peu de recul et &lt;MOD_jcomprends&gt; je comprends pas ce que &lt;MOD_jfous&gt; je fous là, fac, &lt;MOD_psycho&gt; psychologie, &lt;TYP_montpellier&gt; Montpellier, pourquoi simplement je vis, enfin bref rien de grave. Qu'est ce qui cloche chez toi?</text:p>
          </table:table-cell>
          <table:table-cell table:number-columns-repeated="1014"/>
        </table:table-row>
        <table:table-row table:style-name="ro17">
          <table:table-cell table:formula="of:=[.A38]+1" office:value-type="float" office:value="38">
            <text:p>38</text:p>
          </table:table-cell>
          <table:table-cell office:value-type="float" office:value="22585">
            <text:p>22585</text:p>
          </table:table-cell>
          <table:table-cell office:value-type="string">
            <text:p>30 sept. 2011 21:50:40</text:p>
          </table:table-cell>
          <table:table-cell office:value-type="float" office:value="8">
            <text:p>8</text:p>
          </table:table-cell>
          <table:table-cell table:style-name="ce30" office:value-type="string">
            <text:p>&amp;moi Je t'aime, je t'aime, je t'aime, je t'aime, je t'aime, je t'aime, je t'aime, je t'aime, je t'aime, je t'aime, je t'aime, je t'aime, je t'aime, je t'aime, Je t'aime, je t'aime, je t'aime, je t'aime, je t'aime, je t'aime, je t'aime, je t'aime, je t'aime, je t'aime, je t'aime, je t'aime, je t'aime, je t'aime,Je t'aime, je t'aime, je t'aime, je t'aime, je t'aime, je t'aime, je t'aime, je t'aime, je t'aime, je t'aime, je t'aime, je t'aime, je t'aime, je t'aime, Je t'aime, je t'aime, je t'aime, je t'aime, je t'aime, je t'aime, je t'aime, je t'aime, je t'aime, je t'aime, je t'aime, je t'aime, je t'aime, je t'aime,&lt;3 &lt;3 &lt;3 &lt;3 &lt;3 &lt;3 &lt;3 &lt;3 &lt;3 &lt;3 &lt;3 &lt;3 &lt;3 &lt;3 &lt;3 &lt;3 &lt;3 &lt;3 &lt;3 &lt;3 &lt;3 &lt;3 &lt;3 &lt;3 &lt;3 &lt;3 &lt;3 &lt;3</text:p>
          </table:table-cell>
          <table:table-cell table:style-name="ce30" office:value-type="string">
            <text:p>&lt;TYP_et&gt; &lt;TYP_espace_avant_moi_manquante&gt; moi &lt;TYP _Je &gt; je t'aime, je t'aime, je t'aime, je t'aime, je t'aime, je t'aime, je t'aime, je t'aime, je t'aime, je t'aime, je t'aime, je t'aime, je t'aime, je t'aime, Je t'aime, je t'aime, je t'aime, je t'aime, je t'aime, je t'aime, je t'aime, je t'aime, je t'aime, je t'aime, je t'aime, je t'aime, je t'aime, je t'aime, &lt;TYP TYP_espace_avant_Je_manquante&gt; &lt;TYP_ORT_Je&gt; je t'aime, je t'aime, je t'aime, je t'aime, je t'aime, je t'aime, je t'aime, je t'aime, je t'aime, je t'aime, je t'aime, je t'aime, je t'aime, je t'aime, Je t'aime, je t'aime, je t'aime, je t'aime, je t'aime, je t'aime, je t'aime, je t'aime, je t'aime, je t'aime, je t'aime, je t'aime, je t'aime, je t'aime,&lt;BIN_28&gt;&lt;3&gt; &lt;3 &lt;3 &lt;3 &lt;3 &lt;3 &lt;3 &lt;3 &lt;3 &lt;3 &lt;3 &lt;3 &lt;3 &lt;3 &lt;3 &lt;3 &lt;3 &lt;3 &lt;3 &lt;3 &lt;3 &lt;3 &lt;3 &lt;3 &lt;3 &lt;3 &lt;3 &lt;3</text:p>
          </table:table-cell>
          <table:table-cell table:style-name="ce41" office:value-type="string">
            <text:p/>
            <text:p>&lt;TYP&gt;&amp;moi=Et moi; &lt;ORT&gt;Je=je; &lt;BIN_28&gt; &lt;3.</text:p>
            <text:p/>
            <text:p/>
          </table:table-cell>
          <table:table-cell table:style-name="ce45" office:value-type="string">
            <text:p>&lt;MOD_&amp;&gt;Et moi &lt;TYP_Je_&gt;j<text:span text:style-name="T7">e</text:span><text:span text:style-name="T5">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 je t'aime,&lt;BIN_28_&lt;3_&gt;&lt;3 &lt;3 &lt;3 &lt;3 &lt;3 &lt;3 &lt;3 &lt;3 &lt;3 &lt;3 &lt;3 &lt;3 &lt;3 &lt;3 &lt;3 &lt;3 &lt;3 &lt;3 &lt;3 &lt;3 &lt;3 &lt;3 &lt;3 &lt;3 &lt;3 &lt;3 &lt;3 &lt;3&lt;TYP_._&gt;</text:span></text:p>
          </table:table-cell>
          <table:table-cell table:number-columns-repeated="2" table:style-name="ce51" office:value-type="string">
            <text:p>et moi Je t'aime, je t'aime, je t'aime, je t'aime, je t'aime, je t'aime, je t'aime, je t'aime, je t'aime, je t'aime, je t'aime, je t'aime, je t'aime, je t'aime, Je t'aime, je t'aime, je t'aime, je t'aime, je t'aime, je t'aime, je t'aime, je t'aime, je t'aime, je t'aime, je t'aime, je t'aime, je t'aime, je t'aime,Je t'aime, je t'aime, je t'aime, je t'aime, je t'aime, je t'aime, je t'aime, je t'aime, je t'aime, je t'aime, je t'aime, je t'aime, je t'aime, je t'aime, Je t'aime, je t'aime, je t'aime, je t'aime, je t'aime, je t'aime, je t'aime, je t'aime, je t'aime, je t'aime, je t'aime, je t'aime, je t'aime, je t'aime,&lt;BIN_&lt;3&gt; &lt;BIN_&lt;3&gt; &lt;BIN_&lt;3&gt; &lt;BIN_&lt;3&gt; &lt;BIN_&lt;3&gt; &lt;BIN_&lt;3&gt; &lt;BIN_&lt;3&gt; &lt;BIN_&lt;3&gt; &lt;BIN_&lt;3&gt; &lt;BIN_&lt;3&gt; &lt;BIN_&lt;3&gt; &lt;BIN_&lt;3&gt; &lt;BIN_&lt;3&gt; &lt;BIN_&lt;3&gt; &lt;BIN_&lt;3&gt; &lt;BIN_&lt;3&gt; &lt;BIN_&lt;3&gt; &lt;BIN_&lt;3&gt; &lt;BIN_&lt;3&gt; &lt;BIN_&lt;3&gt; &lt;BIN_&lt;3&gt; &lt;BIN_&lt;3&gt; &lt;BIN_&lt;3&gt; &lt;BIN_&lt;3&gt; &lt;BIN_&lt;3&gt; &lt;BIN_&lt;3&gt; &lt;BIN_&lt;3&gt; &lt;BIN_&lt;3&gt;</text:p>
          </table:table-cell>
          <table:table-cell table:number-columns-repeated="1014"/>
        </table:table-row>
        <table:table-row table:style-name="ro7">
          <table:table-cell table:formula="of:=[.A39]+1" office:value-type="float" office:value="39">
            <text:p>39</text:p>
          </table:table-cell>
          <table:table-cell office:value-type="float" office:value="22668">
            <text:p>22668</text:p>
          </table:table-cell>
          <table:table-cell office:value-type="string">
            <text:p>30 sept. 2011 22:14:16</text:p>
          </table:table-cell>
          <table:table-cell office:value-type="float" office:value="365">
            <text:p>365</text:p>
          </table:table-cell>
          <table:table-cell table:style-name="ce30" office:value-type="string">
            <text:p>Putain ça fait une heure que je joue au solitaire tellement j'ai rien a branler et j'ai toujours pas gagné une partie ça m'énerve T.T</text:p>
          </table:table-cell>
          <table:table-cell table:style-name="ce34" office:value-type="string">
            <text:p>Putain <text:s/>ça fait une heure que je joue au solitaire tellement j'ai rien &lt;TYP_a&gt; à branler et j'ai toujours pas gagné une partie, ça m'énerve &lt;BIN&gt;T.T </text:p>
          </table:table-cell>
          <table:table-cell table:style-name="ce41" office:value-type="string">
            <text:p>&lt;TYP&gt;a=à; &lt;BIN&gt;T.T</text:p>
          </table:table-cell>
          <table:table-cell table:style-name="ce45" office:value-type="string">
            <text:p>Putain ça fait une heure que je joue au solitaire tellement j'ai rien &lt;GRA_a_&gt;à branler et j'ai toujours pas gagné une partie ça m'énerve. &lt;DIV_T.T&gt;&lt;TYP_._&gt;<text:span text:style-name="T7">.</text:span></text:p>
          </table:table-cell>
          <table:table-cell table:number-columns-repeated="2" table:style-name="ce51" office:value-type="string">
            <text:p>Putain ça fait une heure que je joue au solitaire tellement j'ai rien à branler et j'ai toujours pas gagné une partie ça m'énerve &lt;BIN_T.T&gt;</text:p>
          </table:table-cell>
          <table:table-cell table:number-columns-repeated="1014"/>
        </table:table-row>
        <table:table-row table:style-name="ro18">
          <table:table-cell table:formula="of:=[.A40]+1" office:value-type="float" office:value="40">
            <text:p>40</text:p>
          </table:table-cell>
          <table:table-cell office:value-type="float" office:value="22726">
            <text:p>22726</text:p>
          </table:table-cell>
          <table:table-cell office:value-type="string">
            <text:p>30 sept. 2011 22:38:00</text:p>
          </table:table-cell>
          <table:table-cell office:value-type="float" office:value="459">
            <text:p>459</text:p>
          </table:table-cell>
          <table:table-cell table:style-name="ce31" office:value-type="string">
            <text:p>Bouh' :) bon t'es forcement au travail avec un reseau tout pourri, mais,je m'en fou ^^ je te souhaite quand meme une bonne nuit et de beaux reves pour quand tu ira dodo :)</text:p>
            <text:p>moi cette aprem a la fac ça m'a tué en plus j'ai attrapé un,rhume x) fin bref, demain j'ai,ma,prerentrée :)</text:p>
            <text:p>allez je te fais de gros bisous ! Smouak</text:p>
            <text:p>acounamatata :3</text:p>
          </table:table-cell>
          <table:table-cell table:style-name="ce30" office:value-type="string">
            <text:p>Bouh' &lt;BIN&gt;:) bon &lt;MOD_t'es&gt; tu es forcement au travail avec un &lt;TYP_reseau&gt; réseau tout pourri, mais, &lt;TYP_espace_avant_je_manquante&gt; je m'en fou &lt;BIN&gt;^^ je te souhaite quand &lt;TYP_meme&gt; même une bonne nuit et de beaux &lt;TYP_reves&gt; rêves pour quand tu &lt;GRA_ira&gt; iras dodo &lt;BIN&gt;:)</text:p>
            <text:p>moi cette aprem &lt;TYP_a&gt; à la fac ça m'a tué en plus j'ai attrapé un, &lt;TYP_espace_avant_rhume_manquante&gt; rhume &lt;BIN&gt; x) fin bref, demain j'ai,ma,&lt;TYP_prerentrée&gt; prérentrée &lt;BIN&gt; :)</text:p>
            <text:p>allez je te fais de gros bisous ! </text:p>
            <text:p>&lt;LAN&gt; Smouak </text:p>
            <text:p>&lt;LAN&gt; acounamatata &lt;BIN&gt;:3</text:p>
            <text:p/>
            <text:p/>
          </table:table-cell>
          <table:table-cell table:style-name="ce41" office:value-type="string">
            <text:p>&lt;BIN&gt;Bouh'; &lt;BIN&gt;:); &lt;TYP&gt;forcement=forcément;&lt;TYP&gt;reseau=réseau ; &lt;ORT&gt;fou=fous ; &lt;TYP&gt;meme=même;&lt;TYP&gt;reves=rêves ; &lt;MOD&gt;dodo=dormir ; &lt;BIN&gt;:) ; &lt;MOD&gt;aprem=après-midi; &lt;BIN&gt;x) ; &lt;ORT&gt;prérentrée=pré-rentrée; &lt;BIN&gt;:) ; &lt;MOD&gt;Smouak=Bisous ; &lt;LAN&gt;acounamatata </text:p>
          </table:table-cell>
          <table:table-cell table:style-name="ce45" office:value-type="string">
            <text:p><text:span text:style-name="T8">&lt;MOD_Bouh'&gt;&lt;BIN_:)_&gt; bon t'es &lt;TYP_forcement&gt;forcément au travail avec un &lt;TYP_reseau&gt;réseau tout pourri, mais je m'en fous &lt;BIN_^^&gt; je te souhaite quand &lt;TYP_meme_&gt;même une bonne nuit et de beaux &lt;TYP_reves&gt;rêves pour quand tu &lt;GRA_ira&gt;iras dodo &lt;BIN_:</text:span><text:span text:style-name="T9">)&gt;&lt;TYP._&gt;.</text:span></text:p>
            <text:p><text:span text:style-name="T10">&lt;TYP_moi&gt;Moi cette </text:span><text:span text:style-name="T9">&lt;LAN_MOD_aprem&gt;</text:span><text:span text:style-name="T10"> à la fac ça m'a tué en plus j'ai attrapé un &lt;TYP_,_superflue&gt;rhume &lt;BIN_x)&gt;, &lt;ORT_fin&gt;enfin bref, demain j'ai &lt;TYP_,_superflue&gt;ma&lt;TYP_,_superflue&gt; &lt;ORT_-_prerentrée&gt;&lt;TYP_pre&gt;pré-rentrée &lt;BIN_:)&gt;</text:span></text:p>
            <text:p><text:span text:style-name="T10">&lt;TYP_allez&gt;Allez je te fais de gros bisous ! &lt;LAN_Smouak&gt;</text:span></text:p>
            <text:p><text:span text:style-name="T10">&lt;LAN_acounamatata&gt;</text:span><text:span text:style-name="T5"> &lt;BIN_:3&gt;&lt;TYP_._&gt;</text:span></text:p>
          </table:table-cell>
          <table:table-cell table:style-name="ce51" office:value-type="string">
            <text:p>&lt;LAN_Bouh'&gt; &lt;BIN_:)&gt; bon t'es forcement au travail avec un &lt;TYP_reseau&gt; réseau tout pourri, mais,je m'en &lt;MOD_ORT_fou&gt; fous &lt;BIN_^^&gt; je te souhaite quand &lt;TYP_meme&gt; même une bonne nuit et de beaux &lt;TYP_reves&gt; rêves pour quand tu &lt;GRA_ira&gt; iras dodo &lt;BIN_:)&gt; moi cette après-midi &lt;TYP_a&gt; à la fac ça m'a tué en plus j'ai attrapé un,rhume &lt;BIN_x)&gt; &lt;MOD_fin&gt; enfin bref, demain j'ai,ma, &lt;MOD_ORT_prerentrée&gt; pré-rentrée &lt;BIN_:)&gt; allez je te fais de gros bisous ! Smouak hakuna matata &lt;BIN_:3&gt;</text:p>
          </table:table-cell>
          <table:table-cell table:style-name="ce51" office:value-type="string">
            <text:p>&lt;LAN_Bouh'&gt; &lt;BIN_:)&gt; bon t'es forcement au travail avec un &lt;TYP_reseau&gt; réseau tout pourri, mais,je m'en &lt;MOD_ORT_fou&gt; fous &lt;BIN_^^&gt; je te souhaite quand &lt;TYP_meme&gt; même une bonne nuit et de beaux &lt;TYP_reves&gt; rêves pour quand tu &lt;GRA_ira&gt; iras dodo &lt;BIN_:)&gt; moi cette après-midi &lt;TYP_a&gt; à la fac ça m'a tué en plus j'ai attrapé un,rhume &lt;BIN_x)&gt; &lt;MOD_fin&gt; enfin bref, demain j'ai,ma, &lt;MOD_ORT_prerentrée&gt; pré-rentrée &lt;BIN_:)&gt; allez je te fais de gros bisous ! Smouak hakuna matata &lt;BIN_:3&gt;</text:p>
          </table:table-cell>
          <table:table-cell office:value-type="string">
            <text:p>« Bouh » n'est pas une interjection répertoriée dans le dictionnaire. Cependant, elle ne peut hériter de la balise &lt;LAN&gt; car il ne s'agit pas d'un emprunt.</text:p>
          </table:table-cell>
          <table:table-cell table:number-columns-repeated="1013"/>
        </table:table-row>
        <table:table-row table:style-name="ro19">
          <table:table-cell table:formula="of:=[.A41]+1" office:value-type="float" office:value="41">
            <text:p>41</text:p>
          </table:table-cell>
          <table:table-cell office:value-type="float" office:value="23507">
            <text:p>23507</text:p>
          </table:table-cell>
          <table:table-cell office:value-type="string">
            <text:p>1 oct. 2011 15:58:53</text:p>
          </table:table-cell>
          <table:table-cell office:value-type="float" office:value="492">
            <text:p>492</text:p>
          </table:table-cell>
          <table:table-cell table:style-name="ce31" office:value-type="string">
            <text:p>Putain, à la florence foresti "mais lachez moi enfin, j'ai dormi 12heures!", mais tu me fais trop rire ^^</text:p>
            <text:p>t'es adorable, oui je t'écris plus tard quand tu peux m'apeller, d'acc? :)</text:p>
            <text:p>amusez vous bien avec &lt;PRE_6&gt;, et les autres! :)</text:p>
          </table:table-cell>
          <table:table-cell table:style-name="ce34" office:value-type="string">
            <text:p>Putain, à la &lt;TYP_florence&gt; Florence &lt;TYP_foresti&gt; Foresti "mais &lt;TYP_lachez&gt; lâchez &lt;TYP_-_manquant&gt;-moi enfin, j'ai dormi 12heures &lt;TYP_espace_manquante&gt; !", mais tu me fais trop rire &lt;BIN&gt;^^</text:p>
            <text:p>&lt;MOD_t'es&gt; tu es adorable, oui je t'écris plus tard quand tu peux &lt;GRA_m'apeller&gt; m’appeler, &lt;MOD_d'acc&gt; d’accord TYP_espace_manquante&gt; ? &lt;BIN&gt; :)</text:p>
            <text:p>Amusez &lt;TUP_-_manquant&gt;-vous bien avec &lt;PRE_6&gt;, et les autres TYP_espace_manquante&gt; ! &lt;BIN&gt; :)</text:p>
            <text:p/>
          </table:table-cell>
          <table:table-cell table:style-name="ce41" office:value-type="string">
            <text:p>&lt;ORT&gt;florence foresti=Florence Foresti ; &lt;TYP&gt;''''= :« » ; &lt;BIN&gt;^^ ; &lt;ORT&gt;m'apeller=m'appeler;&lt;MOD&gt;d'acc=d'accord ; &lt;BIN&gt;:).&lt;ORT&gt;amusez=Amusez ;&lt;BIN&gt;:).</text:p>
          </table:table-cell>
          <table:table-cell table:style-name="ce48" office:value-type="string">
            <text:p>Analyse manquante</text:p>
          </table:table-cell>
          <table:table-cell table:style-name="ce51" office:value-type="string">
            <text:p>Putain, à la &lt;TYP_florence foresti&gt; Florence Foresti "mais &lt;TYP_lachez_moi&gt; lâchez-moi enfin, j'ai dormi &lt;TYP_12&gt; heures!", mais tu me fais trop rire &lt;BIN_^^&gt; t'es adorable, oui je t'écris plus tard quand tu peux m'appeler, &lt;MOD_d'acc&gt; d'accord? &lt;BIN_:)&gt; amusez-vous bien avec &lt;PRE_6&gt;, et les autres! &lt;BIN_:)&gt;</text:p>
          </table:table-cell>
          <table:table-cell table:style-name="ce51" office:value-type="string">
            <text:p>Putain, à la &lt;TYP_florence foresti&gt; Florence Foresti "mais &lt;TYP_lachez_moi&gt; lâchez-moi enfin, j'ai dormi &lt;TYP_12&gt; heures!", mais tu me fais trop rire &lt;BIN_^^&gt; t'es adorable, oui je t'écris plus tard quand tu peux m'appeler, &lt;MOD_d'acc&gt; d'accord? &lt;BIN_:)&gt; amusez-vous bien avec &lt;PRE_6&gt;, et les autres! &lt;BIN_:)&gt;</text:p>
          </table:table-cell>
          <table:table-cell table:number-columns-repeated="1014"/>
        </table:table-row>
        <table:table-row table:style-name="ro3">
          <table:table-cell table:formula="of:=[.A42]+1" office:value-type="float" office:value="42">
            <text:p>42</text:p>
          </table:table-cell>
          <table:table-cell office:value-type="float" office:value="23680">
            <text:p>23680</text:p>
          </table:table-cell>
          <table:table-cell office:value-type="string">
            <text:p>1 oct. 2011 17:22:28</text:p>
          </table:table-cell>
          <table:table-cell office:value-type="float" office:value="271">
            <text:p>271</text:p>
          </table:table-cell>
          <table:table-cell table:style-name="ce30" office:value-type="string">
            <text:p>A huai et j'habite dans l'elysée</text:p>
          </table:table-cell>
          <table:table-cell table:style-name="ce34" office:value-type="string">
            <text:p>&lt;MOD_A&gt; Ah &lt;MOD_ORT_huai&gt; ouais et j’habite dans l’&lt;TYP_élysée&gt; Elysée </text:p>
          </table:table-cell>
          <table:table-cell table:style-name="ce41" office:value-type="string">
            <text:p>&lt;ORT&gt;A=Ah; &lt;ORT&gt;huai=ouais; &lt;ORT&gt;l'elysée=l'Elysée.</text:p>
          </table:table-cell>
          <table:table-cell table:style-name="ce49" office:value-type="string">
            <text:p>&lt;GRA_ huai&gt; ouais &lt;TYP_ l'elysee&gt; l'Elysée </text:p>
          </table:table-cell>
          <table:table-cell table:style-name="ce51" office:value-type="string">
            <text:p>Ah ouais et j'habite dans l’ &lt;TYP_elysée&gt; Élysée</text:p>
          </table:table-cell>
          <table:table-cell office:value-type="string">
            <text:p>&lt;MOD_A&gt; Ah &lt;ORT_huai&gt; ouais et j'habite dans l’ &lt;TYP_elysée&gt; Élysée</text:p>
          </table:table-cell>
          <table:table-cell office:value-type="string">
            <text:p>Ici, je pense que « huai » correspond à une faute de frappe et que l'auteur du message voulait écrire « ah uai ».</text:p>
          </table:table-cell>
          <table:table-cell table:number-columns-repeated="1013"/>
        </table:table-row>
        <table:table-row table:style-name="ro20">
          <table:table-cell table:formula="of:=[.A43]+1" office:value-type="float" office:value="43">
            <text:p>43</text:p>
          </table:table-cell>
          <table:table-cell office:value-type="float" office:value="23707">
            <text:p>23707</text:p>
          </table:table-cell>
          <table:table-cell office:value-type="string">
            <text:p>1 oct. 2011 17:58:45</text:p>
          </table:table-cell>
          <table:table-cell office:value-type="float" office:value="271">
            <text:p>271</text:p>
          </table:table-cell>
          <table:table-cell table:style-name="ce30" office:value-type="string">
            <text:p>Quand je serai mort tu viendra sur ma tombe et tu dira : sale con !</text:p>
          </table:table-cell>
          <table:table-cell table:style-name="ce34" office:value-type="string">
            <text:p>Quand je serai mort tu &lt;GRA_viendra&gt;viendras sur ma tombe et tu &lt;GRA_dira&gt; diras : sale con !</text:p>
          </table:table-cell>
          <table:table-cell table:style-name="ce41" office:value-type="string">
            <text:p>&lt;GRA&gt;viendra=viendras; &lt;GRA&gt;dira=diras.</text:p>
          </table:table-cell>
          <table:table-cell table:style-name="ce49" office:value-type="string">
            <text:p>&lt;ORT_viendra&gt; viendras tu &lt;ORT_dira&gt; diras &lt;TYP_: &gt; &lt;TYP_!&gt;</text:p>
          </table:table-cell>
          <table:table-cell table:style-name="ce51" office:value-type="string">
            <text:p>Quand je serai mort tu &lt;GRA_viendra&gt; viendras sur ma tombe et tu &lt;GRA_dira&gt; diras : sale con !</text:p>
          </table:table-cell>
          <table:table-cell office:value-type="string">
            <text:p>Quand je serai mort &lt;TYP_virgule_avant_tu_manquante&gt; tu &lt;GRA_viendra&gt; viendras sur ma tombe et tu &lt;GRA_dira&gt; diras &lt;TYP_espace_avant_ :_en_trop&gt; : sale con !</text:p>
          </table:table-cell>
          <table:table-cell table:number-columns-repeated="1014"/>
        </table:table-row>
        <table:table-row table:style-name="ro20">
          <table:table-cell table:formula="of:=[.A44]+1" office:value-type="float" office:value="44">
            <text:p>44</text:p>
          </table:table-cell>
          <table:table-cell table:style-name="ce17" office:value-type="float" office:value="25268">
            <text:p>25268</text:p>
          </table:table-cell>
          <table:table-cell table:style-name="ce17" office:value-type="string">
            <text:p>2 oct. 2011 23:37:41</text:p>
          </table:table-cell>
          <table:table-cell table:style-name="ce17" office:value-type="float" office:value="485">
            <text:p>485</text:p>
          </table:table-cell>
          <table:table-cell table:style-name="ce32" office:value-type="string">
            <text:p>Je viens de voir le box office c'est des cons en premier il y a <text:s/>un heureux événement et en deuxième la merde avec le loup garou de &lt;NOM_8&gt;</text:p>
          </table:table-cell>
          <table:table-cell table:style-name="ce34" office:value-type="string">
            <text:p>Je viens de voir le box office c'est des cons en premier il y a <text:s/>un heureux événement et en deuxième la merde avec le loup garou de &lt;NOM_8&gt;</text:p>
          </table:table-cell>
          <table:table-cell table:style-name="ce41" office:value-type="string">
            <text:p>&lt;TYP&gt;loup garou=loup-garou</text:p>
          </table:table-cell>
          <table:table-cell table:style-name="ce49" office:value-type="string">
            <text:p>&lt;TYP manquant . &gt;</text:p>
          </table:table-cell>
          <table:table-cell table:style-name="ce51" office:value-type="string">
            <text:p>Je viens de voir le box office c'est des cons en premier il y a un heureux événement et en deuxième la merde avec le loup garou de &lt;NOM_8&gt;</text:p>
          </table:table-cell>
          <table:table-cell office:value-type="string">
            <text:p>Je viens de voir le box office &lt;TYP_virgule_avant_c'est_manquante&gt; c'est des cons <text:s/>&lt;TYP_ :_avant_en_manquante&gt; en premier il y a un heureux événement et en deuxième la merde avec le loup garou de &lt;NOM_8&gt;</text:p>
          </table:table-cell>
          <table:table-cell office:value-type="string">
            <text:p>Point final manquant.</text:p>
          </table:table-cell>
          <table:table-cell table:number-columns-repeated="1013"/>
        </table:table-row>
        <table:table-row table:style-name="ro3">
          <table:table-cell table:formula="of:=[.A45]+1" office:value-type="float" office:value="45">
            <text:p>45</text:p>
          </table:table-cell>
          <table:table-cell office:value-type="float" office:value="26472">
            <text:p>26472</text:p>
          </table:table-cell>
          <table:table-cell office:value-type="string">
            <text:p>3 oct. 2011 21:47:09</text:p>
          </table:table-cell>
          <table:table-cell office:value-type="float" office:value="170">
            <text:p>170</text:p>
          </table:table-cell>
          <table:table-cell table:style-name="ce30" office:value-type="string">
            <text:p>Je prends au moins 5 crèmes et 2 comprimés par jour pour mes boutons, je me sens trop viril \o/</text:p>
          </table:table-cell>
          <table:table-cell table:style-name="ce34" office:value-type="string">
            <text:p>Je prends au moins 5 crèmes et 2 comprimés par jour pour mes boutons, je me sens trop viril &lt;BIN&gt; \o/</text:p>
          </table:table-cell>
          <table:table-cell table:style-name="ce41" office:value-type="string">
            <text:p>&lt;BIN&gt;\o/</text:p>
          </table:table-cell>
          <table:table-cell table:style-name="ce49" office:value-type="string">
            <text:p>&lt;TYP_, &gt; <text:s/>&lt;BIN_ \o/&gt;</text:p>
          </table:table-cell>
          <table:table-cell table:style-name="ce51" office:value-type="string">
            <text:p>Je prends au moins &lt;TYP_5&gt; crèmes et &lt;TYP_2&gt; comprimés par jour pour mes boutons, je me sens trop viril &lt;BIN_\o/&gt;</text:p>
          </table:table-cell>
          <table:table-cell office:value-type="string">
            <text:p>Je prends au moins &lt;TYP_5&gt; crèmes et &lt;TYP_2&gt; comprimés par jour pour mes boutons, je me sens trop viril &lt;BIN_\o/&gt;</text:p>
          </table:table-cell>
          <table:table-cell office:value-type="string">
            <text:p>Point final manquant.</text:p>
          </table:table-cell>
          <table:table-cell table:number-columns-repeated="1013"/>
        </table:table-row>
        <table:table-row table:style-name="ro8">
          <table:table-cell table:formula="of:=[.A46]+1" office:value-type="float" office:value="46">
            <text:p>46</text:p>
          </table:table-cell>
          <table:table-cell office:value-type="float" office:value="27145">
            <text:p>27145</text:p>
          </table:table-cell>
          <table:table-cell office:value-type="string">
            <text:p>4 oct. 2011 14:38:45</text:p>
          </table:table-cell>
          <table:table-cell office:value-type="float" office:value="226">
            <text:p>226</text:p>
          </table:table-cell>
          <table:table-cell table:style-name="ce30" office:value-type="string">
            <text:p>T'y crois sa, je fait la fucking queue a la &lt;LIE_3&gt; arrive devant la femme elle me dis je ferme mon poste passer a l'autre bien sur avec une fucking queue aussi</text:p>
          </table:table-cell>
          <table:table-cell table:style-name="ce34" office:value-type="string">
            <text:p>&lt;MOD_T’y&gt; Tu y crois &lt;MOD_ORT_sa&gt; ça, je &lt;GRA_ fait&gt; fais la &lt;LAN&gt; fucking queue &lt;TYP_a&gt; à la &lt;LIE_3&gt; &lt;ABS_j’&gt; arrive devant la femme elle me &lt;GRA_dis&gt; dit je ferme mon poste &lt;GRA_passer&gt; passez &lt;TYP_a&gt; à l'autre bien &lt;TYP_sur&gt; sûr avec une &lt;LAN&gt; fucking queue aussi </text:p>
          </table:table-cell>
          <table:table-cell table:style-name="ce41" office:value-type="string">
            <text:p>&lt;ORT&gt;sa=ça; &lt;GRA&gt;fait=fais; &lt;LAN&gt;fucking; &lt;GRA&gt;a=à; &lt;TYP&gt;arrive=arrivé; &lt;GRA&gt;dis=dit; &lt;GRA&gt;passer=passez; &lt;GRA&gt;a=à; &lt;TYP&gt;sur=sûr; &lt;LAN&gt;fucking.</text:p>
          </table:table-cell>
          <table:table-cell table:style-name="ce49" office:value-type="string">
            <text:p>&lt;MOD_t'y&gt; Tu y &lt;ORT_sa&gt; ça &lt;TYP_ ,&gt; <text:s/>&lt;ORT_ fait&gt; fais &lt;ORT_ a&gt; <text:s/>à &lt;TYP manquant_ j'&gt; j'arrive <text:s text:c="2"/></text:p>
            <text:p><text:s text:c="6"/>&lt;ORT_ dis&gt; dit <text:s/>&lt;ORT_ passer&gt; passez &lt;ORT_ a&gt; à <text:s/>&lt;ORT_bien sur&gt; bien-sûr &lt;TYP manquant . &gt;</text:p>
          </table:table-cell>
          <table:table-cell table:style-name="ce51" office:value-type="string">
            <text:p>T'y crois &lt;ORT_sa&gt; ça, je &lt;GRA_fait&gt; fais la &lt;LAN_fucking&gt; queue &lt;TYP_a&gt; à la &lt;LIE_3&gt; arrive devant la femme elle me &lt;GRA_dis&gt; dit je ferme mon poste &lt;GRA_passer&gt; passez &lt;TYP_a&gt; à l'autre bien &lt;TYP_sûr&gt; avec une &lt;LAN_fucking&gt; queue aussi</text:p>
          </table:table-cell>
          <table:table-cell table:style-name="ce62" office:value-type="string">
            <text:p>T'y crois &lt;ORT_sa&gt; ça, je &lt;GRA_fait&gt; fais la &lt;LAN_fucking&gt; queue &lt;ORT_a&gt; à la &lt;LIE_3&gt; arrive devant la femme elle me &lt;GRA_dis&gt; dit je ferme mon poste &lt;GRA_passer&gt; passez &lt;ORT_a&gt; à l'autre bien &lt;TYP_sûr&gt; avec une &lt;LAN_fucking&gt; queue aussi</text:p>
          </table:table-cell>
          <table:table-cell office:value-type="string">
            <text:p>Absence totale de ponctuation.</text:p>
          </table:table-cell>
          <table:table-cell table:number-columns-repeated="1013"/>
        </table:table-row>
        <table:table-row table:style-name="ro9">
          <table:table-cell table:formula="of:=[.A47]+1" office:value-type="float" office:value="47">
            <text:p>47</text:p>
          </table:table-cell>
          <table:table-cell table:style-name="ce17" office:value-type="float" office:value="35179">
            <text:p>35179</text:p>
          </table:table-cell>
          <table:table-cell table:style-name="ce17" office:value-type="string">
            <text:p>10 oct. 2011 12:53:17</text:p>
          </table:table-cell>
          <table:table-cell table:style-name="ce17" office:value-type="float" office:value="254">
            <text:p>254</text:p>
          </table:table-cell>
          <table:table-cell table:style-name="ce32" office:value-type="string">
            <text:p>Ca te dit qu'on reserve une table pour 5 (toi, &lt;PRE_4&gt;, &lt;PRE_7&gt; et &lt;NOM_PRE_SUR_7&gt;), aux pirates pour lundi soir. Surprise d'anniversaire haha (vu qu'elle voulait tester). Si tu es d'accord, j'en parle a &lt;PRE_7&gt;, sinon pas grave hein</text:p>
          </table:table-cell>
          <table:table-cell table:style-name="ce35" office:value-type="string">
            <text:p>Ça te dit qu'on &lt;TYP_reserve&gt; réserve une table pour 5 (toi, &lt;PRE_4&gt;, &lt;PRE_7&gt; et &lt;NOM_PRE_SUR_7&gt;), aux &lt;TYP_pirates&gt; Pirates pour lundi soir. Surprise d'anniversaire haha (vu qu'elle voulait tester). Si tu es d'accord, j'en parle &lt;TYP_a&gt; à &lt;PRE_7&gt;, sinon pas grave <text:s/>hein <text:s/></text:p>
            <text:p/>
            <text:p/>
          </table:table-cell>
          <table:table-cell table:style-name="ce41" office:value-type="string">
            <text:p>&lt;GRA&gt;Ca=ça; &lt;GRA&gt;dit=dis; &lt;ORT&gt;reserve=réserve; &lt;TYP&gt;a=à.</text:p>
          </table:table-cell>
          <table:table-cell table:style-name="ce49" office:value-type="string">
            <text:p>&lt;ORT_ aux&gt; au &lt;TYP_?&gt; &lt;GRA_ Surprise d'anniversaire&gt; Anniversaire surprise &lt;TYP_.&gt; <text:s/>&lt;TYP_ ,&gt; &lt;TYP_j'&gt; &lt;ORT_ a&gt; à &lt;TYP_,&gt; <text:s/>&lt;TYP_ MOD_sinon pas grave&gt; sinon c'est pas grave &lt;GRA_ hein&gt; &lt;TYP manquant . &gt;</text:p>
          </table:table-cell>
          <table:table-cell table:style-name="ce51" office:value-type="string">
            <text:p>&lt;TYP_Ca&gt; Ça te dit qu'on &lt;TYP_reserve&gt; réserve une table pour 5 (toi, &lt;PRE_4&gt;, &lt;PRE_7&gt; et &lt;NOM_PRE_SUR_7&gt;), aux pirates pour lundi soir. Surprise d'anniversaire &lt;TYP_haha&gt; ha ha (vu qu'elle voulait tester). Si tu es d'accord, j'en parle &lt;TYP_a&gt; à &lt;PRE_7&gt;, sinon pas grave hein</text:p>
          </table:table-cell>
          <table:table-cell office:value-type="string">
            <text:p>&lt;ORT_Ca&gt; Ça te dit qu'on ORT_reserve&gt; réserve une table pour 5 (toi, &lt;PRE_4&gt;, &lt;PRE_7&gt; et &lt;NOM_PRE_SUR_7&gt;), aux pirates pour lundi soir. Surprise d'anniversaire &lt;MOD_haha&gt; ha ha (vu qu'elle voulait tester). Si tu es d'accord, j'en parle &lt;TYP_a&gt; à &lt;PRE_7&gt;, sinon pas grave hein</text:p>
          </table:table-cell>
          <table:table-cell office:value-type="string">
            <text:p>Point final manquant.</text:p>
          </table:table-cell>
          <table:table-cell table:number-columns-repeated="1013"/>
        </table:table-row>
        <table:table-row table:style-name="ro4">
          <table:table-cell table:formula="of:=[.A48]+1" office:value-type="float" office:value="48">
            <text:p>48</text:p>
          </table:table-cell>
          <table:table-cell office:value-type="float" office:value="42320">
            <text:p>42320</text:p>
          </table:table-cell>
          <table:table-cell office:value-type="string">
            <text:p>16 oct. 2011 22:16:16</text:p>
          </table:table-cell>
          <table:table-cell office:value-type="float" office:value="374">
            <text:p>374</text:p>
          </table:table-cell>
          <table:table-cell table:style-name="ce30" office:value-type="string">
            <text:p>T es arrive alleluya ou pas?</text:p>
          </table:table-cell>
          <table:table-cell table:style-name="ce34" office:value-type="string">
            <text:p>&lt;MOD_T es&gt; Tu es &lt;GRA_ arrive&gt; arrivé &lt;TYP_ alleluya&gt; alléluia ou pas?</text:p>
          </table:table-cell>
          <table:table-cell table:style-name="ce41" office:value-type="string">
            <text:p>&lt;TYP&gt;T es=T'es; &lt;TYP&gt;arrive=arrivé.</text:p>
          </table:table-cell>
          <table:table-cell table:style-name="ce49" office:value-type="string">
            <text:p>&lt;MOD_ T es&gt; Es-tu &lt;TYP_ ?&gt;</text:p>
          </table:table-cell>
          <table:table-cell table:style-name="ce51" office:value-type="string">
            <text:p>&lt;ORT_T es&gt; T'es &lt;TYP_arrivé &lt;ORT_alleluya&gt; alléluia ou pas?</text:p>
          </table:table-cell>
          <table:table-cell office:value-type="string">
            <text:p>T &lt;TYP_apostrophe_avant_es_manquante&gt; 'es ORT_arrivé &lt;ORT_alleluya_ alléluia ou pas?</text:p>
          </table:table-cell>
          <table:table-cell table:number-columns-repeated="1014"/>
        </table:table-row>
        <table:table-row table:style-name="ro4">
          <table:table-cell table:formula="of:=[.A49]+1" office:value-type="float" office:value="49">
            <text:p>49</text:p>
          </table:table-cell>
          <table:table-cell office:value-type="float" office:value="42391">
            <text:p>42391</text:p>
          </table:table-cell>
          <table:table-cell office:value-type="string">
            <text:p>16 oct. 2011 23:49:11</text:p>
          </table:table-cell>
          <table:table-cell office:value-type="float" office:value="136">
            <text:p>136</text:p>
          </table:table-cell>
          <table:table-cell table:style-name="ce30" office:value-type="string">
            <text:p>J'aimerais que tu sois là &lt;3</text:p>
          </table:table-cell>
          <table:table-cell table:style-name="ce35" office:value-type="string">
            <text:p>J'aimerais que tu sois là &lt;BIN&gt;&lt;3</text:p>
          </table:table-cell>
          <table:table-cell table:style-name="ce41" office:value-type="string">
            <text:p>&lt;BIN&gt; &lt;3</text:p>
          </table:table-cell>
          <table:table-cell table:style-name="ce49" office:value-type="string">
            <text:p>&lt;BIN &lt;3 &gt;</text:p>
          </table:table-cell>
          <table:table-cell table:style-name="ce51" office:value-type="string">
            <text:p>J'aimerais que tu sois là &lt;BIN_&lt;3&gt;</text:p>
          </table:table-cell>
          <table:table-cell office:value-type="string">
            <text:p>J'aimerais que tu sois là &lt;BIN_&lt;3&gt;</text:p>
          </table:table-cell>
          <table:table-cell office:value-type="string">
            <text:p>Absence totale de ponctuation.</text:p>
          </table:table-cell>
          <table:table-cell table:number-columns-repeated="1013"/>
        </table:table-row>
        <table:table-row table:style-name="ro6">
          <table:table-cell table:formula="of:=[.A50]+1" office:value-type="float" office:value="50">
            <text:p>50</text:p>
          </table:table-cell>
          <table:table-cell office:value-type="float" office:value="42429">
            <text:p>42429</text:p>
          </table:table-cell>
          <table:table-cell office:value-type="string">
            <text:p>17 oct. 2011 07:09:32</text:p>
          </table:table-cell>
          <table:table-cell office:value-type="float" office:value="170">
            <text:p>170</text:p>
          </table:table-cell>
          <table:table-cell table:style-name="ce31" office:value-type="string">
            <text:p>Après un rapide calcul...</text:p>
            <text:p/>
            <text:p/>
            <text:p>J'ai dormi 14 heures \o/</text:p>
          </table:table-cell>
          <table:table-cell table:style-name="ce30" office:value-type="string">
            <text:p>Après un rapide calcul...</text:p>
            <text:p/>
            <text:p/>
            <text:p>J'ai dormi 14 heures &lt;BIN&gt;\o/</text:p>
            <text:p/>
            <text:p/>
          </table:table-cell>
          <table:table-cell table:style-name="ce41" office:value-type="string">
            <text:p>&lt;BIN&gt; \o/</text:p>
          </table:table-cell>
          <table:table-cell table:style-name="ce49" office:value-type="string">
            <text:p>&lt;TYP_ …&gt; &lt;TYP_J'&gt; <text:s/>&lt;BIN \o/ &gt;</text:p>
          </table:table-cell>
          <table:table-cell table:style-name="ce51" office:value-type="string">
            <text:p>Après un rapide calcul...J'ai dormi &lt;TYP_14&gt; heures &lt;BIN_\o/&gt;</text:p>
          </table:table-cell>
          <table:table-cell office:value-type="string">
            <text:p><text:span text:style-name="T8">Après un rapide calcul...</text:span></text:p>
            <text:p><text:span text:style-name="T8"/></text:p>
            <text:p><text:span text:style-name="T8"/></text:p>
            <text:p><text:span text:style-name="T8">J'ai dormi 14 heures &lt;BIN_\o/&gt;</text:span></text:p>
          </table:table-cell>
          <table:table-cell office:value-type="string">
            <text:p>La binette utilisée représente une personne qui lève les bras. C'est un signe de victoire.</text:p>
          </table:table-cell>
          <table:table-cell table:number-columns-repeated="1013"/>
        </table:table-row>
        <table:table-row table:style-name="ro8">
          <table:table-cell table:formula="of:=[.A51]+1" office:value-type="float" office:value="51">
            <text:p>51</text:p>
          </table:table-cell>
          <table:table-cell office:value-type="float" office:value="42764">
            <text:p>42764</text:p>
          </table:table-cell>
          <table:table-cell office:value-type="string">
            <text:p>17 oct. 2011 11:42:41</text:p>
          </table:table-cell>
          <table:table-cell office:value-type="float" office:value="162">
            <text:p>162</text:p>
          </table:table-cell>
          <table:table-cell table:style-name="ce30" office:value-type="string">
            <text:p>Haha tu as cru échappé a son bureau!:p allé,go to &lt;COD_4&gt;!</text:p>
          </table:table-cell>
          <table:table-cell table:style-name="ce34" office:value-type="string">
            <text:p>Haha tu as cru &lt;GRA_échappé&gt; échapper à son bureau ! &lt;BIN_:p&gt; &lt;GRA_allé&gt; allez, &lt;LAN_go_to&gt; &lt;COD_4&gt;&lt;TYP_espace_avant_!_manquante&gt; !</text:p>
          </table:table-cell>
          <table:table-cell table:style-name="ce41" office:value-type="string">
            <text:p>&lt;TYP&gt;=Bureau ! &lt;BIN&gt;=:p &lt;GRA&gt;=allé &lt;LAN&gt;=go to</text:p>
          </table:table-cell>
          <table:table-cell table:style-name="ce49" office:value-type="string">
            <text:p>&lt;MOD_ Haha&gt; <text:s/>tu as cru &lt;ORT_ échappé&gt; échapper &lt;ORT_allé&gt; aller &lt;TYP_ ! &gt;</text:p>
          </table:table-cell>
          <table:table-cell table:style-name="ce52" office:value-type="string">
            <text:p>Haha tu as cru <text:s/>&lt;GRA_échappé&gt; échapper &lt;GRA_a&gt; à son <text:span text:style-name="T11">bureau  <text:s/>&gt;</text:span>  ! &lt;BIN_  :p&gt;  :p <text:span text:style-name="T11">&lt;TYP_espace_avant_  </text:span>:p <text:span text:style-name="T11">_manquante&gt;</text:span> &lt;GRA_allé&gt; aller, <text:span text:style-name="T11">&lt;TYP_espace_avant_  go_manquante&gt;</text:span>  <text:s/>to &lt;COD_4&gt;  <text:span text:style-name="T11">!</text:span></text:p>
          </table:table-cell>
          <table:table-cell office:value-type="string">
            <text:p>&lt;MOD_Haha&gt; Ha ha tu as cru <text:s/>&lt;GRA_échappé&gt; échapper &lt;MOD_ORT_a&gt; à son <text:span text:style-name="T11">bureau  <text:s/>&lt;TYP_espace_avant_ !_manquante&gt; </text:span>! <text:s/><text:span text:style-name="T11">&lt;TYP_espace_avant_ </text:span>:p <text:span text:style-name="T11">_manquante&gt; </text:span>&lt;BIN_  :p&gt; &lt;GRA_allé&gt; allez, <text:span text:style-name="T11">&lt;TYP_espace_avant_ go_manquante&gt;</text:span> &lt;LAN_go_to&gt; &lt;COD_4&gt;  <text:span text:style-name="T11">!</text:span></text:p>
          </table:table-cell>
          <table:table-cell table:number-columns-repeated="1014"/>
        </table:table-row>
        <table:table-row table:style-name="ro4">
          <table:table-cell table:formula="of:=[.A52]+1" office:value-type="float" office:value="52">
            <text:p>52</text:p>
          </table:table-cell>
          <table:table-cell table:style-name="ce17" office:value-type="float" office:value="42784">
            <text:p>42784</text:p>
          </table:table-cell>
          <table:table-cell table:style-name="ce17" office:value-type="string">
            <text:p>17 oct. 2011 11:47:29</text:p>
          </table:table-cell>
          <table:table-cell table:style-name="ce17" office:value-type="float" office:value="162">
            <text:p>162</text:p>
          </table:table-cell>
          <table:table-cell table:style-name="ce32" office:value-type="string">
            <text:p>&lt;ETR&gt; Ice-cream ====&gt; i scream</text:p>
          </table:table-cell>
          <table:table-cell table:style-name="ce34" office:value-type="string">
            <text:p>&lt;ETR&gt; &lt;LAN_Ice_cream&gt; &lt;TYP_====&gt;&gt; &lt;LAN_I_scream&gt;</text:p>
          </table:table-cell>
          <table:table-cell table:style-name="ce41" office:value-type="string">
            <text:p>&lt;LAN&gt;Ice-cream &lt;BIN&gt;= ====&gt; &lt;LAN&gt;=i scream</text:p>
          </table:table-cell>
          <table:table-cell table:style-name="ce49" office:value-type="string">
            <text:p>&lt;TYP_====&gt; &gt; &lt;TYP manquant .&gt;</text:p>
          </table:table-cell>
          <table:table-cell table:style-name="ce52" office:value-type="string">
            <text:p>&lt;ETR&gt; <text:s/>&lt;LAN_Ice-cream&gt; Ice-cream &lt;TYP_====&gt;&gt; ====&gt; &lt;TYP_i&gt; I scream</text:p>
          </table:table-cell>
          <table:table-cell office:value-type="string">
            <text:p>&lt;ETR&gt; <text:s/>&lt;LAN_Ice-cream&gt; Ice-cream &lt;TYP_====&gt;&gt; ====&gt; &lt;TYP_i&gt; &lt;LAN_I _scream&gt;</text:p>
          </table:table-cell>
          <table:table-cell office:value-type="string">
            <text:p>Jeu de mots en anglais.</text:p>
          </table:table-cell>
          <table:table-cell table:number-columns-repeated="1013"/>
        </table:table-row>
        <table:table-row table:style-name="ro21">
          <table:table-cell table:formula="of:=[.A53]+1" office:value-type="float" office:value="53">
            <text:p>53</text:p>
          </table:table-cell>
          <table:table-cell office:value-type="float" office:value="42952">
            <text:p>42952</text:p>
          </table:table-cell>
          <table:table-cell office:value-type="string">
            <text:p>17 oct. 2011 16:04:02</text:p>
          </table:table-cell>
          <table:table-cell office:value-type="float" office:value="171">
            <text:p>171</text:p>
          </table:table-cell>
          <table:table-cell table:style-name="ce30" office:value-type="string">
            <text:p>Jsuis rentrée hier! Jsuis trop deg d etre revenue. C est vraiment morbide &lt;LIE_11&gt;. &lt;PRE_4&gt; et bristol était cool. Ca va toi?</text:p>
          </table:table-cell>
          <table:table-cell table:style-name="ce34" office:value-type="string">
            <text:p>&lt;MOD_Jsuis&gt; Je suis rentrée hier &lt;TYP_espace_avant_!_manquante&gt; ! &lt;MOD_Jsuis&gt; Je suis trop &lt;MOD_deg&gt; degoûtée &lt;TYP_d_etre&gt; d'être revenue. &lt;TYP_C_est&gt; C'est vraiment morbide &lt;LIE_11&gt;. &lt;PRE_4&gt; et &lt;TYP_bristol&gt; Bristol était &lt;LAN_cool&gt;. &lt;TYP_Ca&gt; Ça va toi &lt;TYP_espace_avant_?_manquante&gt; ?</text:p>
          </table:table-cell>
          <table:table-cell table:style-name="ce41" office:value-type="string">
            <text:p>&lt;MOD_Jsuis&gt; Je suis &lt;MOD_Jsuis&gt; Je suis &lt;MOD_deg&gt; dégoûtée &lt;TYP_Manque « d' » &gt; &lt;TYP_etre&gt;être <text:s text:c="6"/>&lt;LIE_11&gt; &lt;PRE_4&gt; &lt;TYP_Ca&gt; Ça </text:p>
          </table:table-cell>
          <table:table-cell table:style-name="ce49" office:value-type="string">
            <text:p>&lt;MOD_ Jsuis&gt; Je suis &lt;TYP_ !&gt; <text:s/>&lt;MOD_ Jsuis&gt; Je suis &lt;GRA_ MOD_ deg&gt; dégoûtée &lt;TYP_. &gt; &lt;TYP manquant _ '&gt; C'est &lt;TYP_ .&gt; &lt;TYP_ .&gt; <text:s/>&lt;TYP_? &gt;</text:p>
          </table:table-cell>
          <table:table-cell table:style-name="ce52" office:value-type="string">
            <text:p><text:span text:style-name="T11">&lt;MOD_Jsuis&gt; Je suis rentrée hier <text:s/>&lt;TYP_espace_avant_  !_manquante&gt;</text:span>  ! <text:span text:style-name="T11">&lt;MOD_jsuis&gt; Je suis trop &lt;MOD_deg&gt; dégoutée &lt;TYP_d etre&gt; &lt;ORT_etre&gt; d’être revenue. &lt;TYP_C est&gt; C’est vraiment morbide &gt;LIE_11&gt;. &lt;PRE_4&gt; et bristol &lt;GRA_était&gt; étaient &lt;LAN_cool&gt; cool. &lt;ORT_Ca &gt; ça va toi  &lt;TYP_espace_avant_  ?_manquante&gt;</text:span>  <text:span text:style-name="T11">?</text:span></text:p>
          </table:table-cell>
          <table:table-cell office:value-type="string">
            <text:p><text:span text:style-name="T11">&lt;MOD_Jsuis&gt; Je suis rentrée hier <text:s/>&lt;TYP_espace_avant_  !_manquante&gt;</text:span>  ! <text:span text:style-name="T11">&lt;MOD_jsuis&gt; Je suis trop &lt;MOD_deg&gt; dégoûtée d &lt;TYP_apostrophe_avant_être_manquante&gt; ’&lt;MOD_ORT_etre&gt; être revenue. &lt;TYP_C est&gt; C’est vraiment morbide &gt;LIE_11&gt;. &lt;PRE_4&gt; et bristol &lt;GRA_était&gt; étaient &lt;LAN_cool&gt; cool. &lt;TYP_Ca &gt; Ça va toi  &lt;TYP_espace_avant_  ?_manquante&gt;</text:span>  <text:span text:style-name="T11">?</text:span></text:p>
          </table:table-cell>
          <table:table-cell table:number-columns-repeated="1014"/>
        </table:table-row>
        <table:table-row table:style-name="ro11">
          <table:table-cell table:formula="of:=[.A54]+1" office:value-type="float" office:value="54">
            <text:p>54</text:p>
          </table:table-cell>
          <table:table-cell office:value-type="float" office:value="43108">
            <text:p>43108</text:p>
          </table:table-cell>
          <table:table-cell office:value-type="string">
            <text:p>17 oct. 2011 18:23:47</text:p>
          </table:table-cell>
          <table:table-cell office:value-type="float" office:value="504">
            <text:p>504</text:p>
          </table:table-cell>
          <table:table-cell table:style-name="ce30" office:value-type="string">
            <text:p>Okey, alors ta trouvé une copine ? :) lol</text:p>
          </table:table-cell>
          <table:table-cell table:style-name="ce35" office:value-type="string">
            <text:p>&lt;LAN_Okay&gt;, alors &lt;MOD_ta&gt; tu as trouvé une copine ? &lt;BIN_:)&gt; lol</text:p>
          </table:table-cell>
          <table:table-cell table:style-name="ce41" office:value-type="string">
            <text:p>&lt;MOD_Okey&gt;Ok &lt;GRA_ta&gt;tu as &lt;BIN&gt;=:) &lt;BIN&gt;=lol</text:p>
          </table:table-cell>
          <table:table-cell table:style-name="ce49" office:value-type="string">
            <text:p>&lt;TYP_ ,&gt; &lt;MOD_ tas&gt; tu as &lt;BIN_ :) &gt;</text:p>
          </table:table-cell>
          <table:table-cell table:style-name="ce52" office:value-type="string">
            <text:p>&lt;LAN_Okey&gt; &lt;ORT_Okey&gt; Okay, alors &lt;MOD_ta&gt; <text:s/>t’as trouvé une copine ? &lt;BIN_:)&gt; <text:span text:style-name="T11"> &lt;LAN_lol&gt; &lt;MOD_lol&gt;</text:span></text:p>
          </table:table-cell>
          <table:table-cell office:value-type="string">
            <text:p>&lt;LAN_Okey&gt;, alors &lt;MOD_ta&gt; t'as trouvé une copine ? &lt;BIN_:)&gt; lol</text:p>
          </table:table-cell>
          <table:table-cell office:value-type="string">
            <text:p>Point final manquant.</text:p>
          </table:table-cell>
          <table:table-cell table:number-columns-repeated="1013"/>
        </table:table-row>
        <table:table-row table:style-name="ro20">
          <table:table-cell table:formula="of:=[.A55]+1" office:value-type="float" office:value="55">
            <text:p>55</text:p>
          </table:table-cell>
          <table:table-cell office:value-type="float" office:value="43132">
            <text:p>43132</text:p>
          </table:table-cell>
          <table:table-cell office:value-type="string">
            <text:p>17 oct. 2011 18:37:00</text:p>
          </table:table-cell>
          <table:table-cell office:value-type="float" office:value="176">
            <text:p>176</text:p>
          </table:table-cell>
          <table:table-cell table:style-name="ce31" office:value-type="string">
            <text:p>Numéro du colis: </text:p>
            <text:p>&lt;COD_8&gt;</text:p>
            <text:p>Voilà</text:p>
            <text:p>Merci :-)</text:p>
          </table:table-cell>
          <table:table-cell table:style-name="ce34" office:value-type="string">
            <text:p>Numéro du colis &lt;TYP_espace_avant_:_manquante&gt;&lt;TYP_:&gt;</text:p>
            <text:p>&lt;COD_8&gt;</text:p>
            <text:p>Voilà</text:p>
            <text:p>Merci &lt;BIN_:-)&gt;</text:p>
          </table:table-cell>
          <table:table-cell table:style-name="ce41" office:value-type="string">
            <text:p>&lt;BIN_:-)&gt;</text:p>
          </table:table-cell>
          <table:table-cell table:style-name="ce49" office:value-type="string">
            <text:p>&lt;TYP_:&gt; <text:s/>&lt;BIN_ :-) &gt;</text:p>
          </table:table-cell>
          <table:table-cell table:style-name="ce52" office:value-type="string">
            <text:p>Numéro du colis:</text:p>
            <text:p>&lt;COD_8&gt;</text:p>
            <text:p>Voilà</text:p>
            <text:p>Merci &lt;BIN :-)</text:p>
          </table:table-cell>
          <table:table-cell table:style-name="ce62" office:value-type="string">
            <text:p><text:span text:style-name="T19">Numéro du colis:</text:span></text:p>
            <text:p><text:span text:style-name="T19">&lt;COD_8&gt;</text:span></text:p>
            <text:p><text:span text:style-name="T19">Voilà</text:span></text:p>
            <text:p><text:span text:style-name="T19">Merci &lt;BIN :-)&gt;</text:span></text:p>
          </table:table-cell>
          <table:table-cell table:number-columns-repeated="1014"/>
        </table:table-row>
        <table:table-row table:style-name="ro22">
          <table:table-cell table:formula="of:=[.A56]+1" office:value-type="float" office:value="56">
            <text:p>56</text:p>
          </table:table-cell>
          <table:table-cell office:value-type="float" office:value="43133">
            <text:p>43133</text:p>
          </table:table-cell>
          <table:table-cell office:value-type="string">
            <text:p>17 oct. 2011 18:37:10</text:p>
          </table:table-cell>
          <table:table-cell office:value-type="float" office:value="147">
            <text:p>147</text:p>
          </table:table-cell>
          <table:table-cell table:style-name="ce30" office:value-type="string">
            <text:p>if(ce_soir == film) {get_commande;} else {set_tagueule;} return "bisous"</text:p>
          </table:table-cell>
          <table:table-cell table:style-name="ce34" office:value-type="string">
            <text:p>&lt;LAN_if&gt;&lt;TYP_(ce_soir&gt;&lt;TYP_==&gt; film&lt;TYP_)&gt; &lt;TYP_{&gt;&lt;LAN_TYP_get_commande&gt;&lt;TYP_;}&gt; &lt;LAN_else&gt; &lt;TYP_{&gt;&lt;LAN_TYP_set_&gt;&lt;TYP_tagueule&gt; ta gueule &lt;TYP_;}&gt; &lt;LAN_return&gt; &lt;TYP_"&gt;bisous&lt;TYP_"&gt;</text:p>
          </table:table-cell>
          <table:table-cell table:style-name="ce41"/>
          <table:table-cell table:style-name="ce49" office:value-type="string">
            <text:p>&lt;TYP_ "&gt; "bisous"</text:p>
          </table:table-cell>
          <table:table-cell table:style-name="ce52" office:value-type="string">
            <text:p><text:span text:style-name="T11">&lt;LAN_if&gt; &lt;TYP_if&gt; If &lt;TYP_espace_avant_  (ce_soir==film)_manquante&gt;</text:span>  <text:s/>&lt;TYP_(ce_soir==film)&gt; ce soir==film &lt;TYP_<text:span text:style-name="T11">{get_commande;} &gt; &lt;LAN_get&gt;  &lt;TYP_espace_avant_  ; _manquante&gt; &lt;TYP_  }&gt; <text:s/>&lt;LAN_else&gt; else &lt;TYP_{&gt; &lt;LAN_set&gt; &lt;TYP_ _&gt; &lt;MOD_tagueule&gt; &lt;TYP_espace_avant_  </text:span>gueule<text:span text:style-name="T11">_manquante&gt; <text:s/>&lt;TYP_espace_avant_  ; _manquante&gt; <text:s/>{set_ta gueule;} &lt;LAN_return&gt; return &lt;TYP_  "bisous"&gt; "bisous"</text:span></text:p>
          </table:table-cell>
          <table:table-cell office:value-type="string">
            <text:p><text:span text:style-name="T11">&lt;LAN_if&gt; &lt;TYP_if&gt; If &lt;TYP_espace_avant_  (ce_soir==film)_manquante&gt;</text:span><text:span text:style-name="T19">  <text:s/>&lt;TYP_(ce_soir==film)&gt; ce soir==film &lt;TYP_</text:span><text:span text:style-name="T11">{get_commande;} &gt; &lt;LAN_get&gt;  &lt;TYP_espace_avant_  ; _manquante&gt; &lt;TYP_  }&gt; <text:s/>&lt;LAN_else&gt; else &lt;TYP_{&gt; &lt;LAN_set&gt; &lt;TYP_ _&gt; &lt;MOD_tagueule&gt; &lt;TYP_espace_avant_  </text:span><text:span text:style-name="T19">gueule</text:span><text:span text:style-name="T11">_manquante&gt; <text:s/>&lt;TYP_espace_avant_  ; _manquante&gt; <text:s/>{set_ta gueule;} &lt;LAN_return&gt; return &lt;TYP_  "bisous"&gt; "bisous"</text:span></text:p>
          </table:table-cell>
          <table:table-cell office:value-type="string">
            <text:p>Ici, le message est écrit sous forme d’algorithme. L'auteur de ce message est très probablement un geek.</text:p>
            <text:p>L'on pourrait traduire le message comme suit :</text:p>
            <text:p>« Si ce soir il y a un film, je passe commande sinon ta gueule, bisous. »</text:p>
          </table:table-cell>
          <table:table-cell table:number-columns-repeated="1013"/>
        </table:table-row>
        <table:table-row table:style-name="ro20">
          <table:table-cell table:formula="of:=[.A57]+1" office:value-type="float" office:value="57">
            <text:p>57</text:p>
          </table:table-cell>
          <table:table-cell office:value-type="float" office:value="43801">
            <text:p>43801</text:p>
          </table:table-cell>
          <table:table-cell office:value-type="string">
            <text:p>18 oct. 2011 14:33:30</text:p>
          </table:table-cell>
          <table:table-cell office:value-type="float" office:value="124">
            <text:p>124</text:p>
          </table:table-cell>
          <table:table-cell table:style-name="ce30" office:value-type="string">
            <text:p>:) c'est tout mignon .. Oui je t'encourage de loin, allez loulou c'est toi l'plus fort!!</text:p>
          </table:table-cell>
          <table:table-cell table:style-name="ce36" office:value-type="string">
            <text:p>&lt;BIN_:)&gt; &lt;TYP_c'est&gt; C'est tout mignon&lt;TYP_..&gt; Oui je t'encourage de loin, allez &lt;LAN_loulou&gt; c'est toi &lt;MOD_l'plus&gt; le plus fort &lt;TYP_espace avant_!!_manquante&gt; !!</text:p>
          </table:table-cell>
          <table:table-cell table:style-name="ce41" office:value-type="string">
            <text:p>&lt;BIN&gt;=:) &lt;TYP_l'plus&gt; le plus</text:p>
          </table:table-cell>
          <table:table-cell table:style-name="ce49" office:value-type="string">
            <text:p>&lt;BIN :)&gt; &lt;TYP_c'&gt; &lt;TYP_ ..&gt; &lt;TYP_t'&gt; &lt;TYP_ ,&gt; &lt;ORT_ allez&gt; aller &lt;TYP_ c'&gt; <text:s/>&lt;TYP_ l'&gt; &lt;MOD_ lplus&gt; le plus &lt;TYP_!! &gt;</text:p>
          </table:table-cell>
          <table:table-cell table:style-name="ce52" office:value-type="string">
            <text:p>&lt;BIN_  :)&gt; c’est tout mignon.. &lt;TYP_espace_avant_.._de trop&gt; Oui je t’encourage de loin, &lt;ORT_allez&gt; aller loulou c’est toi &lt;MOD_l’plus&gt; le plus fort  !! &lt;TYP_espace_après_  !_manquante&gt;</text:p>
          </table:table-cell>
          <table:table-cell office:value-type="string">
            <text:p>&lt;BIN_  :)&gt; c’est tout mignon.. &lt;TYP_espace_avant_.._de trop&gt; Oui je t’encourage de loin, allez loulou c’est toi &lt;MOD_l’plus&gt; le plus fort  &lt;TYP_espace_avant_ !!_manquante&gt; !! </text:p>
          </table:table-cell>
          <table:table-cell office:value-type="string">
            <text:p>Il manque un point de suspension.</text:p>
          </table:table-cell>
          <table:table-cell table:number-columns-repeated="1013"/>
        </table:table-row>
        <table:table-row table:style-name="ro20">
          <table:table-cell table:formula="of:=[.A58]+1" office:value-type="float" office:value="58">
            <text:p>58</text:p>
          </table:table-cell>
          <table:table-cell office:value-type="float" office:value="43818">
            <text:p>43818</text:p>
          </table:table-cell>
          <table:table-cell office:value-type="string">
            <text:p>18 oct. 2011 14:46:29</text:p>
          </table:table-cell>
          <table:table-cell office:value-type="float" office:value="374">
            <text:p>374</text:p>
          </table:table-cell>
          <table:table-cell table:style-name="ce30" office:value-type="string">
            <text:p>Oww emm gee neighb !! La saison 3 de vampire diaries est juste incroyable!</text:p>
          </table:table-cell>
          <table:table-cell table:style-name="ce34" office:value-type="string">
            <text:p>&lt;MOD_Oww_emm_gee&gt; &lt;LAN_MOD_neighb&gt; neighbor !! La saison &lt;TYP_3&gt; de &lt;LAN_vampire_diaries&gt; est juste incroyable &lt;TYP_espace_avant_!_manquante&gt; !</text:p>
          </table:table-cell>
          <table:table-cell table:style-name="ce41" office:value-type="string">
            <text:p>&lt;LAN&gt; = <text:s/>oww emm gee neighb</text:p>
          </table:table-cell>
          <table:table-cell table:style-name="ce49" office:value-type="string">
            <text:p>&lt;GRA_ MOD_ oww eem gee&gt; OMG &lt;TYP_!!&gt; &lt;TYP_!&gt; </text:p>
          </table:table-cell>
          <table:table-cell table:style-name="ce52" office:value-type="string">
            <text:p>&lt;LAN_ Oww emm gee neighb&gt; &lt;MOD_ Oww emm gee neighb&gt; Oh My God!! La saison 3 de vampire &lt;LAN_diaries&gt; est juste incroyable!</text:p>
          </table:table-cell>
          <table:table-cell table:style-name="ce62" office:value-type="string">
            <text:p>&lt;DIV_ Oww emm gee neighb&gt; Oh My God !! La saison 3 de vampire &lt;LAN_diaries&gt; est juste incroyable &lt;TYP_espace_avant_!_manquante&gt; !</text:p>
          </table:table-cell>
          <table:table-cell table:number-columns-repeated="1014"/>
        </table:table-row>
        <table:table-row table:style-name="ro16">
          <table:table-cell table:formula="of:=[.A59]+1" office:value-type="float" office:value="59">
            <text:p>59</text:p>
          </table:table-cell>
          <table:table-cell office:value-type="float" office:value="43917">
            <text:p>43917</text:p>
          </table:table-cell>
          <table:table-cell office:value-type="string">
            <text:p>18 oct. 2011 16:47:07</text:p>
          </table:table-cell>
          <table:table-cell office:value-type="float" office:value="124">
            <text:p>124</text:p>
          </table:table-cell>
          <table:table-cell table:style-name="ce30" office:value-type="string">
            <text:p>Cc :) je suis bien re à bordeaux, merci beaucoup frèro pour la voiture c'était vraiment super ce weekend au mont :D ! J'ai mis la voiture dans la grande rue juste à coté de là ou tu l'avais mise, au niveau du &lt;ADR_16. Des bizous ;-)</text:p>
          </table:table-cell>
          <table:table-cell table:style-name="ce34" office:value-type="string">
            <text:p>&lt;MOD_Cc&gt; Coucou &lt;BIN_:)&gt; je suis bien &lt;MOD_re&gt; rentrée à &lt;TYP_bordeaux&gt; Bordeaux, merci beaucoup &lt;LAN_frèro&gt; frèrot pour la voiture &lt;TYP_point_manquant&gt; &lt;TYP_c'était&gt; C'était vraiment super ce &lt;ORT_weekend&gt; week-end au mont &lt;BIN_:D&gt; ! J'ai mis la voiture dans la grande rue juste à &lt;ORT_coté&gt; côté de là &lt;ORT_ou&gt; où tu l'avais mise, au niveau du &lt;ADR_16&gt;. Des &lt;MOD_bizous&gt; bisous &lt;BIN_;-)&gt;</text:p>
          </table:table-cell>
          <table:table-cell table:style-name="ce41" office:value-type="string">
            <text:p>&lt;MOD_Cc&gt;=Coucou &lt;MOD_re&gt;=rentré &lt;MOD_frèro&gt;=frérot&lt;ORT_weekend&gt;= week-end &lt;ORT_bizous&gt;=bisous</text:p>
          </table:table-cell>
          <table:table-cell table:style-name="ce49" office:value-type="string">
            <text:p>&lt;BIN_ :) &gt; &lt;MOD_ GRA_ re&gt; rentré &lt;TYP_ ,&gt; &lt;ORT_ fréro&gt; frérot <text:s/>&lt;TYP_c'&gt; &lt;BIN_:D&gt; &lt;TYP_!&gt; &lt;TYP_J'&gt; &lt;TYP_ ,&gt; &lt;TYP_l'&gt; avais &lt;TYP_ ,&gt; <text:s/>&lt;TYP_ .&gt; &lt;ORT_bizous&gt; bisous &lt;BIN_ ;-)&gt;</text:p>
          </table:table-cell>
          <table:table-cell table:style-name="ce52" office:value-type="string">
            <text:p>&lt;MOD_ Cc&gt; Coucou &lt;BIN_ :)&gt; je suis bien &lt;MOD_re&gt; retourné à &lt;TYP_bordeaux&gt; Bordeaux, merci beaucoup &lt;LAN_frèro&gt; frère pour la voiture c'était vraiment super ce weekend au mont &lt;BIN_:D&gt;  ! J’ai mis la voiture dans la grande rue juste à coté de là &lt;ORT_ ou&gt; où tu l'avais mise, au niveau du &lt;ADR_16. Des &lt;ORT_bizous&gt; bisous &lt;BIN_;-)&gt;</text:p>
          </table:table-cell>
          <table:table-cell office:value-type="string">
            <text:p>&lt;MOD_ Cc&gt; Coucou &lt;BIN_ :)&gt; je suis bien &lt;MOD_re&gt; retourné à &lt;TYP_bordeaux&gt; Bordeaux, merci beaucoup &lt;MOD_frèro&gt; frérot pour la voiture c'était vraiment super ce &lt;MOD_weekend&gt; week-end au mont &lt;BIN_:D&gt;  ! J’ai mis la voiture dans la grande rue juste à &lt;MOD_ORT_coté&gt; côté de là &lt;ORT_ ou&gt; où tu l'avais mise, au niveau du &lt;ADR_16. Des &lt;ORT_bizous&gt; bisous &lt;BIN_;-)&gt;</text:p>
          </table:table-cell>
          <table:table-cell office:value-type="string">
            <text:p>« re » est un terme utilisé sur les chats pour dire « je reviens » ou « je suis revenu ».</text:p>
            <text:p>« frérot » est certes un terme argotique, mais il est accepté par le dictionnaire.</text:p>
          </table:table-cell>
          <table:table-cell table:number-columns-repeated="1013"/>
        </table:table-row>
        <table:table-row table:style-name="ro3">
          <table:table-cell table:formula="of:=[.A60]+1" office:value-type="float" office:value="60">
            <text:p>60</text:p>
          </table:table-cell>
          <table:table-cell office:value-type="float" office:value="43927">
            <text:p>43927</text:p>
          </table:table-cell>
          <table:table-cell office:value-type="string">
            <text:p>18 oct. 2011 16:54:26</text:p>
          </table:table-cell>
          <table:table-cell office:value-type="float" office:value="229">
            <text:p>229</text:p>
          </table:table-cell>
          <table:table-cell table:style-name="ce30" office:value-type="string">
            <text:p>Pk tu t fighter avec 1 mec a midi</text:p>
          </table:table-cell>
          <table:table-cell table:style-name="ce34" office:value-type="string">
            <text:p>&lt;MOD_Pk&gt; Parce que tu &lt;MOD_t&gt; t'es &lt;LAN_fighter&gt; fighté avec 1 mec &lt;TYP_a&gt; à midi&lt;TYP_point_manquant&gt;</text:p>
          </table:table-cell>
          <table:table-cell table:style-name="ce41" office:value-type="string">
            <text:p>&lt;MOD_Pk&gt;=Pourquoi <text:s/>&lt;GRA_t&gt;=t'es &lt;LAN_fighter&gt;</text:p>
          </table:table-cell>
          <table:table-cell table:style-name="ce49" office:value-type="string">
            <text:p>&lt;GRA_MOD_Pk&gt; Pourquoi &lt;MOD_ t&gt; t'es</text:p>
          </table:table-cell>
          <table:table-cell table:style-name="ce52" office:value-type="string">
            <text:p>&lt;MOD_Pk&gt; Pourquoi tu &lt;MOD_t&gt; t’es &lt;LAN_fighter&gt; <text:s/>battu avec &lt;TYP_1&gt; 1 mec &lt;ORT_a&gt; à midi &lt;ABS_  ?&gt;</text:p>
          </table:table-cell>
          <table:table-cell office:value-type="string">
            <text:p>&lt;MOD_Pk&gt; Pourquoi tu &lt;MOD_t&gt; t’es &lt;LAN_fighter&gt; <text:s/>battu avec &lt;TYP_1&gt; 1 mec &lt;ORT_a&gt; à midi &lt;TYP_ ?_manquante&gt;</text:p>
          </table:table-cell>
          <table:table-cell table:number-columns-repeated="1014"/>
        </table:table-row>
        <table:table-row table:style-name="ro4">
          <table:table-cell table:formula="of:=[.A61]+1" office:value-type="float" office:value="61">
            <text:p>61</text:p>
          </table:table-cell>
          <table:table-cell office:value-type="float" office:value="44118">
            <text:p>44118</text:p>
          </table:table-cell>
          <table:table-cell office:value-type="string">
            <text:p>18 oct. 2011 18:53:22</text:p>
          </table:table-cell>
          <table:table-cell office:value-type="float" office:value="123">
            <text:p>123</text:p>
          </table:table-cell>
          <table:table-cell table:style-name="ce30" office:value-type="string">
            <text:p>Alors, que pasa ?</text:p>
          </table:table-cell>
          <table:table-cell table:style-name="ce34" office:value-type="string">
            <text:p>Alors, &lt;LAN_que_pasa&gt; ?</text:p>
          </table:table-cell>
          <table:table-cell table:style-name="ce41" office:value-type="string">
            <text:p>&lt;LAN_pasa&gt;</text:p>
          </table:table-cell>
          <table:table-cell table:style-name="ce49" office:value-type="string">
            <text:p>&lt;TYP_?&gt;</text:p>
          </table:table-cell>
          <table:table-cell table:style-name="ce52" office:value-type="string">
            <text:p>Alors, &lt;LAN_que pasa&gt; que ce passe t-il  ?</text:p>
          </table:table-cell>
          <table:table-cell table:style-name="ce62" office:value-type="string">
            <text:p>Alors, &lt;LAN_que pasa&gt; ?</text:p>
          </table:table-cell>
          <table:table-cell table:number-columns-repeated="1014"/>
        </table:table-row>
        <table:table-row table:style-name="ro4">
          <table:table-cell table:formula="of:=[.A62]+1" office:value-type="float" office:value="62">
            <text:p>62</text:p>
          </table:table-cell>
          <table:table-cell office:value-type="float" office:value="44195">
            <text:p>44195</text:p>
          </table:table-cell>
          <table:table-cell office:value-type="string">
            <text:p>18 oct. 2011 19:32:24</text:p>
          </table:table-cell>
          <table:table-cell office:value-type="float" office:value="15">
            <text:p>15</text:p>
          </table:table-cell>
          <table:table-cell table:style-name="ce30" office:value-type="string">
            <text:p>Pas "réussi". J'ai eu 15, c'est normal quoi. :-)</text:p>
          </table:table-cell>
          <table:table-cell table:style-name="ce34" office:value-type="string">
            <text:p>Pas &lt;TYP_"&gt;réussi&lt;TYP_"&gt;. &lt;GRA_J'ai&gt; J'en ai eu 15, c'est normal quoi. &lt;BIN_:-)&gt;</text:p>
          </table:table-cell>
          <table:table-cell table:style-name="ce41" office:value-type="string">
            <text:p>&lt;BIN_:-)&gt;</text:p>
          </table:table-cell>
          <table:table-cell table:style-name="ce49" office:value-type="string">
            <text:p>&lt;TYP_. &gt; &lt;TYPJ'&gt; &lt;TYP_,&gt; &lt;TYP_c'&gt; &lt;BIN_ :-) &gt;</text:p>
          </table:table-cell>
          <table:table-cell table:style-name="ce52" office:value-type="string">
            <text:p>&lt;ABS_ J’ai&gt; Pas &lt;TYP_  "réussi"&gt; "réussi". J'ai eu 15, c'est normal quoi &lt;BIN_:-)&gt;</text:p>
          </table:table-cell>
          <table:table-cell office:value-type="string">
            <text:p>&lt;ABS_ J’ai&gt; Pas &lt;TYP_ "réussi"&gt; "réussi". J'ai eu 15, c'est normal quoi &lt;BIN_:-)&gt;</text:p>
          </table:table-cell>
          <table:table-cell office:value-type="string">
            <text:p>Les guillemets servent à marquer l'ironie des propos.</text:p>
          </table:table-cell>
          <table:table-cell table:number-columns-repeated="1013"/>
        </table:table-row>
        <table:table-row table:style-name="ro3">
          <table:table-cell table:formula="of:=[.A63]+1" office:value-type="float" office:value="63">
            <text:p>63</text:p>
          </table:table-cell>
          <table:table-cell office:value-type="float" office:value="44391">
            <text:p>44391</text:p>
          </table:table-cell>
          <table:table-cell office:value-type="string">
            <text:p>18 oct. 2011 21:53:52</text:p>
          </table:table-cell>
          <table:table-cell office:value-type="float" office:value="136">
            <text:p>136</text:p>
          </table:table-cell>
          <table:table-cell table:style-name="ce30" office:value-type="string">
            <text:p>Wow ! 102 personnes a la cremaillere ! Vous etes fous !</text:p>
          </table:table-cell>
          <table:table-cell table:style-name="ce34" office:value-type="string">
            <text:p>&lt;LAN_Wow&gt; ! 102 personnes &lt;TYP_a&gt; à la &lt;TYP_cremaillere&gt; crémaillère ! Vous &lt;TYP_etes&gt; êtes fous !</text:p>
          </table:table-cell>
          <table:table-cell table:style-name="ce41" office:value-type="string">
            <text:p>&lt;TYP_cremaillere&gt;=crémaillère &lt;TYP_etes&gt;=êtes</text:p>
          </table:table-cell>
          <table:table-cell table:style-name="ce49" office:value-type="string">
            <text:p>&lt;MOD_Wow&gt; Waouh ! 102 personnes &lt;TYP_a &gt; la &lt;TYP_cremaillere !&gt; &lt; TYP_vous_etes&gt; fous !</text:p>
          </table:table-cell>
          <table:table-cell table:style-name="ce52" office:value-type="string">
            <text:p>Wow  ! &lt;TYP_102&gt; 102 personnes &lt;ORT_a&gt; à la &lt;TYP_cremaillere &gt; crémaillère  ! Vous &lt;ORT_etes&gt; êtes fous  !</text:p>
          </table:table-cell>
          <table:table-cell office:value-type="string">
            <text:p>&lt;DIV_Wow&gt;  ! &lt;TYP_102&gt; 102 personnes &lt;ORT_a&gt; à la &lt;MOD_ORT_cremaillere &gt; crémaillère  ! Vous &lt;MOD_ORT_etes&gt; êtes fous  !</text:p>
          </table:table-cell>
          <table:table-cell office:value-type="string">
            <text:p>Le message ne contient aucun accent.</text:p>
          </table:table-cell>
          <table:table-cell table:number-columns-repeated="1013"/>
        </table:table-row>
        <table:table-row table:style-name="ro4">
          <table:table-cell table:formula="of:=[.A64]+1" office:value-type="float" office:value="64">
            <text:p>64</text:p>
          </table:table-cell>
          <table:table-cell office:value-type="float" office:value="44394">
            <text:p>44394</text:p>
          </table:table-cell>
          <table:table-cell office:value-type="string">
            <text:p>18 oct. 2011 21:54:26</text:p>
          </table:table-cell>
          <table:table-cell office:value-type="float" office:value="28">
            <text:p>28</text:p>
          </table:table-cell>
          <table:table-cell table:style-name="ce30" office:value-type="string">
            <text:p>Erf relou...</text:p>
          </table:table-cell>
          <table:table-cell table:style-name="ce34" office:value-type="string">
            <text:p>&lt;MOD_Erf&gt;&lt;LAN_relou&gt; lourd &lt;TYP_…&gt;</text:p>
          </table:table-cell>
          <table:table-cell table:style-name="ce41" office:value-type="string">
            <text:p>&lt;LAN&gt; = Relou</text:p>
          </table:table-cell>
          <table:table-cell table:style-name="ce49" office:value-type="string">
            <text:p><text:s/>&lt;MOD_Erf&gt; agacé &lt;LAN_relou&gt;lourd &lt;TYP_...&gt; </text:p>
          </table:table-cell>
          <table:table-cell table:style-name="ce52" office:value-type="string">
            <text:p>&lt;LAN_Erf&gt; Erf &lt;LAN_relou&gt; lourd…</text:p>
          </table:table-cell>
          <table:table-cell office:value-type="string">
            <text:p>&lt;LAN_Erf&gt; Erf &lt;MOD_relou&gt; lourd…</text:p>
          </table:table-cell>
          <table:table-cell office:value-type="string">
            <text:p>« relou » est un terme en verlan.</text:p>
          </table:table-cell>
          <table:table-cell table:number-columns-repeated="1013"/>
        </table:table-row>
        <table:table-row table:style-name="ro19">
          <table:table-cell table:formula="of:=[.A65]+1" office:value-type="float" office:value="65">
            <text:p>65</text:p>
          </table:table-cell>
          <table:table-cell office:value-type="float" office:value="44446">
            <text:p>44446</text:p>
          </table:table-cell>
          <table:table-cell office:value-type="string">
            <text:p>18 oct. 2011 23:16:02</text:p>
          </table:table-cell>
          <table:table-cell office:value-type="float" office:value="296">
            <text:p>296</text:p>
          </table:table-cell>
          <table:table-cell table:style-name="ce31" office:value-type="string">
            <text:p>Passe une Bonne nuit. Fais de beaux reves. Voilà. Tu me manque. Samedi on va changer notre routine j'en ai vraiment besoin donc ça va etre cool. A demai. Je t'aime très fort amour &lt;3</text:p>
            <text:p>Tout à l heure j'ai pensé à toi pendan pirouette cacahuète , et Je chante tjrs ma chanson.</text:p>
            <text:p>JE T'AIME AMOUR &lt;3</text:p>
            <text:p>Plus que tout au monde...</text:p>
          </table:table-cell>
          <table:table-cell table:style-name="ce34" office:value-type="string">
            <text:p>Passe une &lt;TYP_Bonne&gt; bonne nuit. Fais de beaux &lt;TYP_reves&gt; rêves. Voilà. Tu me &lt;GRA_manque&gt; manques. Samedi on va changer notre routine j'en ai vraiment besoin donc ça va &lt;TYP_etre&gt; être cool. &lt;TYP_A&gt; À &lt;ORT_demai&gt; demain. Je t'aime très fort amour &lt;TYP_point_manquant&gt; &lt;BIN_&lt;3&gt; Tout à &lt;TYP_l_heure&gt; l'heure j'ai pensé à toi &lt;ORT_pendan&gt; pendant pirouette cacahuète &lt;TYP_espace&gt;, et &lt;TYP_Je&gt; je chante &lt;MOD_tjrs&gt; toujours ma chanson.</text:p>
            <text:p>&lt;TYP_JE_T'AIME_AMOUR&gt; &lt;BIN_&lt;3&gt;</text:p>
            <text:p>Plus que tout au monde...</text:p>
          </table:table-cell>
          <table:table-cell table:style-name="ce41" office:value-type="string">
            <text:p>TYP_reves&gt;=rêves &lt;GRA_manque&gt;=manques &lt;TYP_etre&gt;=être &lt;ABS_demai&gt;=demain &lt;BIN_&lt;3&gt; &lt;TYP_l heure&gt;=l'heure &lt;ABS_pendan&gt;=pendant &lt;MOD_tjrs&gt;=toujours </text:p>
          </table:table-cell>
          <table:table-cell table:style-name="ce49" office:value-type="string">
            <text:p>&lt;TYP_ « &gt; Passe une &lt;TYP_Bonne&gt; nuit. Fais de beaux &lt;TYP_reves&gt;. Voilà &gt; Tu me &lt;GRA_manque&gt;. Samedi on va changer notre routine j’en ai vraiment besoin donc ça va &lt;TYP_etre&gt; être &lt;LAN_cool&gt; génial. A &lt;ORT_demai&gt; demain. Je t'aime très fort amour &lt;BIN_&lt;3&gt; coeur Tout à &lt;TYP_l heure&gt; j’ai pensé à toi &lt;ORT_pendan&gt; pirouette cacahuètte&lt;TYP_,&gt; et je chante &lt;ORT_tjrs&gt; ma chanson. </text:p>
            <text:p><text:s/>JE T’AIME AMOUR &lt;BIN_ &lt;3&gt;</text:p>
            <text:p>Plus que tout au monde &lt;TYP_... »&gt; </text:p>
          </table:table-cell>
          <table:table-cell table:style-name="ce52" office:value-type="string">
            <text:p>Passe une Bonne nuit. Fais de beaux &lt;TYP_reves&gt; rêves. Voilà. Tu me &lt;GRA_manque&gt; manques. Samedi on va changer notre routine j'en ai vraiment besoin donc ça va &lt;TYP_etre&gt; être &lt;LAN_cool&gt; cool. A &lt;ORT_demai&gt; demain. Je t'aime très fort amour &lt;BIN_ &lt;3&gt; Tout à &lt;TYP_l heure&gt; l’heure j'ai pensé à toi &lt;ORT_pendan&gt; <text:s/>&lt;TYP_espace_avant_,_de trop&gt; pendant pirouette cacahuète, et &lt;TYP_Je&gt; je chante &lt;MOD_tjrs&gt; toujours ma chanson. JE T'AIME AMOUR &lt;BIN_&lt;3&gt; Plus que tout au monde...</text:p>
          </table:table-cell>
          <table:table-cell table:style-name="ce62" office:value-type="string">
            <text:p>Passe une &lt;TYP_Bonne&gt; bonne nuit. Fais de beaux &lt;ORT_reves&gt; rêves. Voilà. Tu me &lt;GRA_manque&gt; manques. Samedi on va changer notre routine j'en ai vraiment besoin donc ça va &lt;MOD_ORT_etre&gt; être &lt;LAN_cool&gt; cool. &lt;MOD_A&gt; À &lt;ORT_demai&gt; demain. Je t'aime très fort amour &lt;BIN_ &lt;3&gt; Tout à &lt;TYP_apostrophe_avant_heure_manquante&gt; l’heure j'ai pensé à toi &lt;ORT_pendan&gt; <text:s/>pendant pirouette cacahuète &lt;TYP_espace_avant_virgule_de trop&gt;, et &lt;TYP_Je&gt; je chante &lt;MOD_tjrs&gt; toujours ma chanson. &lt;TYP_JE_T'AIME_AMOUR&gt; Je t'aime amour &lt;BIN_&lt;3&gt; Plus que tout au monde...</text:p>
          </table:table-cell>
          <table:table-cell table:number-columns-repeated="1014"/>
        </table:table-row>
        <table:table-row table:style-name="ro3">
          <table:table-cell table:formula="of:=[.A66]+1" office:value-type="float" office:value="66">
            <text:p>66</text:p>
          </table:table-cell>
          <table:table-cell office:value-type="float" office:value="44461">
            <text:p>44461</text:p>
          </table:table-cell>
          <table:table-cell office:value-type="string">
            <text:p>18 oct. 2011 23:42:31</text:p>
          </table:table-cell>
          <table:table-cell office:value-type="float" office:value="479">
            <text:p>479</text:p>
          </table:table-cell>
          <table:table-cell table:style-name="ce30" office:value-type="string">
            <text:p>Crac crac badaboum ? :)</text:p>
          </table:table-cell>
          <table:table-cell table:style-name="ce34" office:value-type="string">
            <text:p>&lt;MOD_Crac_crac_badaboum&gt; ? &lt;BIN_:)&gt;</text:p>
          </table:table-cell>
          <table:table-cell table:style-name="ce41" office:value-type="string">
            <text:p>&lt;LAN&gt; = Crac cram badaboum &lt;BIN&gt; =:)</text:p>
          </table:table-cell>
          <table:table-cell table:style-name="ce49" office:value-type="string">
            <text:p>Crac crac badaboum ? &lt;BIN_:)&gt; </text:p>
          </table:table-cell>
          <table:table-cell table:style-name="ce52" office:value-type="string">
            <text:p>&lt;LAN_ Crac crac badaboum&gt; <text:s/>&lt;TYP_espace_avant_?_de trop&gt; Crac crac badaboum? &lt;BIN_:)&gt;</text:p>
          </table:table-cell>
          <table:table-cell office:value-type="string">
            <text:p>&lt;DIV_Crac crac badaboum&gt; ? &lt;BIN_:)&gt;</text:p>
          </table:table-cell>
          <table:table-cell table:number-columns-repeated="1014"/>
        </table:table-row>
        <table:table-row table:style-name="ro3">
          <table:table-cell table:formula="of:=[.A67]+1" office:value-type="float" office:value="67">
            <text:p>67</text:p>
          </table:table-cell>
          <table:table-cell office:value-type="float" office:value="44466">
            <text:p>44466</text:p>
          </table:table-cell>
          <table:table-cell office:value-type="string">
            <text:p>19 oct. 2011 00:43:23</text:p>
          </table:table-cell>
          <table:table-cell office:value-type="float" office:value="136">
            <text:p>136</text:p>
          </table:table-cell>
          <table:table-cell table:style-name="ce30" office:value-type="string">
            <text:p>Je me blotti dans ton calin spirituel. &lt;3 dors bien. Ti amo copino</text:p>
          </table:table-cell>
          <table:table-cell table:style-name="ce34" office:value-type="string">
            <text:p>Je me &lt;GRA_blotti&gt; blottis dans ton &lt;TYP_calin&gt; câlin spirituel. &lt;BIN_&lt;3&gt; &lt;TYP_dors&gt; Dors bien. &lt;LAN_Ti_amo_copino&gt;</text:p>
          </table:table-cell>
          <table:table-cell table:style-name="ce41" office:value-type="string">
            <text:p>&lt;GRA_blotti&gt;=blottis &lt;BIN_&lt;3&gt; &lt;LAN_Ti amo&gt; &lt;ORT_copino&gt;=copain</text:p>
          </table:table-cell>
          <table:table-cell table:style-name="ce49" office:value-type="string">
            <text:p><text:s/>Je me blotti dans ton &lt;TYP_calin&gt;. &lt;BIN_&lt;3&gt; dors bien. Ti amo copino. </text:p>
          </table:table-cell>
          <table:table-cell table:style-name="ce52" office:value-type="string">
            <text:p>Je me &lt;GRA_blotti&gt; blottis dans ton &lt;TYP_calin&gt; câlin spirituel. &lt;BIN_&lt;3&gt; dors bien. &lt;LAN_ Ti amo copino&gt; Ti amo copino</text:p>
          </table:table-cell>
          <table:table-cell office:value-type="string">
            <text:p>Je me &lt;GRA_blotti&gt; blottis dans ton &lt;MOD_ORT_calin&gt; câlin spirituel. &lt;BIN_&lt;3&gt; dors bien. &lt;LAN_ Ti amo copino&gt; Ti amo copino</text:p>
          </table:table-cell>
          <table:table-cell office:value-type="string">
            <text:p>« Copino » est un terme inventé (mot français « copain » + « o » pour donner une sonorité italienne).</text:p>
          </table:table-cell>
          <table:table-cell table:number-columns-repeated="1013"/>
        </table:table-row>
        <table:table-row table:style-name="ro3">
          <table:table-cell table:formula="of:=[.A68]+1" office:value-type="float" office:value="68">
            <text:p>68</text:p>
          </table:table-cell>
          <table:table-cell office:value-type="float" office:value="44478">
            <text:p>44478</text:p>
          </table:table-cell>
          <table:table-cell office:value-type="string">
            <text:p>19 oct. 2011 07:53:21</text:p>
          </table:table-cell>
          <table:table-cell office:value-type="float" office:value="446">
            <text:p>446</text:p>
          </table:table-cell>
          <table:table-cell table:style-name="ce30" office:value-type="string">
            <text:p>J'ai dit à ton père de la sortir et il n'a pas voulu ! Faut tout anticiper la veille... Bisous.</text:p>
          </table:table-cell>
          <table:table-cell table:style-name="ce34" office:value-type="string">
            <text:p>J'ai dit à ton père de la sortir et il n'a pas voulu ! &lt;ABS_Il&gt; &lt;TYP_Faut&gt; faut tout anticiper la veille… Bisous.</text:p>
          </table:table-cell>
          <table:table-cell table:style-name="ce41"/>
          <table:table-cell table:style-name="ce49" office:value-type="string">
            <text:p><text:s/>J’ai dit à ton père de la sortir et il n’a pas voulu ! Faut tout anticiper la veille…Bisous.</text:p>
          </table:table-cell>
          <table:table-cell table:style-name="ce52" office:value-type="string">
            <text:p><text:s/>Jai &lt;GRA_dit&gt; dis à ton père de la sortir et il n'a pas voulu  ! Faut tout anticiper la veille... Bisous.</text:p>
          </table:table-cell>
          <table:table-cell office:value-type="string">
            <text:p><text:s/>J'ai dit à ton père de la sortir et il n'a pas voulu  ! Faut tout anticiper la veille... Bisous.</text:p>
          </table:table-cell>
          <table:table-cell table:number-columns-repeated="1014"/>
        </table:table-row>
        <table:table-row table:style-name="ro6">
          <table:table-cell table:formula="of:=[.A69]+1" office:value-type="float" office:value="69">
            <text:p>69</text:p>
          </table:table-cell>
          <table:table-cell office:value-type="float" office:value="44485">
            <text:p>44485</text:p>
          </table:table-cell>
          <table:table-cell office:value-type="string">
            <text:p>19 oct. 2011 09:18:34</text:p>
          </table:table-cell>
          <table:table-cell office:value-type="float" office:value="296">
            <text:p>296</text:p>
          </table:table-cell>
          <table:table-cell table:style-name="ce30" office:value-type="string">
            <text:p>Tu te jete pas trop de fleur ? xD merci :$ . Tu t éclate tu pense que j'ai un beau sourire alors :D Je t'aime</text:p>
          </table:table-cell>
          <table:table-cell table:style-name="ce34" office:value-type="string">
            <text:p>Tu &lt;ABS_ne&gt; te &lt;GRA_jete&gt; jettes pas trop de &lt;GRA_fleur&gt; fleurs ? &lt;BIN_xD&gt; merci &lt;BIN_:$&gt;. Tu &lt;GRA_t'éclate&gt; t'éclates tu &lt;GRA_pense&gt; penses que j'ai un beau sourire alors &lt;BIN_:D&gt; Je t'aime</text:p>
          </table:table-cell>
          <table:table-cell table:style-name="ce41" office:value-type="string">
            <text:p>&lt;ORT_jete&gt;jettes &lt;ORT_fleur&gt;=fleurs &lt;BIN_xD&gt; &lt;BIN_:$&gt; &lt;MOD_ORT_t éclate&gt;=t'éclates &lt;BIN_:D&gt;</text:p>
          </table:table-cell>
          <table:table-cell table:style-name="ce49" office:value-type="string">
            <text:p>Tu te &lt;TYP_jete&gt; pas trop de fleurs ? Merci. Tu t’éclates tu penses que j’ai un beau sourire alors je t’aime</text:p>
          </table:table-cell>
          <table:table-cell table:style-name="ce52" office:value-type="string">
            <text:p>Tu te &lt;ORT_jete&gt; jettes pas trop de fleur  ? &lt;BIN_ xD&gt; merci &lt;BIN_:$&gt; &lt;TYP_espace_avant_._de trop&gt; . Tu &lt;GRA_t’éclate&gt; t’éclates tu &lt;GRA_pense&gt; penses que j’ai un beau sourire alors &lt;BIN_:D&gt; &lt;ABS_  .&gt; Je t'aime</text:p>
          </table:table-cell>
          <table:table-cell office:value-type="string">
            <text:p>Tu &lt;ABS_ne&gt; te &lt;GRA_jete&gt; jettes pas trop de &lt;GRA_fleur&gt; fleurs ? &lt;BIN_xD&gt; merci &lt;BIN_:$&gt; &lt;TYP_espace_avant_._de trop&gt; . Tu &lt;GRA_t'éclate&gt; t'éclates tu &lt;GRA_pense&gt; penses que j'ai un beau sourire alors &lt;BIN_:D&gt; Je t'aime</text:p>
          </table:table-cell>
          <table:table-cell table:number-columns-repeated="1014"/>
        </table:table-row>
        <table:table-row table:style-name="ro6">
          <table:table-cell table:formula="of:=[.A70]+1" office:value-type="float" office:value="70">
            <text:p>70</text:p>
          </table:table-cell>
          <table:table-cell office:value-type="float" office:value="44510">
            <text:p>44510</text:p>
          </table:table-cell>
          <table:table-cell office:value-type="string">
            <text:p>19 oct. 2011 10:23:42</text:p>
          </table:table-cell>
          <table:table-cell office:value-type="float" office:value="136">
            <text:p>136</text:p>
          </table:table-cell>
          <table:table-cell table:style-name="ce30" office:value-type="string">
            <text:p>Mon papa chéri !! Je te souhaite un très bel anniversaire. Je te souhaite énormément de bonheur. Tu es le meilleur des papas ! <text:s/>Je t'aime très très très fort ! Je languis de te voir</text:p>
          </table:table-cell>
          <table:table-cell table:style-name="ce34" office:value-type="string">
            <text:p>Mon papa chéri !! Je te souhaite un très bel anniversaire. Je te souhaite énormément de bonheur. Tu es le meilleur des papas ! Je t'aime très très très fort ! Je languis de te voir</text:p>
          </table:table-cell>
          <table:table-cell table:style-name="ce41"/>
          <table:table-cell table:style-name="ce49" office:value-type="string">
            <text:p>Mon papa chéri &lt;TYP_!!&gt; Je te souhaite un très bel anniversaire. Je te souhaite énormément de bonheur. Tu es le meilleur des papas ! Je t’aime très très fort ! Je languis de te voir</text:p>
          </table:table-cell>
          <table:table-cell table:style-name="ce52" office:value-type="string">
            <text:p>Mon papa chéri  !! Je te souhaite un très bel anniversaire. Je te souhaite énormément de bonheur. Tu es le meilleur des papas ! &lt;TYP_espace_avant_Je_de trop&gt; <text:s/>Je t'aime très très très fort ! Je &lt;ABS_me&gt; me languis de te voir &lt;ABS_.&gt;</text:p>
          </table:table-cell>
          <table:table-cell table:style-name="ce62" office:value-type="string">
            <text:p>Mon papa chéri  !! Je te souhaite un très bel anniversaire. Je te souhaite énormément de bonheur. Tu es le meilleur des papas ! &lt;TYP_espace_avant_Je_de trop&gt; <text:s/>Je t'aime très très très fort ! Je me languis de te voir </text:p>
          </table:table-cell>
          <table:table-cell office:value-type="string">
            <text:p>Point final manquant.</text:p>
          </table:table-cell>
          <table:table-cell table:number-columns-repeated="1013"/>
        </table:table-row>
        <table:table-row table:style-name="ro8">
          <table:table-cell table:formula="of:=[.A71]+1" office:value-type="float" office:value="71">
            <text:p>71</text:p>
          </table:table-cell>
          <table:table-cell office:value-type="float" office:value="44579">
            <text:p>44579</text:p>
          </table:table-cell>
          <table:table-cell office:value-type="string">
            <text:p>19 oct. 2011 11:06:20</text:p>
          </table:table-cell>
          <table:table-cell office:value-type="float" office:value="254">
            <text:p>254</text:p>
          </table:table-cell>
          <table:table-cell table:style-name="ce30" office:value-type="string">
            <text:p>Rigolo.. Il a releve des trucs qu'on a fait et pas d'autres. Tsais pas cque j'ai dis??! "LES 2 JOURNALS"..Mdr la honte</text:p>
          </table:table-cell>
          <table:table-cell table:style-name="ce34" office:value-type="string">
            <text:p>Rigolo &lt;TYP_..&gt; Il a &lt;TYP_releve&gt; relevé des trucs qu'on a fait et pas d'autres. &lt;MOD_Tsais&gt; Tu &lt;ABS_ne&gt; sais pas &lt;MOD_cque&gt; ce que j'ai &lt;GRA_dis&gt; dit ??! "LES 2 JOURNALS" &lt;TYP_..&gt; &lt;TYP_espace_avant_Mdr_manquante&gt; &lt;MOD_Mdr&gt; Mort de rire la honte</text:p>
          </table:table-cell>
          <table:table-cell table:style-name="ce41" office:value-type="string">
            <text:p>&lt;GRA_releve&gt;=relevé &lt;MOD_Tsais&gt;=Tu sais &lt;MOD_cque&gt;=ce que &lt;BIN_Mdr&gt;</text:p>
          </table:table-cell>
          <table:table-cell table:style-name="ce49" office:value-type="string">
            <text:p>Rigolo &lt;TYP_..&gt; il a &lt;TYP_releve&gt; des trucs qu’on a fait et pas d’autres. &lt;ORT_Tsais&gt; pas &lt;ORT_cque&gt; j’ai &lt;GRA_dis&gt; &lt;TYP_ ??!&gt; « LES 2 &lt;GRA_JOURNALS&gt; »&lt;TYP_..&gt; &lt;BIN_Mdr&gt; la honte</text:p>
            <text:p/>
          </table:table-cell>
          <table:table-cell table:style-name="ce52" office:value-type="string">
            <text:p>&lt;LAN_Rigolo&gt; &lt;TYP_espace_avant_.._de trop&gt; Rigolo.. Il a &lt;TYP_releve&gt; relevé des trucs qu'on a fait et pas d'autres. &lt;MOD_Tsais&gt; Tu sais pas &lt;MOD_cque&gt; ce que j’ai dis  ??! &lt;TYP_"LES 2 JOURNALS"&gt; &lt;GRA_"LES 2 JOURNALS"&gt; "LES 2 JOURNALS".. &lt;MOD_Mdr&gt; Mort de rire la honte &lt;ABS_.&gt;</text:p>
          </table:table-cell>
          <table:table-cell office:value-type="string">
            <text:p>Rigolo.. Il a &lt;MOD_ORT_releve&gt; relevé des trucs qu'on a fait et pas d'autres. &lt;MOD_Tsais&gt; Tu &lt;ABS_ne&gt; sais pas &lt;MOD_cque&gt; ce que j'ai &lt;GRA_dis&gt; dit ??! "LES 2 JOURNALS".. &lt;TYP_espace_avant_Mdr_manquante&gt; &lt;MOD_Mdr&gt; Mort de rire la honte</text:p>
          </table:table-cell>
          <table:table-cell office:value-type="string">
            <text:p>Il manque un point de suspension à chaque série de points de suspension.</text:p>
            <text:p>Point final manquant.</text:p>
          </table:table-cell>
          <table:table-cell table:number-columns-repeated="1013"/>
        </table:table-row>
        <table:table-row table:style-name="ro6">
          <table:table-cell table:formula="of:=[.A72]+1" office:value-type="float" office:value="72">
            <text:p>72</text:p>
          </table:table-cell>
          <table:table-cell office:value-type="float" office:value="44746">
            <text:p>44746</text:p>
          </table:table-cell>
          <table:table-cell office:value-type="string">
            <text:p>19 oct. 2011 12:58:33</text:p>
          </table:table-cell>
          <table:table-cell office:value-type="float" office:value="136">
            <text:p>136</text:p>
          </table:table-cell>
          <table:table-cell table:style-name="ce30" office:value-type="string">
            <text:p>Yo frérot ! On va au code together en toussaint or what ?</text:p>
          </table:table-cell>
          <table:table-cell table:style-name="ce34" office:value-type="string">
            <text:p>&lt;LAN_Yo&gt; &lt;LAN_frérot&gt; ! On va au code &lt;LAN_together&gt; en &lt;TYP_toussaint&gt; Toussaint &lt;LAN_or_what&gt; ?</text:p>
          </table:table-cell>
          <table:table-cell table:style-name="ce41" office:value-type="string">
            <text:p>&lt;LAN_together&gt; &lt;DIV_toussaint&gt; &lt;LAN_or what&gt;</text:p>
          </table:table-cell>
          <table:table-cell table:style-name="ce49" office:value-type="string">
            <text:p>&lt;LAN_Yo&gt; ! On va au code &lt;Lan_together&gt; en toussaint &lt;LAN_or what&gt; ?</text:p>
            <text:p/>
          </table:table-cell>
          <table:table-cell table:style-name="ce52" office:value-type="string">
            <text:p>&lt;LAN_Yo&gt; &lt;LAN_frérot&gt; Yo frère  ! On va au code &lt;LAN_together&gt; aujourd’hui en toussaint <text:s/>&lt;LAN_or&gt; ou &lt;LAN_what&gt; quoi  ?</text:p>
          </table:table-cell>
          <table:table-cell office:value-type="string">
            <text:p>&lt;LAN_Yo&gt; frérot  ! On va au code &lt;LAN_together&gt; en &lt;TYP_toussaint&gt; Toussaint <text:s/>&lt;LAN_or&gt; <text:s/>&lt;LAN_what&gt; ?</text:p>
          </table:table-cell>
          <table:table-cell office:value-type="string">
            <text:p>« yo » est une interjection anglaise.</text:p>
            <text:p>« frérot » est un terme argotique entré dans le dictionnaire.</text:p>
            <text:p>« En Toussaint » correspond peut-être à l'expression « on y va à la Saint-Glinglin » ou « à la Toussaint ».</text:p>
          </table:table-cell>
          <table:table-cell table:number-columns-repeated="1013"/>
        </table:table-row>
        <table:table-row table:style-name="ro20">
          <table:table-cell table:formula="of:=[.A73]+1" office:value-type="float" office:value="73">
            <text:p>73</text:p>
          </table:table-cell>
          <table:table-cell office:value-type="float" office:value="44750">
            <text:p>44750</text:p>
          </table:table-cell>
          <table:table-cell office:value-type="string">
            <text:p>19 oct. 2011 13:03:56</text:p>
          </table:table-cell>
          <table:table-cell office:value-type="float" office:value="374">
            <text:p>374</text:p>
          </table:table-cell>
          <table:table-cell table:style-name="ce30" office:value-type="string">
            <text:p>Merci de m'avoir appelé ca m'a égayé la journée :)) mais tu travail à odysseum?</text:p>
          </table:table-cell>
          <table:table-cell table:style-name="ce34" office:value-type="string">
            <text:p>Merci de m'avoir appelé &lt;TYP_ca&gt; ça m'a égayé la journée &lt;BIN_:))&gt; mais tu &lt;GRA_travail&gt; travailles à &lt;TYP_odysseum&gt; Odysseum &lt;TYP_espace_avant_?_manquante&gt; ?</text:p>
          </table:table-cell>
          <table:table-cell table:style-name="ce41" office:value-type="string">
            <text:p>&lt;TYP_ca&gt;=ça &lt;GRA_travail&gt;=travailles </text:p>
          </table:table-cell>
          <table:table-cell table:style-name="ce49" office:value-type="string">
            <text:p>Merci de m’avoir appelé &lt;ORT_ca&gt; m’a égayé la journée &lt;ABS_:))&gt; mais tu travail à odysseum ?</text:p>
            <text:p/>
          </table:table-cell>
          <table:table-cell table:style-name="ce52" office:value-type="string">
            <text:p>Merci de m'avoir &lt;ORT_appelé&gt; appeler &lt;ORT_ca&gt; ça m’a égayé la journée &lt;BIN_:))&gt; <text:s/>mais tu &lt;ORT_travail&gt; travailles à odysseum?</text:p>
          </table:table-cell>
          <table:table-cell office:value-type="string">
            <text:p>Merci de m'avoir appelé &lt;ORT_ca&gt; ça m’a égayé la journée &lt;BIN_:))&gt; <text:s/>mais tu &lt;MOD_ORT_travail&gt; travailles à &lt;TYP_odysseum&gt; Odysseum &lt;TYP_espace_avant_?_manquante&gt; ?</text:p>
          </table:table-cell>
          <table:table-cell table:number-columns-repeated="1014"/>
        </table:table-row>
        <table:table-row table:style-name="ro6">
          <table:table-cell table:formula="of:=[.A74]+1" office:value-type="float" office:value="74">
            <text:p>74</text:p>
          </table:table-cell>
          <table:table-cell office:value-type="float" office:value="44822">
            <text:p>44822</text:p>
          </table:table-cell>
          <table:table-cell office:value-type="string">
            <text:p>19 oct. 2011 14:06:52</text:p>
          </table:table-cell>
          <table:table-cell office:value-type="float" office:value="136">
            <text:p>136</text:p>
          </table:table-cell>
          <table:table-cell table:style-name="ce30" office:value-type="string">
            <text:p>Ok ! Allez viens aux courses alors ;) héhé moi je suis a la fac, je m'instruit en lisant des livres de la BU</text:p>
          </table:table-cell>
          <table:table-cell table:style-name="ce36" office:value-type="string">
            <text:p>Ok ! Allez viens aux courses alors &lt;BIN_;)&gt; &lt;MOD_héhé&gt; moi je suis &lt;TYP_a&gt; à la fac, je &lt;GRA_m'instruit&gt; m'instruis en lisant des livres de la BU</text:p>
          </table:table-cell>
          <table:table-cell table:style-name="ce41" office:value-type="string">
            <text:p>&lt;BIN_;)&gt; &lt;BIN_héhé&gt; &lt;GRA_m'instruit&gt;=m'instruis</text:p>
          </table:table-cell>
          <table:table-cell table:style-name="ce49" office:value-type="string">
            <text:p>&lt;Lan_ok&gt; ! Allez viens aux &lt;ORT_courses&gt; alors &lt;BIN_ ;)&gt; &lt;BIN_héhé&gt; moi je suis &lt;ORT_a&gt; la fac, je m’instruis en lisant des livres de la BU <text:s text:c="8"/></text:p>
            <text:p/>
            <text:p/>
          </table:table-cell>
          <table:table-cell table:style-name="ce52" office:value-type="string">
            <text:p>Ok  ! Aller viens aux courses alors &lt;BIN_;)&gt;  ;) &lt;LAN_héhé&gt; héhé moi je suis &lt;GRA_a&gt; à la fac, je &lt;GRA_m’instruit&gt; m’instruis en lisant des livres de la &lt;MOD_BU&gt; bibliothèque universitaire</text:p>
          </table:table-cell>
          <table:table-cell office:value-type="string">
            <text:p>Ok  ! Allez viens aux courses alors &lt;BIN_;)&gt; &lt;MOD_héhé&gt; hé hé moi je suis &lt;MOD_ORT_a&gt; à la fac, je &lt;GRA_m’instruit&gt; m’instruis en lisant des livres de la &lt;MOD_BU&gt; bibliothèque universitaire</text:p>
          </table:table-cell>
          <table:table-cell office:value-type="string">
            <text:p>Point final manquant.</text:p>
          </table:table-cell>
          <table:table-cell table:number-columns-repeated="1013"/>
        </table:table-row>
        <table:table-row table:style-name="ro3">
          <table:table-cell table:formula="of:=[.A75]+1" office:value-type="float" office:value="75">
            <text:p>75</text:p>
          </table:table-cell>
          <table:table-cell office:value-type="float" office:value="44865">
            <text:p>44865</text:p>
          </table:table-cell>
          <table:table-cell office:value-type="string">
            <text:p>19 oct. 2011 15:35:13</text:p>
          </table:table-cell>
          <table:table-cell office:value-type="float" office:value="33">
            <text:p>33</text:p>
          </table:table-cell>
          <table:table-cell table:style-name="ce30" office:value-type="string">
            <text:p>&lt;COD_2&gt;. On fait comment pour le pingpong ?</text:p>
          </table:table-cell>
          <table:table-cell table:style-name="ce34" office:value-type="string">
            <text:p>&lt;COD_2&gt;. On fait comment pour le<text:span text:style-name="T1"> </text:span><text:span text:style-name="T2">&lt;TYP_pingpong&gt; ping-pong ?</text:span></text:p>
          </table:table-cell>
          <table:table-cell table:style-name="ce42" office:value-type="string">
            <text:p>&lt;COD_2&gt;. On fait comment pour le &lt;TYP_pingpong&gt; ping-pong ?</text:p>
          </table:table-cell>
          <table:table-cell table:style-name="ce49" office:value-type="string">
            <text:p><text:s text:c="5"/></text:p>
            <text:p>&lt;ABS_&lt;COD_2&gt;&gt;.</text:p>
            <text:p/>
          </table:table-cell>
          <table:table-cell table:style-name="ce53" office:value-type="string">
            <text:p>&lt;COD_2&gt;. On fait comment pour le &lt;MOD_pingpong&gt; ping pong  ?</text:p>
          </table:table-cell>
          <table:table-cell table:style-name="ce63" office:value-type="string">
            <text:p>&lt;COD_2&gt;. On fait comment pour le &lt;MOD_pingpong&gt; ping pong  ?</text:p>
          </table:table-cell>
          <table:table-cell table:number-columns-repeated="1014"/>
        </table:table-row>
        <table:table-row table:style-name="ro3">
          <table:table-cell table:formula="of:=[.A76]+1" office:value-type="float" office:value="76">
            <text:p>76</text:p>
          </table:table-cell>
          <table:table-cell office:value-type="float" office:value="44881">
            <text:p>44881</text:p>
          </table:table-cell>
          <table:table-cell office:value-type="string">
            <text:p>19 oct. 2011 16:03:31</text:p>
          </table:table-cell>
          <table:table-cell office:value-type="float" office:value="153">
            <text:p>153</text:p>
          </table:table-cell>
          <table:table-cell table:style-name="ce30" office:value-type="string">
            <text:p>J'ai la voiture pour ikea, au pire</text:p>
          </table:table-cell>
          <table:table-cell table:style-name="ce34" office:value-type="string">
            <text:p>J'ai la voiture pour &lt;TYP_ikea&gt; IKEA, au pire</text:p>
          </table:table-cell>
          <table:table-cell table:style-name="ce42" office:value-type="string">
            <text:p>J'ai la voiture pour ikea, au pire</text:p>
          </table:table-cell>
          <table:table-cell table:style-name="ce49" office:value-type="string">
            <text:p>J’ai la voiture pour &lt;TYP_ikea&gt;, au pire <text:s text:c="7"/></text:p>
            <text:p/>
            <text:p/>
          </table:table-cell>
          <table:table-cell table:style-name="ce53" office:value-type="string">
            <text:p>’ai la voiture pour &lt;TYP_ikea&gt; Ikea au pire</text:p>
          </table:table-cell>
          <table:table-cell table:style-name="ce64" office:value-type="string">
            <text:p>J’ai la voiture pour &lt;TYP_ikea&gt; Ikea au pire</text:p>
          </table:table-cell>
          <table:table-cell table:number-columns-repeated="1014"/>
        </table:table-row>
        <table:table-row table:style-name="ro23">
          <table:table-cell table:formula="of:=[.A77]+1" office:value-type="float" office:value="77">
            <text:p>77</text:p>
          </table:table-cell>
          <table:table-cell office:value-type="float" office:value="44949">
            <text:p>44949</text:p>
          </table:table-cell>
          <table:table-cell office:value-type="string">
            <text:p>19 oct. 2011 19:04:51</text:p>
          </table:table-cell>
          <table:table-cell office:value-type="float" office:value="170">
            <text:p>170</text:p>
          </table:table-cell>
          <table:table-cell table:style-name="ce31" office:value-type="string">
            <text:p>Beaucoup plus surprenant que par Indochine ou Barbara, je viens de découvrir une reprise de Brel par...</text:p>
            <text:p/>
            <text:p/>
            <text:p>*roulement de tambours...</text:p>
            <text:p/>
            <text:p/>
            <text:p/>
            <text:p/>
            <text:p>Pompom...</text:p>
            <text:p/>
            <text:p/>
            <text:p/>
            <text:p/>
            <text:p>Nirvana o_______O</text:p>
          </table:table-cell>
          <table:table-cell table:style-name="ce34" office:value-type="string">
            <text:p>&lt;ABS_Il_est&gt; beaucoup plus surprenant que par Indochine ou Barbara, je viens de découvrir une reprise de Brel par...</text:p>
            <text:p/>
            <text:p/>
            <text:p>&lt;TYP_*&gt;roulement de tambours...</text:p>
            <text:p/>
            <text:p/>
            <text:p/>
            <text:p/>
            <text:p>&lt;MOD_Pompom&gt;...</text:p>
            <text:p/>
            <text:p/>
            <text:p/>
            <text:p/>
            <text:p>Nirvana &lt;BIN_o______O&gt;</text:p>
          </table:table-cell>
          <table:table-cell table:style-name="ce42" office:value-type="string">
            <text:p>Beaucoup plus surprenant que par Indochine ou Barbara, je viens de découvrir une reprise de Brel par...</text:p>
            <text:p/>
            <text:p/>
            <text:p>*roulement de tambours...</text:p>
            <text:p/>
            <text:p/>
            <text:p/>
            <text:p/>
            <text:p>Pompom...</text:p>
            <text:p/>
            <text:p/>
            <text:p/>
            <text:p/>
            <text:p>Nirvana &lt;BIN_ o_______O&gt;</text:p>
          </table:table-cell>
          <table:table-cell table:style-name="ce49" office:value-type="string">
            <text:p>&lt;BIN_-&gt;&lt;BIN_ »&gt; Beaucoup plus surprenant que par Indochine ou Barbara, je viens de découvrir une reprise de Brel par…</text:p>
            <text:p>&lt;TYP_oTYP_”&gt; </text:p>
            <text:p/>
          </table:table-cell>
          <table:table-cell table:style-name="ce52" office:value-type="string">
            <text:p>Beaucoup plus surprenant que par Indochine ou Barbara, je viens de découvrir une reprise de Brel par,,,roulement de tambours &lt;LAN&gt; pompom... Nirvana &lt;BIN&gt;:)</text:p>
          </table:table-cell>
          <table:table-cell office:value-type="string">
            <text:p><text:span text:style-name="T8">Beaucoup plus surprenant que par Indochine ou Barbara, je viens de découvrir une reprise de Brel par...</text:span></text:p>
            <text:p><text:span text:style-name="T8"/></text:p>
            <text:p><text:span text:style-name="T8"/></text:p>
            <text:p><text:span text:style-name="T8">&lt;TYP_*&gt; roulement de tambours...</text:span></text:p>
            <text:p><text:span text:style-name="T8"/></text:p>
            <text:p><text:span text:style-name="T8"/></text:p>
            <text:p><text:span text:style-name="T8"/></text:p>
            <text:p><text:span text:style-name="T8"/></text:p>
            <text:p><text:span text:style-name="T8">&lt;DIV_Pompom&gt;...</text:span></text:p>
            <text:p><text:span text:style-name="T8"/></text:p>
            <text:p><text:span text:style-name="T8"/></text:p>
            <text:p><text:span text:style-name="T8"/></text:p>
            <text:p><text:span text:style-name="T8"/></text:p>
            <text:p><text:span text:style-name="T8">Nirvana &lt;BIN_o______O&gt;</text:span></text:p>
          </table:table-cell>
          <table:table-cell table:number-columns-repeated="1014"/>
        </table:table-row>
        <table:table-row table:style-name="ro4">
          <table:table-cell table:formula="of:=[.A78]+1" office:value-type="float" office:value="78">
            <text:p>78</text:p>
          </table:table-cell>
          <table:table-cell office:value-type="float" office:value="45174">
            <text:p>45174</text:p>
          </table:table-cell>
          <table:table-cell office:value-type="string">
            <text:p>19 oct. 2011 22:47:36</text:p>
          </table:table-cell>
          <table:table-cell office:value-type="float" office:value="153">
            <text:p>153</text:p>
          </table:table-cell>
          <table:table-cell table:style-name="ce30" office:value-type="string">
            <text:p>(je boude)</text:p>
          </table:table-cell>
          <table:table-cell table:style-name="ce34" office:value-type="string">
            <text:p>(je boude)</text:p>
          </table:table-cell>
          <table:table-cell table:style-name="ce42" office:value-type="string">
            <text:p>(je boude)</text:p>
          </table:table-cell>
          <table:table-cell table:style-name="ce49" office:value-type="string">
            <text:p>Je &lt;TYP_(&gt;boude &lt;TYP_)&gt;</text:p>
          </table:table-cell>
          <table:table-cell table:style-name="ce52" office:value-type="string">
            <text:p>&lt;TYP_ajout_ de _parenthèse&gt; (Je boude)</text:p>
          </table:table-cell>
          <table:table-cell office:value-type="string">
            <text:p>&lt;TYP_ajout_ de _parenthèse&gt; (Je boude)</text:p>
          </table:table-cell>
          <table:table-cell table:number-columns-repeated="1014"/>
        </table:table-row>
        <table:table-row table:style-name="ro7">
          <table:table-cell table:formula="of:=[.A79]+1" office:value-type="float" office:value="79">
            <text:p>79</text:p>
          </table:table-cell>
          <table:table-cell office:value-type="float" office:value="45177">
            <text:p>45177</text:p>
          </table:table-cell>
          <table:table-cell office:value-type="string">
            <text:p>19 oct. 2011 22:49:06</text:p>
          </table:table-cell>
          <table:table-cell office:value-type="float" office:value="136">
            <text:p>136</text:p>
          </table:table-cell>
          <table:table-cell table:style-name="ce30" office:value-type="string">
            <text:p>Non je suis pas rentrée je facebookais en faisant du velo</text:p>
          </table:table-cell>
          <table:table-cell table:style-name="ce34" office:value-type="string">
            <text:p>Non je &lt;ABS_ne&gt; suis pas rentrée &lt;TYP_ponctuation_manquante&gt; je &lt;LAN_facebookais&gt; en faisant du vélo</text:p>
          </table:table-cell>
          <table:table-cell table:style-name="ce42" office:value-type="string">
            <text:p>Non je suis pas rentrée je &lt;LAN_facebookais&gt; en faisant du &lt;TYP_velo&gt; vélo</text:p>
          </table:table-cell>
          <table:table-cell table:style-name="ce49" office:value-type="string">
            <text:p>Non je suis pas rentré je &lt;LAN_facebookais&gt; en faisant du &lt;TYP_velo&gt; <text:s text:c="11"/></text:p>
            <text:p/>
            <text:p/>
          </table:table-cell>
          <table:table-cell table:style-name="ce54" office:value-type="string">
            <text:p>Analyse manquante</text:p>
          </table:table-cell>
          <table:table-cell office:value-type="string">
            <text:p>Non je &lt;ABS_ne&gt; suis pas rentrée je &lt;LAN_facebookais&gt; en faisant du vélo</text:p>
          </table:table-cell>
          <table:table-cell office:value-type="string">
            <text:p>Absence totale de ponctuation.</text:p>
            <text:p>« Facebookais » correspond à une verbalisation du mot « Facebook ».</text:p>
          </table:table-cell>
          <table:table-cell table:number-columns-repeated="1013"/>
        </table:table-row>
        <table:table-row table:style-name="ro3">
          <table:table-cell table:formula="of:=[.A80]+1" office:value-type="float" office:value="80">
            <text:p>80</text:p>
          </table:table-cell>
          <table:table-cell office:value-type="float" office:value="45378">
            <text:p>45378</text:p>
          </table:table-cell>
          <table:table-cell office:value-type="string">
            <text:p>20 oct. 2011 11:38:44</text:p>
          </table:table-cell>
          <table:table-cell office:value-type="float" office:value="153">
            <text:p>153</text:p>
          </table:table-cell>
          <table:table-cell table:style-name="ce30" office:value-type="string">
            <text:p>Oh début elle stress elle a la voix bloquée mais après o_o gwuuh</text:p>
          </table:table-cell>
          <table:table-cell table:style-name="ce34" office:value-type="string">
            <text:p>&lt;MOD_Oh&gt; Au début elle &lt;ORT_stress&gt; stresse elle a la voix bloquée mais après &lt;BIN_o_o&gt; &lt;MOD_gwuuh&gt;</text:p>
          </table:table-cell>
          <table:table-cell table:style-name="ce42" office:value-type="string">
            <text:p>&lt;ORT_Oh_&gt;Au début elle &lt;ORT_stress_&gt; stresse elle a la voix bloquée mais après <text:s/>&lt;BIN_o_o gwuuh&gt;</text:p>
          </table:table-cell>
          <table:table-cell table:style-name="ce49" office:value-type="string">
            <text:p>&lt; ABS_Oh &gt; début elle stress elle a la voix bloquée mais après &lt;ABS_o_ogwuuh&gt; <text:s text:c="7"/></text:p>
            <text:p/>
          </table:table-cell>
          <table:table-cell table:style-name="ce54" office:value-type="string">
            <text:p>Analyse manquante</text:p>
          </table:table-cell>
          <table:table-cell office:value-type="string">
            <text:p>&lt;MOD_Oh&gt; Au début elle &lt;MOD_ORT_stress&gt; stresse elle a la voix bloquée mais après &lt;BIN_o_o&gt; &lt;DIV_gwuuh&gt;</text:p>
          </table:table-cell>
          <table:table-cell office:value-type="string">
            <text:p>Absence totale de ponctuation.</text:p>
          </table:table-cell>
          <table:table-cell table:number-columns-repeated="1013"/>
        </table:table-row>
        <table:table-row table:style-name="ro7">
          <table:table-cell table:formula="of:=[.A81]+1" office:value-type="float" office:value="81">
            <text:p>81</text:p>
          </table:table-cell>
          <table:table-cell office:value-type="float" office:value="45641">
            <text:p>45641</text:p>
          </table:table-cell>
          <table:table-cell office:value-type="string">
            <text:p>20 oct. 2011 14:03:00</text:p>
          </table:table-cell>
          <table:table-cell office:value-type="float" office:value="491">
            <text:p>491</text:p>
          </table:table-cell>
          <table:table-cell table:style-name="ce30" office:value-type="string">
            <text:p>Message sur messagerie ! :p</text:p>
          </table:table-cell>
          <table:table-cell table:style-name="ce34" office:value-type="string">
            <text:p>Message sur messagerie ! &lt;BIN_:p&gt;</text:p>
          </table:table-cell>
          <table:table-cell table:style-name="ce42" office:value-type="string">
            <text:p>Message sur messagerie ! &lt;BIN_:p&gt;</text:p>
          </table:table-cell>
          <table:table-cell table:style-name="ce49" office:value-type="string">
            <text:p>Message sur &lt;ABS_messagerie&gt; &lt;ABS_ !&gt; &lt;ABS_ :p&gt; <text:s text:c="6"/></text:p>
            <text:p/>
            <text:p/>
          </table:table-cell>
          <table:table-cell table:style-name="ce52" office:value-type="string">
            <text:p>Message sur messagerie &lt;BIN&gt;  ! :p</text:p>
          </table:table-cell>
          <table:table-cell office:value-type="string">
            <text:p>Message sur messagerie &lt;BIN&gt;  ! :p</text:p>
          </table:table-cell>
          <table:table-cell table:number-columns-repeated="1014"/>
        </table:table-row>
        <table:table-row table:style-name="ro20">
          <table:table-cell table:formula="of:=[.A82]+1" office:value-type="float" office:value="82">
            <text:p>82</text:p>
          </table:table-cell>
          <table:table-cell office:value-type="float" office:value="45645">
            <text:p>45645</text:p>
          </table:table-cell>
          <table:table-cell office:value-type="string">
            <text:p>20 oct. 2011 14:09:40</text:p>
          </table:table-cell>
          <table:table-cell office:value-type="float" office:value="308">
            <text:p>308</text:p>
          </table:table-cell>
          <table:table-cell table:style-name="ce30" office:value-type="string">
            <text:p>Mon liebidich peux tu m'amener ce soir une écharpe et un blouson stp car il fait so froid. Ton liebidich</text:p>
          </table:table-cell>
          <table:table-cell table:style-name="ce34" office:value-type="string">
            <text:p>Mon &lt;LAN_liebidich&gt; &lt;TYP_peux_tu&gt; peux-tu m'amener ce soir une écharpe et un blouson &lt;MOD_stp&gt; s'il te plaît car il fait &lt;LAN_ORT_so&gt; si froid. Ton &lt;LAN_liebidich&gt;</text:p>
          </table:table-cell>
          <table:table-cell table:style-name="ce42" office:value-type="string">
            <text:p>Mon &lt;LAN_liebidich&gt; &lt;TYP_peux tu&gt; peux-tu m'amener ce soir une écharpe et un blouson &lt;MOD_stp_&gt; s'il te plait car il fait &lt;LAN_so&gt; froid. Ton &lt;LAN_liebidich&gt;</text:p>
          </table:table-cell>
          <table:table-cell table:style-name="ce49" office:value-type="string">
            <text:p>Mon &lt;ABS_lebidich&gt; &lt;TYPpeux tu &gt; m’amener &lt;GRA_ce soir une écharpe &gt; et un blouson &lt;MOD_stp&gt; car il fait &lt;LAN_so&gt; froid. Ton &lt;ABS_liebidich&gt; </text:p>
            <text:p/>
          </table:table-cell>
          <table:table-cell table:style-name="ce52" office:value-type="string">
            <text:p><text:s/>Mon &lt;LAN&gt; liebidish peux tu m'amener ce soir une écharpe et un blouson s'il te-plaît car il fait &lt;LAN&gt; so froid. Ton &lt;LAN&gt; liebidich  .</text:p>
          </table:table-cell>
          <table:table-cell office:value-type="string">
            <text:p>Mon &lt;LAN_liebidich&gt; peux &lt;TYP_tiret_avant_tu_manquante&gt; -tu m'amener ce soir une écharpe et un blouson &lt;MOD_stp&gt; s'il-te-plaît car il fait &lt;LAN_so&gt; froid. Ton &lt;LAN_liebidich&gt;</text:p>
          </table:table-cell>
          <table:table-cell table:number-columns-repeated="1014"/>
        </table:table-row>
        <table:table-row table:style-name="ro3">
          <table:table-cell table:formula="of:=[.A83]+1" office:value-type="float" office:value="83">
            <text:p>83</text:p>
          </table:table-cell>
          <table:table-cell office:value-type="float" office:value="45720">
            <text:p>45720</text:p>
          </table:table-cell>
          <table:table-cell office:value-type="string">
            <text:p>20 oct. 2011 15:55:38</text:p>
          </table:table-cell>
          <table:table-cell office:value-type="float" office:value="153">
            <text:p>153</text:p>
          </table:table-cell>
          <table:table-cell table:style-name="ce30" office:value-type="string">
            <text:p>Oh mon dieu mais &lt;PRE_5&gt; &lt;NOM_7&gt; a repris &lt;MAR_13&gt; !</text:p>
          </table:table-cell>
          <table:table-cell table:style-name="ce34" office:value-type="string">
            <text:p>Oh mon dieu mais &lt;PRE_5&gt; &lt;NOM_7&gt; a repris &lt;MAR_13&gt; !</text:p>
          </table:table-cell>
          <table:table-cell table:style-name="ce42" office:value-type="string">
            <text:p>Oh mon dieu mais &lt;PRE_5&gt; &lt;NOM_7&gt; a repris &lt;MAR_13&gt; !</text:p>
          </table:table-cell>
          <table:table-cell table:style-name="ce49" office:value-type="string">
            <text:p>&lt;TYP_Oh&gt; mon &lt;GRA_dieu&gt; mais &lt;PRE_5&gt; &lt;NOM_7&gt; a repris &lt;MAR_13&gt; &lt;ABS_ !&gt;</text:p>
            <text:p/>
          </table:table-cell>
          <table:table-cell table:style-name="ce52" office:value-type="string">
            <text:p>Oh mon dieu mais &lt;PRE_5&gt;&lt;NOM_7&gt; a repris &lt;MAR_13&gt;  !</text:p>
          </table:table-cell>
          <table:table-cell office:value-type="string">
            <text:p>Oh mon dieu mais &lt;PRE_5&gt;&lt;NOM_7&gt; a repris &lt;MAR_13&gt;  !</text:p>
          </table:table-cell>
          <table:table-cell table:number-columns-repeated="1014"/>
        </table:table-row>
        <table:table-row table:style-name="ro6">
          <table:table-cell table:formula="of:=[.A84]+1" office:value-type="float" office:value="84">
            <text:p>84</text:p>
          </table:table-cell>
          <table:table-cell office:value-type="float" office:value="45725">
            <text:p>45725</text:p>
          </table:table-cell>
          <table:table-cell office:value-type="string">
            <text:p>20 oct. 2011 16:11:00</text:p>
          </table:table-cell>
          <table:table-cell office:value-type="float" office:value="382">
            <text:p>382</text:p>
          </table:table-cell>
          <table:table-cell table:style-name="ce30" office:value-type="string">
            <text:p>Ravie d'avoir fait ta connaissance. Si ça te tente de passer ce soir c'est au &lt;ADR_13&gt; à partir de 19h30 interphone &lt;NOM_5&gt;/&lt;NOM_8&gt;/&lt;NOM_5&gt;.</text:p>
          </table:table-cell>
          <table:table-cell table:style-name="ce34" office:value-type="string">
            <text:p>&lt;ABS_Je_suis&gt; ravie d'avoir fait ta connaissance. Si ça te tente de passer ce soir &lt;ABS_virgule&gt; c'est au &lt;ADR_13&gt; à partir de &lt;TYP_19h30&gt; interphone &lt;NOM_5&gt;/&lt;NOM_8&gt;/&lt;NOM_5&gt;.</text:p>
          </table:table-cell>
          <table:table-cell table:style-name="ce42" office:value-type="string">
            <text:p>Ravie d'avoir fait ta connaissance. Si ça te tente de passer ce soir c'est au &lt;ADR_13&gt; à partir de 19h30 interphone &lt;NOM_5&gt;/&lt;NOM_8&gt;/&lt;NOM_5&gt;.</text:p>
          </table:table-cell>
          <table:table-cell table:style-name="ce49" office:value-type="string">
            <text:p>Ravie d'avoir fait ta connaissance. Si ça te tente de passer ce soir c'est au &lt;ADR_13&gt; à partir de 19h30 interphone &lt;NOM_5&gt;/&lt;NOM_8&gt;/&lt;NOM_5&gt;.</text:p>
          </table:table-cell>
          <table:table-cell table:style-name="ce52" office:value-type="string">
            <text:p>Ravie d'avoir fait ta connaissance. Si ça te tente de passer ce soir c'est au &lt;ADR_13&gt; à partir de 19h30 interphone &lt;NOM_5&gt;/&lt;NOM_8&gt;/&lt;NOM_5&gt; &lt;ABS_T&gt; Tu &lt;ORT_apostrophe _manquante_verbe_avoir&gt; l'a fais avec un pote ou &lt;MOD_koi&gt; quoi  ?</text:p>
          </table:table-cell>
          <table:table-cell office:value-type="string">
            <text:p>Ravie d'avoir fait ta connaissance. Si ça te tente de passer ce soir &lt;TYP_virgule avant_c'est_manquante&gt;, c'est au &lt;ADR_13&gt; à partir de 19h30 interphone &lt;NOM_5&gt;/&lt;NOM_8&gt;/&lt;NOM_5&gt;</text:p>
          </table:table-cell>
          <table:table-cell table:number-columns-repeated="1014"/>
        </table:table-row>
        <table:table-row table:style-name="ro24">
          <table:table-cell table:formula="of:=[.A85]+1" office:value-type="float" office:value="85">
            <text:p>85</text:p>
          </table:table-cell>
          <table:table-cell table:style-name="ce17" office:value-type="float" office:value="49721">
            <text:p>49721</text:p>
          </table:table-cell>
          <table:table-cell table:style-name="ce17" office:value-type="string">
            <text:p>24 oct. 2011 12:23:26</text:p>
          </table:table-cell>
          <table:table-cell table:style-name="ce17" office:value-type="float" office:value="374">
            <text:p>374</text:p>
          </table:table-cell>
          <table:table-cell table:style-name="ce32" office:value-type="string">
            <text:p>Jtappelais pr ke ca soit plus simple. En faite jai dis a &lt;PRE_9&gt; kon te dirais de faire le truc de 600 mots cm ca tu l emvois a custommachin et &lt;PRE_9&gt; elle fera pas chier kon la envoye ok? Tu dis ktu la fais avec un pote ou koi! Si tu continue a te mettre en retrait ton anglais ca restera de la merde! Et au contraire si tu prononce des frases mal ou fausse jpeu te corriger! Comme en italien kan tu dis des trucs faux je te corrige c est pas un pb! C est pas TOI le pb le pb c edt le groupe! Le pb c est ke &lt;PRE_9&gt; est tetue faut mettre ce KEL veut, choisir QUE des themes economique pk ca fais nieux et apres on a D, ke toi tu parle pas et ke moi jdis rien pk jveux pas me prendre la tete! Avec &lt;NOM_PRE_6&gt; on doit faire des groupes de 6 ca sera mieux on sera plus et on sera OBLIGE de se voir pk les autres kon connais pas vont pas ns faire de k do ;) et arrete de te mettr en retrait depuis debut jle voit mais jcomprenais pas! Au debut jme disais "ouais elle est deprime pkelle est remtree ditalie ca va passer"! <text:s/>Si c pk ta peur langlais &lt;PRE_9&gt; est pas mieux ya 1 mot sur 3 mAL prononcé! Mais si tu parle pas jpourrai jms te corriger <text:s/>et tu pourra pas progresser! Regarde moi aussi</text:p>
          </table:table-cell>
          <table:table-cell table:style-name="ce35" office:value-type="string">
            <text:p>&lt;MOD_TYP_Jtappelais&gt; Je t'ai appelé &lt;MOD_pr_ke&gt; pour que &lt;TYP_ca&gt; ça soit plus simple. En &lt;GRA_faite&gt; fait &lt;TYP_jai&gt; j'ai &lt;GRA_dis&gt; dit &lt;TYP_a&gt; à &lt;PRE_9&gt; &lt;MOD_kon&gt; qu'on te &lt;GRA_dirais&gt; dirait de faire le truc de 600 mots &lt;MOD_cm&gt; comme &lt;TYP_ca&gt; ça tu &lt;ORT_TYP_l_emvois&gt; l'envois &lt;TYP_a&gt; à &lt;LAN_custommachin&gt; et &lt;PRE_9&gt; elle &lt;ABS_ne&gt; fera pas chier &lt;MOD_kon&gt; qu'on &lt;TYP_la&gt; l'a &lt;GRA_envoye&gt; envoyé ok &lt;TYP_espace_avant_?_manquante&gt; ? Tu dis &lt;MOD_ktu&gt; que tu la fais avec un pote ou &lt;MOD_koi&gt; quoi &lt;TYP_espace_avant_!_manquante&gt; ! Si tu &lt;GRA_continue&gt; continues &lt;TYP_a&gt; à te mettre en retrait ton anglais &lt;TYP_ca&gt; ça restera de la merde &lt;TYP_espace_avant_!_manquante&gt; ! Et au contraire si tu &lt;GRA_prononce&gt; prononces des &lt;ORT_frases&gt; phrases mal ou &lt;GRA_fausse&gt; fausses &lt;TYP_jpeu&gt; je peux te corriger &lt;espace_avant_!_manquante&gt; ! Comme en italien &lt;MOD_kan&gt; quand tu dis des trucs faux je te corrige &lt;MOD_c&gt; ce &lt;ABS_ne&gt; est pas un &lt;MOD_pb&gt; problème &lt;TYP_espace_avant_!_manquante&gt; ! &lt;MOD_C&gt; Ce &lt;ABS_ne&gt; est pas TOI le &lt;MOD_pb&gt; problème le &lt;MOD_pb&gt; problème &lt;MOD_c&gt; ce &lt;ORT_edt&gt; est le groupe &lt;TYP_espace_avant_!_manquante&gt; ! Le &lt;MOD_pb&gt; problème &lt;TYP_c_est&gt; c'est &lt;MOD_ke&gt; que &lt;PRE_9&gt; est &lt;TYP_tetue&gt; têtue &lt;ABS_il&gt; faut mettre ce &lt;MOD_KEL&gt; QU'ELLE veut, choisir QUE des &lt;TYP_themes&gt; thèmes &lt;GRA_TYP_economique&gt; économiques &lt;MOD_pk&gt; parce que &lt;TYP_ca&gt; ça &lt;GRA_fais&gt; fait &lt;ORT_nieux&gt; mieux et &lt;TYP_apres&gt; après on a &lt;MOD_D&gt;, &lt;MOD_ke&gt; que toi tu &lt;ABS_ne&gt; &lt;GRA_parle&gt; parles pas et &lt;MOD_ke&gt; que moi &lt;TYP_jdis&gt; je &lt;ABS_ne&gt; dis rien &lt;MOD_pk&gt; parce que &lt;TYP_jveux&gt; je &lt;ABS_ne&gt; veux pas me prendre la &lt;TYP_tete&gt; tête &lt;TYP_espace_avant_!_manquante&gt; ! Avec &lt;NOM_PRE_6&gt; on doit faire des groupes de 6 &lt;TYP_ca&gt; ça sera mieux on sera plus et on sera &lt;GRA_TYP_OBLIGE&gt; OBLIGÉS de se voir &lt;MOD_pk&gt; parce que les autres &lt;MOD_kon&gt; qu'on &lt;ABS_ne&gt; connais pas &lt;ABS_ne&gt; vont pas &lt;MOD_ns&gt; nous faire de &lt;MOD_k_do&gt; cadeaux &lt;BIN_;)&gt; et &lt;TYP_arrete&gt; arrête de te &lt;ORT_mettr&gt; mettre en retrait depuis &lt;ABS_le&gt; &lt;TYP_debut&gt; début &lt;MOD_jle&gt; je le &lt;GRA_voit&gt; vois mais &lt;MOD_jcomprenais&gt; je &lt;ABS_ne&gt; comprenais pas &lt;TYP_espace_avant_!_manquante&gt; ! Au &lt;TYP_debut&gt; début &lt;MOD_jme&gt; je me disais "ouais elle est &lt;TYP_deprime&gt; deprimée &lt;MOD_pkelle&gt; parce qu'elle est &lt;ORT_remtree&gt; rentrée &lt;TYP_ditalie&gt; d'Italie &lt;TYP_ca&gt; ça va passer" &lt;TYP_espace_avant_!_manquante&gt; ! Si &lt;MOD_c&gt; c'est &lt;MOD_pk&gt; parce que &lt;MOD_ta&gt; tu as peur &lt;ABS_de&gt; &lt;TYP_langlais&gt; l'anglais &lt;PRE_9&gt; &lt;ABS_ne&gt; est pas mieux &lt;ABS_il&gt; &lt;TYP_ya&gt; y a 1 mot sur 3 &lt;TYP_mAL&gt; mal prononcé &lt;TYP_espace_avant_!_manquante&gt; ! Mais si tu &lt;ABS_ne&gt; &lt;GRA_parle&gt; parles pas &lt;GRA_TYP_jpourrai&gt; je &lt;ABS_ne&gt; pourrais &lt;MOD_jms&gt; jamais te corriger et tu &lt;ABS_ne&gt; &lt;GRA_pourra&gt; pourras pas progresser &lt;TYP_espace_avant_!_manquante&gt; ! Regarde moi aussi</text:p>
          </table:table-cell>
          <table:table-cell table:style-name="ce42" office:value-type="string">
            <text:p>&lt;MOD_Jtappelais&gt;Je t'appelais &lt;MOD_ pr_&gt;pour &lt;MOD_ke&gt; que &lt;TYP_ca&gt; ça soit plus simple. &lt;ORT_En faite&gt;En fait &lt;TYP_jai&gt; j'ai &lt;GRA_dis&gt; dit &lt;TYP_a&gt; à &lt;PRE_9&gt; &lt;MOD_kon&gt; qu'on te &lt;GRAM_dirais&gt; dirait de faire le truc de 600 mots &lt;MOD_cm&gt; comme &lt;TYP_ca&gt; ça tu &lt;TYP_l&gt; l' &lt;ORT_emvois&gt; envois &lt;TYP_a&gt; à custommachin et &lt;PRE_9&gt; elle fera pas chier &lt;MOD_kon&gt; qu'on &lt;TYP_ la&gt; l'a <text:s/>&lt;TYP_envoye&gt; envoyé ok ? Tu dis &lt;MOD_ktu&gt; que tu &lt;MOD_la&gt; l'as fais avec un pote ou &lt;ORT_koi&gt; quoi! Si tu &lt;GRA_continue&gt; continues &lt;TYP_ a&gt; à te mettre en retrait ton anglais &lt;TYP_ca&gt; ça restera de la merde! Et au contraire si tu &lt;GRA_prononce&gt; prononces &lt;&lt;GRA_des_ &lt;ORT_ frases&gt; phrases mal &gt;&gt; des mauvaises phrases ou &lt;GRA_fausse&gt; fausses <text:s/>&lt;MOD_jpeu&gt; je peux te corriger! Comme en italien &lt;MOD_kan&gt; quand tu dis des trucs faux je te corrige &lt;TYP_c est&gt; c'est pas un &lt;MOD_ pb&gt; problème! &lt;TYP_ C est&gt; C'est pas TOI le &lt;MOD_pb&gt; problème le &lt;MOD_pb&gt; problème &lt;MOD_c&gt; c'est &lt;MOD_edt&gt; évidemment le groupe! Le &lt;MOD_pb&gt; problème &lt;TYP_ c est&gt; c'est &lt;MOD_ke&gt; que &lt;PRE_9&gt; est &lt;TYP_tetue&gt; têtue faut mettre ce &lt;MOD_KEL&gt; qu'elle veut, choisir QUE des &lt; TYP_themes&gt; thèmes &lt;TYP_GRA_economique&gt; économies &lt;MOD_pk&gt; pourquoi &lt;TYP_ca&gt; ça &lt;GRA_fais&gt; fait mieux et &lt;TYP_apres&gt; après on a D, &lt;MOD_ke&gt; que toi tu &lt;GRA_parle&gt; parles pas et &lt;MOD_ke&gt; que moi &lt;MOD_ jdis&gt; je dis rien &lt;MOD_pk&gt; pourquoi &lt;MOD_jveux&gt; je veux pas me prendre la &lt;TYP_tete&gt; tête! Avec &lt;NOM_PRE_6&gt; on doit faire des groupes de 6 &lt;TYP_ca&gt; ça sera mieux on &lt;ABS_ne&gt; sera plus et on sera &lt;TYP_OBLIGE&gt; obligé de se voir &lt;MOD_pk&gt; pourquoi les autres &lt;MOD_kon&gt; qu'on &lt;ABS_ne&gt; connais pas &lt;ABS_ne&gt; vont pas &lt;MOD_ns nous&gt; faire de &lt;MOD_k do&gt; cadeau &lt;BIN_ ;)&gt; et &lt;TYP_arrete&gt; arrête de te &lt;ORT_mettr&gt; mettre en retrait depuis &lt;TYP_debut&gt; début &lt;MOD_ jle&gt; je le &lt;GRA_voit&gt; vois mais &lt;MOD_jcomprenais&gt; je comprenais pas! Au &lt;TYP_debut&gt; début &lt;MOD_jme&gt; je me disais "ouais elle est deprime &lt;MOD_pkelle&gt; parce qu'elle est &lt;TYP_ORT_remtree&gt; rentrée &lt;TYP_ditalie&gt; d'Italie <text:s/>&lt;TYP_ca&gt; ça va passer"! <text:s/>Si &lt;MOD_c&gt; c'est &lt;MOD_pk&gt; pourquoi &lt;MOD_ta&gt; tu as peur &lt;TYP_langlais&gt; l'anglais &lt;PRE_9&gt; est pas mieux &lt;ABS_il&gt; <text:s/>&lt;TYP_ya&gt; y'a 1 mot sur 3 mAL prononcé! Mais si tu &lt;ABS_ne&gt; <text:s/>&lt;GRA_parle&gt; parles pas &lt;MOD_ j&gt; je &lt;ABS_ne&gt; pourrai &lt;MOD_ jms&gt; jamais te corriger <text:s/>et tu &lt;ABS_ne&gt; &lt;GRA_pourra&gt; pourras pas progresser! Regarde moi aussi</text:p>
          </table:table-cell>
          <table:table-cell table:style-name="ce49" office:value-type="string">
            <text:p>&lt;MOD –ORT_Jtappelais&gt; Je t’appelais &lt;MOD _pr&gt;pour &lt;MOD _ke&gt;que &lt;ORT_ca&gt;ça soit plus simple. En &lt;ORT_faite&gt;fait &lt;MOD-TYP_jai&gt;j’ai &lt;GRA_dis&gt;dit &lt;ORT_a&gt;à &lt;PRE_9&gt; &lt;MOD_kon&gt;qu’on te &lt;GRA_dirais&gt;dirait de faire le truc de 600 mots &lt;MOD_cm&gt;comme &lt;ORT_ca&gt;ça tu l &lt;ORT-GRA_emvois&gt;envoies &lt;ORT_a&gt;à custommachin et &lt;PRE_9&gt; elle &lt;ABS_NEGATION&gt; fera pas chier &lt;MOD_kon&gt;qu’on &lt;GRA_l’a&gt;la &lt;GRA_envoye&gt;envoyé ok? Tu dis &lt;MOD_ktu&gt; que tu &lt;MOD_la&gt; l’a &lt;GRA_fais&gt; fait avec un pote ou &lt;MOD_koi&gt; quoi! Si tu &lt;GRA_continue&gt; continues &lt;TYP_a&gt; à te mettre en retrait ton anglais &lt;TYP_ca&gt; ça restera de la merde! Et au contraire si tu prononce des &lt;ORT_frases&gt; phrases mal ou &lt;GRA_fausse&gt; fausses &lt;MOD_jpeu&gt; je peux te corriger! Comme en italien &lt;MOD_kan&gt; quand tu dis des trucs faux je te corrige c &lt;ABS_ne&gt; est pas un &lt;MOD_pb&gt; probléme! C &gt;C’ est pas &lt;TYP_TOI&gt; toi le &lt;MOD_pb&gt; probléme &lt;TYP_point_manquant&gt; ; le &lt;TYP_Apostrophe_manquante_ c&gt; c’ &lt;TYP_edt&gt;est le groupe! Le &lt;MOD_pb&gt; probléme &lt;TYP_Apostrophe_manquante_ c&gt; c’ est &lt;MOD_ke&gt; que &lt;PRE_9&gt; est &lt;TYP_tetue&gt; têtue &lt;TYP_point_virgule_manquant&gt; ; &lt;ABS_il&gt; il faut mettre ce &lt;MOD_KEL&gt; qu’elle veut, choisir &lt;TYP_QUE&gt; que des &lt;TYO_themes&gt; thèmes &lt;TYP_MOD_economique&gt; économiques &lt;MOD_pk&gt;parce que &lt;TYP_ca&gt;ça &lt;GRA_fais&gt;fait &lt;TYP_nieux&gt;mieux et &lt;TYP_apres&gt;après on a D, &lt;MOD_ke&gt; que toi tu &lt;GRA_parle&gt;parles pas et &lt;MOD_ke&gt;que moi &gt;MOD_jdis&gt;je ne dis rien &lt;MOD_pk&gt;parce que &lt;MOD_jveux&gt; je ne veux pas me prendre la &lt;TYP_tete&gt; tête! Avec &lt;NOM_PRE_6&gt; &lt;TYP_virgule_manquante&gt;, on doit faire des groupes de 6 &lt;TYP_point_virgule_manquant&gt; ; &lt;TYP_ca&gt;ça sera mieux &lt;TYP_virgule_manquante&gt; on sera plus et on sera &lt;TYP_OBLIGE&gt;obligé de se voir &lt;MOD_pk&gt;parce que les autres &lt;MOD_kon&gt; qu’on &lt;ABS_ne&gt; ne &lt;GRA_connais&gt;connait pas &lt;ABS_ne&gt; ne vont pas &lt;MOD_ns&gt;nous faire de &lt;MOD_k do&gt;cadeaux &lt;BIN_ ;)&gt; et &lt;TYP_arrete&gt; arrête de te &lt;TYP_mettr&gt;mettre en retrait depuis &lt;ABS_le&gt; le &lt;TYP_debut&gt; début &lt;MOD_jle&gt; je le &lt;GRA_voit&gt;vois mais &lt;MOD_jcomprenais&gt; je &lt;ABS_ne&gt;ne comprenais pas! Au &lt;TYP_debut&gt;début &lt;MOD_jme&gt; je me disais "ouais elle est &lt;TYP_deprime&gt;dépirmée &lt;MOD_pkelle&gt;parce qu’elle est &lt;TYP_remtree&gt;rentrée &lt;MOD_ditalie&gt;d’Italie &lt;TYP_virgule_manquante&gt;, &lt;TYP_ca&gt;ça va passer"! <text:s/>Si &lt;MOD_c&gt;c’est &lt;MOD_pk&gt;parce que &lt;MOD_ta&gt; tu as peur &lt;ABS_de&gt; de &lt;MOD_langlais&gt;l’anglais &lt;PRE_9&gt; &lt;ABS_n’&gt; n’est pas mieux &lt;TYP_point_manquant&gt;. &lt;MOD_ya&gt;Il y a 1 mot sur 3 &lt;TYP_mAL&gt;mal prononcé! Mais si tu &lt;ABS_ne&gt; ne &gt;GRA_parle&gt;parles pas &lt;MOD_jpourrai&gt; je ne pourrais &lt;MOD_jms&gt;jamais te corriger <text:s/>et tu &lt;ABS_ne&gt; ne &lt;GRA_pourra&gt;pourras pas progresser! Regarde moi aussi &lt;TYP_point_manquant&gt;</text:p>
          </table:table-cell>
          <table:table-cell table:style-name="ce52" office:value-type="string">
            <text:p/>
            <text:p>&lt;MOD_Jtappelais_espace_manquant&gt;Je t'appelerais &lt;MOD_pr&gt; pour &lt;MOD_ke&gt; que &lt;MOD_ca&gt; ça soit plus simple. &lt;ORT_En faite&gt; En fait &lt;MOD_jai&gt; j'ai dis &lt;GRA_a&gt; à &lt;PRE_9&gt; &lt;MOD_kon&gt; qu'on te dirais de faire le truc de 600 mots &lt;MOD_cm&gt; comme &lt;MOD_ca&gt; ça tu &lt;ABS_apostrophe&gt; l &lt;ORT_emvois&gt; envoies &lt;GRA_a&gt; à <text:s/>custommachin et &lt;PRE_9&gt; elle fera pas chier &lt;MOD_kon&gt; qu'on &lt;MOD_la&gt; l'a &lt;ORT_envoye&gt; envoyé ok  ? Tu dis &lt;MOD_ktu&gt; que tu es avec un pote ou &lt;MOD_koi&gt; quoi  ! Si tu &lt;GRA_pas_conjugué_à_la 2nde_personne_du_singulier_continue&gt; continues &lt;GRA_a&gt; à te mettre en retrait ton anglais &lt;MOD_ca&gt; ça restera de la merde  ! <text:s/>Et au contraire si tu &lt;GRA__pas_conjugué_à_la_2nde_personne_du_singulier_prononce&gt; prononces des &lt;ORT_frases&gt; phrases mal ou fausses &lt;MOD_ORT_jpeu&gt; Je peux te corriger  ! Comme en italien &lt;MOD_kan&gt; quand tu dis des trucs faux je te corrige &lt;ABS_apostrophe_devant_c&gt; c' est pas un &lt;MOD_pb&gt; problème  ! &lt;ABS_apostrophe_C&gt; C'est pas TOI le &lt;MOD_pb&gt; problème le &lt;MOD_pb&gt; problème &lt;ORT_c edt&gt; c'est le groupe  ! Le &lt;MOD&gt; pb &lt;ABS&gt; c est ke <text:s/>&lt;PRE_9&gt; est &lt;ORT&gt; tetue faut mettre ce &lt;MOD&gt;KEL veut QUE des &lt;ORT&gt; themes economique &lt;MOD&gt; pk ca fais &lt;ORT&gt; nieux et &lt;ORT&gt; apres on a &lt;MOD&gt; D ke toi tu parle pas et &lt;MOD&gt; ke moi &lt;MOD&gt; jdis rien &lt;MOD&gt; pk jveux pas me prendre la &lt;ORT&gt; tete  ! Avec &lt;NOM_PRE_6&gt; <text:s/>on doit faire des groupes de 6 &lt;MOD&gt; ca sera mieux on sera plus &lt;ORT&gt; OBLIGE de se voir &lt;MOD&gt; pk les autres &lt;MOD&gt; kon connais pas &lt;ORT&gt; vonbt pas &lt;MOD&gt; ns faire &lt;MOD&gt; de k do;) et &lt;ORT&gt; arrete de te &lt;ORT&gt; mettr en &lt;MOD&gt; retrai depuis &lt;ORT&gt; debut &lt;MOD&gt; jle doit voit mais &lt;MOD&gt; jcomprenais pas  ! Au &lt;ORT&gt; debut &lt;MOD&gt; jme disais «  ouais elle est &lt;ORT&gt; deprime &lt;MOD&gt; pkelle est &lt;ORT&gt; remtee &lt;MOD&gt; ditalie ca va passer  »  ! Si c &lt;MOD&gt; pk <text:s/>ta peur &lt;MOD&gt; langlais &lt;PRE_9&gt; est pas mieux &lt;MOD&gt; ya 1 mot sur 3 mAL prononcé  ! Mais si tu parle &lt;MOD&gt; jpourrai &lt;MOD&gt; jms te corriger et tu pourra pas progresser  ! Regarde moi aussi</text:p>
          </table:table-cell>
          <table:table-cell table:style-name="ce65" office:value-type="string">
            <text:p>&lt;TYP_Jtappelais&gt; Je t'ai appelé &lt;MOD_pr&gt; pour &lt;MOD_ke&gt; que &lt;TYP_ca&gt; ça soit plus simple. En &lt;ORT_faite&gt; fait &lt;TYP_jai&gt; j'ai &lt;GRA_dis&gt; dit &lt;TYP_a&gt; à &lt;PRE_9&gt; &lt;MOD_kon&gt; qu'on te &lt;GRA_dirais&gt; dirait de faire le truc de 600 mots &lt;MOD_cm&gt; comme &lt;TYP_ca&gt; ça tu l &lt;ORT_emvois&gt; &lt;TYP_apostrophe_avant_envois_manquante&gt; envois &lt;TYP_a&gt; à &lt;DIV_custommachin&gt; et &lt;PRE_9&gt; elle &lt;ABS_ne&gt; fera pas chier &lt;MOD_kon&gt; qu'on &lt;TYP_la&gt; l'a &lt;GRA_envoye&gt; envoyé ok &lt;TYP_espace_avant_?_manquante&gt; ? Tu dis &lt;MOD_ktu&gt; que tu la fais avec un pote ou &lt;MOD_koi&gt; quoi &lt;TYP_espace_avant_!_manquante&gt; ! Si tu &lt;GRA_continue&gt; continues &lt;TYP_a&gt; à te mettre en retrait ton anglais &lt;TYP_ca&gt; ça restera de la merde &lt;TYP_espace_avant_!_manquante&gt; ! Et au contraire si tu &lt;GRA_prononce&gt; prononces des &lt;ORT_frases&gt; phrases mal ou &lt;MOD_ORT_fausse&gt; fausses &lt;MOD_jpeu&gt; je peux te corriger &lt;espace_avant_!_manquante&gt; ! Comme en italien &lt;MOD_kan&gt; quand tu dis des trucs faux je te corrige &lt;MOD_c&gt; ce &lt;ABS_n'&gt; est pas un &lt;MOD_pb&gt; problème &lt;TYP_espace_avant_!_manquante&gt; ! &lt;MOD_C&gt; Ce &lt;ABS_n'&gt; est pas TOI le &lt;MOD_pb&gt; problème le &lt;MOD_pb&gt; problème &lt;MOD_c&gt; c' &lt;ORT_edt&gt; est le groupe &lt;TYP_espace_avant_!_manquante&gt; ! Le &lt;MOD_pb&gt; problème &lt;TYP_c_est&gt; c'est &lt;MOD_ke&gt; que &lt;PRE_9&gt; est &lt;ORT_tetue&gt; têtue &lt;ABS_il&gt; faut mettre ce &lt;MOD_TYP_KEL&gt; qu'elle veut, choisir &lt;TYP_QUE&gt; que des &lt;ORT_themes&gt; thèmes &lt;ORT_economique&gt; économiques &lt;MOD_pk&gt; parce que &lt;TYP_ca&gt; ça &lt;GRA_fais&gt; fait &lt;ORT_nieux&gt; mieux et &lt;ORT_apres&gt; après on a D, &lt;MOD_ke&gt; que toi tu &lt;ABS_ne&gt; &lt;GRA_parle&gt; parles pas et &lt;MOD_ke&gt; que moi &lt;TYP_jdis&gt; je &lt;ABS_ne&gt; dis rien &lt;MOD_pk&gt; parce que &lt;TYP_jveux&gt; je &lt;ABS_ne&gt; veux pas me prendre la &lt;ORT_tete&gt; tête &lt;TYP_espace_avant_!_manquante&gt; ! Avec &lt;NOM_PRE_6&gt; on doit faire des groupes de 6 &lt;TYP_ca&gt; ça sera mieux on sera plus et on sera &lt;GRA_TYP_OBLIGE&gt; obligés de se voir &lt;MOD_pk&gt; parce que les autres &lt;MOD_kon&gt; qu'on &lt;ABS_ne&gt; &lt;GRA_connais&gt; connait pas &lt;ABS_ne&gt; vont pas &lt;MOD_ns&gt; nous faire de &lt;MOD_k_do&gt; cadeaux &lt;BIN_;)&gt; et &lt;TYP_arrete&gt; arrête de te &lt;ORT_mettr&gt; mettre en retrait depuis &lt;ABS_le&gt; &lt;TYP_debut&gt; début &lt;MOD_jle&gt; je le &lt;GRA_voit&gt; vois mais &lt;MOD_jcomprenais&gt; je &lt;ABS_ne&gt; comprenais pas &lt;TYP_espace_avant_!_manquante&gt; ! Au &lt;ORT_debut&gt; début &lt;MOD_jme&gt; je me disais "ouais elle est &lt;TYP_deprime&gt; deprimée &lt;MOD_pkelle&gt; parce qu'elle est &lt;ORT_remtree&gt; rentrée &lt;TYP_ditalie&gt; d'Italie &lt;TYP_ca&gt; ça va passer" &lt;TYP_espace_avant_!_manquante&gt; ! Si &lt;MOD_c&gt; c'est &lt;MOD_pk&gt; parce que &lt;MOD_ta&gt; t'as peur &lt;ABS_de&gt; &lt;TYP_langlais&gt; l'anglais &lt;PRE_9&gt; &lt;ABS_n'&gt; est pas mieux &lt;ABS_il&gt; &lt;MOD_ya&gt; y a 1 mot sur 3 &lt;TYP_mAL&gt; mal prononcé &lt;TYP_espace_avant_!_manquante&gt; ! Mais si tu &lt;ABS_ne&gt; &lt;GRA_parle&gt; parles pas &lt;GRA_TYP_jpourrai&gt; je &lt;ABS_ne&gt; pourrais &lt;MOD_jms&gt; jamais te corriger et tu &lt;ABS_ne&gt; &lt;GRA_pourra&gt; pourras pas progresser &lt;TYP_espace_avant_!_manquante&gt; ! Regarde moi aussi</text:p>
          </table:table-cell>
          <table:table-cell office:value-type="string">
            <text:p>Il manque des virgules.</text:p>
          </table:table-cell>
          <table:table-cell table:number-columns-repeated="1013"/>
        </table:table-row>
        <table:table-row table:style-name="ro8">
          <table:table-cell table:formula="of:=[.A86]+1" office:value-type="float" office:value="86">
            <text:p>86</text:p>
          </table:table-cell>
          <table:table-cell table:style-name="ce17" office:value-type="float" office:value="51453">
            <text:p>51453</text:p>
          </table:table-cell>
          <table:table-cell table:style-name="ce17" office:value-type="string">
            <text:p>26 oct. 2011 08:55:11</text:p>
          </table:table-cell>
          <table:table-cell table:style-name="ce17" office:value-type="float" office:value="347">
            <text:p>347</text:p>
          </table:table-cell>
          <table:table-cell table:style-name="ce32" office:value-type="string">
            <text:p>cette nuit jai revé que tu partai en vacances a new york avc &lt;PRE_8&gt; &lt;NOM_SUR_6&gt; ^^.</text:p>
          </table:table-cell>
          <table:table-cell table:style-name="ce35" office:value-type="string">
            <text:p>&lt;TYP_cette&gt; Cette nuit &lt;TYP_jai&gt; j'ai &lt;TYP_revé&gt; rêvé que tu &lt;GRA_partais&gt; en vacances &lt;TYP_a&gt; à &lt;TYP_new_york&gt; New York &lt;MOD_avc&gt; avec &lt;PRE_8&gt; &lt;NOM_SUR_6&gt; &lt;BIN_^^&gt;.</text:p>
          </table:table-cell>
          <table:table-cell table:style-name="ce42" office:value-type="string">
            <text:p>&lt;TYP_cette&gt; Cette nuit &lt;TYP_jai&gt; j'ai <text:s/>&lt;TYP_revé&gt; rêvé que tu &lt;GRA_partai&gt; partais en vacances &lt;TYP_a&gt; à &lt;TYP_new york&gt; New York avc &lt;PRE_8&gt; &lt;NOM_SUR_6&gt; &lt;BIN_^^&gt;.</text:p>
          </table:table-cell>
          <table:table-cell table:style-name="ce49" office:value-type="string">
            <text:p>&lt;TYP_cette&gt; Cette nuit &lt;MOD_jai&gt; j’ai &lt;TYP_revé&gt; rêvé que tu &lt;GRA_partai&gt; partais en vacances &lt;TYP_a&gt; à &lt;ORT_new york&gt; New-York &lt;MOD_avc&gt; avec &lt;PRE_8&gt; &lt;NOM_SUR_6&gt; &lt;BIN_^^&gt;.</text:p>
          </table:table-cell>
          <table:table-cell table:style-name="ce52" office:value-type="string">
            <text:p>Cette nuit <text:s/>&lt;MOD_espace_manquante_entre-J_et_ai&gt; j'ai &lt;ORT_revé&gt; rêvé &lt;ORT_faute de_frappe_qur&gt; que tu &lt;GRA_partai&gt; partais en vacances &lt;GRA_a&gt; à &lt;TYP_majuscule_manquante_new-york&gt; New york &lt;MOD_avc&gt; avec &lt;PRE_8&gt; &lt;NOM_sur_6&gt;^^</text:p>
          </table:table-cell>
          <table:table-cell table:style-name="ce62" office:value-type="string">
            <text:p>&lt;TYP_cette&gt; Cette nuit <text:s/>&lt;MOD_jai&gt; j'ai &lt;ORT_revé&gt; rêvé que tu &lt;GRA_partai&gt; partais en vacances &lt;ORT_a&gt; à &lt;TYP_new york&gt; New-york &lt;MOD_avc&gt; avec &lt;PRE_8&gt; &lt;NOM_sur_6&gt; &lt;BIN^^&gt;.</text:p>
          </table:table-cell>
          <table:table-cell office:value-type="string">
            <text:p>Alors qu'il n'y a pas de ponctuation dans le corps du message (virgule manquante), l'auteur a pris la peine de mettre un point final après une binette.</text:p>
          </table:table-cell>
          <table:table-cell table:number-columns-repeated="1013"/>
        </table:table-row>
        <table:table-row table:style-name="ro3">
          <table:table-cell table:formula="of:=[.A87]+1" office:value-type="float" office:value="87">
            <text:p>87</text:p>
          </table:table-cell>
          <table:table-cell table:style-name="ce17" office:value-type="float" office:value="62200">
            <text:p>62200</text:p>
          </table:table-cell>
          <table:table-cell table:style-name="ce17" office:value-type="string">
            <text:p>11 nov. 2011 00:43:39</text:p>
          </table:table-cell>
          <table:table-cell table:style-name="ce17" office:value-type="float" office:value="36">
            <text:p>36</text:p>
          </table:table-cell>
          <table:table-cell table:style-name="ce32" office:value-type="string">
            <text:p>Ok bisous di à &lt;SUR_4&gt; k &lt;PRE_SUR_4&gt; dort bisous</text:p>
          </table:table-cell>
          <table:table-cell table:style-name="ce35" office:value-type="string">
            <text:p>Ok bisous &lt;MOD_ORT_di&gt; dis à &lt;SUR_4&gt; &lt;MOD_k&gt; que &lt;PRE_SUR_4&gt; dort bisous</text:p>
          </table:table-cell>
          <table:table-cell table:style-name="ce42" office:value-type="string">
            <text:p>Ok bisous &lt;GRA_di&gt; dit à &lt;SUR_4&gt; &lt;MOD_k&gt; que &lt;PRE_SUR_4&gt; dort bisous</text:p>
          </table:table-cell>
          <table:table-cell table:style-name="ce49" office:value-type="string">
            <text:p>Ok bisous &lt;MOD_di&gt; dis à &lt;SUR_4&gt; &lt;MOD_k&gt; <text:s/>qu’&lt;PRE_SUR_4&gt; dort&lt;TYP_point_manquant&gt; bisous</text:p>
          </table:table-cell>
          <table:table-cell table:style-name="ce55" office:value-type="string">
            <text:p>Analyse manquante.</text:p>
          </table:table-cell>
          <table:table-cell office:value-type="string">
            <text:p>Ok bisous &lt;MOD_ORT_di&gt; dis à &lt;SUR_4&gt; &lt;MOD_k&gt; que &lt;PRE_SUR_4&gt; dort bisous</text:p>
          </table:table-cell>
          <table:table-cell office:value-type="string">
            <text:p>Absence totale de ponctuation.</text:p>
          </table:table-cell>
          <table:table-cell table:number-columns-repeated="1013"/>
        </table:table-row>
        <table:table-row table:style-name="ro7">
          <table:table-cell table:formula="of:=[.A88]+1" office:value-type="float" office:value="88">
            <text:p>88</text:p>
          </table:table-cell>
          <table:table-cell office:value-type="float" office:value="63318">
            <text:p>63318</text:p>
          </table:table-cell>
          <table:table-cell office:value-type="string">
            <text:p>12 nov. 2011 21:35:40</text:p>
          </table:table-cell>
          <table:table-cell office:value-type="float" office:value="349">
            <text:p>349</text:p>
          </table:table-cell>
          <table:table-cell table:style-name="ce30" office:value-type="string">
            <text:p>si vous trouvez ce portable, rappelez à ce numéro svp, merci</text:p>
          </table:table-cell>
          <table:table-cell table:style-name="ce34" office:value-type="string">
            <text:p>&lt;TYP_si&gt; Si vous trouvez ce portable, rappelez à ce numéro &lt;MOD_svp&gt; s'il vous plaît, merci</text:p>
          </table:table-cell>
          <table:table-cell table:style-name="ce42" office:value-type="string">
            <text:p>&lt;TYP_s&gt; Si vous trouvez ce portable, rappelez à ce numéro &lt;TYP_svp&gt; s'il vous plait, merci</text:p>
          </table:table-cell>
          <table:table-cell table:style-name="ce49" office:value-type="string">
            <text:p>&lt;TYP_si&gt; Si vous trouvez ce portable, rappelez à ce numéro s’il vous plait &lt;MOD_svp&gt;, merci</text:p>
          </table:table-cell>
          <table:table-cell table:style-name="ce52" office:value-type="string">
            <text:p/>
            <text:p>&lt;TYP_majuscule_en_début_de_phrase_si&gt; Si vous trouvez ce portable, rappelez à ce numéro, &lt;MOD_svp&gt; s'il vous-plaît , merci</text:p>
          </table:table-cell>
          <table:table-cell table:style-name="ce62" office:value-type="string">
            <text:p><text:span text:style-name="T19"/></text:p>
            <text:p><text:span text:style-name="T19">&lt;TYP_si&gt; Si vous trouvez ce portable, rappelez à ce numéro, &lt;MOD_svp&gt; s'il-vous-plaît , merci</text:span></text:p>
          </table:table-cell>
          <table:table-cell office:value-type="string">
            <text:p>Point final manquant.</text:p>
          </table:table-cell>
          <table:table-cell table:number-columns-repeated="1013"/>
        </table:table-row>
        <table:table-row table:style-name="ro20">
          <table:table-cell table:formula="of:=[.A89]+1" office:value-type="float" office:value="89">
            <text:p>89</text:p>
          </table:table-cell>
          <table:table-cell office:value-type="float" office:value="63697">
            <text:p>63697</text:p>
          </table:table-cell>
          <table:table-cell office:value-type="string">
            <text:p>13 nov. 2011 14:33:09</text:p>
          </table:table-cell>
          <table:table-cell office:value-type="float" office:value="349">
            <text:p>349</text:p>
          </table:table-cell>
          <table:table-cell table:style-name="ce30" office:value-type="string">
            <text:p>je suisà côté de mr &lt;NOM_7&gt;!</text:p>
          </table:table-cell>
          <table:table-cell table:style-name="ce34" office:value-type="string">
            <text:p>&lt;TYP_je&gt; Je suis &lt;TYP_espace_avant_à_manquante&gt; à côté de &lt;MOD_mr&gt; Monsieur &lt;NOM_7&gt;&lt;TYP_espace_avant_!_manquante&gt; !</text:p>
          </table:table-cell>
          <table:table-cell table:style-name="ce42" office:value-type="string">
            <text:p>&lt;TYP_je&gt; Je suis &lt;TYP_espace_à_manquant&gt; côté de &lt;MOD_mr&gt; monsieur &lt;NOM_7&gt;!</text:p>
          </table:table-cell>
          <table:table-cell table:style-name="ce49" office:value-type="string">
            <text:p>&lt;TYP_je&gt; Je suis &lt;TYP_espace_avant_à_manquante&gt; à côté de &lt;MOD_mr&gt; Monsieur &lt;NOM_7&gt;!</text:p>
          </table:table-cell>
          <table:table-cell table:style-name="ce52" office:value-type="string">
            <text:p>&lt;TYP_majuscule_en_début de phrase&gt; je suis &lt;ABS_espace_suisà&gt; à côté de &lt;MOD_mr&gt; Monsieur &lt;NOM_7&gt;</text:p>
          </table:table-cell>
          <table:table-cell office:value-type="string">
            <text:p>&lt;TYP_je&gt; Je suis &lt;TYP_espace_avant_à_manquante&gt; à côté de &lt;MOD_mr&gt; Monsieur &lt;NOM_7&gt;&lt;TYP_espace_avant_!_manquante&gt; !</text:p>
          </table:table-cell>
          <table:table-cell table:number-columns-repeated="1014"/>
        </table:table-row>
        <table:table-row table:style-name="ro4">
          <table:table-cell table:formula="of:=[.A90]+1" office:value-type="float" office:value="90">
            <text:p>90</text:p>
          </table:table-cell>
          <table:table-cell office:value-type="float" office:value="63699">
            <text:p>63699</text:p>
          </table:table-cell>
          <table:table-cell office:value-type="string">
            <text:p>13 nov. 2011 14:37:05</text:p>
          </table:table-cell>
          <table:table-cell office:value-type="float" office:value="153">
            <text:p>153</text:p>
          </table:table-cell>
          <table:table-cell table:style-name="ce30" office:value-type="string">
            <text:p>Au fait j'ai vu &lt;PRE_9&gt; et il m'a raconté pour &lt;PRE_5&gt; mdr</text:p>
          </table:table-cell>
          <table:table-cell table:style-name="ce34" office:value-type="string">
            <text:p>Au fait j'ai vu &lt;PRE_9&gt; et il m'a raconté pour &lt;PRE_5&gt; &lt;MOD_mdr&gt; mort de rire</text:p>
          </table:table-cell>
          <table:table-cell table:style-name="ce42" office:value-type="string">
            <text:p>Au fait j'ai vu &lt;PRE_9&gt; et il m'a raconté pour &lt;PRE_5&gt; &lt;MOD_mdr&gt; mort de rire</text:p>
          </table:table-cell>
          <table:table-cell table:style-name="ce49" office:value-type="string">
            <text:p>Au fait j'ai vu &lt;PRE_9&gt; et il m'a raconté pour &lt;PRE_5&gt; &lt;LAN_mdr&gt; mort de rire </text:p>
          </table:table-cell>
          <table:table-cell table:style-name="ce52" office:value-type="string">
            <text:p>Au fait j'ai vu &lt;PRE_9&gt; et il m'a raconté &lt;PRE_5&gt; &lt;MOD_mdr&gt; mort de rire</text:p>
          </table:table-cell>
          <table:table-cell office:value-type="string">
            <text:p>Au fait j'ai vu &lt;PRE_9&gt; et il m'a raconté pour &lt;PRE_5&gt; &lt;MOD_mdr&gt; mort de rire</text:p>
          </table:table-cell>
          <table:table-cell office:value-type="string">
            <text:p>Absence totale de ponctuation.</text:p>
          </table:table-cell>
          <table:table-cell table:number-columns-repeated="1013"/>
        </table:table-row>
        <table:table-row table:style-name="ro23">
          <table:table-cell table:formula="of:=[.A91]+1" office:value-type="float" office:value="91">
            <text:p>91</text:p>
          </table:table-cell>
          <table:table-cell office:value-type="float" office:value="63749">
            <text:p>63749</text:p>
          </table:table-cell>
          <table:table-cell office:value-type="string">
            <text:p>13 nov. 2011 15:25:30</text:p>
          </table:table-cell>
          <table:table-cell office:value-type="float" office:value="153">
            <text:p>153</text:p>
          </table:table-cell>
          <table:table-cell table:style-name="ce31" office:value-type="string">
            <text:p>Euh pas du tt non, pk ? Mes soeurs ont été mutées là bas vu qu'elles sont profs (elles ont échappé à la banlieue parisienne déjà) mais on est pas du nord. Ma mère est parisienne sinon, c'pour ça qu'j'ai pas trop d'accent, mais mes parents ont surtout vécu vers &lt;LIE_9&gt; et se sont rencontrés là-bas, puis se sont installés là ou j'suis née et où j'ai grandis, à &lt;LIE_4&gt;. --' ma vie lol</text:p>
            <text:p>Et toi ?</text:p>
          </table:table-cell>
          <table:table-cell table:style-name="ce34" office:value-type="string">
            <text:p>&lt;MOD_Euh&gt; pas du &lt;MOD_tt&gt; tout non, &lt;MOD_pk&gt; pourquoi ? Mes soeurs ont été mutées &lt;TYP_là_bas&gt; là-bas vu qu'elles sont profs (elles ont échappé à la banlieue parisienne déjà) mais on &lt;ABS_ne&gt; est pas du &lt;TYP_nord&gt; Nord. Ma mère est parisienne sinon, &lt;MOD_c'pour&gt; c'est pour ça &lt;MOD_qu'j'ai&gt; que je &lt;ABS_ne&gt; ai pas trop d'accent, mais mes parents ont surtout vécu vers &lt;LIE_9&gt; et se sont rencontrés là-bas, puis se sont installés là &lt;TYP_ou&gt; où &lt;MOD_j'suis&gt; je suis née et où j'ai &lt;GRA_ORT_grandis&gt; grandi, à &lt;LIE_4&gt;. &lt;TYP_--&gt; ma vie lol</text:p>
            <text:p>Et toi ?</text:p>
          </table:table-cell>
          <table:table-cell table:style-name="ce42" office:value-type="string">
            <text:p>Euh pas du &lt;MOD_tt&gt; tout non, &lt;MOD_pk&gt; pourquoi ? Mes soeurs ont été &lt;GRA_mutées&gt; muté &lt;TYP_là bas&gt; là-bas vu qu'elles sont &lt;MOD_profs&gt; professeurs (elles ont échappé à la banlieue parisienne déjà) mais on est pas du nord. Ma mère est parisienne sinon, &lt;MOD_c&gt; c'est pour ça &lt;MOD_qu'&gt; que j &lt;ABS_ne&gt; 'ai pas trop d'accent, mais mes parents ont surtout vécu vers &lt;LIE_9&gt; et se &lt;ABS_ils&gt; sont rencontrés là-bas, puis &lt;ABS_ils&gt; se sont installés là ou &lt;MOD_j'&gt; je suis née et où j'ai &lt;GRA_grandis&gt; grandi, à &lt;LIE_4&gt;. &lt;BIN_--'&gt; ma vie &lt;BIN_ lol&gt;</text:p>
            <text:p>Et toi ?</text:p>
          </table:table-cell>
          <table:table-cell table:style-name="ce49" office:value-type="string">
            <text:p>&lt;LAN_ Euh &gt;Euh pas du &lt;MOD_tt&gt; tout non, &lt;MOD_pk&gt; pourquoi ? Mes &lt;ORT_soeurs&gt;sœurs ont été mutées &lt;ORT_là bas&gt;là-bas vu qu'elles sont &lt;LAN_profs&gt;professeurs (elles ont échappé à la banlieue parisienne déjà) mais on &lt;ABS_négation&gt;est pas du nord. Ma mère est parisienne sinon, &lt;MOD_c’&gt;c’est pour ça &lt;MOD_qu'&gt; que j' &lt;ABS_négation&gt;ai pas trop d'accent, mais mes parents ont surtout vécu vers &lt;LIE_9&gt; et se sont rencontrés là-bas, puis se sont installés là &lt;ORT_ ou &gt; où &lt;MOD_j'&gt; je suis née et où j'ai &lt;ORT_grandis&gt;grandi, à &lt;LIE_4&gt;. --' ma vie lol</text:p>
            <text:p/>
            <text:p>Et toi ?</text:p>
          </table:table-cell>
          <table:table-cell table:style-name="ce52" office:value-type="string">
            <text:p>Euh pas du &lt;MOD_tt&gt; tout non, &lt;MOD_pk&gt; pourquoi  ? Mes sœurs ont été mutées là- bas vu qu'elles sont profs (elles ont échappé à la banlieue parisienne déjà) mais on est pas du nord. Ma mère est parisienne sinon &lt;MOD_c'&gt; c'est pour ça &lt;MOD_qu'j'ai&gt; que j'ai pas trop d'accent, mais mes parents ont surtout vécu vers &lt;LIE_9&gt; et se sont rencontrés là-bas, puis se sont installés là &lt;ORT_ou&gt; où MOD_espcae_manquant_j'suis_e_manquant&gt; je suis née et où j'ai grandis, à &lt;LIE_4&gt; ma vie lol</text:p>
          </table:table-cell>
          <table:table-cell office:value-type="string">
            <text:p>Euh pas du &lt;MOD_tt&gt; tout non, &lt;MOD_pk&gt; pourquoi  ? Mes sœurs ont été mutées &lt;TYP_là bas&gt; là-bas vu qu'elles sont profs (elles ont échappé à la banlieue parisienne déjà) mais on &lt;ABS_n'&gt; est pas du &lt;TYP_nord&gt; Nord. Ma mère est parisienne sinon &lt;MOD_c'&gt; c'est pour ça &lt;MOD_qu'j'ai&gt; que je &lt;ABS_n'&gt; ai pas trop d'accent, mais mes parents ont surtout vécu vers &lt;LIE_9&gt; et se sont rencontrés là-bas, puis se sont installés là &lt;ORT_ou&gt; où &lt;MOD_j'suis&gt; je suis née et où j'ai grandis, à &lt;LIE_4&gt;. &lt;BIN_--'&gt; ma vie lol</text:p>
            <text:p>Et toi ?</text:p>
          </table:table-cell>
          <table:table-cell office:value-type="string">
            <text:p>« Euh » est une interjection reconnue par le dictionnaire.</text:p>
          </table:table-cell>
          <table:table-cell table:number-columns-repeated="1013"/>
        </table:table-row>
        <table:table-row table:style-name="ro4">
          <table:table-cell table:formula="of:=[.A92]+1" office:value-type="float" office:value="92">
            <text:p>92</text:p>
          </table:table-cell>
          <table:table-cell table:style-name="ce17" office:value-type="float" office:value="63803">
            <text:p>63803</text:p>
          </table:table-cell>
          <table:table-cell table:style-name="ce17" office:value-type="string">
            <text:p>13 nov. 2011 16:55:18</text:p>
          </table:table-cell>
          <table:table-cell table:style-name="ce17" office:value-type="float" office:value="153">
            <text:p>153</text:p>
          </table:table-cell>
          <table:table-cell table:style-name="ce32" office:value-type="string">
            <text:p>(hypocrisie)</text:p>
          </table:table-cell>
          <table:table-cell table:style-name="ce35" office:value-type="string">
            <text:p>(hypocrisie)</text:p>
          </table:table-cell>
          <table:table-cell table:style-name="ce42" office:value-type="string">
            <text:p>(hypocrisie)</text:p>
          </table:table-cell>
          <table:table-cell table:style-name="ce49" office:value-type="string">
            <text:p>( &lt;TYP_ Hypocrisie&gt;hypocrisie) &lt;TYP_point_manquant&gt;.</text:p>
          </table:table-cell>
          <table:table-cell table:style-name="ce52" office:value-type="string">
            <text:p>&lt;TYP_ajout_parenthèse&gt; Hypocrisie</text:p>
          </table:table-cell>
          <table:table-cell table:style-name="ce62" office:value-type="string">
            <text:p>&lt;TYP_ajout_parenthèses&gt; Hypocrisie</text:p>
          </table:table-cell>
          <table:table-cell office:value-type="string">
            <text:p>Ce sms est sans doute une précision quant à un précédent message.</text:p>
          </table:table-cell>
          <table:table-cell table:number-columns-repeated="1013"/>
        </table:table-row>
        <table:table-row table:style-name="ro9">
          <table:table-cell table:formula="of:=[.A93]+1" office:value-type="float" office:value="93">
            <text:p>93</text:p>
          </table:table-cell>
          <table:table-cell table:style-name="ce17" office:value-type="float" office:value="63846">
            <text:p>63846</text:p>
          </table:table-cell>
          <table:table-cell table:style-name="ce17" office:value-type="string">
            <text:p>13 nov. 2011 17:54:55</text:p>
          </table:table-cell>
          <table:table-cell table:style-name="ce17" office:value-type="float" office:value="323">
            <text:p>323</text:p>
          </table:table-cell>
          <table:table-cell table:style-name="ce32" office:value-type="string">
            <text:p>coucou &lt;PRE_4&gt; c'est &lt;PRE_5&gt;, tu seras à Lyon le week end du 10 décembre pr la fete des Lumières? On va ptetre y aller ac &lt;PRE_9&gt;, ce serait cool qu'on se voit là bas! Besos</text:p>
          </table:table-cell>
          <table:table-cell table:style-name="ce35" office:value-type="string">
            <text:p>&lt;TYP_coucou&gt; Coucou &lt;PRE_4&gt; c'est &lt;PRE_5&gt;, tu seras à Lyon le &lt;ORT_week_end&gt; week-end du 10 décembre &lt;MOD_pr&gt; pour la &lt;TYP_fete&gt; fête des Lumières &lt;TYP_espace_avant_?_manquante&gt; ? On va &lt;MOD_ptetre&gt; peut-être y aller &lt;MOD_ac&gt; avec &lt;PRE_9&gt;, ce serait cool qu'on se voit &lt;TYP_là_bas&gt; là-bas &lt;TYP_espace_avant_!_manquante&gt; ! &lt;MOD_Besos&gt; Bisous</text:p>
          </table:table-cell>
          <table:table-cell table:style-name="ce42" office:value-type="string">
            <text:p>&lt;TYP_coucou&gt; Coucou &lt;PRE_4&gt; c'est &lt;PRE_5&gt;, tu seras à Lyon le &lt;TYP_week end&gt; week-end du 10 décembre &lt;MOD_pr&gt; pour la &lt;TYP_fete&gt; fête des Lumières? On va &lt;MOD_ptetre&gt; peut-être y aller &lt;MOD_ac&gt; avec &lt;PRE_9&gt;, ce serait cool qu'on se voit &lt;TYP_là bas&gt; là-bas &lt;TYP_espace_!_manquant&gt; ! Besos</text:p>
          </table:table-cell>
          <table:table-cell table:style-name="ce49" office:value-type="string">
            <text:p>&lt;TYP _ coucou &gt; Coucou &lt;PRE_4&gt; c'est &lt;PRE_5&gt;, tu seras à Lyon le &lt;ORT_ week end &gt; week-end du 10 décembre &lt;MOD_pr&gt; pour la &lt;ORT_ fete &gt; fête des Lumières? On va &lt;MOD_ptetre&gt; peut-être y aller &lt;MOD_ac&gt;avec &lt;PRE_9&gt;, ce serait cool qu'on se voit &lt;ORT_ là bas &gt; là-bas! &lt;LAN_ Besos &gt; Bisous</text:p>
          </table:table-cell>
          <table:table-cell table:style-name="ce52" office:value-type="string">
            <text:p>Coucou &lt;PRE_4&gt; c'est &lt;PRE_5&gt;, tu seras à Lyon le week end du 10 décembre &lt;MOD_pr&gt; pour la &lt;ORT_fete&gt; fête <text:s/>des lumières  ? On va &lt;MOD_ptetre&gt; peut être aller &lt;MOD_avc&gt; avec &lt;PRE_9, ce serait cool qu'on se voit là bas  ! &lt;LANG_Besos&gt; Bisous.</text:p>
          </table:table-cell>
          <table:table-cell office:value-type="string">
            <text:p>&lt;TYP_coucou&gt; Coucou &lt;PRE_4&gt; c'est &lt;PRE_5&gt;, tu seras à Lyon le &lt;TYP_week_end&gt; week-end du 10 décembre &lt;MOD_pr&gt; pour la &lt;ORT_fete&gt; fête des Lumières &lt;TYP_espace_avant_?_manquante&gt; ? On va &lt;MOD_ptetre&gt; peut-être y aller &lt;MOD_ac&gt; avec &lt;PRE_9&gt;, ce serait cool qu'on se voit &lt;TYP_là bas&gt; là-bas &lt;TYP_espace_avant_!_manquante&gt; ! &lt;LAN_Besos&gt;</text:p>
          </table:table-cell>
          <table:table-cell office:value-type="string">
            <text:p>Point final manquant.</text:p>
          </table:table-cell>
          <table:table-cell table:number-columns-repeated="1013"/>
        </table:table-row>
        <table:table-row table:style-name="ro7">
          <table:table-cell table:formula="of:=[.A94]+1" office:value-type="float" office:value="94">
            <text:p>94</text:p>
          </table:table-cell>
          <table:table-cell table:style-name="ce17" office:value-type="float" office:value="64504">
            <text:p>64504</text:p>
          </table:table-cell>
          <table:table-cell table:style-name="ce17" office:value-type="string">
            <text:p>14 nov. 2011 10:08:27</text:p>
          </table:table-cell>
          <table:table-cell table:style-name="ce17" office:value-type="float" office:value="162">
            <text:p>162</text:p>
          </table:table-cell>
          <table:table-cell table:style-name="ce32" office:value-type="string">
            <text:p>Un jour je vais te répondre une énormité et tu vas regretter de ne pas savoir -ton menaçant-</text:p>
          </table:table-cell>
          <table:table-cell table:style-name="ce35" office:value-type="string">
            <text:p>Un jour je vais te répondre un énormité et tu vas regretter de ne pas savoir &lt;TYP_espace_avant_ton_manquante&gt; ton menaçant &lt;TYP_espace_avant_-_manquante&gt;</text:p>
          </table:table-cell>
          <table:table-cell table:style-name="ce42" office:value-type="string">
            <text:p>Un jour je vais te répondre une énormité et tu vas regretter de ne pas savoir &lt;TYP_-_&gt; " ton menaçant &lt;TYP_-_&gt; "</text:p>
          </table:table-cell>
          <table:table-cell table:style-name="ce49" office:value-type="string">
            <text:p>Un jour je vais te répondre une énormité et tu vas regretter de ne pas savoir -ton menaçant- &lt;TYP_point_manquant&gt;.</text:p>
          </table:table-cell>
          <table:table-cell table:style-name="ce52" office:value-type="string">
            <text:p>Un jour je vais te répondre une énormité et tu vas regretter de ne pas avoir -ton menaçant-</text:p>
          </table:table-cell>
          <table:table-cell office:value-type="string">
            <text:p>Un jour je vais te répondre un énormité et tu vas regretter de ne pas savoir &lt;TYP_espace_avant_ton_manquante&gt; ton menaçant &lt;TYP_espace_avant_-_manquante&gt;</text:p>
          </table:table-cell>
          <table:table-cell office:value-type="string">
            <text:p>Absence totale de ponctuation.</text:p>
          </table:table-cell>
          <table:table-cell table:number-columns-repeated="1013"/>
        </table:table-row>
        <table:table-row table:style-name="ro8">
          <table:table-cell table:formula="of:=[.A95]+1" office:value-type="float" office:value="95">
            <text:p>95</text:p>
          </table:table-cell>
          <table:table-cell table:style-name="ce17" office:value-type="float" office:value="64561">
            <text:p>64561</text:p>
          </table:table-cell>
          <table:table-cell table:style-name="ce17" office:value-type="string">
            <text:p>14 nov. 2011 10:20:55</text:p>
          </table:table-cell>
          <table:table-cell table:style-name="ce17" office:value-type="float" office:value="479">
            <text:p>479</text:p>
          </table:table-cell>
          <table:table-cell table:style-name="ce32" office:value-type="string">
            <text:p>Lu. Je te confirme que je rentre bien à &lt;LIE_7&gt; ce we. Je passerai certainement à ta boutique samedi dans l'apres midi. Biz</text:p>
          </table:table-cell>
          <table:table-cell table:style-name="ce35" office:value-type="string">
            <text:p>&lt;MOD_Lu&gt; Salut. Je te confirme que je rentre bien à &lt;LIE_7&gt; ce &lt;MOD_we&gt; week-end. Je passerai certainement à ta boutique samedi dans &lt;TYP_l'apres_midi&gt; l'après-midi. &lt;MOD_Biz&gt; Bises</text:p>
          </table:table-cell>
          <table:table-cell table:style-name="ce42" office:value-type="string">
            <text:p>Lu. Je te confirme que je rentre bien à &lt;LIE_7&gt; ce &lt;MOD_we&gt; week-end &lt;TYP_espace_._manquant&gt; Je passerai certainement à ta boutique samedi dans &lt;TYP_l'apres midi&gt; l'après-midi &lt;TYP_espace_._manquant&gt; . &lt;MOD_Biz&gt; Bisous </text:p>
          </table:table-cell>
          <table:table-cell table:style-name="ce49" office:value-type="string">
            <text:p>Lu. Je te confirme que je rentre bien à &lt;LIE_7&gt; ce &lt;LAN_we&gt;week-end. Je passerai certainement à ta boutique samedi dans l' &lt;ORT_apres midi&gt;après-midi. &lt;LAN_Biz&gt;Bisous</text:p>
          </table:table-cell>
          <table:table-cell table:style-name="ce56" office:value-type="string">
            <text:p>Analyse manquante.</text:p>
          </table:table-cell>
          <table:table-cell office:value-type="string">
            <text:p>&lt;MOD_Lu&gt; Salut. Je te confirme que je rentre bien à &lt;LIE_7&gt; ce &lt;MOD_we&gt; week-end. Je passerai certainement à ta boutique samedi dans &lt;MOD_TYP_l'apres midi&gt; l'après-midi. &lt;MOD_Biz&gt; Bises</text:p>
          </table:table-cell>
          <table:table-cell office:value-type="string">
            <text:p>Point final manquant.</text:p>
          </table:table-cell>
          <table:table-cell table:number-columns-repeated="1013"/>
        </table:table-row>
        <table:table-row table:style-name="ro16">
          <table:table-cell table:formula="of:=[.A96]+1" office:value-type="float" office:value="96">
            <text:p>96</text:p>
          </table:table-cell>
          <table:table-cell table:style-name="ce17" office:value-type="float" office:value="64599">
            <text:p>64599</text:p>
          </table:table-cell>
          <table:table-cell table:style-name="ce17" office:value-type="string">
            <text:p>14 nov. 2011 10:32:57</text:p>
          </table:table-cell>
          <table:table-cell table:style-name="ce17" office:value-type="float" office:value="479">
            <text:p>479</text:p>
          </table:table-cell>
          <table:table-cell table:style-name="ce32" office:value-type="string">
            <text:p>Lu. Passé un bon we ? Je vais à une soirée organisée par des rameurs demain, ils vendent leur calendrier www.lesdieuxdubassin.com si tu veux regarder un peu ;) ce sera au Piano Vache à partir de 20h (métro Maubert mutualité ) ps : y aura aussi des rameuses :D</text:p>
          </table:table-cell>
          <table:table-cell table:style-name="ce35" office:value-type="string">
            <text:p>&lt;MOD_Lu&gt; Salut. &lt;ABS_As-tu&gt; passé un bon &lt;MOD_we&gt; week-end ? Je vais à une soirée organisée par des rameurs demain, ils vendent leur calendrier www.lesdieuxdubassin.com si tu veux regarder un peu &lt;BIN_;)&gt; ce sera au Piano Vache à partir de &lt;MOD_20h&gt; 20 &lt;TYP_espace_avant_h_manquante&gt; heures ( métro Maubert mutualité) &lt;LAN_ps&gt; PS : &lt;ABS_il&gt; y aura aussi des rameuses &lt;BIN_:D&gt;</text:p>
          </table:table-cell>
          <table:table-cell table:style-name="ce42" office:value-type="string">
            <text:p>Lu. &lt;ABS_Tu&gt; &lt;ABS_as&gt;Passé un bon &lt;MOD_we&gt; week-end ? Je vais à une soirée organisée par des rameurs demain, ils vendent &lt;TYP_GRAleur calendrier&gt; leurs calendriers www.lesdieuxdubassin.com si tu veux regarder un peu &lt;BIN_;)&gt; &lt;GRA_ce&gt; ça sera au Piano Vache à partir de 20h (métro Maubert mutualité ) &lt;MOD_ps&gt; post scriptum : &lt;ABS_il&gt; y aura aussi des rameuses &lt;BIN_:D&gt;</text:p>
          </table:table-cell>
          <table:table-cell table:style-name="ce49" office:value-type="string">
            <text:p>Lu. &lt;ABS_TU_AS&gt; Tu as Passé un bon &lt;MOD_we&gt;week-end ? Je vais à une soirée organisée par des rameurs demain, ils vendent leur calendrier www.lesdieuxdubassin.com si tu veux regarder un peu &lt;BIN_;)&gt; ;) &lt;TYP_ce&gt;Ce sera au Piano Vache à partir de 20h (métro Maubert mutualité ) ps : &lt;ABS_Il &gt;y aura aussi des rameuses &lt;BIN_:D&gt; :D</text:p>
          </table:table-cell>
          <table:table-cell table:style-name="ce52" office:value-type="string">
            <text:p>&lt;MOD&gt;_Lu&gt; Salut. &lt;ABS_tu&gt; Passé un bon &lt;MOD_ we&gt; week-end   ? Je vais à une soirée organisée par des rumeurs &lt;TYP_répétition de demain&gt; demain demain, ils vendent leur calendrier www,lesdieuxdubassin.com si tu veux regarde un peu;) ce sera au Piano Vache à &lt;MOD_ aprtir &lt; à partir de 20h de 20h (métro Maubert mutualité ) ps  : &lt;MOD _y&gt; il y aura aussi des rameuses:D</text:p>
          </table:table-cell>
          <table:table-cell office:value-type="string">
            <text:p>&lt;MOD&gt;_Lu&gt; Salut. &lt;ABS_As-tu&gt; passé un bon &lt;MOD_we&gt; week-end   ? Je vais à une soirée organisée par des rumeurs demain, ils vendent leur calendrier www.lesdieuxdubassin.com si tu veux regarder un peu &lt;BIN_;)&gt; ce sera au Piano Vache à partir de 20h (métro Maubert mutualité &lt;TYP_espace-avant_)_en_trop&gt; ) &lt;MOD_ps&gt; Post-scriptum &lt;TYP_espace-avant_ :_en_trop&gt; : &lt;ABS_il&gt; y aura aussi des rameuses &lt;BIN_:D&gt;</text:p>
          </table:table-cell>
          <table:table-cell office:value-type="string">
            <text:p>Point final manquant.</text:p>
          </table:table-cell>
          <table:table-cell table:number-columns-repeated="1013"/>
        </table:table-row>
        <table:table-row table:style-name="ro7">
          <table:table-cell table:formula="of:=[.A97]+1" office:value-type="float" office:value="97">
            <text:p>97</text:p>
          </table:table-cell>
          <table:table-cell table:style-name="ce17" office:value-type="float" office:value="64635">
            <text:p>64635</text:p>
          </table:table-cell>
          <table:table-cell table:style-name="ce17" office:value-type="string">
            <text:p>14 nov. 2011 11:54:34</text:p>
          </table:table-cell>
          <table:table-cell table:style-name="ce17" office:value-type="float" office:value="171">
            <text:p>171</text:p>
          </table:table-cell>
          <table:table-cell table:style-name="ce32" office:value-type="string">
            <text:p>Et merde il a reprit son compte l enfoiré.. Je te les redonne au cas où &lt;MEL_17&gt; &lt;SUR_9&gt;</text:p>
          </table:table-cell>
          <table:table-cell table:style-name="ce35" office:value-type="string">
            <text:p>Et merde il a &lt;GRA_reprit&gt; repris son compte &lt;TYP_l_enfoiré&gt; l'enfoiré &lt;TYP_..&gt; Je te les redonne au cas où &lt;MEL_17&gt; &lt;SUR_9&gt;</text:p>
          </table:table-cell>
          <table:table-cell table:style-name="ce42" office:value-type="string">
            <text:p>Et merde il a &lt;GRAM_reprit&gt; repris son compte &lt;TYP_l&gt; l' enfoiré.. Je te les redonne au cas où &lt;MEL_17&gt; &lt;SUR_9&gt;</text:p>
          </table:table-cell>
          <table:table-cell table:style-name="ce49" office:value-type="string">
            <text:p>Et merde il a &lt;ORT_reprit&gt; repris son compte &lt;TYP_l&gt; l’ enfoiré&lt;TYP_point_manquant_..&gt;... Je te les redonne au cas où &lt;MEL_17&gt; &lt;SUR_9&gt;</text:p>
          </table:table-cell>
          <table:table-cell table:style-name="ce52" office:value-type="string">
            <text:p>Et merde il a reprit son compte &lt;ABS_'&gt; l'enfoiré..Je te les redonne au cas où &lt;MEL_17&gt;&lt;SUR_9&gt;</text:p>
          </table:table-cell>
          <table:table-cell office:value-type="string">
            <text:p>Et merde il a &lt;GRA_reprit&gt; repris son compte l &lt;TYP_'_avant_enfoiré_manquante&gt; 'enfoiré.. Je te les redonne au cas où &lt;MEL_17&gt; &lt;SUR_9&gt;</text:p>
          </table:table-cell>
          <table:table-cell office:value-type="string">
            <text:p>Il manque un point de suspension.</text:p>
          </table:table-cell>
          <table:table-cell table:number-columns-repeated="1013"/>
        </table:table-row>
        <table:table-row table:style-name="ro20">
          <table:table-cell table:formula="of:=[.A98]+1" office:value-type="float" office:value="98">
            <text:p>98</text:p>
          </table:table-cell>
          <table:table-cell table:style-name="ce17" office:value-type="float" office:value="64857">
            <text:p>64857</text:p>
          </table:table-cell>
          <table:table-cell table:style-name="ce17" office:value-type="string">
            <text:p>14 nov. 2011 17:13:28</text:p>
          </table:table-cell>
          <table:table-cell table:style-name="ce17" office:value-type="float" office:value="153">
            <text:p>153</text:p>
          </table:table-cell>
          <table:table-cell table:style-name="ce32" office:value-type="string">
            <text:p>Puisqu'à nimes les trains avaient du retard et que j'en ai chopé un autre j't'ai dit. Y a pas de trains à &lt;LIE_4&gt; lol</text:p>
          </table:table-cell>
          <table:table-cell table:style-name="ce35" office:value-type="string">
            <text:p>Puisqu'à &lt;TYP_nimes&gt; Nîmes les trains avaient du retard et que j'en ai chopé un autre &lt;MOD_j't'ai&gt; je t'ai dit. &lt;ABS_il_ne&gt; y a pas de trains à &lt;LIE_4&gt; lol</text:p>
          </table:table-cell>
          <table:table-cell table:style-name="ce42" office:value-type="string">
            <text:p>Puisqu'à &lt;TYP_nimes&gt;Nîmes les trains avaient du retard et que j'en ai chopé un autre &lt;TYP_j't'ai dit&gt; je t'ai dit. &lt;ABS_il&gt; Y a pas de trains à &lt;LIE_4&gt; &lt;BIN_lol&gt;</text:p>
          </table:table-cell>
          <table:table-cell table:style-name="ce49" office:value-type="string">
            <text:p>Puisqu'à &lt;TYP_nimes&gt;Nîmes les trains avaient du retard et que j'en ai chopé un autre &lt;MOD_j'&gt;je t'ai dit. &lt;MOD_Y&gt; Il n’y a pas de trains à &lt;LIE_4&gt; &lt;MOD_lol&gt;</text:p>
          </table:table-cell>
          <table:table-cell table:style-name="ce52" office:value-type="string">
            <text:p>&lt;GRA_liaison_e_ne_s  'enttend-pas&gt; Puisqu'à &lt;TYP_majuscule_nimes&gt; Nimes les trains avaient du retard et que j'ai ai chopé un autre &lt;MOD_ j'tai&gt; je t'ai dit. &lt;MOD_Y&gt; il n'y a pas de trains à <text:s/>&lt;LIE_4&gt; lol</text:p>
          </table:table-cell>
          <table:table-cell office:value-type="string">
            <text:p>Puisqu'à &lt;TYP_nimes&gt; Nîmes les trains avaient du retard et que j'en ai chopé un autre &lt;MOD_j't'ai&gt; je t'ai dit. &lt;ABS_il_n'&gt; y a pas de trains à &lt;LIE_4&gt; lol</text:p>
          </table:table-cell>
          <table:table-cell office:value-type="string">
            <text:p>Il manque des virgules, et un point final.</text:p>
          </table:table-cell>
          <table:table-cell table:number-columns-repeated="1013"/>
        </table:table-row>
        <table:table-row table:style-name="ro4">
          <table:table-cell table:formula="of:=[.A99]+1" office:value-type="float" office:value="99">
            <text:p>99</text:p>
          </table:table-cell>
          <table:table-cell table:style-name="ce17" office:value-type="float" office:value="65461">
            <text:p>65461</text:p>
          </table:table-cell>
          <table:table-cell table:style-name="ce17" office:value-type="string">
            <text:p>14 nov. 2011 22:25:13</text:p>
          </table:table-cell>
          <table:table-cell table:style-name="ce17" office:value-type="float" office:value="247">
            <text:p>247</text:p>
          </table:table-cell>
          <table:table-cell table:style-name="ce32" office:value-type="string">
            <text:p>&lt;ETR&gt; Mwegnei wa hairi ouli mwana trinni ouku vani</text:p>
          </table:table-cell>
          <table:table-cell table:style-name="ce35" office:value-type="string">
            <text:p>&lt;ETR&gt; Mwegnei wa hairi ouli mwana trinni ouku vani</text:p>
          </table:table-cell>
          <table:table-cell table:style-name="ce42" office:value-type="string">
            <text:p>&lt;ETR&gt; &lt;LAN_Mwegnei wa hairi ouli mwana trinni ouku vani&gt;</text:p>
          </table:table-cell>
          <table:table-cell table:style-name="ce49" office:value-type="string">
            <text:p>&lt;ETR&gt; Mwegnei wa hairi ouli mwana trinni ouku vani</text:p>
          </table:table-cell>
          <table:table-cell table:style-name="ce57" office:value-type="string">
            <text:p>Analyse manquante.</text:p>
          </table:table-cell>
          <table:table-cell office:value-type="string">
            <text:p>&lt;ETR&gt; Mwegnei wa hairi ouli mwana trinni ouku vani</text:p>
          </table:table-cell>
          <table:table-cell office:value-type="string">
            <text:p>Sms inutilisable </text:p>
          </table:table-cell>
          <table:table-cell table:number-columns-repeated="1013"/>
        </table:table-row>
        <table:table-row table:style-name="ro25">
          <table:table-cell table:formula="of:=[.A100]+1" office:value-type="float" office:value="100">
            <text:p>100</text:p>
          </table:table-cell>
          <table:table-cell table:style-name="ce17" office:value-type="float" office:value="68503">
            <text:p>68503</text:p>
          </table:table-cell>
          <table:table-cell table:style-name="ce17" office:value-type="string">
            <text:p>18 nov. 2011 21:00:13</text:p>
          </table:table-cell>
          <table:table-cell table:style-name="ce17" office:value-type="float" office:value="86">
            <text:p>86</text:p>
          </table:table-cell>
          <table:table-cell table:style-name="ce32" office:value-type="string">
            <text:p>Dis moi tu connais ce numero? <text:s/>&lt;TEL_10&gt;. .. Ca m'a appelle 58 fois quand je decroche ca raccroche puis ca m'a envoye un message : "je t'aime &lt;PRE_7&gt;"</text:p>
          </table:table-cell>
          <table:table-cell table:style-name="ce35" office:value-type="string">
            <text:p>Dis moi &lt;ABS_si&gt; tu connais ce numéro &lt;TYP_espace_avant_?_manquante&gt; ? &lt;TEL_10&gt; &lt;TYP_._..&gt; &lt;TYP_Ca&gt; Ça m'a &lt;GRA_appelle&gt; appelé 58 fois quand je decroche &lt;TYP_ca&gt; ça raccroche puis &lt;TYP_ca&gt; ça m'a &lt;GRA_envoye&gt; envoyé un message : "je t'aime &lt;PRE_7&gt;"</text:p>
          </table:table-cell>
          <table:table-cell table:style-name="ce43" office:value-type="string">
            <text:p>Dis moi tu connais ce &lt;TYP_numero&gt; numéro? <text:s/>&lt;TEL_10&gt;. ..&lt;TYP_ Ca&gt; ça m'a appelle 58 fois quand je &lt;TYP_decroche&gt; décroche &lt;TYP_ca&gt; ça raccroche puis &lt;TYP_ca&gt; ça m'a &lt;TYP_envoye&gt; envoyé un message : "je t'aime &lt;PRE_7&gt;"</text:p>
          </table:table-cell>
          <table:table-cell table:style-name="ce49" office:value-type="string">
            <text:p>Dis moi tu connais ce numero &lt;TYP_espace_avant_ ?_manquante&gt; ? <text:s/>&lt;TEL_10&gt;. .. Ca m'a appelle 58 fois quand je &lt;ORT_decroche&gt; décroche <text:s/>ca raccroche puis &lt;TYP_ca&gt; ça m'a &lt;TYP_envoye&gt; envoyé un message : "je t'aime &lt;PRE_7&gt;"</text:p>
          </table:table-cell>
          <table:table-cell table:style-name="ce52" office:value-type="string">
            <text:p>Dis moi tu connais ce &lt;ORT&gt;_oubli_d'accent_numero&gt; numéro  ? &lt;TEL_10&gt;  … &lt;ORT&gt;_Ca&gt; ça m'appelle 58 fois quand je &lt;ORT_deccroche décrocche &lt;ORT_ca&gt; ça raccroche puis &lt;ORT_ca&gt; ça m'a &lt;ORT&gt;_envoye&gt; envoyé  : «  je t'aime &lt;PRE_7&gt;  »</text:p>
            <text:p/>
          </table:table-cell>
          <table:table-cell office:value-type="string">
            <text:p>Dis moi tu connais ce &lt;ORT_numero&gt; numéro &lt;TYP_espace_avant_ ?_manquante&gt;  ? &lt;TEL_10&gt; &lt;TYP_. ..&gt; ... &lt;TYO_Ca&gt; Ça m'appelle 58 fois quand je &lt;ORT_decroche&gt; décroche &lt;TYP_ca&gt; ça raccroche puis &lt;TYP_ca&gt; ça m'a &lt;GRA_envoye&gt; envoyé  : «  je t'aime &lt;PRE_7&gt;  »</text:p>
          </table:table-cell>
          <table:table-cell office:value-type="string">
            <text:p>Point final manquant.</text:p>
          </table:table-cell>
          <table:table-cell table:number-columns-repeated="1013"/>
        </table:table-row>
        <table:table-row table:style-name="ro26" table:number-rows-repeated="3">
          <table:table-cell table:number-columns-repeated="1024"/>
        </table:table-row>
        <table:table-row table:style-name="ro26">
          <table:table-cell table:style-name="ce3"/>
          <table:table-cell table:style-name="ce18" office:value-type="string">
            <text:p>G1</text:p>
          </table:table-cell>
          <table:table-cell table:style-name="ce23"/>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table-cell table:style-name="ce66"/>
          <table:table-cell table:style-name="ce75" office:value-type="string">
            <text:p>G7-EAD</text:p>
          </table:table-cell>
          <table:table-cell table:style-name="ce78"/>
          <table:table-cell table:number-columns-repeated="1009"/>
        </table:table-row>
        <table:table-row table:style-name="ro26">
          <table:table-cell table:style-name="ce4" office:value-type="string">
            <text:p>TYP</text:p>
          </table:table-cell>
          <table:table-cell table:style-name="ce19" office:value-type="float" office:value="328">
            <text:p>328</text:p>
          </table:table-cell>
          <table:table-cell table:style-name="ce24" table:formula="of:=[.B106]/[.$B$114]" office:value-type="percentage" office:value="0.379190751445087">
            <text:p>37,9%</text:p>
          </table:table-cell>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table-cell table:style-name="ce67" office:value-type="string">
            <text:p>TYP</text:p>
          </table:table-cell>
          <table:table-cell table:style-name="ce76" office:value-type="float" office:value="342">
            <text:p>342</text:p>
          </table:table-cell>
          <table:table-cell table:style-name="ce79" table:formula="of:=[.N106]/[.$N$21]" office:value-type="percentage" office:value="0">
            <text:p>#DIV/0 !</text:p>
          </table:table-cell>
          <table:table-cell table:number-columns-repeated="1009"/>
        </table:table-row>
        <table:table-row table:style-name="ro26">
          <table:table-cell table:style-name="ce5" office:value-type="string">
            <text:p>MOD</text:p>
          </table:table-cell>
          <table:table-cell table:style-name="ce19" office:value-type="float" office:value="268">
            <text:p>268</text:p>
          </table:table-cell>
          <table:table-cell table:style-name="ce24" table:formula="of:=[.B107]/[.$B$114]" office:value-type="percentage" office:value="0.309826589595376">
            <text:p>31,0%</text:p>
          </table:table-cell>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table-cell table:style-name="ce68" office:value-type="string">
            <text:p>MOD</text:p>
          </table:table-cell>
          <table:table-cell table:style-name="ce76" office:value-type="float" office:value="243">
            <text:p>243</text:p>
          </table:table-cell>
          <table:table-cell table:style-name="ce79" table:formula="of:=[.N107]/[.$N$21]" office:value-type="percentage" office:value="0">
            <text:p>#DIV/0 !</text:p>
          </table:table-cell>
          <table:table-cell table:number-columns-repeated="1009"/>
        </table:table-row>
        <table:table-row table:style-name="ro26">
          <table:table-cell table:style-name="ce6" office:value-type="string">
            <text:p>GRA</text:p>
          </table:table-cell>
          <table:table-cell table:style-name="ce19" office:value-type="float" office:value="75">
            <text:p>75</text:p>
          </table:table-cell>
          <table:table-cell table:style-name="ce24" table:formula="of:=[.B108]/[.$B$114]" office:value-type="percentage" office:value="0.0867052023121387">
            <text:p>8,7%</text:p>
          </table:table-cell>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table-cell table:style-name="ce69" office:value-type="string">
            <text:p>GRA</text:p>
          </table:table-cell>
          <table:table-cell table:style-name="ce76" office:value-type="float" office:value="89">
            <text:p>89</text:p>
          </table:table-cell>
          <table:table-cell table:style-name="ce79" table:formula="of:=[.N108]/[.$N$21]" office:value-type="percentage" office:value="0">
            <text:p>#DIV/0 !</text:p>
          </table:table-cell>
          <table:table-cell table:number-columns-repeated="1009"/>
        </table:table-row>
        <table:table-row table:style-name="ro26">
          <table:table-cell table:style-name="ce7" office:value-type="string">
            <text:p>ABS</text:p>
          </table:table-cell>
          <table:table-cell table:style-name="ce19" office:value-type="float" office:value="57">
            <text:p>57</text:p>
          </table:table-cell>
          <table:table-cell table:style-name="ce24" table:formula="of:=[.B109]/[.$B$114]" office:value-type="percentage" office:value="0.0658959537572254">
            <text:p>6,6%</text:p>
          </table:table-cell>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table-cell table:style-name="ce70" office:value-type="string">
            <text:p>ORT</text:p>
          </table:table-cell>
          <table:table-cell table:style-name="ce76" office:value-type="float" office:value="86">
            <text:p>86</text:p>
          </table:table-cell>
          <table:table-cell table:style-name="ce79" table:formula="of:=[.N109]/[.$N$21]" office:value-type="percentage" office:value="0">
            <text:p>#DIV/0 !</text:p>
          </table:table-cell>
          <table:table-cell table:number-columns-repeated="1009"/>
        </table:table-row>
        <table:table-row table:style-name="ro26">
          <table:table-cell table:style-name="ce8" office:value-type="string">
            <text:p>BIN</text:p>
          </table:table-cell>
          <table:table-cell table:style-name="ce19" office:value-type="float" office:value="55">
            <text:p>55</text:p>
          </table:table-cell>
          <table:table-cell table:style-name="ce24" table:formula="of:=[.B110]/[.$B$114]" office:value-type="percentage" office:value="0.0635838150289017">
            <text:p>6,4%</text:p>
          </table:table-cell>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table-cell table:style-name="ce71" office:value-type="string">
            <text:p>BIN</text:p>
          </table:table-cell>
          <table:table-cell table:style-name="ce76" office:value-type="float" office:value="47">
            <text:p>47</text:p>
          </table:table-cell>
          <table:table-cell table:style-name="ce79" table:formula="of:=[.N110]/[.$N$21]" office:value-type="percentage" office:value="0">
            <text:p>#DIV/0 !</text:p>
          </table:table-cell>
          <table:table-cell table:number-columns-repeated="1009"/>
        </table:table-row>
        <table:table-row table:style-name="ro26">
          <table:table-cell table:style-name="ce9" office:value-type="string">
            <text:p>LAN</text:p>
          </table:table-cell>
          <table:table-cell table:style-name="ce19" office:value-type="float" office:value="43">
            <text:p>43</text:p>
          </table:table-cell>
          <table:table-cell table:style-name="ce24" table:formula="of:=[.B111]/[.$B$114]" office:value-type="percentage" office:value="0.0497109826589595">
            <text:p>5,0%</text:p>
          </table:table-cell>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table-cell table:style-name="ce72" office:value-type="string">
            <text:p>ABS</text:p>
          </table:table-cell>
          <table:table-cell table:style-name="ce76" office:value-type="float" office:value="38">
            <text:p>38</text:p>
          </table:table-cell>
          <table:table-cell table:style-name="ce79" table:formula="of:=[.N111]/[.$N$21]" office:value-type="percentage" office:value="0">
            <text:p>#DIV/0 !</text:p>
          </table:table-cell>
          <table:table-cell table:number-columns-repeated="1009"/>
        </table:table-row>
        <table:table-row table:style-name="ro26">
          <table:table-cell table:style-name="ce10" office:value-type="string">
            <text:p>ORT</text:p>
          </table:table-cell>
          <table:table-cell table:style-name="ce19" office:value-type="float" office:value="35">
            <text:p>35</text:p>
          </table:table-cell>
          <table:table-cell table:style-name="ce24" table:formula="of:=[.B112]/[.$B$114]" office:value-type="percentage" office:value="0.0404624277456647">
            <text:p>4,0%</text:p>
          </table:table-cell>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table-cell table:style-name="ce73" office:value-type="string">
            <text:p>LAN</text:p>
          </table:table-cell>
          <table:table-cell table:style-name="ce76" office:value-type="float" office:value="23">
            <text:p>23</text:p>
          </table:table-cell>
          <table:table-cell table:style-name="ce79" table:formula="of:=[.N112]/[.$N$21]" office:value-type="percentage" office:value="0">
            <text:p>#DIV/0 !</text:p>
          </table:table-cell>
          <table:table-cell table:number-columns-repeated="1009"/>
        </table:table-row>
        <table:table-row table:style-name="ro26">
          <table:table-cell table:style-name="ce11" office:value-type="string">
            <text:p>DIV</text:p>
          </table:table-cell>
          <table:table-cell table:style-name="ce19" office:value-type="float" office:value="4">
            <text:p>4</text:p>
          </table:table-cell>
          <table:table-cell table:style-name="ce24" table:formula="of:=[.B113]/[.$B$114]" office:value-type="percentage" office:value="0.0046242774566474">
            <text:p>0,5%</text:p>
          </table:table-cell>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table-cell table:style-name="ce74" office:value-type="string">
            <text:p>DIV</text:p>
          </table:table-cell>
          <table:table-cell table:style-name="ce77" office:value-type="float" office:value="2">
            <text:p>2</text:p>
          </table:table-cell>
          <table:table-cell table:style-name="ce80" table:formula="of:=[.N113]/[.$N$21]" office:value-type="percentage" office:value="0">
            <text:p>#DIV/0 !</text:p>
          </table:table-cell>
          <table:table-cell table:number-columns-repeated="1009"/>
        </table:table-row>
        <table:table-row table:style-name="ro26">
          <table:table-cell table:style-name="ce12" office:value-type="string">
            <text:p>Total</text:p>
          </table:table-cell>
          <table:table-cell table:style-name="ce12" table:formula="of:=SUM([.B106:.B113])" office:value-type="float" office:value="865">
            <text:p>865</text:p>
          </table:table-cell>
          <table:table-cell table:style-name="ce12" table:formula="of:=SUM([.C106:.C113])" office:value-type="percentage" office:value="1">
            <text:p>100,00%</text:p>
          </table:table-cell>
          <table:table-cell table:style-name="Excel_20_Built-in_20_Normal"/>
          <table:table-cell table:style-name="Default" table:number-columns-repeated="3"/>
          <table:table-cell table:style-name="Excel_20_Built-in_20_Normal"/>
          <table:table-cell table:style-name="Default" table:number-columns-repeated="3"/>
          <table:table-cell table:style-name="Excel_20_Built-in_20_Normal" table:number-columns-repeated="2"/>
          <table:table-cell table:style-name="Excel_20_Built-in_20_Normal" table:formula="of:=SUM([.N106:.N113])" office:value-type="float" office:value="870">
            <text:p>870</text:p>
          </table:table-cell>
          <table:table-cell table:style-name="Excel_20_Built-in_20_Normal"/>
          <table:table-cell table:number-columns-repeated="1009"/>
        </table:table-row>
        <table:table-row table:style-name="ro26">
          <table:table-cell table:number-columns-repeated="1024"/>
        </table:table-row>
        <table:table-row table:style-name="ro26">
          <table:table-cell table:style-name="ce13"/>
          <table:table-cell table:style-name="ce20" office:value-type="string">
            <text:p>G2</text:p>
          </table:table-cell>
          <table:table-cell table:style-name="ce13"/>
          <table:table-cell table:number-columns-repeated="1021"/>
        </table:table-row>
        <table:table-row table:style-name="ro26">
          <table:table-cell table:style-name="ce5" office:value-type="string">
            <text:p>MOD</text:p>
          </table:table-cell>
          <table:table-cell table:style-name="ce13" office:value-type="float" office:value="253">
            <text:p>253</text:p>
          </table:table-cell>
          <table:table-cell table:style-name="ce25" table:formula="of:=[.B117]/[.$B$125]" office:value-type="percentage" office:value="0.332020997375328">
            <text:p>33,2%</text:p>
          </table:table-cell>
          <table:table-cell table:number-columns-repeated="1021"/>
        </table:table-row>
        <table:table-row table:style-name="ro26">
          <table:table-cell table:style-name="ce4" office:value-type="string">
            <text:p>TYP</text:p>
          </table:table-cell>
          <table:table-cell table:style-name="ce13" office:value-type="float" office:value="190">
            <text:p>190</text:p>
          </table:table-cell>
          <table:table-cell table:style-name="ce25" table:formula="of:=[.B118]/[.$B$125]" office:value-type="percentage" office:value="0.249343832020997">
            <text:p>24,9%</text:p>
          </table:table-cell>
          <table:table-cell table:number-columns-repeated="1021"/>
        </table:table-row>
        <table:table-row table:style-name="ro26">
          <table:table-cell table:style-name="ce10" office:value-type="string">
            <text:p>ORT</text:p>
          </table:table-cell>
          <table:table-cell table:style-name="ce13" office:value-type="float" office:value="116">
            <text:p>116</text:p>
          </table:table-cell>
          <table:table-cell table:style-name="ce25" table:formula="of:=[.B119]/[.$B$125]" office:value-type="percentage" office:value="0.152230971128609">
            <text:p>15,2%</text:p>
          </table:table-cell>
          <table:table-cell table:number-columns-repeated="1021"/>
        </table:table-row>
        <table:table-row table:style-name="ro26">
          <table:table-cell table:style-name="ce8" office:value-type="string">
            <text:p>BIN</text:p>
          </table:table-cell>
          <table:table-cell table:style-name="ce13" office:value-type="float" office:value="77">
            <text:p>77</text:p>
          </table:table-cell>
          <table:table-cell table:style-name="ce25" table:formula="of:=[.B120]/[.$B$125]" office:value-type="percentage" office:value="0.101049868766404">
            <text:p>10,1%</text:p>
          </table:table-cell>
          <table:table-cell table:number-columns-repeated="1021"/>
        </table:table-row>
        <table:table-row table:style-name="ro26">
          <table:table-cell table:style-name="ce6" office:value-type="string">
            <text:p>GRA</text:p>
          </table:table-cell>
          <table:table-cell table:style-name="ce13" office:value-type="float" office:value="64">
            <text:p>64</text:p>
          </table:table-cell>
          <table:table-cell table:style-name="ce25" table:formula="of:=[.B121]/[.$B$125]" office:value-type="percentage" office:value="0.083989501312336">
            <text:p>8,4%</text:p>
          </table:table-cell>
          <table:table-cell table:number-columns-repeated="1021"/>
        </table:table-row>
        <table:table-row table:style-name="ro26">
          <table:table-cell table:style-name="ce9" office:value-type="string">
            <text:p>LAN</text:p>
          </table:table-cell>
          <table:table-cell table:style-name="ce13" office:value-type="float" office:value="36">
            <text:p>36</text:p>
          </table:table-cell>
          <table:table-cell table:style-name="ce25" table:formula="of:=[.B122]/[.$B$125]" office:value-type="percentage" office:value="0.047244094488189">
            <text:p>4,7%</text:p>
          </table:table-cell>
          <table:table-cell table:number-columns-repeated="1021"/>
        </table:table-row>
        <table:table-row table:style-name="ro26">
          <table:table-cell table:style-name="ce7" office:value-type="string">
            <text:p>ABS</text:p>
          </table:table-cell>
          <table:table-cell table:style-name="ce13" office:value-type="float" office:value="26">
            <text:p>26</text:p>
          </table:table-cell>
          <table:table-cell table:style-name="ce25" table:formula="of:=[.B123]/[.$B$125]" office:value-type="percentage" office:value="0.0341207349081365">
            <text:p>3,4%</text:p>
          </table:table-cell>
          <table:table-cell table:number-columns-repeated="1021"/>
        </table:table-row>
        <table:table-row table:style-name="ro26">
          <table:table-cell table:style-name="ce11" office:value-type="string">
            <text:p>DIV</text:p>
          </table:table-cell>
          <table:table-cell table:style-name="ce13" office:value-type="float" office:value="0">
            <text:p>0</text:p>
          </table:table-cell>
          <table:table-cell table:style-name="ce25" table:formula="of:=[.B124]/[.$B$125]" office:value-type="percentage" office:value="0">
            <text:p>0,0%</text:p>
          </table:table-cell>
          <table:table-cell table:number-columns-repeated="1021"/>
        </table:table-row>
        <table:table-row table:style-name="ro26">
          <table:table-cell table:style-name="ce12" office:value-type="string">
            <text:p>Total</text:p>
          </table:table-cell>
          <table:table-cell table:style-name="ce12" table:formula="of:=SUM([.B117:.B124])" office:value-type="float" office:value="762">
            <text:p>762</text:p>
          </table:table-cell>
          <table:table-cell table:style-name="ce12" table:formula="of:=SUM([.C117:.C124])" office:value-type="percentage" office:value="1">
            <text:p>100,00%</text:p>
          </table:table-cell>
          <table:table-cell table:number-columns-repeated="1021"/>
        </table:table-row>
        <table:table-row table:style-name="ro26">
          <table:table-cell table:number-columns-repeated="1024"/>
        </table:table-row>
        <table:table-row table:style-name="ro26">
          <table:table-cell table:style-name="ce13"/>
          <table:table-cell table:style-name="ce20" office:value-type="string">
            <text:p>G5</text:p>
          </table:table-cell>
          <table:table-cell table:style-name="ce13"/>
          <table:table-cell table:number-columns-repeated="1021"/>
        </table:table-row>
        <table:table-row table:style-name="ro26">
          <table:table-cell table:style-name="ce10" office:value-type="string">
            <text:p>ORT</text:p>
          </table:table-cell>
          <table:table-cell table:style-name="ce13" office:value-type="float" office:value="423">
            <text:p>423</text:p>
          </table:table-cell>
          <table:table-cell table:style-name="ce24" table:formula="of:=[.B128]/[.$B$136]" office:value-type="percentage" office:value="0.436082474226804">
            <text:p>43,6%</text:p>
          </table:table-cell>
          <table:table-cell table:number-columns-repeated="1021"/>
        </table:table-row>
        <table:table-row table:style-name="ro26">
          <table:table-cell table:style-name="ce4" office:value-type="string">
            <text:p>TYP</text:p>
          </table:table-cell>
          <table:table-cell table:style-name="ce13" office:value-type="float" office:value="225">
            <text:p>225</text:p>
          </table:table-cell>
          <table:table-cell table:style-name="ce24" table:formula="of:=[.B129]/[.$B$136]" office:value-type="percentage" office:value="0.231958762886598">
            <text:p>23,2%</text:p>
          </table:table-cell>
          <table:table-cell table:number-columns-repeated="1021"/>
        </table:table-row>
        <table:table-row table:style-name="ro26">
          <table:table-cell table:style-name="ce6" office:value-type="string">
            <text:p>GRA</text:p>
          </table:table-cell>
          <table:table-cell table:style-name="ce13" office:value-type="float" office:value="131">
            <text:p>131</text:p>
          </table:table-cell>
          <table:table-cell table:style-name="ce24" table:formula="of:=[.B130]/[.$B$136]" office:value-type="percentage" office:value="0.135051546391753">
            <text:p>13,5%</text:p>
          </table:table-cell>
          <table:table-cell table:number-columns-repeated="1021"/>
        </table:table-row>
        <table:table-row table:style-name="ro26">
          <table:table-cell table:style-name="ce5" office:value-type="string">
            <text:p>MOD</text:p>
          </table:table-cell>
          <table:table-cell table:style-name="ce13" office:value-type="float" office:value="98">
            <text:p>98</text:p>
          </table:table-cell>
          <table:table-cell table:style-name="ce24" table:formula="of:=[.B131]/[.$B$136]" office:value-type="percentage" office:value="0.101030927835052">
            <text:p>10,1%</text:p>
          </table:table-cell>
          <table:table-cell table:number-columns-repeated="1021"/>
        </table:table-row>
        <table:table-row table:style-name="ro26">
          <table:table-cell table:style-name="ce8" office:value-type="string">
            <text:p>BIN</text:p>
          </table:table-cell>
          <table:table-cell table:style-name="ce13" office:value-type="float" office:value="51">
            <text:p>51</text:p>
          </table:table-cell>
          <table:table-cell table:style-name="ce24" table:formula="of:=[.B132]/[.$B$136]" office:value-type="percentage" office:value="0.0525773195876289">
            <text:p>5,3%</text:p>
          </table:table-cell>
          <table:table-cell table:number-columns-repeated="1021"/>
        </table:table-row>
        <table:table-row table:style-name="ro26">
          <table:table-cell table:style-name="ce9" office:value-type="string">
            <text:p>LAN</text:p>
          </table:table-cell>
          <table:table-cell table:style-name="ce13" office:value-type="float" office:value="25">
            <text:p>25</text:p>
          </table:table-cell>
          <table:table-cell table:style-name="ce24" table:formula="of:=[.B133]/[.$B$136]" office:value-type="percentage" office:value="0.0257731958762887">
            <text:p>2,6%</text:p>
          </table:table-cell>
          <table:table-cell table:number-columns-repeated="1021"/>
        </table:table-row>
        <table:table-row table:style-name="ro26">
          <table:table-cell table:style-name="ce7" office:value-type="string">
            <text:p>ABS</text:p>
          </table:table-cell>
          <table:table-cell table:style-name="ce13" office:value-type="float" office:value="16">
            <text:p>16</text:p>
          </table:table-cell>
          <table:table-cell table:style-name="ce24" table:formula="of:=[.B134]/[.$B$136]" office:value-type="percentage" office:value="0.0164948453608247">
            <text:p>1,6%</text:p>
          </table:table-cell>
          <table:table-cell table:number-columns-repeated="1021"/>
        </table:table-row>
        <table:table-row table:style-name="ro26">
          <table:table-cell table:style-name="ce11" office:value-type="string">
            <text:p>DIV</text:p>
          </table:table-cell>
          <table:table-cell table:style-name="ce13" office:value-type="float" office:value="1">
            <text:p>1</text:p>
          </table:table-cell>
          <table:table-cell table:style-name="ce24" table:formula="of:=[.B135]/[.$B$136]" office:value-type="percentage" office:value="0.00103092783505155">
            <text:p>0,1%</text:p>
          </table:table-cell>
          <table:table-cell table:number-columns-repeated="1021"/>
        </table:table-row>
        <table:table-row table:style-name="ro26">
          <table:table-cell table:style-name="ce12" office:value-type="string">
            <text:p>Total</text:p>
          </table:table-cell>
          <table:table-cell table:style-name="ce12" table:formula="of:=SUM([.B128:.B135])" office:value-type="float" office:value="970">
            <text:p>970</text:p>
          </table:table-cell>
          <table:table-cell table:style-name="ce24" table:formula="of:=[.B136]/[.$B$136]" office:value-type="percentage" office:value="1">
            <text:p>100,0%</text:p>
          </table:table-cell>
          <table:table-cell table:number-columns-repeated="1021"/>
        </table:table-row>
        <table:table-row table:style-name="ro26">
          <table:table-cell table:number-columns-repeated="1024"/>
        </table:table-row>
        <table:table-row table:style-name="ro26">
          <table:table-cell table:style-name="ce13"/>
          <table:table-cell table:style-name="ce20" office:value-type="string">
            <text:p>G7-EAD</text:p>
          </table:table-cell>
          <table:table-cell table:style-name="ce13"/>
          <table:table-cell table:number-columns-repeated="1021"/>
        </table:table-row>
        <table:table-row table:style-name="ro26">
          <table:table-cell table:style-name="ce4" office:value-type="string">
            <text:p>TYP</text:p>
          </table:table-cell>
          <table:table-cell table:style-name="ce13" office:value-type="float" office:value="342">
            <text:p>342</text:p>
          </table:table-cell>
          <table:table-cell table:style-name="ce25" table:formula="of:=[.B139]/[.$B$147]" office:value-type="percentage" office:value="0.393103448275862">
            <text:p>39,3%</text:p>
          </table:table-cell>
          <table:table-cell table:number-columns-repeated="1021"/>
        </table:table-row>
        <table:table-row table:style-name="ro26">
          <table:table-cell table:style-name="ce5" office:value-type="string">
            <text:p>MOD</text:p>
          </table:table-cell>
          <table:table-cell table:style-name="ce13" office:value-type="float" office:value="243">
            <text:p>243</text:p>
          </table:table-cell>
          <table:table-cell table:style-name="ce25" table:formula="of:=[.B140]/[.$B$147]" office:value-type="percentage" office:value="0.279310344827586">
            <text:p>27,9%</text:p>
          </table:table-cell>
          <table:table-cell table:number-columns-repeated="1021"/>
        </table:table-row>
        <table:table-row table:style-name="ro26">
          <table:table-cell table:style-name="ce6" office:value-type="string">
            <text:p>GRA</text:p>
          </table:table-cell>
          <table:table-cell table:style-name="ce13" office:value-type="float" office:value="89">
            <text:p>89</text:p>
          </table:table-cell>
          <table:table-cell table:style-name="ce25" table:formula="of:=[.B141]/[.$B$147]" office:value-type="percentage" office:value="0.102298850574713">
            <text:p>10,2%</text:p>
          </table:table-cell>
          <table:table-cell table:number-columns-repeated="1021"/>
        </table:table-row>
        <table:table-row table:style-name="ro26">
          <table:table-cell table:style-name="ce10" office:value-type="string">
            <text:p>ORT</text:p>
          </table:table-cell>
          <table:table-cell table:style-name="ce13" office:value-type="float" office:value="86">
            <text:p>86</text:p>
          </table:table-cell>
          <table:table-cell table:style-name="ce25" table:formula="of:=[.B142]/[.$B$147]" office:value-type="percentage" office:value="0.0988505747126437">
            <text:p>9,9%</text:p>
          </table:table-cell>
          <table:table-cell table:number-columns-repeated="1021"/>
        </table:table-row>
        <table:table-row table:style-name="ro26">
          <table:table-cell table:style-name="ce8" office:value-type="string">
            <text:p>BIN</text:p>
          </table:table-cell>
          <table:table-cell table:style-name="ce13" office:value-type="float" office:value="47">
            <text:p>47</text:p>
          </table:table-cell>
          <table:table-cell table:style-name="ce25" table:formula="of:=[.B143]/[.$B$147]" office:value-type="percentage" office:value="0.0540229885057471">
            <text:p>5,4%</text:p>
          </table:table-cell>
          <table:table-cell table:number-columns-repeated="1021"/>
        </table:table-row>
        <table:table-row table:style-name="ro26">
          <table:table-cell table:style-name="ce7" office:value-type="string">
            <text:p>ABS</text:p>
          </table:table-cell>
          <table:table-cell table:style-name="ce13" office:value-type="float" office:value="38">
            <text:p>38</text:p>
          </table:table-cell>
          <table:table-cell table:style-name="ce25" table:formula="of:=[.B144]/[.$B$147]" office:value-type="percentage" office:value="0.0436781609195402">
            <text:p>4,4%</text:p>
          </table:table-cell>
          <table:table-cell table:number-columns-repeated="1021"/>
        </table:table-row>
        <table:table-row table:style-name="ro26">
          <table:table-cell table:style-name="ce9" office:value-type="string">
            <text:p>LAN</text:p>
          </table:table-cell>
          <table:table-cell table:style-name="ce13" office:value-type="float" office:value="23">
            <text:p>23</text:p>
          </table:table-cell>
          <table:table-cell table:style-name="ce25" table:formula="of:=[.B145]/[.$B$147]" office:value-type="percentage" office:value="0.0264367816091954">
            <text:p>2,6%</text:p>
          </table:table-cell>
          <table:table-cell table:number-columns-repeated="1021"/>
        </table:table-row>
        <table:table-row table:style-name="ro26">
          <table:table-cell table:style-name="ce11" office:value-type="string">
            <text:p>DIV</text:p>
          </table:table-cell>
          <table:table-cell table:style-name="ce13" office:value-type="float" office:value="2">
            <text:p>2</text:p>
          </table:table-cell>
          <table:table-cell table:style-name="ce25" table:formula="of:=[.B146]/[.$B$147]" office:value-type="percentage" office:value="0.00229885057471264">
            <text:p>0,2%</text:p>
          </table:table-cell>
          <table:table-cell table:number-columns-repeated="1021"/>
        </table:table-row>
        <table:table-row table:style-name="ro26">
          <table:table-cell table:style-name="ce12" office:value-type="string">
            <text:p>Total</text:p>
          </table:table-cell>
          <table:table-cell table:style-name="ce12" table:formula="of:=SUM([.B139:.B146])" office:value-type="float" office:value="870">
            <text:p>870</text:p>
          </table:table-cell>
          <table:table-cell table:style-name="ce25" table:formula="of:=[.B147]/[.$B$147]" office:value-type="percentage" office:value="1">
            <text:p>100,0%</text:p>
          </table:table-cell>
          <table:table-cell table:number-columns-repeated="1021"/>
        </table:table-row>
        <table:table-row table:style-name="ro26">
          <table:table-cell table:number-columns-repeated="1024"/>
        </table:table-row>
        <table:table-row table:style-name="ro26">
          <table:table-cell table:style-name="ce14" office:value-type="string">
            <text:p>Synthèse étudiants</text:p>
          </table:table-cell>
          <table:table-cell table:style-name="ce15"/>
          <table:table-cell table:style-name="ce26"/>
          <table:table-cell table:style-name="ce15"/>
          <table:table-cell table:number-columns-repeated="1020"/>
        </table:table-row>
        <table:table-row table:style-name="ro26">
          <table:table-cell table:style-name="ce5" office:value-type="string">
            <text:p>MOD</text:p>
          </table:table-cell>
          <table:table-cell table:style-name="ce21" office:value-type="float" office:value="1">
            <text:p>1</text:p>
          </table:table-cell>
          <table:table-cell table:style-name="ce27" office:value-type="float" office:value="271">
            <text:p>271</text:p>
          </table:table-cell>
          <table:table-cell table:style-name="ce29" table:formula="of:=[.C150]/[.$C$158]" office:value-type="percentage" office:value="0.308304891922639">
            <text:p>30,83%</text:p>
          </table:table-cell>
          <table:table-cell table:number-columns-repeated="1020"/>
        </table:table-row>
        <table:table-row table:style-name="ro26">
          <table:table-cell table:style-name="ce4" office:value-type="string">
            <text:p>TYP</text:p>
          </table:table-cell>
          <table:table-cell table:style-name="ce21" table:formula="of:=[.B150]+1" office:value-type="float" office:value="2">
            <text:p>2</text:p>
          </table:table-cell>
          <table:table-cell table:style-name="ce27" office:value-type="float" office:value="263">
            <text:p>263</text:p>
          </table:table-cell>
          <table:table-cell table:style-name="ce29" table:formula="of:=[.C151]/[.$C$158]" office:value-type="percentage" office:value="0.299203640500569">
            <text:p>29,92%</text:p>
          </table:table-cell>
          <table:table-cell table:number-columns-repeated="1020"/>
        </table:table-row>
        <table:table-row table:style-name="ro26">
          <table:table-cell table:style-name="ce10" office:value-type="string">
            <text:p>ORT</text:p>
          </table:table-cell>
          <table:table-cell table:style-name="ce21" table:formula="of:=[.B151]+1" office:value-type="float" office:value="3">
            <text:p>3</text:p>
          </table:table-cell>
          <table:table-cell table:style-name="ce27" office:value-type="float" office:value="113">
            <text:p>113</text:p>
          </table:table-cell>
          <table:table-cell table:style-name="ce29" table:formula="of:=[.C152]/[.$C$158]" office:value-type="percentage" office:value="0.128555176336746">
            <text:p>12,86%</text:p>
          </table:table-cell>
          <table:table-cell table:number-columns-repeated="1020"/>
        </table:table-row>
        <table:table-row table:style-name="ro26">
          <table:table-cell table:style-name="ce8" office:value-type="string">
            <text:p>BIN</text:p>
          </table:table-cell>
          <table:table-cell table:style-name="ce21" table:formula="of:=[.B152]+1" office:value-type="float" office:value="4">
            <text:p>4</text:p>
          </table:table-cell>
          <table:table-cell table:style-name="ce27" office:value-type="float" office:value="83">
            <text:p>83</text:p>
          </table:table-cell>
          <table:table-cell table:style-name="ce29" table:formula="of:=[.C153]/[.$C$158]" office:value-type="percentage" office:value="0.0944254835039818">
            <text:p>9,44%</text:p>
          </table:table-cell>
          <table:table-cell table:number-columns-repeated="1020"/>
        </table:table-row>
        <table:table-row table:style-name="ro26">
          <table:table-cell table:style-name="ce6" office:value-type="string">
            <text:p>GRA</text:p>
          </table:table-cell>
          <table:table-cell table:style-name="ce21" table:formula="of:=[.B153]+1" office:value-type="float" office:value="5">
            <text:p>5</text:p>
          </table:table-cell>
          <table:table-cell table:style-name="ce27" office:value-type="float" office:value="72">
            <text:p>72</text:p>
          </table:table-cell>
          <table:table-cell table:style-name="ce29" table:formula="of:=[.C154]/[.$C$158]" office:value-type="percentage" office:value="0.0819112627986348">
            <text:p>8,19%</text:p>
          </table:table-cell>
          <table:table-cell table:number-columns-repeated="1020"/>
        </table:table-row>
        <table:table-row table:style-name="ro26">
          <table:table-cell table:style-name="ce7" office:value-type="string">
            <text:p>ABS</text:p>
          </table:table-cell>
          <table:table-cell table:style-name="ce21" table:formula="of:=[.B154]+1" office:value-type="float" office:value="6">
            <text:p>6</text:p>
          </table:table-cell>
          <table:table-cell table:style-name="ce27" office:value-type="float" office:value="39">
            <text:p>39</text:p>
          </table:table-cell>
          <table:table-cell table:style-name="ce29" table:formula="of:=[.C155]/[.$C$158]" office:value-type="percentage" office:value="0.0443686006825939">
            <text:p>4,44%</text:p>
          </table:table-cell>
          <table:table-cell table:number-columns-repeated="1020"/>
        </table:table-row>
        <table:table-row table:style-name="ro26">
          <table:table-cell table:style-name="ce9" office:value-type="string">
            <text:p>LAN</text:p>
          </table:table-cell>
          <table:table-cell table:style-name="ce21" table:formula="of:=[.B155]+1" office:value-type="float" office:value="7">
            <text:p>7</text:p>
          </table:table-cell>
          <table:table-cell table:style-name="ce27" office:value-type="float" office:value="30">
            <text:p>30</text:p>
          </table:table-cell>
          <table:table-cell table:style-name="ce29" table:formula="of:=[.C156]/[.$C$158]" office:value-type="percentage" office:value="0.0341296928327645">
            <text:p>3,41%</text:p>
          </table:table-cell>
          <table:table-cell table:number-columns-repeated="1020"/>
        </table:table-row>
        <table:table-row table:style-name="ro26">
          <table:table-cell table:style-name="ce11" office:value-type="string">
            <text:p>DIV</text:p>
          </table:table-cell>
          <table:table-cell table:style-name="ce21" table:formula="of:=[.B156]+1" office:value-type="float" office:value="8">
            <text:p>8</text:p>
          </table:table-cell>
          <table:table-cell table:style-name="ce27" office:value-type="float" office:value="8">
            <text:p>8</text:p>
          </table:table-cell>
          <table:table-cell table:style-name="ce29" table:formula="of:=[.C157]/[.$C$158]" office:value-type="percentage" office:value="0.00910125142207053">
            <text:p>0,91%</text:p>
          </table:table-cell>
          <table:table-cell table:number-columns-repeated="1020"/>
        </table:table-row>
        <table:table-row table:style-name="ro26">
          <table:table-cell table:style-name="ce15"/>
          <table:table-cell table:style-name="ce22" office:value-type="string">
            <text:p>Total</text:p>
          </table:table-cell>
          <table:table-cell table:style-name="ce15" table:formula="of:=SUM([.C150:.C157])" office:value-type="float" office:value="879">
            <text:p>879</text:p>
          </table:table-cell>
          <table:table-cell table:style-name="ce29" table:formula="of:=[.C158]/[.$C$158]" office:value-type="percentage" office:value="1">
            <text:p>100,00%</text:p>
          </table:table-cell>
          <table:table-cell table:number-columns-repeated="1020"/>
        </table:table-row>
        <table:table-row table:style-name="ro26" table:number-rows-repeated="1048417">
          <table:table-cell table:number-columns-repeated="1024"/>
        </table:table-row>
        <table:table-row table:style-name="ro2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11" svg:font-family="Arial1"/>
    <style:font-face style:name="Arial3" svg:font-family="Arial" style:font-family-generic="swiss"/>
    <style:font-face style:name="Arial2" svg:font-family="Arial" style:font-pitch="variable"/>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percentage-style style:name="N5010" number:language="fr" number:country="FR">
      <number:number number:decimal-places="0" number:min-integer-digits="1"/>
      <number:text>%</number:text>
    </number:percentage-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number number:decimal-places="0" number:min-integer-digits="1" number:grouping="true"/>
      <number:text> € </number:text>
    </number:number-style>
    <number:number-style style:name="N135">
      <number:text>(</number:text>
      <number:number number:decimal-places="0" number:min-integer-digits="1" number:grouping="true"/>
      <number:text> €)</number:text>
      <style:map style:condition="value()&gt;=0" style:apply-style-name="N135P0"/>
    </number:number-style>
    <number:number-style style:name="N136P0" style:volatile="true">
      <number:number number:decimal-places="0" number:min-integer-digits="1" number:grouping="true"/>
      <number:text> € </number:text>
    </number:number-style>
    <number:number-style style:name="N136">
      <style:text-properties fo:color="#ff0000"/>
      <number:text>(</number:text>
      <number:number number:decimal-places="0" number:min-integer-digits="1" number:grouping="true"/>
      <number:text> €)</number:text>
      <style:map style:condition="value()&gt;=0" style:apply-style-name="N136P0"/>
    </number:number-style>
    <number:number-style style:name="N138P0" style:volatile="true">
      <number:number number:decimal-places="2" number:min-integer-digits="1" number:grouping="true"/>
      <number:text> € </number:text>
    </number:number-style>
    <number:number-style style:name="N138">
      <number:text>(</number:text>
      <number:number number:decimal-places="2" number:min-integer-digits="1" number:grouping="true"/>
      <number:text> €)</number:text>
      <style:map style:condition="value()&gt;=0" style:apply-style-name="N138P0"/>
    </number:number-style>
    <number:number-style style:name="N139P0" style:volatile="true">
      <number:number number:decimal-places="2" number:min-integer-digits="1" number:grouping="true"/>
      <number:text> € </number:text>
    </number:number-style>
    <number:number-style style:name="N139">
      <style:text-properties fo:color="#ff0000"/>
      <number:text>(</number:text>
      <number:number number:decimal-places="2" number:min-integer-digits="1" number:grouping="true"/>
      <number:text> €)</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 (</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 (</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number:text>
    </number:number-style>
    <number:number-style style:name="N157">
      <number:text>-</number:text>
      <number:number number:decimal-places="0" number:min-integer-digits="1" number:grouping="true"/>
      <number:text> €</number:text>
      <style:map style:condition="value()&gt;=0" style:apply-style-name="N157P0"/>
    </number:number-style>
    <number:number-style style:name="N158P0" style:volatile="true">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 €</number:text>
      <style:map style:condition="value()&gt;=0" style:apply-style-name="N158P0"/>
    </number:number-style>
    <number:number-style style:name="N160P0" style:volatile="true">
      <number:number number:decimal-places="2" number:min-integer-digits="1" number:grouping="true"/>
      <number:text> €</number:text>
    </number:number-style>
    <number:number-style style:name="N160">
      <number:text>-</number:text>
      <number:number number:decimal-places="2" number:min-integer-digits="1" number:grouping="true"/>
      <number:text> €</number:text>
      <style:map style:condition="value()&gt;=0" style:apply-style-name="N160P0"/>
    </number:number-style>
    <number:number-style style:name="N161P0" style:volatile="true">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 €</number:text>
      <style:map style:condition="value()&gt;=0" style:apply-style-name="N161P0"/>
    </number:number-style>
    <number:number-style style:name="N165P0" style:volatile="true">
      <number:text> </number:text>
      <number:number number:decimal-places="0" number:min-integer-digits="1" number:grouping="true"/>
      <number:text> € </number:text>
    </number:number-style>
    <number:number-style style:name="N165P1" style:volatile="true">
      <number:text>-</number:text>
      <number:number number:decimal-places="0" number:min-integer-digits="1" number:grouping="true"/>
      <number:text> €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number:text>
      <number:number number:decimal-places="0" number:min-integer-digits="1" number:grouping="true"/>
      <number:text>    </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number:min-integer-digits="1" number:grouping="true"/>
      <number:text> € </number:text>
    </number:number-style>
    <number:number-style style:name="N173P1" style:volatile="true">
      <number:text>-</number:text>
      <number:number number:decimal-places="2" number:min-integer-digits="1" number:grouping="true"/>
      <number:text> € </number:text>
    </number:number-style>
    <number:number-style style:name="N173P2" style:volatile="true">
      <number:text> -</number:text>
      <number:number number:decimal-places="0" number:min-integer-digits="0"/>
      <number:text> €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text> </number:text>
      <number:number number:decimal-places="2" number:min-integer-digits="1" number:grouping="true"/>
      <number:text>    </number:text>
    </number:number-style>
    <number:number-style style:name="N177P1" style:volatile="true">
      <number:text>-</number:text>
      <number:number number:decimal-places="2" number:min-integer-digits="1" number:grouping="true"/>
      <number:text>    </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Vrai</number:text>
    </number:number-style>
    <number:number-style style:name="N179P1" style:volatile="true">
      <number:text>Vrai</number:text>
    </number:number-style>
    <number:number-style style:name="N179">
      <number:text>Faux</number:text>
      <style:map style:condition="value()&gt;0" style:apply-style-name="N179P0"/>
      <style:map style:condition="value()&lt;0" style:apply-style-name="N179P1"/>
    </number:number-style>
    <number:number-style style:name="N181P0" style:volatile="true">
      <number:text>Actif</number:text>
    </number:number-style>
    <number:number-style style:name="N181P1" style:volatile="true">
      <number:text>Actif</number:text>
    </number:number-style>
    <number:number-style style:name="N181">
      <number:text>Inactif</number:text>
      <style:map style:condition="value()&gt;0" style:apply-style-name="N181P0"/>
      <style:map style:condition="value()&lt;0" style:apply-style-name="N181P1"/>
    </number:number-style>
    <number:currency-style style:name="N183P0" style:volatile="true">
      <number:currency-symbol>€</number:currency-symbol>
      <number:text> </number:text>
      <number:number number:decimal-places="2" number:min-integer-digits="1" number:grouping="true"/>
      <number:text> </number:text>
    </number:currency-style>
    <number:currency-style style:name="N183">
      <style:text-properties fo:color="#ff0000"/>
      <number:text>(</number:text>
      <number:currency-symbol>€</number:currency-symbol>
      <number:text> </number:text>
      <number:number number:decimal-places="2" number:min-integer-digits="1" number:grouping="true"/>
      <number:text>)</number:text>
      <style:map style:condition="value()&gt;=0" style:apply-style-name="N183P0"/>
    </number:currency-style>
    <number:percentage-style style:name="N184">
      <number:number number:decimal-places="1" number:min-integer-digits="1"/>
      <number:text>%</number:text>
    </number:percentage-style>
    <number:number-style style:name="N185">
      <number:number number:decimal-places="9" number:min-integer-digits="1"/>
    </number:number-style>
    <number:number-style style:name="N186">
      <number:number number:decimal-places="10" number:min-integer-digits="1"/>
    </number:number-style>
    <number:number-style style:name="N187">
      <number:number number:decimal-places="11" number:min-integer-digits="1"/>
    </number:number-style>
    <number:currency-style style:name="N188P0" style:volatile="true">
      <number:number number:decimal-places="2" number:min-integer-digits="1" number:grouping="true"/>
      <number:text> </number:text>
      <number:currency-symbol number:language="fr" number:country="FR">€</number:currency-symbol>
    </number:currency-style>
    <number:currency-style style:name="N18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currency-style style:name="N5124" number:language="fr" number:country="FR">
      <number:number number:decimal-places="2" number:min-integer-digits="1" number:grouping="true"/>
      <number:text> </number:text>
      <number:currency-symbol number:language="fr" number:country="FR">€</number:currency-symbol>
    </number:currency-style>
    <number:currency-style style:name="N5125P0" style:volatile="true" number:language="fr" number:country="FR">
      <number:number number:decimal-places="2" number:min-integer-digits="1" number:grouping="true"/>
      <number:text> </number:text>
      <number:currency-symbol number:language="fr" number:country="FR">€</number:currency-symbol>
    </number:currency-style>
    <number:currency-style style:name="N512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125P0"/>
    </number:currency-style>
    <number:number-style style:name="N5129P0" style:volatile="true" number:language="fr" number:country="FR">
      <number:text> </number:text>
      <number:number number:decimal-places="0" number:min-integer-digits="1" number:grouping="true"/>
      <number:text>    </number:text>
    </number:number-style>
    <number:number-style style:name="N5129P1" style:volatile="true" number:language="fr" number:country="FR">
      <number:text>-</number:text>
      <number:number number:decimal-places="0" number:min-integer-digits="1" number:grouping="true"/>
      <number:text>    </number:text>
    </number:number-style>
    <number:number-style style:name="N5129P2" style:volatile="true" number:language="fr" number:country="FR">
      <number:text> -    </number:text>
    </number:number-style>
    <number:text-style style:name="N5129" number:language="fr" number:country="FR">
      <number:text-content/>
      <number:text> </number:text>
      <style:map style:condition="value()&gt;0" style:apply-style-name="N5129P0"/>
      <style:map style:condition="value()&lt;0" style:apply-style-name="N5129P1"/>
      <style:map style:condition="value()=0" style:apply-style-name="N5129P2"/>
    </number:text-style>
    <number:number-style style:name="N5133P0" style:volatile="true" number:language="fr" number:country="FR">
      <number:text> </number:text>
      <number:number number:decimal-places="0" number:min-integer-digits="1" number:grouping="true"/>
      <number:text> € </number:text>
    </number:number-style>
    <number:number-style style:name="N5133P1" style:volatile="true" number:language="fr" number:country="FR">
      <number:text>-</number:text>
      <number:number number:decimal-places="0" number:min-integer-digits="1" number:grouping="true"/>
      <number:text> € </number:text>
    </number:number-style>
    <number:number-style style:name="N5133P2" style:volatile="true" number:language="fr" number:country="FR">
      <number:text> - € </number:text>
    </number:number-style>
    <number:text-style style:name="N5133" number:language="fr" number:country="FR">
      <number:text-content/>
      <number:text> </number:text>
      <style:map style:condition="value()&gt;0" style:apply-style-name="N5133P0"/>
      <style:map style:condition="value()&lt;0" style:apply-style-name="N5133P1"/>
      <style:map style:condition="value()=0" style:apply-style-name="N5133P2"/>
    </number:text-style>
    <number:number-style style:name="N5137P0" style:volatile="true" number:language="fr" number:country="FR">
      <number:text> </number:text>
      <number:number number:decimal-places="2" number:min-integer-digits="1" number:grouping="true"/>
      <number:text>    </number:text>
    </number:number-style>
    <number:number-style style:name="N5137P1" style:volatile="true" number:language="fr" number:country="FR">
      <number:text>-</number:text>
      <number:number number:decimal-places="2" number:min-integer-digits="1" number:grouping="true"/>
      <number:text>    </number:text>
    </number:number-style>
    <number:number-style style:name="N5137P2" style:volatile="true" number:language="fr" number:country="FR">
      <number:text> -</number:text>
      <number:number number:decimal-places="0" number:min-integer-digits="0"/>
      <number:text>    </number:text>
    </number:number-style>
    <number:text-style style:name="N5137" number:language="fr" number:country="FR">
      <number:text-content/>
      <number:text> </number:text>
      <style:map style:condition="value()&gt;0" style:apply-style-name="N5137P0"/>
      <style:map style:condition="value()&lt;0" style:apply-style-name="N5137P1"/>
      <style:map style:condition="value()=0" style:apply-style-name="N5137P2"/>
    </number:text-style>
    <number:number-style style:name="N5141P0" style:volatile="true" number:language="fr" number:country="FR">
      <number:text> </number:text>
      <number:number number:decimal-places="2" number:min-integer-digits="1" number:grouping="true"/>
      <number:text> € </number:text>
    </number:number-style>
    <number:number-style style:name="N5141P1" style:volatile="true" number:language="fr" number:country="FR">
      <number:text>-</number:text>
      <number:number number:decimal-places="2" number:min-integer-digits="1" number:grouping="true"/>
      <number:text> € </number:text>
    </number:number-style>
    <number:number-style style:name="N5141P2" style:volatile="true" number:language="fr" number:country="FR">
      <number:text> -</number:text>
      <number:number number:decimal-places="0" number:min-integer-digits="0"/>
      <number:text> € </number:text>
    </number:number-style>
    <number:text-style style:name="N5141" number:language="fr" number:country="FR">
      <number:text-content/>
      <number:text> </number:text>
      <style:map style:condition="value()&gt;0" style:apply-style-name="N5141P0"/>
      <style:map style:condition="value()&lt;0" style:apply-style-name="N5141P1"/>
      <style:map style:condition="value()=0" style:apply-style-name="N5141P2"/>
    </number:text-style>
    <number:time-style style:name="N5142" number:language="fr" number:country="FR">
      <number:minutes number:style="long"/>
      <number:text>:</number:text>
      <number:seconds number:style="long"/>
    </number:time-style>
    <number:time-style style:name="N5143" number:language="fr" number:country="FR" number:truncate-on-overflow="false">
      <number:hours/>
      <number:text>:</number:text>
      <number:minutes number:style="long"/>
      <number:text>:</number:text>
      <number:seconds number:style="long"/>
    </number:time-style>
    <number:time-style style:name="N5144" number:language="fr" number:country="FR">
      <number:minutes number:style="long"/>
      <number:text>:</number:text>
      <number:seconds number:style="long" number:decimal-places="1"/>
    </number:time-style>
    <number:number-style style:name="N5145" number:language="fr" number:country="FR">
      <number:scientific-number number:decimal-places="1" number:min-integer-digits="3" number:min-exponent-digits="1"/>
    </number:number-style>
    <number:percentage-style style:name="N5146" number:language="fr" number:country="FR">
      <number:number number:decimal-places="3" number:min-integer-digits="1"/>
      <number:text>%</number:text>
    </number:percentage-style>
    <number:number-style style:name="N5147" number:language="fr" number:country="FR">
      <number:number number:decimal-places="1" number:min-integer-digits="1"/>
    </number:number-style>
    <number:percentage-style style:name="N5148" number:language="fr" number:country="FR">
      <number:number number:decimal-places="1" number:min-integer-digits="1"/>
      <number:text>%</number:text>
    </number:percentage-style>
    <number:number-style style:name="N5149" number:language="fr" number:country="FR">
      <number:number number:decimal-places="9" number:min-integer-digits="1"/>
    </number:number-style>
    <number:number-style style:name="N5150" number:language="fr" number:country="FR">
      <number:number number:decimal-places="10"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Excel_20_Built-in_20_Percent" style:display-name="Excel Built-in Percent" style:family="table-cell" style:parent-style-name="Excel_20_Built-in_20_Normal" style:data-style-name="N5010"/>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2">12/03/2014</text:date>, <text:time>11:46: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5:16:08.49</meta:creation-date>
    <dc:date>2014-03-12T11:46:13</dc:date>
    <meta:editing-duration>PT15H36M22S</meta:editing-duration>
    <meta:editing-cycles>122</meta:editing-cycles>
    <meta:generator>OpenOffice.org/3.4$Unix OpenOffice.org_project/340m1$Build-9590</meta:generator>
    <dc:creator>UPV</dc:creator>
    <meta:document-statistic meta:table-count="1" meta:cell-count="1237" meta:object-count="0"/>
  </office:meta>
</office:document-meta>
</file>